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2" svg:font-family="Arial" style:font-family-generic="swiss"/>
    <style:font-face style:name="Microsoft Sans Serif" svg:font-family="'Microsoft Sans Serif'" style:font-family-generic="swiss"/>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256in"/>
    </style:style>
    <style:style style:name="co2" style:family="table-column">
      <style:table-column-properties fo:break-before="auto" style:column-width="2.7528in"/>
    </style:style>
    <style:style style:name="co3" style:family="table-column">
      <style:table-column-properties fo:break-before="auto" style:column-width="1.0571in"/>
    </style:style>
    <style:style style:name="co4" style:family="table-column">
      <style:table-column-properties fo:break-before="auto" style:column-width="0.7047in"/>
    </style:style>
    <style:style style:name="ro1" style:family="table-row">
      <style:table-row-properties style:row-height="0.4862in" fo:break-before="auto" style:use-optimal-row-height="false"/>
    </style:style>
    <style:style style:name="ro2" style:family="table-row">
      <style:table-row-properties style:row-height="0.6008in" fo:break-before="auto" style:use-optimal-row-height="false"/>
    </style:style>
    <style:style style:name="ro3" style:family="table-row">
      <style:table-row-properties style:row-height="0.4165in" fo:break-before="auto" style:use-optimal-row-height="false"/>
    </style:style>
    <style:style style:name="ro4" style:family="table-row">
      <style:table-row-properties style:row-height="0.1772in" fo:break-before="auto" style:use-optimal-row-height="false"/>
    </style:style>
    <style:style style:name="ro5" style:family="table-row">
      <style:table-row-properties style:row-height="0.178in" fo:break-before="auto" style:use-optimal-row-height="true"/>
    </style:style>
    <style:style style:name="ro6" style:family="table-row">
      <style:table-row-properties style:row-height="2.9744in" fo:break-before="auto" style:use-optimal-row-height="true"/>
    </style:style>
    <style:style style:name="ro7" style:family="table-row">
      <style:table-row-properties style:row-height="4.5291in" fo:break-before="auto" style:use-optimal-row-height="true"/>
    </style:style>
    <style:style style:name="ro8" style:family="table-row">
      <style:table-row-properties style:row-height="0.6425in" fo:break-before="auto" style:use-optimal-row-height="true"/>
    </style:style>
    <style:style style:name="ro9" style:family="table-row">
      <style:table-row-properties style:row-height="1.2638in" fo:break-before="auto" style:use-optimal-row-height="true"/>
    </style:style>
    <style:style style:name="ro10" style:family="table-row">
      <style:table-row-properties style:row-height="0.798in" fo:break-before="auto" style:use-optimal-row-height="true"/>
    </style:style>
    <style:style style:name="ro11" style:family="table-row">
      <style:table-row-properties style:row-height="1.8862in" fo:break-before="auto" style:use-optimal-row-height="true"/>
    </style:style>
    <style:style style:name="ro12" style:family="table-row">
      <style:table-row-properties style:row-height="2.1972in" fo:break-before="auto" style:use-optimal-row-height="true"/>
    </style:style>
    <style:style style:name="ro13" style:family="table-row">
      <style:table-row-properties style:row-height="0.4866in" fo:break-before="auto" style:use-optimal-row-height="true"/>
    </style:style>
    <style:style style:name="ro14" style:family="table-row">
      <style:table-row-properties style:row-height="1.4193in" fo:break-before="auto" style:use-optimal-row-height="true"/>
    </style:style>
    <style:style style:name="ro15" style:family="table-row">
      <style:table-row-properties style:row-height="2.5075in" fo:break-before="auto" style:use-optimal-row-height="true"/>
    </style:style>
    <style:style style:name="ro16" style:family="table-row">
      <style:table-row-properties style:row-height="3.5965in" fo:break-before="auto" style:use-optimal-row-height="true"/>
    </style:style>
    <style:style style:name="ro17" style:family="table-row">
      <style:table-row-properties style:row-height="0.3311in" fo:break-before="auto" style:use-optimal-row-height="true"/>
    </style:style>
    <style:style style:name="ro18" style:family="table-row">
      <style:table-row-properties style:row-height="2.0417in" fo:break-before="auto" style:use-optimal-row-height="true"/>
    </style:style>
    <style:style style:name="ro19" style:family="table-row">
      <style:table-row-properties style:row-height="2.6634in" fo:break-before="auto" style:use-optimal-row-height="true"/>
    </style:style>
    <style:style style:name="ro20" style:family="table-row">
      <style:table-row-properties style:row-height="3.9071in" fo:break-before="auto" style:use-optimal-row-height="true"/>
    </style:style>
    <style:style style:name="ro21" style:family="table-row">
      <style:table-row-properties style:row-height="3.2854in" fo:break-before="auto" style:use-optimal-row-height="true"/>
    </style:style>
    <style:style style:name="ro22" style:family="table-row">
      <style:table-row-properties style:row-height="1.1091in" fo:break-before="auto" style:use-optimal-row-height="true"/>
    </style:style>
    <style:style style:name="ro23" style:family="table-row">
      <style:table-row-properties style:row-height="5.4618in" fo:break-before="auto" style:use-optimal-row-height="true"/>
    </style:style>
    <style:style style:name="ro24" style:family="table-row">
      <style:table-row-properties style:row-height="1.7307in" fo:break-before="auto" style:use-optimal-row-height="true"/>
    </style:style>
    <style:style style:name="ro25" style:family="table-row">
      <style:table-row-properties style:row-height="1.5752in" fo:break-before="auto" style:use-optimal-row-height="true"/>
    </style:style>
    <style:style style:name="ro26" style:family="table-row">
      <style:table-row-properties style:row-height="5.3063in" fo:break-before="auto" style:use-optimal-row-height="true"/>
    </style:style>
    <style:style style:name="ro27" style:family="table-row">
      <style:table-row-properties style:row-height="3.7516in" fo:break-before="auto" style:use-optimal-row-height="true"/>
    </style:style>
    <style:style style:name="ro28" style:family="table-row">
      <style:table-row-properties style:row-height="4.2181in" fo:break-before="auto" style:use-optimal-row-height="true"/>
    </style:style>
    <style:style style:name="ro29" style:family="table-row">
      <style:table-row-properties style:row-height="4.6846in" fo:break-before="auto" style:use-optimal-row-height="true"/>
    </style:style>
    <style:style style:name="ro30" style:family="table-row">
      <style:table-row-properties style:row-height="0.9535in" fo:break-before="auto" style:use-optimal-row-height="true"/>
    </style:style>
    <style:style style:name="ro31" style:family="table-row">
      <style:table-row-properties style:row-height="4.0626in" fo:break-before="auto" style:use-optimal-row-height="true"/>
    </style:style>
    <style:style style:name="ro32" style:family="table-row">
      <style:table-row-properties style:row-height="6.0839in" fo:break-before="auto" style:use-optimal-row-height="true"/>
    </style:style>
    <style:style style:name="ro33" style:family="table-row">
      <style:table-row-properties style:row-height="4.3736in" fo:break-before="auto" style:use-optimal-row-height="true"/>
    </style:style>
    <style:style style:name="ro34" style:family="table-row">
      <style:table-row-properties style:row-height="6.2398in" fo:break-before="auto" style:use-optimal-row-height="true"/>
    </style:style>
    <style:style style:name="ro35" style:family="table-row">
      <style:table-row-properties style:row-height="2.3528in" fo:break-before="auto" style:use-optimal-row-height="true"/>
    </style:style>
    <style:style style:name="ro36" style:family="table-row">
      <style:table-row-properties style:row-height="5.6173in" fo:break-before="auto" style:use-optimal-row-height="true"/>
    </style:style>
    <style:style style:name="ro37" style:family="table-row">
      <style:table-row-properties style:row-height="12.1472in" fo:break-before="auto" style:use-optimal-row-height="true"/>
    </style:style>
    <style:style style:name="ro38" style:family="table-row">
      <style:table-row-properties style:row-height="10.5925in" fo:break-before="auto" style:use-optimal-row-height="true"/>
    </style:style>
    <style:style style:name="ro39" style:family="table-row">
      <style:table-row-properties style:row-height="3.1299in" fo:break-before="auto" style:use-optimal-row-height="true"/>
    </style:style>
    <style:style style:name="ta1" style:family="table" style:master-page-name="PageStyle_5f_Question_20_1">
      <style:table-properties table:display="true" style:writing-mode="lr-tb"/>
    </style:style>
    <number:number-style style:name="N1">
      <number:number number:decimal-places="0" number:min-integer-digits="1"/>
    </number:number-style>
    <style:style style:name="ce1"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Microsoft Sans Serif"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style:glyph-orientation-vertical="0" fo:background-color="#dddddd" style:diagonal-bl-tr="none" style:diagonal-tl-br="none" style:text-align-source="value-type" style:repeat-content="false" fo:wrap-option="wrap" fo:border="none"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style:glyph-orientation-vertical="0" fo:background-color="#dee9f7" style:diagonal-bl-tr="none" style:diagonal-tl-br="none" style:text-align-source="value-type" style:repeat-content="false" fo:wrap-option="wrap" fo:border="none" style:direction="ltr" style:rotation-angle="0" style:rotation-align="none" style:shrink-to-fit="false" style:vertical-align="middle"/>
      <style:paragraph-properties fo:margin-left="0in" style:writing-mode="page"/>
      <style:text-properties fo:color="#000000" style:text-outline="false" style:text-line-through-style="none" style:font-name="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glyph-orientation-vertical="0" fo:background-color="#eeeeee"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style>
    <style:style style:name="ce5" style:family="table-cell" style:parent-style-name="Default">
      <style:table-cell-properties style:glyph-orientation-vertical="0" fo:background-color="#cdd8e6"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fo:color="#000000" style:text-outline="false" style:text-line-through-style="none" style:font-name="Microsoft Sans Serif"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6" style:family="table-cell" style:parent-style-name="Default">
      <style:table-cell-properties style:glyph-orientation-vertical="0" fo:background-color="#dddddd"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fo:color="#000000" style:text-outline="false" style:text-line-through-style="none" style:font-name="Microsoft Sans Serif"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7" style:family="table-cell" style:parent-style-name="Default">
      <style:table-cell-properties style:glyph-orientation-vertical="0" fo:background-color="#dddddd" style:text-align-source="fix" style:repeat-content="false" fo:wrap-option="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data-style-name="N1">
      <style:table-cell-properties fo:background-color="#eeeeee"/>
      <style:text-properties fo:color="#000000" style:text-outline="false" style:text-line-through-style="none" style:font-name="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 style:family="table-cell" style:parent-style-name="Default" style:data-style-name="N1">
      <style:table-cell-properties fo:background-color="transparent"/>
      <style:text-properties fo:color="#000000" style:text-outline="false" style:text-line-through-style="none" style:font-name="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 style:family="table-cell" style:parent-style-name="Default" style:data-style-name="N1">
      <style:table-cell-properties fo:background-color="#eeeeee"/>
      <style:text-properties style:use-window-font-color="true" style:text-outline="false" style:text-line-through-style="none" style:font-name="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Microsoft Sans Serif"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fo:background-color="transparent"/>
    </style:style>
    <style:style style:name="ce1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Microsoft Sans Serif"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Microsoft Sans Serif" fo:font-size="10pt" fo:font-style="normal" fo:text-shadow="none" style:text-underline-style="none" fo:font-weight="normal" style:font-name-asian="Arial1" style:font-size-asian="10pt" style:font-style-asian="normal" style:font-weight-asian="normal" style:font-name-complex="Tahoma" style:font-size-complex="10pt" style:font-style-complex="normal" style:font-weight-complex="normal"/>
    </style:style>
    <style:style style:name="ce15" style:family="table-cell" style:parent-style-name="Default">
      <style:table-cell-properties fo:background-color="transparent"/>
      <style:text-properties style:font-name-asian="Arial1" style:font-name-complex="Tahoma"/>
    </style:style>
    <style:style style:name="ce16" style:family="table-cell" style:parent-style-name="Default">
      <style:table-cell-properties style:glyph-orientation-vertical="0" fo:background-color="#cdd8e6"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 style:family="table-cell" style:parent-style-name="Default" style:data-style-name="N1">
      <style:table-cell-properties style:glyph-orientation-vertical="0" fo:background-color="#dee9f7" style:text-align-source="fix" style:repeat-content="false" fo:wrap-option="no-wrap" style:direction="ltr" style:rotation-angle="0" style:rotation-align="none" style:shrink-to-fit="false" style:vertical-align="middle"/>
      <style:paragraph-properties fo:text-align="center" fo:margin-left="0in" style:writing-mode="page"/>
    </style:style>
    <style:style style:name="ce18" style:family="table-cell" style:parent-style-name="Default">
      <style:table-cell-properties style:glyph-orientation-vertical="0" fo:background-color="#cdd8e6" style:text-align-source="fix" style:repeat-content="false" fo:wrap-option="no-wrap" style:direction="ltr" style:rotation-angle="0" style:rotation-align="none" style:shrink-to-fit="false" style:vertical-align="automatic"/>
      <style:paragraph-properties fo:text-align="end" fo:margin-left="0in" style:writing-mode="page"/>
      <style:text-properties fo:color="#000000" style:text-outline="false" style:text-line-through-style="none" style:font-name="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 style:family="table-cell" style:parent-style-name="Default">
      <style:table-cell-properties style:glyph-orientation-vertical="0" fo:background-color="#dddddd" style:text-align-source="fix" style:repeat-content="false" fo:wrap-option="no-wrap" style:direction="ltr" style:rotation-angle="0" style:rotation-align="none" style:shrink-to-fit="false" style:vertical-align="automatic"/>
      <style:paragraph-properties fo:text-align="end" fo:margin-left="0in" style:writing-mode="page"/>
      <style:text-properties fo:color="#000000" style:text-outline="false" style:text-line-through-style="none" style:font-name="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ext-properties style:use-window-font-color="true"/>
    </style:style>
    <style:style style:name="ta_extref" style:family="table">
      <style:table-properties table:display="false"/>
    </style:style>
    <style:style style:name="T1" style:family="text">
      <style:text-properties fo:color="#1a1a1a" style:text-outline="false" style:text-line-through-style="none" style:text-position="0% 100%"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2" style:family="text">
      <style:text-properties fo:color="#000000" style:text-outline="false" style:text-line-through-style="none" style:text-position="0% 100%"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3" style:family="text">
      <style:text-properties style:text-outline="false" style:text-line-through-style="none" style:text-position="0% 100%" fo:font-style="normal" fo:text-shadow="none" style:text-underline-style="none" style:font-size-asian="10pt" style:font-style-asian="normal" style:font-weight-asian="normal" style:font-size-complex="10pt" style:font-style-complex="normal" style:font-weight-complex="normal"/>
    </style:style>
    <style:style style:name="T4" style:family="text">
      <style:text-properties style:font-name="Microsoft Sans Serif" style:font-name-asian="Arial1" style:font-name-complex="Tahoma"/>
    </style:style>
    <style:style style:name="T5" style:family="text">
      <style:text-properties fo:color="#1a1a1a" style:text-outline="false" style:text-line-through-style="none" style:text-position="0% 100%" style:font-name="Arial2" fo:font-size="10pt" fo:font-style="normal" fo:text-shadow="none" style:text-underline-style="none" fo:font-weight="normal" style:font-name-asian="Arial1" style:font-size-asian="10pt" style:font-style-asian="normal" style:font-weight-asian="normal" style:font-name-complex="Tahoma" style:font-size-complex="10pt" style:font-style-complex="normal" style:font-weight-complex="normal"/>
    </style:style>
    <style:style style:name="T6" style:family="text">
      <style:text-properties fo:color="#000000" style:text-outline="false" style:text-line-through-style="none" style:text-position="0% 100%" style:font-name="Arial2" fo:font-size="10pt" fo:font-style="normal" fo:text-shadow="none" style:text-underline-style="none" fo:font-weight="normal" style:font-name-asian="Arial1" style:font-size-asian="10pt" style:font-style-asian="normal" style:font-weight-asian="normal" style:font-name-complex="Tahoma" style:font-size-complex="10pt" style:font-style-complex="normal" style:font-weight-complex="normal"/>
    </style:style>
    <style:style style:name="T7" style:family="text">
      <style:text-properties style:font-name-asian="Arial1" style:font-name-complex="Tahoma"/>
    </style:style>
    <style:style style:name="T8" style:family="text">
      <style:text-properties style:text-outline="false" style:text-line-through-style="none" style:text-position="0% 100%" fo:font-style="normal" fo:text-shadow="none" style:text-underline-style="none" style:font-name-asian="Arial1" style:font-size-asian="10pt" style:font-style-asian="normal" style:font-weight-asian="normal" style:font-name-complex="Tahoma" style:font-size-complex="10pt" style:font-style-complex="normal" style:font-weight-complex="normal"/>
    </style:style>
  </office:automatic-styles>
  <office:body>
    <office:spreadsheet>
      <table:calculation-settings table:case-sensitive="false" table:automatic-find-labels="false" table:use-regular-expressions="false"/>
      <table:table table:name="Question 1" table:style-name="ta1" table:print="false">
        <office:forms form:automatic-focus="false" form:apply-design-mode="false"/>
        <table:table-column table:style-name="co1" table:default-cell-style-name="ce8"/>
        <table:table-column table:style-name="co2" table:default-cell-style-name="Default"/>
        <table:table-column table:style-name="co3" table:default-cell-style-name="Default"/>
        <table:table-column table:style-name="co4" table:number-columns-repeated="1021" table:default-cell-style-name="Default"/>
        <table:table-row table:style-name="ro1">
          <table:table-cell table:style-name="ce1" office:value-type="string" table:number-columns-spanned="3" table:number-rows-spanned="1">
            <text:p>Open Source Hardware Survey</text:p>
          </table:table-cell>
          <table:covered-table-cell table:style-name="ce1" office:value-type="string">
            <text:p>Open Source Hardware Survey</text:p>
          </table:covered-table-cell>
          <table:covered-table-cell table:style-name="ce1" office:value-type="string">
            <text:p>Open Source Hardware Survey</text:p>
          </table:covered-table-cell>
          <table:table-cell table:number-columns-repeated="1021"/>
        </table:table-row>
        <table:table-row table:style-name="ro2">
          <table:table-cell table:style-name="ce2" office:value-type="string" table:number-columns-spanned="3" table:number-rows-spanned="1">
            <text:p>Tell us more about your use of open-source hardware: which hardware you use, what you use it for, and how you take advantage of the fact that it’s open-source.</text:p>
          </table:table-cell>
          <table:covered-table-cell table:style-name="ce2" office:value-type="string">
            <text:p>Tell us more about your use of open-source hardware: which hardware you use, what you use it for, and how you take advantage of the fact that it’s open-source.</text:p>
          </table:covered-table-cell>
          <table:covered-table-cell table:style-name="ce2" office:value-type="string">
            <text:p>Tell us more about your use of open-source hardware: which hardware you use, what you use it for, and how you take advantage of the fact that it’s open-source.</text:p>
          </table:covered-table-cell>
          <table:table-cell table:number-columns-repeated="1021"/>
        </table:table-row>
        <table:table-row table:style-name="ro3">
          <table:table-cell table:style-name="ce3" office:value-type="string" table:number-columns-spanned="2" table:number-rows-spanned="1">
            <text:p>Answer Options</text:p>
          </table:table-cell>
          <table:covered-table-cell table:style-name="ce3" office:value-type="string">
            <text:p>Answer Options</text:p>
          </table:covered-table-cell>
          <table:table-cell table:style-name="ce16" office:value-type="string">
            <text:p>Response Count</text:p>
          </table:table-cell>
          <table:table-cell table:number-columns-repeated="1021"/>
        </table:table-row>
        <table:table-row table:style-name="ro4">
          <table:table-cell table:style-name="ce4" table:number-columns-spanned="2" table:number-rows-spanned="1"/>
          <table:covered-table-cell table:style-name="ce4"/>
          <table:table-cell table:style-name="ce17" office:value-type="float" office:value="825">
            <text:p>825</text:p>
          </table:table-cell>
          <table:table-cell table:number-columns-repeated="1021"/>
        </table:table-row>
        <table:table-row table:style-name="ro5">
          <table:table-cell table:style-name="ce5" office:value-type="string" table:number-columns-spanned="2" table:number-rows-spanned="1">
            <text:p>answered question</text:p>
          </table:table-cell>
          <table:covered-table-cell table:style-name="ce5" office:value-type="float" office:value="825">
            <text:p>825</text:p>
          </table:covered-table-cell>
          <table:table-cell table:style-name="ce18" office:value-type="float" office:value="825">
            <text:p>825</text:p>
          </table:table-cell>
          <table:table-cell table:number-columns-repeated="1021"/>
        </table:table-row>
        <table:table-row table:style-name="ro5">
          <table:table-cell table:style-name="ce6" office:value-type="string" table:number-columns-spanned="2" table:number-rows-spanned="1">
            <text:p>skipped question</text:p>
          </table:table-cell>
          <table:covered-table-cell table:style-name="ce6" office:value-type="float" office:value="1266">
            <text:p>1266</text:p>
          </table:covered-table-cell>
          <table:table-cell table:style-name="ce19" office:value-type="float" office:value="1266">
            <text:p>1266</text:p>
          </table:table-cell>
          <table:table-cell table:number-columns-repeated="1021"/>
        </table:table-row>
        <table:table-row table:style-name="ro5">
          <table:table-cell table:style-name="Default"/>
          <table:table-cell table:number-columns-repeated="1023"/>
        </table:table-row>
        <table:table-row table:style-name="ro5">
          <table:table-cell table:style-name="ce7" office:value-type="string">
            <text:p>Number</text:p>
          </table:table-cell>
          <table:table-cell table:style-name="ce7" office:value-type="string">
            <text:p>Response Text</text:p>
          </table:table-cell>
          <table:table-cell table:style-name="ce7" office:value-type="string">
            <text:p>Categories</text:p>
          </table:table-cell>
          <table:table-cell table:number-columns-repeated="1021"/>
        </table:table-row>
        <table:table-row table:style-name="ro5">
          <table:table-cell office:value-type="float" office:value="1">
            <text:p>1</text:p>
          </table:table-cell>
          <table:table-cell office:value-type="string">
            <text:p>I use Arduino and Sparkfun for testing different techniques</text:p>
          </table:table-cell>
          <table:table-cell table:number-columns-repeated="1022"/>
        </table:table-row>
        <table:table-row table:style-name="ro5">
          <table:table-cell office:value-type="float" office:value="2">
            <text:p>2</text:p>
          </table:table-cell>
          <table:table-cell office:value-type="string">
            <text:p>Netduino - Play with it. Will be using in work project later this year.</text:p>
          </table:table-cell>
          <table:table-cell table:number-columns-repeated="1022"/>
        </table:table-row>
        <table:table-row table:style-name="ro5">
          <table:table-cell office:value-type="float" office:value="3">
            <text:p>3</text:p>
          </table:table-cell>
          <table:table-cell office:value-type="string">
            <text:p>arduino</text:p>
          </table:table-cell>
          <table:table-cell table:number-columns-repeated="1022"/>
        </table:table-row>
        <table:table-row table:style-name="ro5">
          <table:table-cell office:value-type="float" office:value="4">
            <text:p>4</text:p>
          </table:table-cell>
          <table:table-cell office:value-type="string">
            <text:p>Arduino.</text:p>
          </table:table-cell>
          <table:table-cell table:number-columns-repeated="1022"/>
        </table:table-row>
        <table:table-row table:style-name="ro6">
          <table:table-cell office:value-type="float" office:value="5">
            <text:p>5</text:p>
          </table:table-cell>
          <table:table-cell table:style-name="ce11" office:value-type="string">
            <text:p>I'm the co-creator of the [part of this response<text:span text:style-name="T1"> contained information that </text:span><text:span text:style-name="T1">may identify the respondent and was removed to protect their </text:span><text:span text:style-name="T1">anonymity</text:span><text:span text:style-name="T2">]</text:span> line of open source music synthesizers. So far, we've sold over 1000 of these little boxes and seen dozens more built by hackers and enthusiasts. Our design has been used as a hacker badge at an open source event and numerous people have contributed ideas, source code and debugging.</text:p>
            <text:p/>
            <text:p>We've had nothing but good experiences with the way that people respond to our product when they hear it's open hardware -- users are more willing to share ideas and embrace it as "their own" because they feel they have permission to hack and modify their hardware.</text:p>
          </table:table-cell>
          <table:table-cell table:number-columns-repeated="1022"/>
        </table:table-row>
        <table:table-row table:style-name="ro5">
          <table:table-cell office:value-type="float" office:value="6">
            <text:p>6</text:p>
          </table:table-cell>
          <table:table-cell office:value-type="string">
            <text:p>I have both bought and built OSH products. Am playing with the idea of making some myself that'll be sold as both product, kit and OSH.</text:p>
          </table:table-cell>
          <table:table-cell table:number-columns-repeated="1022"/>
        </table:table-row>
        <table:table-row table:style-name="ro7">
          <table:table-cell office:value-type="float" office:value="7">
            <text:p>7</text:p>
          </table:table-cell>
          <table:table-cell table:style-name="ce11" office:value-type="string">
            <text:p>Electronics mostly.</text:p>
            <text:p/>
            <text:p>USBasp AVR programmer (by Thomas Fischl), Metaboard devboard (by Objective Development), Bus Pirate (by Dangerous Prototypes), a few others rarely.</text:p>
            <text:p/>
            <text:p>Bought first USBasp on eBay. Made in China to the spec -- everything works as in original reference design. Made four copies and gave them away to friends.</text:p>
            <text:p/>
            <text:p>Used this programmer to make a home-brew Metaboard. (Couldn't afford an Arduino back then.) Used it in nearly every project that required an AVR microcontroller.</text:p>
            <text:p/>
            <text:p>Used Bus Pirate to debug several closed-source devices. Could have never afforded a closed-source variant.</text:p>
            <text:p/>
            <text:p>Working on an industry-grade device, based it on an open-source design that does the same thing (with less capabilities). Learned principles by reading design documentation.</text:p>
            <text:p/>
            <text:p>Seriously, are you reading this?</text:p>
          </table:table-cell>
          <table:table-cell table:number-columns-repeated="1022"/>
        </table:table-row>
        <table:table-row table:style-name="ro8">
          <table:table-cell office:value-type="float" office:value="8">
            <text:p>8</text:p>
          </table:table-cell>
          <table:table-cell table:style-name="ce11" office:value-type="string">
            <text:p>primairly arduino, I use it to prototype in university projects</text:p>
            <text:p>I started to download EAGLE files and create my own pcb's</text:p>
          </table:table-cell>
          <table:table-cell table:number-columns-repeated="1022"/>
        </table:table-row>
        <table:table-row table:style-name="ro5">
          <table:table-cell office:value-type="float" office:value="9">
            <text:p>9</text:p>
          </table:table-cell>
          <table:table-cell office:value-type="string">
            <text:p>Arduino, Meggy Jr RGB, Wayne and Layne video shield for arduino.</text:p>
          </table:table-cell>
          <table:table-cell table:number-columns-repeated="1022"/>
        </table:table-row>
        <table:table-row table:style-name="ro9">
          <table:table-cell office:value-type="float" office:value="10">
            <text:p>10</text:p>
          </table:table-cell>
          <table:table-cell table:style-name="ce11" office:value-type="string">
            <text:p>I use arduino for a long time ago and study electronic engineer on my country because i'm a electronic's geek.</text:p>
            <text:p>Open hardware can teach electronics to people that no have chance to study in his country. </text:p>
            <text:p>Internet it's for projects like this. </text:p>
            <text:p>Give people a chance to learn electronics.</text:p>
          </table:table-cell>
          <table:table-cell table:number-columns-repeated="1022"/>
        </table:table-row>
        <table:table-row table:style-name="ro5">
          <table:table-cell office:value-type="float" office:value="11">
            <text:p>11</text:p>
          </table:table-cell>
          <table:table-cell office:value-type="string">
            <text:p>Currently, Arduino-centric products form the bulk of my OSHW use</text:p>
          </table:table-cell>
          <table:table-cell table:number-columns-repeated="1022"/>
        </table:table-row>
        <table:table-row table:style-name="ro5">
          <table:table-cell office:value-type="float" office:value="12">
            <text:p>12</text:p>
          </table:table-cell>
          <table:table-cell office:value-type="string">
            <text:p>I develop quadcopters using arduino</text:p>
          </table:table-cell>
          <table:table-cell table:number-columns-repeated="1022"/>
        </table:table-row>
        <table:table-row table:style-name="ro10">
          <table:table-cell office:value-type="float" office:value="13">
            <text:p>13</text:p>
          </table:table-cell>
          <table:table-cell table:style-name="ce11" office:value-type="string">
            <text:p>Arduino and various other micro-controller boards for fun and serious projects.</text:p>
            <text:p>Open source designs from sites such as Thingiverse as basis for mechanical projects.</text:p>
          </table:table-cell>
          <table:table-cell table:number-columns-repeated="1022"/>
        </table:table-row>
        <table:table-row table:style-name="ro11">
          <table:table-cell office:value-type="float" office:value="14">
            <text:p>14</text:p>
          </table:table-cell>
          <table:table-cell table:style-name="ce11" office:value-type="string">
            <text:p>I first learned about electronics when building the OpenEEG project to get a better understanding of EEG technology and signal analysis. (I'm a cogn. neuroscience / psychology grad student and was an undergrad at the time.)</text:p>
            <text:p>Now I use the Arduino firmware &amp; programming environment for almost everything, either proof-of-concept ie working model (of a TMS eg.) or to build some functional stuff (light, switches, sensors etc.)</text:p>
          </table:table-cell>
          <table:table-cell table:number-columns-repeated="1022"/>
        </table:table-row>
        <table:table-row table:style-name="ro5">
          <table:table-cell office:value-type="float" office:value="15">
            <text:p>15</text:p>
          </table:table-cell>
          <table:table-cell office:value-type="string">
            <text:p>If idea comes to my mind I first check the web if it got any implementation or not. I even search for similar ideas so as to help in making the idea come to life.</text:p>
          </table:table-cell>
          <table:table-cell table:number-columns-repeated="1022"/>
        </table:table-row>
        <table:table-row table:style-name="ro5">
          <table:table-cell office:value-type="float" office:value="16">
            <text:p>16</text:p>
          </table:table-cell>
          <table:table-cell office:value-type="string">
            <text:p>Currently using beaglebone for embedded linux solutions.</text:p>
          </table:table-cell>
          <table:table-cell table:number-columns-repeated="1022"/>
        </table:table-row>
        <table:table-row table:style-name="ro10">
          <table:table-cell office:value-type="float" office:value="17">
            <text:p>17</text:p>
          </table:table-cell>
          <table:table-cell table:style-name="ce11" office:value-type="string">
            <text:p>pandaboard - video-conferencing product - </text:p>
            <text:p>1. gives me the ability to start on a existing base hardware - rapid prototyping with ability to productize it, it need be.</text:p>
            <text:p>2. ability to add periperals at will.</text:p>
          </table:table-cell>
          <table:table-cell table:number-columns-repeated="1022"/>
        </table:table-row>
        <table:table-row table:style-name="ro5">
          <table:table-cell office:value-type="float" office:value="18">
            <text:p>18</text:p>
          </table:table-cell>
          <table:table-cell office:value-type="string">
            <text:p>Currently using Arduino and shields to learn more about microcontrollers, etc.</text:p>
          </table:table-cell>
          <table:table-cell table:number-columns-repeated="1022"/>
        </table:table-row>
        <table:table-row table:style-name="ro5">
          <table:table-cell office:value-type="float" office:value="19">
            <text:p>19</text:p>
          </table:table-cell>
          <table:table-cell office:value-type="string">
            <text:p>Lately it's been mostly AVR/Arduino based stuff; with a bit of Propeller thrown in for good measure; and of course all the support circuit designs for it. I'm looking forwards to getting into ARM based stuff too; perhaps with the Raspberry Pi when it starts shipping in volume.</text:p>
          </table:table-cell>
          <table:table-cell table:number-columns-repeated="1022"/>
        </table:table-row>
        <table:table-row table:style-name="ro5">
          <table:table-cell office:value-type="float" office:value="20">
            <text:p>20</text:p>
          </table:table-cell>
          <table:table-cell office:value-type="string">
            <text:p>Arduinos from Adafruit have helped me build DrawBots with the AF Motorshield. I have Made custom see and say toys with the AF Wave shield. I have made custom LED hula hoops with OS micros.</text:p>
          </table:table-cell>
          <table:table-cell table:number-columns-repeated="1022"/>
        </table:table-row>
        <table:table-row table:style-name="ro5">
          <table:table-cell office:value-type="float" office:value="21">
            <text:p>21</text:p>
          </table:table-cell>
          <table:table-cell office:value-type="string">
            <text:p>Arduino used for amateur radio automated control logic and status display. Leveraged Arduino hardware and code from other related open source hardware projects.</text:p>
          </table:table-cell>
          <table:table-cell table:number-columns-repeated="1022"/>
        </table:table-row>
        <table:table-row table:style-name="ro10">
          <table:table-cell office:value-type="float" office:value="22">
            <text:p>22</text:p>
          </table:table-cell>
          <table:table-cell table:style-name="ce11" office:value-type="string">
            <text:p>I use Arduino, multiple products from adafruit, various xbee projects</text:p>
            <text:p>The open source part lets me learn and understand more than I get from Texas Instruments kits.</text:p>
          </table:table-cell>
          <table:table-cell table:number-columns-repeated="1022"/>
        </table:table-row>
        <table:table-row table:style-name="ro5">
          <table:table-cell office:value-type="float" office:value="23">
            <text:p>23</text:p>
          </table:table-cell>
          <table:table-cell office:value-type="string">
            <text:p>For applications in new music</text:p>
          </table:table-cell>
          <table:table-cell table:number-columns-repeated="1022"/>
        </table:table-row>
        <table:table-row table:style-name="ro5">
          <table:table-cell office:value-type="float" office:value="24">
            <text:p>24</text:p>
          </table:table-cell>
          <table:table-cell office:value-type="string">
            <text:p>I love using arduino-based platforms and the buspirate. I recently used the arduino to build a (working) mock-up of a system I have to develop for my bachelors thesis.</text:p>
          </table:table-cell>
          <table:table-cell table:number-columns-repeated="1022"/>
        </table:table-row>
        <table:table-row table:style-name="ro12">
          <table:table-cell office:value-type="float" office:value="25">
            <text:p>25</text:p>
          </table:table-cell>
          <table:table-cell table:style-name="ce11" office:value-type="string">
            <text:p>Actually I mainly use Arduino. </text:p>
            <text:p>I also like to check sparkfun products when designing my own.</text:p>
            <text:p/>
            <text:p>Otherwise most things I work with are IC's which are not open.</text:p>
            <text:p>What the community realy needs, imho would be open source integrated circuits.</text:p>
            <text:p/>
            <text:p>Biggest advantage of Arduino is not the hardware or software, but the documentation, playground and especially the forum with very knowledgeable and capable people.</text:p>
          </table:table-cell>
          <table:table-cell table:number-columns-repeated="1022"/>
        </table:table-row>
        <table:table-row table:style-name="ro5">
          <table:table-cell table:style-name="ce9" office:value-type="float" office:value="26">
            <text:p>26</text:p>
          </table:table-cell>
          <table:table-cell table:style-name="ce12" office:value-type="string">
            <text:p>I am the founder of [part of this response<text:span text:style-name="T1"> contained information that may </text:span><text:span text:style-name="T1">identify the respondent and was removed to protect their anonymity</text:span><text:span text:style-name="T2">]</text:span>, which makes BoardX. BoardX works in a similar fashion as Arduino, but with more powerful hardware and a very stylish design.</text:p>
          </table:table-cell>
          <table:table-cell table:style-name="ce12" table:number-columns-repeated="1022"/>
        </table:table-row>
        <table:table-row table:style-name="ro13">
          <table:table-cell office:value-type="float" office:value="27">
            <text:p>27</text:p>
          </table:table-cell>
          <table:table-cell table:style-name="ce11" office:value-type="string">
            <text:p>Open Source Logic Analyzer</text:p>
            <text:p>helps me debugging microcontroller circuits.</text:p>
          </table:table-cell>
          <table:table-cell table:number-columns-repeated="1022"/>
        </table:table-row>
        <table:table-row table:style-name="ro12">
          <table:table-cell office:value-type="float" office:value="28">
            <text:p>28</text:p>
          </table:table-cell>
          <table:table-cell table:style-name="ce11" office:value-type="string">
            <text:p>I use Arduino, sparkfun/adafruit/polulu boards (with smd parts, which would be difficult for me to use otherwise).</text:p>
            <text:p>I recently ordered the Shapeoko CNC (don't have it yet though).</text:p>
            <text:p/>
            <text:p>I'm a hobbyist, and as I am not trained in this field (eg. electronics/engineering) the open source hardware helps me with practical designs that I can directly adjust / integrate into my own designs, otherwise I'd have to wrestle through lots of manuals / schoolbooks which would take me a lot longer to build something).</text:p>
          </table:table-cell>
          <table:table-cell table:number-columns-repeated="1022"/>
        </table:table-row>
        <table:table-row table:style-name="ro5">
          <table:table-cell office:value-type="float" office:value="29">
            <text:p>29</text:p>
          </table:table-cell>
          <table:table-cell office:value-type="string">
            <text:p>arduino and beagleboard ---&gt; great support from community</text:p>
          </table:table-cell>
          <table:table-cell table:number-columns-repeated="1022"/>
        </table:table-row>
        <table:table-row table:style-name="ro11">
          <table:table-cell office:value-type="float" office:value="30">
            <text:p>30</text:p>
          </table:table-cell>
          <table:table-cell table:style-name="ce11" office:value-type="string">
            <text:p>Paparazzi UAV hardware (Lisa/M, Aspirin, Lisa/L) (I am a user of my own hardware)</text:p>
            <text:p>FLOSS-JTAG</text:p>
            <text:p>Black Magic Probe</text:p>
            <text:p/>
            <text:p>The biggest advantage of them being open source is that I can fix them myself learn and improve them myself. Mainly the same reasons why Open Source Software is a very good thing. Also support is more distributed as more people know how it works.</text:p>
          </table:table-cell>
          <table:table-cell table:number-columns-repeated="1022"/>
        </table:table-row>
        <table:table-row table:style-name="ro5">
          <table:table-cell office:value-type="float" office:value="31">
            <text:p>31</text:p>
          </table:table-cell>
          <table:table-cell office:value-type="string">
            <text:p>Arduino</text:p>
          </table:table-cell>
          <table:table-cell table:number-columns-repeated="1022"/>
        </table:table-row>
        <table:table-row table:style-name="ro5">
          <table:table-cell office:value-type="float" office:value="32">
            <text:p>32</text:p>
          </table:table-cell>
          <table:table-cell office:value-type="string">
            <text:p>I particularly like the Atmel and TI chipsets due to the wide usage, great manufacturer support, low cost, and large amount of open source designs. I foresee a huge surge in open source hardware in the next few years. There a lot of great programmers out there in the open source world, but not a lot of hardware designers. Get more deigns out there and it will all come together. A modular open source future!</text:p>
          </table:table-cell>
          <table:table-cell table:number-columns-repeated="1022"/>
        </table:table-row>
        <table:table-row table:style-name="ro5">
          <table:table-cell office:value-type="float" office:value="33">
            <text:p>33</text:p>
          </table:table-cell>
          <table:table-cell office:value-type="string">
            <text:p>I use 3D printer and littlebits kit to learn electronics and develop professional projects.</text:p>
          </table:table-cell>
          <table:table-cell table:number-columns-repeated="1022"/>
        </table:table-row>
        <table:table-row table:style-name="ro5">
          <table:table-cell office:value-type="float" office:value="34">
            <text:p>34</text:p>
          </table:table-cell>
          <table:table-cell office:value-type="string">
            <text:p>Currently between projects :)</text:p>
          </table:table-cell>
          <table:table-cell table:number-columns-repeated="1022"/>
        </table:table-row>
        <table:table-row table:style-name="ro14">
          <table:table-cell office:value-type="float" office:value="35">
            <text:p>35</text:p>
          </table:table-cell>
          <table:table-cell table:style-name="ce11" office:value-type="string">
            <text:p>ARM Core M3. <text:s/>STM32F4 series.</text:p>
            <text:p>one project will be epoxy encapsulated for life, with a five year warranty.</text:p>
            <text:p>another project will be cooperating systems sharing processing and load, while providing emergency ship control backup with boards functioning in solitary modes.</text:p>
            <text:p>yet another project is an Autonomous seaplane.</text:p>
          </table:table-cell>
          <table:table-cell table:number-columns-repeated="1022"/>
        </table:table-row>
        <table:table-row table:style-name="ro13">
          <table:table-cell office:value-type="float" office:value="36">
            <text:p>36</text:p>
          </table:table-cell>
          <table:table-cell table:style-name="ce11" office:value-type="string">
            <text:p>Mostly Arduinos, but CNC Controllers aswell.</text:p>
            <text:p>I'am owner of an laser-cutting service.</text:p>
          </table:table-cell>
          <table:table-cell table:number-columns-repeated="1022"/>
        </table:table-row>
        <table:table-row table:style-name="ro8">
          <table:table-cell office:value-type="float" office:value="37">
            <text:p>37</text:p>
          </table:table-cell>
          <table:table-cell table:style-name="ce11" office:value-type="string">
            <text:p>1)beagleboard</text:p>
            <text:p>2)leopardboard</text:p>
            <text:p>3)USB Infrared Toy</text:p>
            <text:p>4)Openpicus Flyport</text:p>
          </table:table-cell>
          <table:table-cell table:number-columns-repeated="1022"/>
        </table:table-row>
        <table:table-row table:style-name="ro5">
          <table:table-cell office:value-type="float" office:value="38">
            <text:p>38</text:p>
          </table:table-cell>
          <table:table-cell office:value-type="string">
            <text:p>Arduino, AVR, various shields, custom electronics build, IoT project and online data acquisition</text:p>
          </table:table-cell>
          <table:table-cell table:number-columns-repeated="1022"/>
        </table:table-row>
        <table:table-row table:style-name="ro10">
          <table:table-cell office:value-type="float" office:value="39">
            <text:p>39</text:p>
          </table:table-cell>
          <table:table-cell table:style-name="ce11" office:value-type="string">
            <text:p>I use Arduino based wireless nodes from JeeLabs.org</text:p>
            <text:p>Open Source lets me share modifications publicly and use freely for education or professional needs without worry</text:p>
          </table:table-cell>
          <table:table-cell table:number-columns-repeated="1022"/>
        </table:table-row>
        <table:table-row table:style-name="ro15">
          <table:table-cell office:value-type="float" office:value="40">
            <text:p>40</text:p>
          </table:table-cell>
          <table:table-cell table:style-name="ce11" office:value-type="string">
            <text:p>So far, I am using Arduino and TurtleBot. I'm primarily interested in robotics - it's been a dream of mine to build my own robots since I was a kid. However, I'm also interested in home automation (which is essentially converting a home into a robotic home to some extent). And, the more I learn about open hardware and electronics, the further my interest expands into other, related fields. </text:p>
            <text:p/>
            <text:p>Open source is very important to me - I grew up with it, built my career as a software developer upon it, and believe that it is the best way forward for continued technological innovation for humankind.</text:p>
          </table:table-cell>
          <table:table-cell table:number-columns-repeated="1022"/>
        </table:table-row>
        <table:table-row table:style-name="ro5">
          <table:table-cell office:value-type="float" office:value="41">
            <text:p>41</text:p>
          </table:table-cell>
          <table:table-cell office:value-type="string">
            <text:p>Arduino / AVR and related projects.</text:p>
          </table:table-cell>
          <table:table-cell table:number-columns-repeated="1022"/>
        </table:table-row>
        <table:table-row table:style-name="ro5">
          <table:table-cell office:value-type="float" office:value="42">
            <text:p>42</text:p>
          </table:table-cell>
          <table:table-cell office:value-type="string">
            <text:p>I have been doing some work with arduino which I prefer to the parallax products I'd used before. I have also been using a bits from bytes rap man whch has been great.</text:p>
          </table:table-cell>
          <table:table-cell table:number-columns-repeated="1022"/>
        </table:table-row>
        <table:table-row table:style-name="ro5">
          <table:table-cell office:value-type="float" office:value="43">
            <text:p>43</text:p>
          </table:table-cell>
          <table:table-cell office:value-type="string">
            <text:p>Arduino, FlyPort. <text:s/>Being able to see and understand everything and, if needed, branch and further evolve a design, is very valuable.</text:p>
          </table:table-cell>
          <table:table-cell table:number-columns-repeated="1022"/>
        </table:table-row>
        <table:table-row table:style-name="ro16">
          <table:table-cell office:value-type="float" office:value="44">
            <text:p>44</text:p>
          </table:table-cell>
          <table:table-cell table:style-name="ce11" office:value-type="string">
            <text:p>As an air quality scientist I try to develop new sensors or "sensor packages" that are specific to the research needs my team has. My preferred platform is "arduino-like" as my background is not on electrical engineering or programming and I need something I can get off the ground quickly.</text:p>
            <text:p>In general, my approach is usually this:</text:p>
            <text:p>1.- I need to measure X</text:p>
            <text:p>2.- There is an instrument that does that but it cannot be integrated into a system and it is expensive</text:p>
            <text:p>3a.- I hack the instrument so that it CAN be integrated into a larger system</text:p>
            <text:p>3b.- I explore the fundamental sensing principle and explore alternatives to build my own.</text:p>
            <text:p/>
            <text:p>By preferring open source hardware it is almost always the case that someone is working on something unrelated but facing similar problems so I try their solutions and offer mines</text:p>
          </table:table-cell>
          <table:table-cell table:number-columns-repeated="1022"/>
        </table:table-row>
        <table:table-row table:style-name="ro11">
          <table:table-cell office:value-type="float" office:value="45">
            <text:p>45</text:p>
          </table:table-cell>
          <table:table-cell table:style-name="ce11" office:value-type="string">
            <text:p>1) <text:s/>I am backing the printrbot 3D printer on Kickstarter and will need the printrbot community to help me with the software for it.</text:p>
            <text:p>2) <text:s/>I am building an Arduino based data logger as part of a commercial underwater robotic vehicle. <text:s/>I will write basic logging software, but customers will want certainly custom software. <text:s/>By basing the logger on an Arduino I ensure that customers should be able to find plenty of programmers to write custom software for them.</text:p>
          </table:table-cell>
          <table:table-cell table:number-columns-repeated="1022"/>
        </table:table-row>
        <table:table-row table:style-name="ro5">
          <table:table-cell office:value-type="float" office:value="46">
            <text:p>46</text:p>
          </table:table-cell>
          <table:table-cell office:value-type="string">
            <text:p>i dont use open hardware per se, but i use the knowledge available to learn how i can implement my ideas. the alternative would be to use a ready-made product and live with the limitations. if you build your stuff from scratch with public knowledge, only then are you able to really do adjustments and improvements to your build in a timely manner.</text:p>
          </table:table-cell>
          <table:table-cell table:number-columns-repeated="1022"/>
        </table:table-row>
        <table:table-row table:style-name="ro5">
          <table:table-cell office:value-type="float" office:value="47">
            <text:p>47</text:p>
          </table:table-cell>
          <table:table-cell office:value-type="string">
            <text:p>arduino ! nano, lilypad</text:p>
          </table:table-cell>
          <table:table-cell table:number-columns-repeated="1022"/>
        </table:table-row>
        <table:table-row table:style-name="ro5">
          <table:table-cell office:value-type="float" office:value="48">
            <text:p>48</text:p>
          </table:table-cell>
          <table:table-cell office:value-type="string">
            <text:p>Mostly microcontrollers / programmable electronics. Gaming related (inputdevices) or otherwise for fun and educational purposes.</text:p>
          </table:table-cell>
          <table:table-cell table:number-columns-repeated="1022"/>
        </table:table-row>
        <table:table-row table:style-name="ro5">
          <table:table-cell office:value-type="float" office:value="49">
            <text:p>49</text:p>
          </table:table-cell>
          <table:table-cell office:value-type="string">
            <text:p>Have used many dev board such as the BeagleBone and BeagleBoard to learn and test the Linux Kernel.</text:p>
          </table:table-cell>
          <table:table-cell table:number-columns-repeated="1022"/>
        </table:table-row>
        <table:table-row table:style-name="ro9">
          <table:table-cell office:value-type="float" office:value="50">
            <text:p>50</text:p>
          </table:table-cell>
          <table:table-cell table:style-name="ce11" office:value-type="string">
            <text:p>I use Arduino compatible pieces and have built a watering system controller; TV/PVR etc controller</text:p>
            <text:p/>
            <text:p>The main advantage of the Open Source is its lower cost which allows me to explore further than if I relied on closed product in my experience</text:p>
          </table:table-cell>
          <table:table-cell table:number-columns-repeated="1022"/>
        </table:table-row>
        <table:table-row table:style-name="ro5">
          <table:table-cell office:value-type="float" office:value="51">
            <text:p>51</text:p>
          </table:table-cell>
          <table:table-cell office:value-type="string">
            <text:p>Most of my projects use OSHW.</text:p>
          </table:table-cell>
          <table:table-cell table:number-columns-repeated="1022"/>
        </table:table-row>
        <table:table-row table:style-name="ro17">
          <table:table-cell office:value-type="float" office:value="52">
            <text:p>52</text:p>
          </table:table-cell>
          <table:table-cell table:style-name="ce11" office:value-type="string">
            <text:p>Metaboard</text:p>
            <text:p>lots of NoName design</text:p>
          </table:table-cell>
          <table:table-cell table:number-columns-repeated="1022"/>
        </table:table-row>
        <table:table-row table:style-name="ro5">
          <table:table-cell office:value-type="float" office:value="53">
            <text:p>53</text:p>
          </table:table-cell>
          <table:table-cell office:value-type="string">
            <text:p>I consider open-source hardware to be a good starting point for low cost hardware to use in data aquistion and control for research projects related to sustainable living, particularly in small scale agriculture and energy systems.</text:p>
          </table:table-cell>
          <table:table-cell table:number-columns-repeated="1022"/>
        </table:table-row>
        <table:table-row table:style-name="ro5">
          <table:table-cell office:value-type="float" office:value="54">
            <text:p>54</text:p>
          </table:table-cell>
          <table:table-cell office:value-type="string">
            <text:p>See #5, above: As an active member of the Experimental Aircraft Association and the Homebrew Computer Club, I'd benefitted from others many times - and have given my designs away as well. <text:s/>Still enjoy doing so!</text:p>
          </table:table-cell>
          <table:table-cell table:number-columns-repeated="1022"/>
        </table:table-row>
        <table:table-row table:style-name="ro5">
          <table:table-cell office:value-type="float" office:value="55">
            <text:p>55</text:p>
          </table:table-cell>
          <table:table-cell office:value-type="string">
            <text:p>I use Arduino based microcontrollers for hobby projects. <text:s/>I make use of open source drivers for Zigbee communications, ect.</text:p>
          </table:table-cell>
          <table:table-cell table:number-columns-repeated="1022"/>
        </table:table-row>
        <table:table-row table:style-name="ro5">
          <table:table-cell office:value-type="float" office:value="56">
            <text:p>56</text:p>
          </table:table-cell>
          <table:table-cell office:value-type="string">
            <text:p>I mentor high school students in robotics and electronics and find the open source community one of the best at explaining how things work. <text:s/>While there is much satisfaction and learning gained through reverse engineering something to repurpose it (i.e. hacking), I have found that most high school students do not have the time, patience, or background to do this well. <text:s/>Open source allows students to learn how something works quickly which gives them confidence and then the diverse contributions from the community sparks creativity and innovation.</text:p>
          </table:table-cell>
          <table:table-cell table:number-columns-repeated="1022"/>
        </table:table-row>
        <table:table-row table:style-name="ro5">
          <table:table-cell office:value-type="float" office:value="57">
            <text:p>57</text:p>
          </table:table-cell>
          <table:table-cell office:value-type="string">
            <text:p>Usually designs from application notes, vendor documents, and development kits. <text:s/>I find open-source particularly important for wireless designs because I'm not a wireless expert.</text:p>
          </table:table-cell>
          <table:table-cell table:number-columns-repeated="1022"/>
        </table:table-row>
        <table:table-row table:style-name="ro5">
          <table:table-cell table:style-name="ce9" office:value-type="float" office:value="58">
            <text:p>58</text:p>
          </table:table-cell>
          <table:table-cell table:style-name="ce12" office:value-type="string">
            <text:p>In 2009, I founded a Boston-based startup, [part of this response<text:span text:style-name="T1"> </text:span><text:span text:style-name="T1">contained information that may identify the respondent and was </text:span><text:span text:style-name="T1">removed to protect their anonymity</text:span><text:span text:style-name="T2">]</text:span> that is builiding open source wireless hardware for use with telecom projects such OpenBTS, OpenBSC, Serval Project, and village telco. <text:s/>We are collaborating with Fairwaves in Moscow. <text:s/>We'll be releasing our first design (a GSM900 RF front end card) using the CERN OSHW license next month. <text:s/>I recently took a full-time job as a digital design engineer at Analog Devices to support my startup habit and am going to attempt to build awareness at ADI for OSHW (because there basically is none).</text:p>
          </table:table-cell>
          <table:table-cell table:style-name="ce12" table:number-columns-repeated="1022"/>
        </table:table-row>
        <table:table-row table:style-name="ro5">
          <table:table-cell office:value-type="float" office:value="59">
            <text:p>59</text:p>
          </table:table-cell>
          <table:table-cell office:value-type="string">
            <text:p>I'm using Arduino but I'm a beginner.</text:p>
          </table:table-cell>
          <table:table-cell table:number-columns-repeated="1022"/>
        </table:table-row>
        <table:table-row table:style-name="ro5">
          <table:table-cell office:value-type="float" office:value="60">
            <text:p>60</text:p>
          </table:table-cell>
          <table:table-cell office:value-type="string">
            <text:p>Arduino</text:p>
          </table:table-cell>
          <table:table-cell table:number-columns-repeated="1022"/>
        </table:table-row>
        <table:table-row table:style-name="ro5">
          <table:table-cell office:value-type="float" office:value="61">
            <text:p>61</text:p>
          </table:table-cell>
          <table:table-cell office:value-type="string">
            <text:p>I use Arduino variants for rapid prototyping my hobby and industrial projects. Use it as a reference and rework as needed on the open source design to suit my exact requirements. This way I am able to realize by ideas faster and implement them with ease.</text:p>
          </table:table-cell>
          <table:table-cell table:number-columns-repeated="1022"/>
        </table:table-row>
        <table:table-row table:style-name="ro18">
          <table:table-cell office:value-type="float" office:value="62">
            <text:p>62</text:p>
          </table:table-cell>
          <table:table-cell table:style-name="ce11" office:value-type="string">
            <text:p>I work in molecular biology, and most of the instruments are spectacularly overpriced, sometimes marked up 10,000% over the BOM costs. This effectively shuts out researchers not in well funded labs in first world countries. This slows the pace of research and closes some areas of research altogether, and people die as a result.</text:p>
            <text:p/>
            <text:p>Changing the business of scientific and diagnostic instruments is a moral imperative.</text:p>
          </table:table-cell>
          <table:table-cell table:number-columns-repeated="1022"/>
        </table:table-row>
        <table:table-row table:style-name="ro5">
          <table:table-cell office:value-type="float" office:value="63">
            <text:p>63</text:p>
          </table:table-cell>
          <table:table-cell office:value-type="string">
            <text:p>Arduino</text:p>
          </table:table-cell>
          <table:table-cell table:number-columns-repeated="1022"/>
        </table:table-row>
        <table:table-row table:style-name="ro5">
          <table:table-cell office:value-type="float" office:value="64">
            <text:p>64</text:p>
          </table:table-cell>
          <table:table-cell office:value-type="string">
            <text:p>I use code published by previous programmers and modify it to suit my project then re-publish the version. I also teach children with games I program</text:p>
          </table:table-cell>
          <table:table-cell table:number-columns-repeated="1022"/>
        </table:table-row>
        <table:table-row table:style-name="ro5">
          <table:table-cell office:value-type="float" office:value="65">
            <text:p>65</text:p>
          </table:table-cell>
          <table:table-cell office:value-type="string">
            <text:p>Arduino clones, as platform for different projects.</text:p>
          </table:table-cell>
          <table:table-cell table:number-columns-repeated="1022"/>
        </table:table-row>
        <table:table-row table:style-name="ro5">
          <table:table-cell office:value-type="float" office:value="66">
            <text:p>66</text:p>
          </table:table-cell>
          <table:table-cell office:value-type="string">
            <text:p>openmoko, I believe, is my fist and only contact to some sort of an open source hardware. There might be others inside of my gadgets and toys but not sure. Openmoko has been great as Ive been able to do loads of different things on a single machine and nobody is there preventing me from doing what I want with my machine. Its all about the freedom.</text:p>
          </table:table-cell>
          <table:table-cell table:number-columns-repeated="1022"/>
        </table:table-row>
        <table:table-row table:style-name="ro5">
          <table:table-cell office:value-type="float" office:value="67">
            <text:p>67</text:p>
          </table:table-cell>
          <table:table-cell office:value-type="string">
            <text:p>I like making custom hardware to do things otherwise not possible with off the shelf devices. <text:s/>For instance making a mouse with buttons that advance the cursor one pixel at a time.</text:p>
          </table:table-cell>
          <table:table-cell table:number-columns-repeated="1022"/>
        </table:table-row>
        <table:table-row table:style-name="ro13">
          <table:table-cell office:value-type="float" office:value="68">
            <text:p>68</text:p>
          </table:table-cell>
          <table:table-cell table:style-name="ce11" office:value-type="string">
            <text:p>Arduino</text:p>
            <text:p>MakerSlide</text:p>
            <text:p>ShapeOko</text:p>
          </table:table-cell>
          <table:table-cell table:number-columns-repeated="1022"/>
        </table:table-row>
        <table:table-row table:style-name="ro5">
          <table:table-cell office:value-type="float" office:value="69">
            <text:p>69</text:p>
          </table:table-cell>
          <table:table-cell office:value-type="string">
            <text:p>I use Arduino to create an online alarm</text:p>
          </table:table-cell>
          <table:table-cell table:number-columns-repeated="1022"/>
        </table:table-row>
        <table:table-row table:style-name="ro5">
          <table:table-cell office:value-type="float" office:value="70">
            <text:p>70</text:p>
          </table:table-cell>
          <table:table-cell office:value-type="string">
            <text:p>I initially used Arduino to quickly develop a MIDI interface. I found that a MIDI shield and software libraries were already available and that it was easy to use. Since then, I found so much other potential for Arduino that I started other projects with students. It's particularly nice to have a open source community which is very active, and that so much sample code is available. What I fear is that too much modules become available and that it becomes difficult to select the one with the best quality.</text:p>
          </table:table-cell>
          <table:table-cell table:number-columns-repeated="1022"/>
        </table:table-row>
        <table:table-row table:style-name="ro11">
          <table:table-cell office:value-type="float" office:value="71">
            <text:p>71</text:p>
          </table:table-cell>
          <table:table-cell table:style-name="ce11" office:value-type="string">
            <text:p>I currently use Arduino and have made a few projects based on the open-source Arduino hardware and code.</text:p>
            <text:p>Now I am working on an open-source climate controller for a greenhouse or cold frame for winter vegetable production. I take full advantage of all the sketches and projects that the Arduino community has come up with.</text:p>
            <text:p>That is my biggest source of open-source hardware and software material. It has been a huge help towards achieving my goals.</text:p>
          </table:table-cell>
          <table:table-cell table:number-columns-repeated="1022"/>
        </table:table-row>
        <table:table-row table:style-name="ro5">
          <table:table-cell office:value-type="float" office:value="72">
            <text:p>72</text:p>
          </table:table-cell>
          <table:table-cell office:value-type="string">
            <text:p>Starting a business, learning from oshw, just like I did from ossw. Beaglebone-like device.</text:p>
          </table:table-cell>
          <table:table-cell table:number-columns-repeated="1022"/>
        </table:table-row>
        <table:table-row table:style-name="ro5">
          <table:table-cell office:value-type="float" office:value="73">
            <text:p>73</text:p>
          </table:table-cell>
          <table:table-cell office:value-type="string">
            <text:p>Arduino UNO, I teach electronics to my 7 yo son. He is learning coding concepts, robotics concepts, and electronics. I am a huge open source advocate on the sw side, so when I heard about this, I was hooked.</text:p>
          </table:table-cell>
          <table:table-cell table:number-columns-repeated="1022"/>
        </table:table-row>
        <table:table-row table:style-name="ro10">
          <table:table-cell office:value-type="float" office:value="74">
            <text:p>74</text:p>
          </table:table-cell>
          <table:table-cell table:style-name="ce11" office:value-type="string">
            <text:p>I started using arduino in 2007, its the biggest open hardware project to date.</text:p>
            <text:p>By accessing the information, you can learn, build you own projects and build a developers/makers community.</text:p>
          </table:table-cell>
          <table:table-cell table:number-columns-repeated="1022"/>
        </table:table-row>
        <table:table-row table:style-name="ro5">
          <table:table-cell office:value-type="float" office:value="75">
            <text:p>75</text:p>
          </table:table-cell>
          <table:table-cell office:value-type="string">
            <text:p>I work on the openenergymonitor project, an open source software and hardware project to develop energy monitoring tools. We build upon arduino as the core of the system, jeelabs, adafruit and others which has really helped us go so much further.</text:p>
          </table:table-cell>
          <table:table-cell table:number-columns-repeated="1022"/>
        </table:table-row>
        <table:table-row table:style-name="ro5">
          <table:table-cell office:value-type="float" office:value="76">
            <text:p>76</text:p>
          </table:table-cell>
          <table:table-cell office:value-type="string">
            <text:p>Arduinos reprap</text:p>
          </table:table-cell>
          <table:table-cell table:number-columns-repeated="1022"/>
        </table:table-row>
        <table:table-row table:style-name="ro5">
          <table:table-cell office:value-type="float" office:value="77">
            <text:p>77</text:p>
          </table:table-cell>
          <table:table-cell office:value-type="string">
            <text:p>I have been involved in 3D printing development through the RepRap project, and have been commercialising 3D technologies. A new low cost 3D printer, significantly based on RepRap technology, is just being launched.</text:p>
          </table:table-cell>
          <table:table-cell table:number-columns-repeated="1022"/>
        </table:table-row>
        <table:table-row table:style-name="ro5">
          <table:table-cell office:value-type="float" office:value="78">
            <text:p>78</text:p>
          </table:table-cell>
          <table:table-cell office:value-type="string">
            <text:p>I have a mintyboost and a reprap Prusa.</text:p>
          </table:table-cell>
          <table:table-cell table:number-columns-repeated="1022"/>
        </table:table-row>
        <table:table-row table:style-name="ro6">
          <table:table-cell office:value-type="float" office:value="79">
            <text:p>79</text:p>
          </table:table-cell>
          <table:table-cell table:style-name="ce11" office:value-type="string">
            <text:p>Arduino: Often used as the backend to a quick solution of some sort, or for prototyping of a control project. The open source hardware aspect is useful since there are often ways to make a prototype permanent using the same platform (using other, compatible implementations of Arduino boards). Also, there is no worry about being locked out of a platform should the Arduino ecosystem ever change.</text:p>
            <text:p>Adafruit Atmega32u4 Breakout: USB HID controller, a usb-serial interface, and many more things. With it being highly compatible with other open source elements, there is less fear of being bound to a vendor for support should something go terribly wrong. In addition, like the Arduino, the option of self-maintenance is possible should the need arise.</text:p>
          </table:table-cell>
          <table:table-cell table:number-columns-repeated="1022"/>
        </table:table-row>
        <table:table-row table:style-name="ro5">
          <table:table-cell office:value-type="float" office:value="80">
            <text:p>80</text:p>
          </table:table-cell>
          <table:table-cell office:value-type="string">
            <text:p>mostly arduino and arduino similar platforms. Mostly in robotics but will be moving to home automation soon.</text:p>
          </table:table-cell>
          <table:table-cell table:number-columns-repeated="1022"/>
        </table:table-row>
        <table:table-row table:style-name="ro19">
          <table:table-cell office:value-type="float" office:value="81">
            <text:p>81</text:p>
          </table:table-cell>
          <table:table-cell table:style-name="ce11" office:value-type="string">
            <text:p>I use Arduino and other hobby electronics for laboratory analysis, testing and problem-solving. For example I have used an Arduino and a high res ADC to read the output of an HPLC detector, log the results and plot it on screen in real time. I have also built an instrument to control a solenoid valve switching a flow of fluid through a microbial culture chamber, measuring the temperature on two thermocouples, logging the data and graphing it in real time. </text:p>
            <text:p>I use these tools because they are so much cheaper than off-the-peg instruments and so much more customisable. I love the principle of open-source and I am an ardent promoter of the cause.</text:p>
          </table:table-cell>
          <table:table-cell table:number-columns-repeated="1022"/>
        </table:table-row>
        <table:table-row table:style-name="ro9">
          <table:table-cell office:value-type="float" office:value="82">
            <text:p>82</text:p>
          </table:table-cell>
          <table:table-cell table:style-name="ce11" office:value-type="string">
            <text:p>I built and operate a CNC router that I built from open source plans. I was able to build it quite inexpensively because it was open source.</text:p>
            <text:p>I have a couple of guitar related projects that I have built prototypes using the CNC router. I plan on releasing at least one of them as open source.</text:p>
          </table:table-cell>
          <table:table-cell table:number-columns-repeated="1022"/>
        </table:table-row>
        <table:table-row table:style-name="ro5">
          <table:table-cell office:value-type="float" office:value="83">
            <text:p>83</text:p>
          </table:table-cell>
          <table:table-cell office:value-type="string">
            <text:p>I use a number of *duino and arm devboards, but I have downloaded schematics and layouts for many many other devices. <text:s/>It is extremely helpful to see how others have solved a similar problem, even when it's using parts and concepts I am already familiar with.</text:p>
          </table:table-cell>
          <table:table-cell table:number-columns-repeated="1022"/>
        </table:table-row>
        <table:table-row table:style-name="ro20">
          <table:table-cell office:value-type="float" office:value="84">
            <text:p>84</text:p>
          </table:table-cell>
          <table:table-cell table:style-name="ce11" office:value-type="string">
            <text:p>My two main areas of using open-source hardware are new lighting sources using LEDs and incorporating wireless sensors and controls in home automation and 'green' energy.</text:p>
            <text:p/>
            <text:p>In building either lighting or wireless projects, micro-controllers become an integral part of the product. During the idea phase, Arduino micro-controllers are typically used because they are versatile and easy to program. For a finished product or multiple quantities, a stripped down microprocessor is selected.</text:p>
            <text:p/>
            <text:p>Using open source hardware allows me to be able to see all drawings, specs, etc. for a particular part, making it easier to incorporate into a finished product, simpler to modify and less expensive. I have been a programmer professionally for many years, using both open source and proprietary code, so when I first read about open source hardware I was very excited about the prospect.</text:p>
          </table:table-cell>
          <table:table-cell table:number-columns-repeated="1022"/>
        </table:table-row>
        <table:table-row table:style-name="ro5">
          <table:table-cell office:value-type="float" office:value="85">
            <text:p>85</text:p>
          </table:table-cell>
          <table:table-cell office:value-type="string">
            <text:p>I have simply goofed off with it until I found a practical use for it at work. <text:s text:c="2"/>Have used it a few times there now, and hoping to do more. <text:s text:c="3"/>I also hope to create my own project someday.</text:p>
          </table:table-cell>
          <table:table-cell table:number-columns-repeated="1022"/>
        </table:table-row>
        <table:table-row table:style-name="ro5">
          <table:table-cell office:value-type="float" office:value="86">
            <text:p>86</text:p>
          </table:table-cell>
          <table:table-cell office:value-type="string">
            <text:p>Right now I am just learning, from the ground up. <text:s/>I have completed a few simple projects using an Arduino and I have plans to start next week to work with a few local homeschoolers on Arduino projects to hopefully encourage their sense of innovation and technical skills.</text:p>
          </table:table-cell>
          <table:table-cell table:number-columns-repeated="1022"/>
        </table:table-row>
        <table:table-row table:style-name="ro21">
          <table:table-cell office:value-type="float" office:value="87">
            <text:p>87</text:p>
          </table:table-cell>
          <table:table-cell table:style-name="ce11" office:value-type="string">
            <text:p>I'm a profession digital design engineer working extensively with FPGAs, and got into OSH initially because of OpenCores.org. Electronics is both a job and a hobby for me, but not everyone with good ideas has access to professional IP... Because of this it sometimes makes sense to use the open source designs, cores, and tools so that stuff can be shared with the hobby community. FPGAs are a perfect fit due to their high performance and reconfigurability, and if the open sourced chip design needs a board to exist on, it makes sense to release the entire hardware package as OSH. This is how my involvement with the GNU radio project began.</text:p>
            <text:p/>
            <text:p>In the 9 years I've worked as an engineer, I have not used OSH commercially on the job.</text:p>
          </table:table-cell>
          <table:table-cell table:number-columns-repeated="1022"/>
        </table:table-row>
        <table:table-row table:style-name="ro5">
          <table:table-cell office:value-type="float" office:value="88">
            <text:p>88</text:p>
          </table:table-cell>
          <table:table-cell office:value-type="string">
            <text:p>Arduino, Beaglebone, <text:s/>Pandaboard, <text:s text:c="3"/>All have useful software available as a 1st cut design. <text:s/>Cheaper than commercial. <text:s/>I also use quite a few TI &amp; Atmel evaluation boards and debug tools.</text:p>
          </table:table-cell>
          <table:table-cell table:number-columns-repeated="1022"/>
        </table:table-row>
        <table:table-row table:style-name="ro5">
          <table:table-cell office:value-type="float" office:value="89">
            <text:p>89</text:p>
          </table:table-cell>
          <table:table-cell office:value-type="string">
            <text:p>Sensors from different open source companies, icluding our own sensors <text:s/>[part of this response<text:span text:style-name="T1"> contained information that may identify </text:span><text:span text:style-name="T1">the respondent and was removed to protect their anonymity</text:span><text:span text:style-name="T2">]</text:span>, our own controller board for educational robotics (called DuinoBot), standard Arduino, Maple, usbasp, etc.. All the robots and the parts from our building system will be released as open source this year (I'm the CTO of the company, and I'm working with a team on the launch of the product outside our country -Argentina-). Both the mechanical parts and the electronics, as well as the documentation and the software will become open source soon. So we want every thing from third partiy providers to be open source also. This is very important for us.</text:p>
          </table:table-cell>
          <table:table-cell table:number-columns-repeated="1022"/>
        </table:table-row>
        <table:table-row table:style-name="ro5">
          <table:table-cell office:value-type="float" office:value="90">
            <text:p>90</text:p>
          </table:table-cell>
          <table:table-cell office:value-type="string">
            <text:p>Mostly messing around with arduino. <text:s/>Starting to play with a Beagleboard, trying to teach myself electronics &amp; programming.</text:p>
          </table:table-cell>
          <table:table-cell table:number-columns-repeated="1022"/>
        </table:table-row>
        <table:table-row table:style-name="ro5">
          <table:table-cell office:value-type="float" office:value="91">
            <text:p>91</text:p>
          </table:table-cell>
          <table:table-cell office:value-type="string">
            <text:p>I generally use Arduino the most. That's where most of my open source comes from. Although I use plenty of other products, mainly tutorials and code online, or products from Sparkfun</text:p>
          </table:table-cell>
          <table:table-cell table:number-columns-repeated="1022"/>
        </table:table-row>
        <table:table-row table:style-name="ro5">
          <table:table-cell office:value-type="float" office:value="92">
            <text:p>92</text:p>
          </table:table-cell>
          <table:table-cell office:value-type="string">
            <text:p>Arduino variants, Adafruit 32u4 breakout, Arduino- derived circuits on stripboard - having the schematics open means i can leverage the Arduino IDE and libraries ( and community!) for my own projects.</text:p>
          </table:table-cell>
          <table:table-cell table:number-columns-repeated="1022"/>
        </table:table-row>
        <table:table-row table:style-name="ro5">
          <table:table-cell office:value-type="float" office:value="93">
            <text:p>93</text:p>
          </table:table-cell>
          <table:table-cell office:value-type="string">
            <text:p>Mostly use opensource hardware MCU boards, such as arduino, etc, for sensing and data collection applications</text:p>
          </table:table-cell>
          <table:table-cell table:number-columns-repeated="1022"/>
        </table:table-row>
        <table:table-row table:style-name="ro5">
          <table:table-cell office:value-type="float" office:value="94">
            <text:p>94</text:p>
          </table:table-cell>
          <table:table-cell office:value-type="string">
            <text:p>Arduino</text:p>
          </table:table-cell>
          <table:table-cell table:number-columns-repeated="1022"/>
        </table:table-row>
        <table:table-row table:style-name="ro5">
          <table:table-cell office:value-type="float" office:value="95">
            <text:p>95</text:p>
          </table:table-cell>
          <table:table-cell office:value-type="string">
            <text:p>I use Arduino and I am 11 years old. <text:s/>I have found Arduino to be a great prototyping platform for general electronics and finished PCBs. <text:s/>Also, I have made cores and other development and have downloaded Arduino files for making my own PCBs. <text:s/>This is all because of open-source!!! Thank you!!!</text:p>
          </table:table-cell>
          <table:table-cell table:number-columns-repeated="1022"/>
        </table:table-row>
        <table:table-row table:style-name="ro5">
          <table:table-cell office:value-type="float" office:value="96">
            <text:p>96</text:p>
          </table:table-cell>
          <table:table-cell office:value-type="string">
            <text:p>RepRap</text:p>
          </table:table-cell>
          <table:table-cell table:number-columns-repeated="1022"/>
        </table:table-row>
        <table:table-row table:style-name="ro5">
          <table:table-cell office:value-type="float" office:value="97">
            <text:p>97</text:p>
          </table:table-cell>
          <table:table-cell office:value-type="string">
            <text:p>wiblocks tools,</text:p>
          </table:table-cell>
          <table:table-cell table:number-columns-repeated="1022"/>
        </table:table-row>
        <table:table-row table:style-name="ro22">
          <table:table-cell office:value-type="float" office:value="98">
            <text:p>98</text:p>
          </table:table-cell>
          <table:table-cell table:style-name="ce11" office:value-type="string">
            <text:p>Atmegas, with arduino platform, for education in a research group (Instrumentation) . Beagle bone too.</text:p>
            <text:p>Atmegas, with arduino platform, to control many things at home: lights, music, twitter, hot water shower.</text:p>
            <text:p>And finally to play with it, makin robots.</text:p>
          </table:table-cell>
          <table:table-cell table:number-columns-repeated="1022"/>
        </table:table-row>
        <table:table-row table:style-name="ro5">
          <table:table-cell office:value-type="float" office:value="99">
            <text:p>99</text:p>
          </table:table-cell>
          <table:table-cell office:value-type="string">
            <text:p>Mainly Arduino and Tinker based but have used a few other items. Mainly used to explore minor robotics projects and to look at ways to improve lives for disadvantaged peoples.</text:p>
          </table:table-cell>
          <table:table-cell table:number-columns-repeated="1022"/>
        </table:table-row>
        <table:table-row table:style-name="ro5">
          <table:table-cell office:value-type="float" office:value="100">
            <text:p>100</text:p>
          </table:table-cell>
          <table:table-cell office:value-type="string">
            <text:p>arduino and a lot of sparkfun-developed stuff</text:p>
          </table:table-cell>
          <table:table-cell table:number-columns-repeated="1022"/>
        </table:table-row>
        <table:table-row table:style-name="ro5">
          <table:table-cell office:value-type="float" office:value="101">
            <text:p>101</text:p>
          </table:table-cell>
          <table:table-cell office:value-type="string">
            <text:p>refer to open-source when i'm looking at new unfamiliar topics - leds, displays, bluetooth, etc.</text:p>
          </table:table-cell>
          <table:table-cell table:number-columns-repeated="1022"/>
        </table:table-row>
        <table:table-row table:style-name="ro5">
          <table:table-cell office:value-type="float" office:value="102">
            <text:p>102</text:p>
          </table:table-cell>
          <table:table-cell office:value-type="string">
            <text:p>i use arduino</text:p>
          </table:table-cell>
          <table:table-cell table:number-columns-repeated="1022"/>
        </table:table-row>
        <table:table-row table:style-name="ro13">
          <table:table-cell office:value-type="float" office:value="103">
            <text:p>103</text:p>
          </table:table-cell>
          <table:table-cell table:style-name="ce11" office:value-type="string">
            <text:p>I`m reprap user, and reprap producing business owner )</text:p>
            <text:p>opensource is probablu all for me )</text:p>
          </table:table-cell>
          <table:table-cell table:number-columns-repeated="1022"/>
        </table:table-row>
        <table:table-row table:style-name="ro5">
          <table:table-cell office:value-type="float" office:value="104">
            <text:p>104</text:p>
          </table:table-cell>
          <table:table-cell office:value-type="string">
            <text:p>arduino</text:p>
          </table:table-cell>
          <table:table-cell table:number-columns-repeated="1022"/>
        </table:table-row>
        <table:table-row table:style-name="ro5">
          <table:table-cell office:value-type="float" office:value="105">
            <text:p>105</text:p>
          </table:table-cell>
          <table:table-cell office:value-type="string">
            <text:p>Arduinos, AVRs, various projects created and documented online</text:p>
          </table:table-cell>
          <table:table-cell table:number-columns-repeated="1022"/>
        </table:table-row>
        <table:table-row table:style-name="ro5">
          <table:table-cell office:value-type="float" office:value="106">
            <text:p>106</text:p>
          </table:table-cell>
          <table:table-cell office:value-type="string">
            <text:p>Mostly Arduino</text:p>
          </table:table-cell>
          <table:table-cell table:number-columns-repeated="1022"/>
        </table:table-row>
        <table:table-row table:style-name="ro5">
          <table:table-cell office:value-type="float" office:value="107">
            <text:p>107</text:p>
          </table:table-cell>
          <table:table-cell office:value-type="string">
            <text:p>Most of the open source hardware I use is centered around micro-controller development boards (Arduino/Propeller) as well as some other "toy" type projects (Eggbot and Adafruit products). The biggest advantage of the open source is that I can see exactly how everthing is working and use these systems to prototype and experiment as use them as a starting point for my own personal projects.</text:p>
          </table:table-cell>
          <table:table-cell table:number-columns-repeated="1022"/>
        </table:table-row>
        <table:table-row table:style-name="ro5">
          <table:table-cell office:value-type="float" office:value="108">
            <text:p>108</text:p>
          </table:table-cell>
          <table:table-cell office:value-type="string">
            <text:p>used for designing/fabricating prototypes of new objects</text:p>
          </table:table-cell>
          <table:table-cell table:number-columns-repeated="1022"/>
        </table:table-row>
        <table:table-row table:style-name="ro5">
          <table:table-cell office:value-type="float" office:value="109">
            <text:p>109</text:p>
          </table:table-cell>
          <table:table-cell office:value-type="string">
            <text:p>Arduino</text:p>
          </table:table-cell>
          <table:table-cell table:number-columns-repeated="1022"/>
        </table:table-row>
        <table:table-row table:style-name="ro5">
          <table:table-cell office:value-type="float" office:value="110">
            <text:p>110</text:p>
          </table:table-cell>
          <table:table-cell office:value-type="string">
            <text:p>Mostly Arduino, and a kit from radioshack designed to teach the basics of electronics... I teach myself and others (friends, family) basic electronics. I love the fact that I'm not paying for any warranty and the open source community keeps giving me great ideas for new builds. When I'm stuck a quick search of any prominent OS community always answers my question.</text:p>
          </table:table-cell>
          <table:table-cell table:number-columns-repeated="1022"/>
        </table:table-row>
        <table:table-row table:style-name="ro5">
          <table:table-cell office:value-type="float" office:value="111">
            <text:p>111</text:p>
          </table:table-cell>
          <table:table-cell office:value-type="string">
            <text:p>Dangerous Prototypes Buspirate and Busblaster and Logic Analysers for troubleshooting and measurement, Arduino and related Arduino shields, Adafruit boards (SD Card and Arduino music shield) for development of hardware and software. <text:s/>Open source helps me understand new technologies or better understand technologies I already know. <text:s/>I can modify the design or create a new design based on an existing one.</text:p>
          </table:table-cell>
          <table:table-cell table:number-columns-repeated="1022"/>
        </table:table-row>
        <table:table-row table:style-name="ro17">
          <table:table-cell office:value-type="float" office:value="112">
            <text:p>112</text:p>
          </table:table-cell>
          <table:table-cell table:style-name="ce11" office:value-type="string">
            <text:p>MakerBot - 3D printed objects</text:p>
            <text:p>Arduino - Electronics projects</text:p>
          </table:table-cell>
          <table:table-cell table:number-columns-repeated="1022"/>
        </table:table-row>
        <table:table-row table:style-name="ro18">
          <table:table-cell office:value-type="float" office:value="113">
            <text:p>113</text:p>
          </table:table-cell>
          <table:table-cell table:style-name="ce11" office:value-type="string">
            <text:p>Arduinos, ArduPilot and ArduPilot Mega. Various breakout boards from Sparkfun. </text:p>
            <text:p>I like that being open source, I don't have to only use the device for one thing. </text:p>
            <text:p>-I bought an ArduIMU (DIYDrones) 2 years ago. Since then, it's been the IMU of an RC aircraft first... then I repurposed it to control a segway style balancing robot. Now it's being used in a GPS logger for full scale aircraft flying (sailplanes). Becasue it's open source, I can see the full capabilities of the hardware (even if I'm not using them initially).</text:p>
          </table:table-cell>
          <table:table-cell table:number-columns-repeated="1022"/>
        </table:table-row>
        <table:table-row table:style-name="ro5">
          <table:table-cell office:value-type="float" office:value="114">
            <text:p>114</text:p>
          </table:table-cell>
          <table:table-cell office:value-type="string">
            <text:p>I use lots of Arduino products for teaching in K-12 schools</text:p>
          </table:table-cell>
          <table:table-cell table:number-columns-repeated="1022"/>
        </table:table-row>
        <table:table-row table:style-name="ro5">
          <table:table-cell office:value-type="float" office:value="115">
            <text:p>115</text:p>
          </table:table-cell>
          <table:table-cell office:value-type="string">
            <text:p>I bought an open hardware micro-controller programmer because it had a reasonable price and I read opinions about it and there were good.</text:p>
          </table:table-cell>
          <table:table-cell table:number-columns-repeated="1022"/>
        </table:table-row>
        <table:table-row table:style-name="ro5">
          <table:table-cell office:value-type="float" office:value="116">
            <text:p>116</text:p>
          </table:table-cell>
          <table:table-cell office:value-type="string">
            <text:p>I have been using the Arduino platform to make various fun, useful and educational things. I have also used the Arduino to solve real problems in my professional career. I am a big fan of the kits from Adafruit Industries which have been very educational, fun and useful. The primary advantage of using open-source hardware is the wealth of information available and the helpful community of makers. I try to give back to the community by authoring Instructables and being a mentor in my local community.</text:p>
          </table:table-cell>
          <table:table-cell table:number-columns-repeated="1022"/>
        </table:table-row>
        <table:table-row table:style-name="ro5">
          <table:table-cell table:style-name="ce9" office:value-type="float" office:value="117">
            <text:p>117</text:p>
          </table:table-cell>
          <table:table-cell table:style-name="ce12" office:value-type="string">
            <text:p>I've contributed multiplatform code to the Arduino project. I adapted Arduino IDE to be the MPIDE for Multiplatform IDE for Arduino compatible boards. This the default environment for the pic32 ChipKit boards. I teach Arduino, and Basic Electronics. Getting Rutgers University to build Makerspaces. I've partnered with other Open Source Hardware makers to make custom boards, and projects. I'm launching the <text:s/>[part of this response<text:span text:style-name="T1"> contained information that may identify the </text:span><text:span text:style-name="T1">respondent and was removed to protect their anonymity</text:span><text:span text:style-name="T2">]</text:span> boards because of an excellent community of open source software and hardware hackers.</text:p>
          </table:table-cell>
          <table:table-cell table:style-name="ce12" table:number-columns-repeated="1022"/>
        </table:table-row>
        <table:table-row table:style-name="ro5">
          <table:table-cell office:value-type="float" office:value="118">
            <text:p>118</text:p>
          </table:table-cell>
          <table:table-cell office:value-type="string">
            <text:p>I develop low-cost electronic applications that facilitate one of technologies in education. The facility offered by this open source projects in the community that supports and supports projects that are well received, increasing the chances of finding help for people starting in the field of programming and development of electronic applications.</text:p>
          </table:table-cell>
          <table:table-cell table:number-columns-repeated="1022"/>
        </table:table-row>
        <table:table-row table:style-name="ro5">
          <table:table-cell office:value-type="float" office:value="119">
            <text:p>119</text:p>
          </table:table-cell>
          <table:table-cell office:value-type="string">
            <text:p>Mainly, I use a Makerbot ToM to print things. I'm making a prusa for a friend with it, and I'm planning to build a CNC mill (possibly a shapeoko), and hope to eventually build a lasercutter. I've been idly thinking about building a laptop based on open hardware running linux, and may yet (the raspberry pi in a case with screen, keyboard and battery would come close...).</text:p>
          </table:table-cell>
          <table:table-cell table:number-columns-repeated="1022"/>
        </table:table-row>
        <table:table-row table:style-name="ro5">
          <table:table-cell office:value-type="float" office:value="120">
            <text:p>120</text:p>
          </table:table-cell>
          <table:table-cell office:value-type="string">
            <text:p>I use sensor network computer/radio modules called telos-b that run TinyOS, a FOSS sensor networking operating system based on C language and add sensor board modules to them and cost reduce them to sell to the field biology research community. <text:s/>Adding new custom modules to the hardware and software is possible only because is is open-source.</text:p>
          </table:table-cell>
          <table:table-cell table:number-columns-repeated="1022"/>
        </table:table-row>
        <table:table-row table:style-name="ro5">
          <table:table-cell office:value-type="float" office:value="121">
            <text:p>121</text:p>
          </table:table-cell>
          <table:table-cell office:value-type="string">
            <text:p>LED lighting</text:p>
          </table:table-cell>
          <table:table-cell table:number-columns-repeated="1022"/>
        </table:table-row>
        <table:table-row table:style-name="ro5">
          <table:table-cell office:value-type="float" office:value="122">
            <text:p>122</text:p>
          </table:table-cell>
          <table:table-cell office:value-type="string">
            <text:p>Used the Arduino to introduce my children to programming and micro-controllers. Chose the specific arduino model as it was used in another project I'm interested in. When looking to add a motor controller shield, I had my choice of multiple designs and vendors because of it's open nature.</text:p>
          </table:table-cell>
          <table:table-cell table:number-columns-repeated="1022"/>
        </table:table-row>
        <table:table-row table:style-name="ro5">
          <table:table-cell table:style-name="ce9" office:value-type="float" office:value="123">
            <text:p>123</text:p>
          </table:table-cell>
          <table:table-cell table:style-name="ce12" office:value-type="string">
            <text:p>Almost anything electronic. I'm the faculty member at <text:s/>[part of this response<text:span text:style-name="T1"> contained information that may identify the respondent and </text:span><text:span text:style-name="T1">was removed to protect their anonymity</text:span><text:span text:style-name="T2">]</text:span> that works with Masters students in both interactive media and in music technology.</text:p>
          </table:table-cell>
          <table:table-cell table:style-name="ce12" table:number-columns-repeated="1022"/>
        </table:table-row>
        <table:table-row table:style-name="ro5">
          <table:table-cell office:value-type="float" office:value="124">
            <text:p>124</text:p>
          </table:table-cell>
          <table:table-cell office:value-type="string">
            <text:p>Mostly Arduino for a lot of stuff: One of the biggest advantages is the available information a nd code available on the net</text:p>
          </table:table-cell>
          <table:table-cell table:number-columns-repeated="1022"/>
        </table:table-row>
        <table:table-row table:style-name="ro5">
          <table:table-cell office:value-type="float" office:value="125">
            <text:p>125</text:p>
          </table:table-cell>
          <table:table-cell office:value-type="string">
            <text:p>I have made development tools, breakout boards, wearable electronics, bike computer, home automation</text:p>
          </table:table-cell>
          <table:table-cell table:number-columns-repeated="1022"/>
        </table:table-row>
        <table:table-row table:style-name="ro23">
          <table:table-cell office:value-type="float" office:value="126">
            <text:p>126</text:p>
          </table:table-cell>
          <table:table-cell table:style-name="ce11" office:value-type="string">
            <text:p>1) Building kits with my kids for homeschool. Predominantly Adafruit projects, Bleep Labs. PicoBoard for scratch.</text:p>
            <text:p>2) Developing a weather station / sensor array for land and submersible data acquisition. This is a hybrid academic/homeschool multi tiered project.</text:p>
            <text:p>3) Researching CNC and 3D printing.</text:p>
            <text:p>4) reconsidering sponsoring a hackerspace/dorkbot in Orlando FL.</text:p>
            <text:p/>
            <text:p>Advantage of Open Source It takes my mind off of patents and focuses it on the task. FREEDOM of thought! Also building community. I've worked professionally in many facets of media and communication design...the best work I have done has been collaborative. It is also a great way to break the ice and get my college students reengaged in learning. Open source platforms provide an open mindscape for innovation and creativity. These platforms also provide a rich array of abstract and concrete examples that put many academic "Concepts" into CONTEXT (the missing link in most instruction)!</text:p>
            <text:p>Open source hardware literally provides a platform for realizing projects, but better yet it inspires that very process in a positive manner. I can show students how someone "did it" usually via vimeo or youtube, AND I can ask students how they might approach a design using what is available out there in the open source community. Oops, now they want to research....</text:p>
          </table:table-cell>
          <table:table-cell table:number-columns-repeated="1022"/>
        </table:table-row>
        <table:table-row table:style-name="ro5">
          <table:table-cell office:value-type="float" office:value="127">
            <text:p>127</text:p>
          </table:table-cell>
          <table:table-cell office:value-type="string">
            <text:p>Mostly Arduino right now.</text:p>
          </table:table-cell>
          <table:table-cell table:number-columns-repeated="1022"/>
        </table:table-row>
        <table:table-row table:style-name="ro8">
          <table:table-cell office:value-type="float" office:value="128">
            <text:p>128</text:p>
          </table:table-cell>
          <table:table-cell table:style-name="ce11" office:value-type="string">
            <text:p>Arduino-like board running .NET Micro Framework (FEZ Panda II by GHI Elektronics)</text:p>
            <text:p>.NET Gadgeteer</text:p>
          </table:table-cell>
          <table:table-cell table:number-columns-repeated="1022"/>
        </table:table-row>
        <table:table-row table:style-name="ro9">
          <table:table-cell office:value-type="float" office:value="129">
            <text:p>129</text:p>
          </table:table-cell>
          <table:table-cell table:style-name="ce11" office:value-type="string">
            <text:p>Arduino, bus pirate. I use them as they are, but appreciate the flexibility the platforms provide.</text:p>
            <text:p/>
            <text:p>Bus pirate: JTAG/UART connectivity to serial device.</text:p>
            <text:p/>
            <text:p>Arduino: LED lighting controller</text:p>
          </table:table-cell>
          <table:table-cell table:number-columns-repeated="1022"/>
        </table:table-row>
        <table:table-row table:style-name="ro5">
          <table:table-cell office:value-type="float" office:value="130">
            <text:p>130</text:p>
          </table:table-cell>
          <table:table-cell office:value-type="string">
            <text:p>I have used Arduino boards in projects used to make fish tank controllers. <text:s/>I plant to make a web accessible garage monitor with a raspberry pi once it is readily available. <text:s/>I use the communities to help get build and programming advise. <text:s/>I it amazing the caliber of people you can get help from.</text:p>
          </table:table-cell>
          <table:table-cell table:number-columns-repeated="1022"/>
        </table:table-row>
        <table:table-row table:style-name="ro24">
          <table:table-cell office:value-type="float" office:value="131">
            <text:p>131</text:p>
          </table:table-cell>
          <table:table-cell table:style-name="ce11" office:value-type="string">
            <text:p>Arduino. I can modify it to suit my needs at art projects. </text:p>
            <text:p>Makerbot. Wonderful that it's open so that I can learn all the steps of 3d printing and lead it somewhere I like for my work.</text:p>
            <text:p/>
            <text:p>Also a lot of simple electronics removed from toys and repurposed. Once you open electronics, it's almost open source, understanding the components and connections.</text:p>
          </table:table-cell>
          <table:table-cell table:number-columns-repeated="1022"/>
        </table:table-row>
        <table:table-row table:style-name="ro5">
          <table:table-cell office:value-type="float" office:value="132">
            <text:p>132</text:p>
          </table:table-cell>
          <table:table-cell office:value-type="string">
            <text:p>I am developing a pH/Temperature monitoring system for a small-scale aquaponic setup. <text:s/>I discovered the pHduino project while searching for remote water monitoring equipment. <text:s/>My hope is to participate in a reformation of the global food supply, with abundant food being grown in urban centers.</text:p>
          </table:table-cell>
          <table:table-cell table:number-columns-repeated="1022"/>
        </table:table-row>
        <table:table-row table:style-name="ro5">
          <table:table-cell table:style-name="ce9" office:value-type="float" office:value="133">
            <text:p>133</text:p>
          </table:table-cell>
          <table:table-cell table:style-name="ce12" office:value-type="string">
            <text:p>A Netduino Plus (www.netduino.com), as the basis for my book <text:s/>[part of this response<text:span text:style-name="T1"> contained information that may identify the respondent </text:span><text:span text:style-name="T1">and was removed to protect their anonymity</text:span><text:span text:style-name="T2">]</text:span></text:p>
          </table:table-cell>
          <table:table-cell table:style-name="ce12" table:number-columns-repeated="1022"/>
        </table:table-row>
        <table:table-row table:style-name="ro5">
          <table:table-cell office:value-type="float" office:value="134">
            <text:p>134</text:p>
          </table:table-cell>
          <table:table-cell office:value-type="string">
            <text:p>Arduino, BlinkM. Used as modules in proof of concept prototypes for hobby/commercial work.</text:p>
          </table:table-cell>
          <table:table-cell table:number-columns-repeated="1022"/>
        </table:table-row>
        <table:table-row table:style-name="ro19">
          <table:table-cell office:value-type="float" office:value="135">
            <text:p>135</text:p>
          </table:table-cell>
          <table:table-cell table:style-name="ce11" office:value-type="string">
            <text:p>I use Parallax and Picaxe microcontrollers for fun and custom projects.</text:p>
            <text:p/>
            <text:p>For fun, built guitar hangar with RGB LED strip that glows from behind.</text:p>
            <text:p/>
            <text:p>For business, built a dumpster weigh management system that used Parallax, Netburner ethernet module, third party platform scale, RS232 interface, electronic parts, Python and SQL Server backend for recording data and an online presence. <text:s/>Got paid for that custom application.</text:p>
            <text:p/>
            <text:p>Being open source allowed me to take different parts and construct a working solution as I felt it needed to be done.</text:p>
          </table:table-cell>
          <table:table-cell table:number-columns-repeated="1022"/>
        </table:table-row>
        <table:table-row table:style-name="ro5">
          <table:table-cell office:value-type="float" office:value="136">
            <text:p>136</text:p>
          </table:table-cell>
          <table:table-cell office:value-type="string">
            <text:p>I'm currently experimenting with Arduino as a base platform for automotive sensing applications. <text:s/>I'm also experimenting with an Android-controlled robot (also based on Arduino). <text:s/>I'm in the process of starting an R&amp;D center focused on OSHW projects.</text:p>
          </table:table-cell>
          <table:table-cell table:number-columns-repeated="1022"/>
        </table:table-row>
        <table:table-row table:style-name="ro5">
          <table:table-cell office:value-type="float" office:value="137">
            <text:p>137</text:p>
          </table:table-cell>
          <table:table-cell office:value-type="string">
            <text:p>currently doing a final year / research project on democratisation of technology. I try to use any open-re/source knowledge / platfrom to see if the promise of learning and being able to fabricate almost everything is true. During the four months of research I have absorbed a ton of information; consequently learning general electronics / c programming and whola lotta othrer stuff. The ecology of open source is great.The forums are somehow weak in support.</text:p>
          </table:table-cell>
          <table:table-cell table:number-columns-repeated="1022"/>
        </table:table-row>
        <table:table-row table:style-name="ro5">
          <table:table-cell office:value-type="float" office:value="138">
            <text:p>138</text:p>
          </table:table-cell>
          <table:table-cell office:value-type="string">
            <text:p>I use arduino platform for inventing new ideas for products related to performance art and music. I use arduino for teaching my homeschooled children about open source, programming and electronics.</text:p>
          </table:table-cell>
          <table:table-cell table:number-columns-repeated="1022"/>
        </table:table-row>
        <table:table-row table:style-name="ro5">
          <table:table-cell office:value-type="float" office:value="139">
            <text:p>139</text:p>
          </table:table-cell>
          <table:table-cell office:value-type="string">
            <text:p>Build the RGB LED Shield for Arduino, it's open source and I used open source design files from Adafruit to get the shield connector spacing right.</text:p>
          </table:table-cell>
          <table:table-cell table:number-columns-repeated="1022"/>
        </table:table-row>
        <table:table-row table:style-name="ro6">
          <table:table-cell office:value-type="float" office:value="140">
            <text:p>140</text:p>
          </table:table-cell>
          <table:table-cell table:style-name="ce11" office:value-type="string">
            <text:p>Arduino Uno/Mega - <text:s/>for general hacking projects (and a few video-based ones, using TVOut).</text:p>
            <text:p>The huge advantage is having community resources and being able to connect with the actual designers of the products. <text:s/>There is very good/passionate support of people's shields and their code, and almost all of them welcome feedback to improve their designs.</text:p>
            <text:p/>
            <text:p>Parallax Propeller (Gadget Gangster Propeller Platform), Parallax QuickStart - Video (game) projects.</text:p>
            <text:p>There are a lot of good community for this as well. <text:s/>Sometimes the details of how the hardware (Propeller) is sketchy, and requires community help/advice that makes it that much more usable.</text:p>
          </table:table-cell>
          <table:table-cell table:number-columns-repeated="1022"/>
        </table:table-row>
        <table:table-row table:style-name="ro10">
          <table:table-cell office:value-type="float" office:value="141">
            <text:p>141</text:p>
          </table:table-cell>
          <table:table-cell table:style-name="ce11" office:value-type="string">
            <text:p>usrp / gnuradio - ham radio and signal analysis </text:p>
            <text:p>arduino - control projects ie satellite positioner as well as remote controlled powerbar w/on-off plugs</text:p>
          </table:table-cell>
          <table:table-cell table:number-columns-repeated="1022"/>
        </table:table-row>
        <table:table-row table:style-name="ro5">
          <table:table-cell office:value-type="float" office:value="142">
            <text:p>142</text:p>
          </table:table-cell>
          <table:table-cell office:value-type="string">
            <text:p>arduino, to learn about electronics</text:p>
          </table:table-cell>
          <table:table-cell table:number-columns-repeated="1022"/>
        </table:table-row>
        <table:table-row table:style-name="ro5">
          <table:table-cell office:value-type="float" office:value="143">
            <text:p>143</text:p>
          </table:table-cell>
          <table:table-cell office:value-type="string">
            <text:p>Arduino for tinkering, several open source amplifier and effects pedal designs, random cute blinky light projects for teaching and fun, very interested in open source CNC to enhance and enable greater precision with my instrument making hobby</text:p>
          </table:table-cell>
          <table:table-cell table:number-columns-repeated="1022"/>
        </table:table-row>
        <table:table-row table:style-name="ro5">
          <table:table-cell office:value-type="float" office:value="144">
            <text:p>144</text:p>
          </table:table-cell>
          <table:table-cell office:value-type="string">
            <text:p>At this point, I am a hobbyist with interests in Arduino and the Android Open Accessory project.</text:p>
          </table:table-cell>
          <table:table-cell table:number-columns-repeated="1022"/>
        </table:table-row>
        <table:table-row table:style-name="ro5">
          <table:table-cell office:value-type="float" office:value="145">
            <text:p>145</text:p>
          </table:table-cell>
          <table:table-cell office:value-type="string">
            <text:p>I am still new to Open Source Hardware, but I am interested in learning. <text:s/>In the current environment, open hardware is becoming even more important by the week. <text:s/>Open Software can easily be nullified by closed hardware.</text:p>
          </table:table-cell>
          <table:table-cell table:number-columns-repeated="1022"/>
        </table:table-row>
        <table:table-row table:style-name="ro22">
          <table:table-cell office:value-type="float" office:value="146">
            <text:p>146</text:p>
          </table:table-cell>
          <table:table-cell table:style-name="ce11" office:value-type="string">
            <text:p>- I started with Beagleboard and than also used Arduino, Pandaboard, Beaglebone. </text:p>
            <text:p>- Right now, I'm developing open source hw extension board for beaglebone. </text:p>
            <text:p/>
            <text:p>- I firmly believe in Open Src HW methodology.</text:p>
          </table:table-cell>
          <table:table-cell table:number-columns-repeated="1022"/>
        </table:table-row>
        <table:table-row table:style-name="ro11">
          <table:table-cell table:style-name="ce9" office:value-type="float" office:value="147">
            <text:p>147</text:p>
          </table:table-cell>
          <table:table-cell table:style-name="ce13" office:value-type="string">
            <text:p>I use the Arduino platform for educational purposes. I have designed the <text:s/>[part of this response<text:span text:style-name="T3"> contained information that may identify the </text:span><text:span text:style-name="T3">respondent and was removed to protect their anonymity]</text:span> which is an Arduino Uno clone plus a motor driver using the L293D. </text:p>
            <text:p>I am also the founder and coordinator of a new protospace in Amman, Jordan called <text:s/>[part of this response<text:span text:style-name="T3"> contained information that may </text:span><text:span text:style-name="T3">identify the respondent and was removed to protect their anonymity]</text:span>.</text:p>
          </table:table-cell>
          <table:table-cell table:style-name="ce12" table:number-columns-repeated="1022"/>
        </table:table-row>
        <table:table-row table:style-name="ro5">
          <table:table-cell office:value-type="float" office:value="148">
            <text:p>148</text:p>
          </table:table-cell>
          <table:table-cell office:value-type="string">
            <text:p>Mostly open-source hardware kits and schematics. Usually with an open-source project I'm much more likely to modify and share than to just modify and keep to myself like I do with closed-source hardware.</text:p>
          </table:table-cell>
          <table:table-cell table:number-columns-repeated="1022"/>
        </table:table-row>
        <table:table-row table:style-name="ro5">
          <table:table-cell office:value-type="float" office:value="149">
            <text:p>149</text:p>
          </table:table-cell>
          <table:table-cell office:value-type="string">
            <text:p>Mostly PIC based projects around JAL/Jaluino</text:p>
          </table:table-cell>
          <table:table-cell table:number-columns-repeated="1022"/>
        </table:table-row>
        <table:table-row table:style-name="ro5">
          <table:table-cell office:value-type="float" office:value="150">
            <text:p>150</text:p>
          </table:table-cell>
          <table:table-cell office:value-type="string">
            <text:p>If I were not for open source hardware I would not have fallen in love with electronics and may well have gone a different route with my career choice. Ladyada's kits were pivotal in my decision to go down the electrical engineering path. At first it seemed strange to just give the designs away but looking through schematics and board designs helped give me the motivation to experiment with some of my own projects.</text:p>
          </table:table-cell>
          <table:table-cell table:number-columns-repeated="1022"/>
        </table:table-row>
        <table:table-row table:style-name="ro5">
          <table:table-cell office:value-type="float" office:value="151">
            <text:p>151</text:p>
          </table:table-cell>
          <table:table-cell office:value-type="string">
            <text:p>I've been following OSHW for awhile. I've built a bunch of Adafruit's kits (GoL, Minty Boost, Mini POV) and helped teach classes on soldering and Arduino. I've also worked a little with our hackerspace trying to design hardware, learn how it works, and basically get a feel for electronics and microcontrollers. One day, I want to build my own piece of hardware. OSHW helps me get there faster, because I can look at how things are done by professionals like Limor and Wendell, and use their designs as a basis for my own crazy projects.</text:p>
          </table:table-cell>
          <table:table-cell table:number-columns-repeated="1022"/>
        </table:table-row>
        <table:table-row table:style-name="ro5">
          <table:table-cell office:value-type="float" office:value="152">
            <text:p>152</text:p>
          </table:table-cell>
          <table:table-cell office:value-type="string">
            <text:p>truck, simple structure to make table. box etc.</text:p>
          </table:table-cell>
          <table:table-cell table:number-columns-repeated="1022"/>
        </table:table-row>
        <table:table-row table:style-name="ro5">
          <table:table-cell office:value-type="float" office:value="153">
            <text:p>153</text:p>
          </table:table-cell>
          <table:table-cell office:value-type="string">
            <text:p>Arduino boards for robotics, farm projects, art (lighting)</text:p>
          </table:table-cell>
          <table:table-cell table:number-columns-repeated="1022"/>
        </table:table-row>
        <table:table-row table:style-name="ro5">
          <table:table-cell office:value-type="float" office:value="154">
            <text:p>154</text:p>
          </table:table-cell>
          <table:table-cell office:value-type="string">
            <text:p>arduino- school projects etc.</text:p>
          </table:table-cell>
          <table:table-cell table:number-columns-repeated="1022"/>
        </table:table-row>
        <table:table-row table:style-name="ro5">
          <table:table-cell office:value-type="float" office:value="155">
            <text:p>155</text:p>
          </table:table-cell>
          <table:table-cell office:value-type="string">
            <text:p>Arduino Duemilanove</text:p>
          </table:table-cell>
          <table:table-cell table:number-columns-repeated="1022"/>
        </table:table-row>
        <table:table-row table:style-name="ro5">
          <table:table-cell office:value-type="float" office:value="156">
            <text:p>156</text:p>
          </table:table-cell>
          <table:table-cell office:value-type="string">
            <text:p>Used lots of arduino, and open sourced all the designes we've made at crash space and safecast</text:p>
          </table:table-cell>
          <table:table-cell table:number-columns-repeated="1022"/>
        </table:table-row>
        <table:table-row table:style-name="ro5">
          <table:table-cell office:value-type="float" office:value="157">
            <text:p>157</text:p>
          </table:table-cell>
          <table:table-cell office:value-type="string">
            <text:p>I knew about OSHW through a friend that told me about Arduino. Then I saw the Arduino Documentary and I instantly agreed with the philosophy of the project!</text:p>
          </table:table-cell>
          <table:table-cell table:number-columns-repeated="1022"/>
        </table:table-row>
        <table:table-row table:style-name="ro25">
          <table:table-cell office:value-type="float" office:value="158">
            <text:p>158</text:p>
          </table:table-cell>
          <table:table-cell table:style-name="ce11" office:value-type="string">
            <text:p>I like to work hardware and software open source. I work on embedded systems with SO Android and network sensors for intelligent systems and environment.</text:p>
            <text:p/>
            <text:p>Actually I work on hardware MSP430 and arduino, but arduino is not interesting that MSP430.</text:p>
            <text:p/>
            <text:p>Rewards</text:p>
          </table:table-cell>
          <table:table-cell table:number-columns-repeated="1022"/>
        </table:table-row>
        <table:table-row table:style-name="ro5">
          <table:table-cell office:value-type="float" office:value="159">
            <text:p>159</text:p>
          </table:table-cell>
          <table:table-cell office:value-type="string">
            <text:p>R2C2 CNC/RepRap mainboard completely open-source/hardware design, makes it possible for me to design my own customized board, and also tune the firmware/software to complete my needs!</text:p>
          </table:table-cell>
          <table:table-cell table:number-columns-repeated="1022"/>
        </table:table-row>
        <table:table-row table:style-name="ro5">
          <table:table-cell office:value-type="float" office:value="160">
            <text:p>160</text:p>
          </table:table-cell>
          <table:table-cell office:value-type="string">
            <text:p>Most often i find myself using the Arduino. I often refer to the design files to help design my own stand alone hardware based on open source hardware. I also use many open source hardware design files to gain a better understanding of how various bits of hardware work. I find open source hardware to be a very convenient learning tool. There is no better way to learn then to try and make something for yourself. The best way to do that is with open source hardware.</text:p>
          </table:table-cell>
          <table:table-cell table:number-columns-repeated="1022"/>
        </table:table-row>
        <table:table-row table:style-name="ro5">
          <table:table-cell office:value-type="float" office:value="161">
            <text:p>161</text:p>
          </table:table-cell>
          <table:table-cell office:value-type="string">
            <text:p>arduino and shields</text:p>
          </table:table-cell>
          <table:table-cell table:number-columns-repeated="1022"/>
        </table:table-row>
        <table:table-row table:style-name="ro5">
          <table:table-cell office:value-type="float" office:value="162">
            <text:p>162</text:p>
          </table:table-cell>
          <table:table-cell office:value-type="string">
            <text:p>I have only recently gotten into working with open source hardware, in particular Arduino over the last year. <text:s/>I have also just started building a RepRap printer and am very excited to get going in developing some of my own designs and ideas. <text:s/>I got into open source because I like to tinker and understand how things work and open source provides a way to share and understand the concepts of how things work. <text:s/>The idea of creating custom solutions to common items is something that I have always wanted to solve and I think open source project enable that.</text:p>
          </table:table-cell>
          <table:table-cell table:number-columns-repeated="1022"/>
        </table:table-row>
        <table:table-row table:style-name="ro5">
          <table:table-cell office:value-type="float" office:value="163">
            <text:p>163</text:p>
          </table:table-cell>
          <table:table-cell office:value-type="string">
            <text:p>Netduino and netgadgeteer. Co-wrote a book on electronics and open source hardware was the logical choice for teaching hard skills</text:p>
          </table:table-cell>
          <table:table-cell table:number-columns-repeated="1022"/>
        </table:table-row>
        <table:table-row table:style-name="ro5">
          <table:table-cell office:value-type="float" office:value="164">
            <text:p>164</text:p>
          </table:table-cell>
          <table:table-cell office:value-type="string">
            <text:p>As a photographer &amp; filmmaker open source has allowed me to develope innovative tools. Those tools equate to a competitive advantage in my field of commercial image making.</text:p>
          </table:table-cell>
          <table:table-cell table:number-columns-repeated="1022"/>
        </table:table-row>
        <table:table-row table:style-name="ro5">
          <table:table-cell office:value-type="float" office:value="165">
            <text:p>165</text:p>
          </table:table-cell>
          <table:table-cell office:value-type="string">
            <text:p>Arduino</text:p>
          </table:table-cell>
          <table:table-cell table:number-columns-repeated="1022"/>
        </table:table-row>
        <table:table-row table:style-name="ro5">
          <table:table-cell office:value-type="float" office:value="166">
            <text:p>166</text:p>
          </table:table-cell>
          <table:table-cell office:value-type="string">
            <text:p>To develope new ideas and to see how others have solved problems</text:p>
          </table:table-cell>
          <table:table-cell table:number-columns-repeated="1022"/>
        </table:table-row>
        <table:table-row table:style-name="ro5">
          <table:table-cell office:value-type="float" office:value="167">
            <text:p>167</text:p>
          </table:table-cell>
          <table:table-cell office:value-type="string">
            <text:p>Arduino</text:p>
          </table:table-cell>
          <table:table-cell table:number-columns-repeated="1022"/>
        </table:table-row>
        <table:table-row table:style-name="ro5">
          <table:table-cell office:value-type="float" office:value="168">
            <text:p>168</text:p>
          </table:table-cell>
          <table:table-cell office:value-type="string">
            <text:p>I'm mostly using Arduino as a way to get started dealing with electronics. <text:s/>I'm a programmer, so it's an easier starting place than learning about electronic parts in depth. <text:s/>I hope to use it to program some attiny chips for mini projects.</text:p>
          </table:table-cell>
          <table:table-cell table:number-columns-repeated="1022"/>
        </table:table-row>
        <table:table-row table:style-name="ro5">
          <table:table-cell office:value-type="float" office:value="169">
            <text:p>169</text:p>
          </table:table-cell>
          <table:table-cell office:value-type="string">
            <text:p>I not sure what you mean by "which". <text:s/>If hardware designs are available for something relevant to me, then I will take a look. <text:s/>The obvious being manufacturer ‘application notes’ and ‘recommended designs’, however, open-source products are a great reference for sub circuits; e.g. suitable passives for filtering a particular power supply arrangement. <text:s/>OSHW is invaluable when it comes to component selection; We don’t have time to search through datasheets and catalogues, if someone else has used a part effectively for a certain job, then I’ll take I’ll follow their lead.</text:p>
          </table:table-cell>
          <table:table-cell table:number-columns-repeated="1022"/>
        </table:table-row>
        <table:table-row table:style-name="ro5">
          <table:table-cell office:value-type="float" office:value="170">
            <text:p>170</text:p>
          </table:table-cell>
          <table:table-cell office:value-type="string">
            <text:p>OSHW has helped increase my skill and knowledge of electronics, electrical and mechanical engineering. I use all sorts of OSHW and OSW in my daily activities and find it helps speed my processes up and allows me to share ideas and designs with others very easily. OSHW has inspired me to create a business to help others with their designs and ideas, and I hope that others will see my designs and use them as I have!</text:p>
          </table:table-cell>
          <table:table-cell table:number-columns-repeated="1022"/>
        </table:table-row>
        <table:table-row table:style-name="ro5">
          <table:table-cell office:value-type="float" office:value="171">
            <text:p>171</text:p>
          </table:table-cell>
          <table:table-cell office:value-type="string">
            <text:p>Arduino!</text:p>
          </table:table-cell>
          <table:table-cell table:number-columns-repeated="1022"/>
        </table:table-row>
        <table:table-row table:style-name="ro5">
          <table:table-cell office:value-type="float" office:value="172">
            <text:p>172</text:p>
          </table:table-cell>
          <table:table-cell office:value-type="string">
            <text:p>I'm self-taught artist/electronics fumbler with a serious 'social justice' streak - OSH such as Arduino, or Dave Jones (EEVblog) uPower Supply - let me put my money where my mouth is. The hardware is used for interactive art, experimentation, learning.</text:p>
          </table:table-cell>
          <table:table-cell table:number-columns-repeated="1022"/>
        </table:table-row>
        <table:table-row table:style-name="ro5">
          <table:table-cell office:value-type="float" office:value="173">
            <text:p>173</text:p>
          </table:table-cell>
          <table:table-cell office:value-type="string">
            <text:p>Arduino, various shields etc..</text:p>
          </table:table-cell>
          <table:table-cell table:number-columns-repeated="1022"/>
        </table:table-row>
        <table:table-row table:style-name="ro5">
          <table:table-cell office:value-type="float" office:value="174">
            <text:p>174</text:p>
          </table:table-cell>
          <table:table-cell office:value-type="string">
            <text:p>Instructable projects are done quite often, including items for my newborn.</text:p>
          </table:table-cell>
          <table:table-cell table:number-columns-repeated="1022"/>
        </table:table-row>
        <table:table-row table:style-name="ro5">
          <table:table-cell office:value-type="float" office:value="175">
            <text:p>175</text:p>
          </table:table-cell>
          <table:table-cell office:value-type="string">
            <text:p>Arduino, Mbed</text:p>
          </table:table-cell>
          <table:table-cell table:number-columns-repeated="1022"/>
        </table:table-row>
        <table:table-row table:style-name="ro5">
          <table:table-cell office:value-type="float" office:value="176">
            <text:p>176</text:p>
          </table:table-cell>
          <table:table-cell office:value-type="string">
            <text:p>Arduino</text:p>
          </table:table-cell>
          <table:table-cell table:number-columns-repeated="1022"/>
        </table:table-row>
        <table:table-row table:style-name="ro5">
          <table:table-cell office:value-type="float" office:value="177">
            <text:p>177</text:p>
          </table:table-cell>
          <table:table-cell office:value-type="string">
            <text:p>I use open-source hardware as quick drop-in modules for my projects to get something working quickly. Down the line, if I feel the need, I can integrate their schematics more closely into my design.</text:p>
          </table:table-cell>
          <table:table-cell table:number-columns-repeated="1022"/>
        </table:table-row>
        <table:table-row table:style-name="ro5">
          <table:table-cell office:value-type="float" office:value="178">
            <text:p>178</text:p>
          </table:table-cell>
          <table:table-cell office:value-type="string">
            <text:p>I've put together a RepRap and bought a Bus Pirate v4, although I'm struggling to get the firmware programmed onto the latter without a native Windows installation handy.</text:p>
          </table:table-cell>
          <table:table-cell table:number-columns-repeated="1022"/>
        </table:table-row>
        <table:table-row table:style-name="ro17">
          <table:table-cell office:value-type="float" office:value="179">
            <text:p>179</text:p>
          </table:table-cell>
          <table:table-cell table:style-name="ce11" office:value-type="string">
            <text:p>Updates</text:p>
            <text:p>BusPirate</text:p>
          </table:table-cell>
          <table:table-cell table:number-columns-repeated="1022"/>
        </table:table-row>
        <table:table-row table:style-name="ro5">
          <table:table-cell office:value-type="float" office:value="180">
            <text:p>180</text:p>
          </table:table-cell>
          <table:table-cell office:value-type="string">
            <text:p>Open Source Resilient Living. <text:s/>www.osrliving.org</text:p>
          </table:table-cell>
          <table:table-cell table:number-columns-repeated="1022"/>
        </table:table-row>
        <table:table-row table:style-name="ro5">
          <table:table-cell office:value-type="float" office:value="181">
            <text:p>181</text:p>
          </table:table-cell>
          <table:table-cell office:value-type="string">
            <text:p>Most of my use of open-source hardware is the result of repurposing circuits from Nuts and Volts magazine, Creative Commons, and http://code.google.com. <text:s/>Much of what I use open-source for is as a short-cut to finding a viable chip or circuit for a project or just clarification of how to use a particular chip when the data sheet is not very clear. <text:s/>I've also posted projects on http://code.google.com to give a little back to the community.</text:p>
          </table:table-cell>
          <table:table-cell table:number-columns-repeated="1022"/>
        </table:table-row>
        <table:table-row table:style-name="ro5">
          <table:table-cell office:value-type="float" office:value="182">
            <text:p>182</text:p>
          </table:table-cell>
          <table:table-cell office:value-type="string">
            <text:p>I've used the Batsocks Sweeper Meter to work out exactly how multiplexed LEDs can be used. <text:s/>I was able to play freely in order to see the schematic, the realised hardware and all of software it uses.</text:p>
          </table:table-cell>
          <table:table-cell table:number-columns-repeated="1022"/>
        </table:table-row>
        <table:table-row table:style-name="ro5">
          <table:table-cell office:value-type="float" office:value="183">
            <text:p>183</text:p>
          </table:table-cell>
          <table:table-cell office:value-type="string">
            <text:p>I'm using Arduino, BusPirate, Open Workbench Logic Sniffer and similar devices to hacking hardwares and building robots.</text:p>
          </table:table-cell>
          <table:table-cell table:number-columns-repeated="1022"/>
        </table:table-row>
        <table:table-row table:style-name="ro5">
          <table:table-cell office:value-type="float" office:value="184">
            <text:p>184</text:p>
          </table:table-cell>
          <table:table-cell office:value-type="string">
            <text:p>Many Arduinos and clones as well as tiny AVRs.</text:p>
          </table:table-cell>
          <table:table-cell table:number-columns-repeated="1022"/>
        </table:table-row>
        <table:table-row table:style-name="ro5">
          <table:table-cell office:value-type="float" office:value="185">
            <text:p>185</text:p>
          </table:table-cell>
          <table:table-cell office:value-type="string">
            <text:p>I've used arduino with various 'breakout boards' from sparkfun and pololu. This was for some gps-control robots I made as a hobby. I'm only consuming so there may not be a large advantage on the hw designs being open.</text:p>
          </table:table-cell>
          <table:table-cell table:number-columns-repeated="1022"/>
        </table:table-row>
        <table:table-row table:style-name="ro5">
          <table:table-cell office:value-type="float" office:value="186">
            <text:p>186</text:p>
          </table:table-cell>
          <table:table-cell office:value-type="string">
            <text:p>Reusing blocks of OSHW is the most important for me: say you want to build a LiPo charger: there are dozens of chips you can use and the datasheet is generally awash with possibilities; yet you just want to adopt a proven solution to charge your LiPo. Here comes OSHW: copy the design from the OSWH down to the pcb and you are sure to have a working solution!</text:p>
          </table:table-cell>
          <table:table-cell table:number-columns-repeated="1022"/>
        </table:table-row>
        <table:table-row table:style-name="ro5">
          <table:table-cell office:value-type="float" office:value="187">
            <text:p>187</text:p>
          </table:table-cell>
          <table:table-cell office:value-type="string">
            <text:p>Extensive use of Arduino platforms in college projects. <text:s/>Built own Arduino compatible board to run Senior level project. <text:s/>Also borrowed parts of various designs found online to complete projects when needed.</text:p>
          </table:table-cell>
          <table:table-cell table:number-columns-repeated="1022"/>
        </table:table-row>
        <table:table-row table:style-name="ro5">
          <table:table-cell office:value-type="float" office:value="188">
            <text:p>188</text:p>
          </table:table-cell>
          <table:table-cell office:value-type="string">
            <text:p>Mostly I use available resources for self-education in electronics. I'm a programmer professionally, and tinkerer/maker/DIY at home. When I started bringing my old electronics interest into play again, SparkFun and available, open-source resources were a great help in combining my professional skills with my hobbies.</text:p>
          </table:table-cell>
          <table:table-cell table:number-columns-repeated="1022"/>
        </table:table-row>
        <table:table-row table:style-name="ro22">
          <table:table-cell table:style-name="ce9" office:value-type="float" office:value="189">
            <text:p>189</text:p>
          </table:table-cell>
          <table:table-cell table:style-name="ce13" office:value-type="string">
            <text:p>I wish it wasnt so late and i had the energy for a complete answer,.. ask me in person some day :-) <text:s/>uin the mean time, see my most recent creation here: </text:p>
            <text:p><text:span text:style-name="T4"><text:s/></text:span><text:span text:style-name="T4">[part of this response</text:span><text:span text:style-name="T5"> contained information that may identify the </text:span><text:span text:style-name="T5">respondent and was removed to protect their anonymity</text:span><text:span text:style-name="T6">]</text:span></text:p>
          </table:table-cell>
          <table:table-cell table:style-name="ce12" table:number-columns-repeated="1022"/>
        </table:table-row>
        <table:table-row table:style-name="ro5">
          <table:table-cell office:value-type="float" office:value="190">
            <text:p>190</text:p>
          </table:table-cell>
          <table:table-cell office:value-type="string">
            <text:p>Arduino Uno, Mega, ATmega328, all sorts of things that need a microcontroller.</text:p>
          </table:table-cell>
          <table:table-cell table:number-columns-repeated="1022"/>
        </table:table-row>
        <table:table-row table:style-name="ro5">
          <table:table-cell office:value-type="float" office:value="191">
            <text:p>191</text:p>
          </table:table-cell>
          <table:table-cell office:value-type="string">
            <text:p>I currently use the Arduino and several other PICs</text:p>
          </table:table-cell>
          <table:table-cell table:number-columns-repeated="1022"/>
        </table:table-row>
        <table:table-row table:style-name="ro26">
          <table:table-cell office:value-type="float" office:value="192">
            <text:p>192</text:p>
          </table:table-cell>
          <table:table-cell table:style-name="ce11" office:value-type="string">
            <text:p>Probably the open hardware I use the most is my AVR programmer - an Adafruit USBtinyISP. <text:s/>I use it almost daily to build and develop my own projects (one of which is an open hardware telemetry and control bus and the nodes that implement it). <text:s/>I like having the freedom to modify it, but that said, it's an exceptional piece of gear for the price and I've never needed to do so. <text:s/></text:p>
            <text:p/>
            <text:p>I use my own open designs in my day job as an engineer with a large transportation company. <text:s/>My telemetry nodes have come in very handy in quickly assembling customized monitoring hardware, particularly when evaluating the performance of vendor products. <text:s/>A number of people around the world are using the design to do all sorts of things it was never intended to do, from home automation to environmental monitoring to model railroad control (its original purpose).</text:p>
            <text:p/>
            <text:p>I'm also in the process of building a rep-rap using all sorts of improved designs that the community has come up with. <text:s/>It's great knowing that there's a whole community of folks working on improvements, and I've got a few ideas of my own on how to improve things. <text:s/>Being able to do rapid prototyping of physical objects will allow me to pursue some ideas for products that - until now - have been only ideas because of the prohibitive cost of injection molding.</text:p>
          </table:table-cell>
          <table:table-cell table:number-columns-repeated="1022"/>
        </table:table-row>
        <table:table-row table:style-name="ro8">
          <table:table-cell office:value-type="float" office:value="193">
            <text:p>193</text:p>
          </table:table-cell>
          <table:table-cell table:style-name="ce11" office:value-type="string">
            <text:p>Arduino, Teensey, Breakout boards</text:p>
            <text:p>Halloween automation</text:p>
            <text:p>Agile development Build monitors for work</text:p>
            <text:p>Christmas Lighting</text:p>
          </table:table-cell>
          <table:table-cell table:number-columns-repeated="1022"/>
        </table:table-row>
        <table:table-row table:style-name="ro5">
          <table:table-cell office:value-type="float" office:value="194">
            <text:p>194</text:p>
          </table:table-cell>
          <table:table-cell office:value-type="string">
            <text:p>Arduino; free, fairly complete development tools.</text:p>
          </table:table-cell>
          <table:table-cell table:number-columns-repeated="1022"/>
        </table:table-row>
        <table:table-row table:style-name="ro27">
          <table:table-cell office:value-type="float" office:value="195">
            <text:p>195</text:p>
          </table:table-cell>
          <table:table-cell table:style-name="ce11" office:value-type="string">
            <text:p>I started an open source hardware project to learn electronics and build something "cool" from a movie.</text:p>
            <text:p>By taking on this project I have learned skills in electrical engineering, computer programming (two languages), and electrical manufacturing. <text:s/>I am learning from experts who are skilled in these fields, who are interested in my project.</text:p>
            <text:p>My project is complex, but deliberately documented and structured to be picked up by others. <text:s/>It is hoped that other people will pick up the core of my project, improve it, and pass it on to those that are interested.</text:p>
            <text:p/>
            <text:p>The open source hardware initiative has the potential to reach a "critical mass". <text:s/>With experts and innovators sharing their successes, documenting their progress for public use, and inviting innovation, the trend within the movement will be towards rapid innovation and decreased overall cost. <text:s/>Individuals will be able to modify their technology for their own needs.</text:p>
          </table:table-cell>
          <table:table-cell table:number-columns-repeated="1022"/>
        </table:table-row>
        <table:table-row table:style-name="ro5">
          <table:table-cell office:value-type="float" office:value="196">
            <text:p>196</text:p>
          </table:table-cell>
          <table:table-cell office:value-type="string">
            <text:p>Started with Arduino, now expanding into other OSHW devices and designing my own custom (non-commercial) hardware, with designs based on OSHW and the things I have learned through using them</text:p>
          </table:table-cell>
          <table:table-cell table:number-columns-repeated="1022"/>
        </table:table-row>
        <table:table-row table:style-name="ro5">
          <table:table-cell office:value-type="float" office:value="197">
            <text:p>197</text:p>
          </table:table-cell>
          <table:table-cell office:value-type="string">
            <text:p>U use a lot o open sofware (Like Linux Ubntu, Mysql, Wavemaker ,etc). I am just start with electronic because i see that can i use open Hardware :-) . I like the open source and i think that i will like the open Hardware</text:p>
          </table:table-cell>
          <table:table-cell table:number-columns-repeated="1022"/>
        </table:table-row>
        <table:table-row table:style-name="ro5">
          <table:table-cell office:value-type="float" office:value="198">
            <text:p>198</text:p>
          </table:table-cell>
          <table:table-cell office:value-type="string">
            <text:p>I use Arduino, and the fact that it is open source allows many people to develop add ons such as shields for it.</text:p>
          </table:table-cell>
          <table:table-cell table:number-columns-repeated="1022"/>
        </table:table-row>
        <table:table-row table:style-name="ro5">
          <table:table-cell office:value-type="float" office:value="199">
            <text:p>199</text:p>
          </table:table-cell>
          <table:table-cell office:value-type="string">
            <text:p>I am an avid ardunio user and I use the library's very often. I use it for personal projects and science fair projects.</text:p>
          </table:table-cell>
          <table:table-cell table:number-columns-repeated="1022"/>
        </table:table-row>
        <table:table-row table:style-name="ro5">
          <table:table-cell office:value-type="float" office:value="200">
            <text:p>200</text:p>
          </table:table-cell>
          <table:table-cell office:value-type="string">
            <text:p>Just occasionally use it for fun</text:p>
          </table:table-cell>
          <table:table-cell table:number-columns-repeated="1022"/>
        </table:table-row>
        <table:table-row table:style-name="ro5">
          <table:table-cell office:value-type="float" office:value="201">
            <text:p>201</text:p>
          </table:table-cell>
          <table:table-cell office:value-type="string">
            <text:p>I have used open source in my learning of electronics and robotics. The open source allows me to learn how the boards i use really work.</text:p>
          </table:table-cell>
          <table:table-cell table:number-columns-repeated="1022"/>
        </table:table-row>
        <table:table-row table:style-name="ro5">
          <table:table-cell office:value-type="float" office:value="202">
            <text:p>202</text:p>
          </table:table-cell>
          <table:table-cell office:value-type="string">
            <text:p>I started using Arduinos and now I use anything Adafruit! They pretty much carry everything I could want and I've learned so much by using their products</text:p>
          </table:table-cell>
          <table:table-cell table:number-columns-repeated="1022"/>
        </table:table-row>
        <table:table-row table:style-name="ro5">
          <table:table-cell office:value-type="float" office:value="203">
            <text:p>203</text:p>
          </table:table-cell>
          <table:table-cell office:value-type="string">
            <text:p>what if I don't want to?</text:p>
          </table:table-cell>
          <table:table-cell table:number-columns-repeated="1022"/>
        </table:table-row>
        <table:table-row table:style-name="ro5">
          <table:table-cell office:value-type="float" office:value="204">
            <text:p>204</text:p>
          </table:table-cell>
          <table:table-cell office:value-type="string">
            <text:p>Arduino. It is an economical way to build out a micro controller device!</text:p>
          </table:table-cell>
          <table:table-cell table:number-columns-repeated="1022"/>
        </table:table-row>
        <table:table-row table:style-name="ro5">
          <table:table-cell office:value-type="float" office:value="205">
            <text:p>205</text:p>
          </table:table-cell>
          <table:table-cell office:value-type="string">
            <text:p>Arduinos</text:p>
          </table:table-cell>
          <table:table-cell table:number-columns-repeated="1022"/>
        </table:table-row>
        <table:table-row table:style-name="ro5">
          <table:table-cell office:value-type="float" office:value="206">
            <text:p>206</text:p>
          </table:table-cell>
          <table:table-cell office:value-type="string">
            <text:p>Arduino - for robotics. <text:s/>Open source has led to lots of options.</text:p>
          </table:table-cell>
          <table:table-cell table:number-columns-repeated="1022"/>
        </table:table-row>
        <table:table-row table:style-name="ro5">
          <table:table-cell office:value-type="float" office:value="207">
            <text:p>207</text:p>
          </table:table-cell>
          <table:table-cell office:value-type="string">
            <text:p>Arduino, MPGduino, etc</text:p>
          </table:table-cell>
          <table:table-cell table:number-columns-repeated="1022"/>
        </table:table-row>
        <table:table-row table:style-name="ro5">
          <table:table-cell table:style-name="ce9" office:value-type="float" office:value="208">
            <text:p>208</text:p>
          </table:table-cell>
          <table:table-cell table:style-name="ce12" office:value-type="string">
            <text:p>I use Arduino to play with and I've done one project using an Arduino and EL Wire for the <text:s/>[part of this response<text:span text:style-name="T1"> contained information that </text:span><text:span text:style-name="T1">may identify the respondent and was removed to protect their </text:span><text:span text:style-name="T1">anonymity</text:span><text:span text:style-name="T2">]</text:span>.</text:p>
          </table:table-cell>
          <table:table-cell table:style-name="ce12" table:number-columns-repeated="1022"/>
        </table:table-row>
        <table:table-row table:style-name="ro5">
          <table:table-cell office:value-type="float" office:value="209">
            <text:p>209</text:p>
          </table:table-cell>
          <table:table-cell office:value-type="string">
            <text:p>I will be developing a robot that will be using open source software and hardware. <text:s/>This reduces the work I need to do for schematic design and software support while gaining customer trust and support. <text:s/>Open source products also tend to attract more relaxed and much more intelligent customers. <text:s/>Since I will not be making high volumes of my product, this is very important for my mental health.</text:p>
          </table:table-cell>
          <table:table-cell table:number-columns-repeated="1022"/>
        </table:table-row>
        <table:table-row table:style-name="ro5">
          <table:table-cell office:value-type="float" office:value="210">
            <text:p>210</text:p>
          </table:table-cell>
          <table:table-cell office:value-type="string">
            <text:p>I find open-source hardware to be much more creative than commercial hardware. <text:s/>Open-source hardware also helps by pushing component manufacturers to be more open, allowing me to tinker/re-purpose commercial hardware. <text:s/>Open-source hardware also teaches by making available the design which I can use to learn to make my own designs.</text:p>
          </table:table-cell>
          <table:table-cell table:number-columns-repeated="1022"/>
        </table:table-row>
        <table:table-row table:style-name="ro5">
          <table:table-cell office:value-type="float" office:value="211">
            <text:p>211</text:p>
          </table:table-cell>
          <table:table-cell office:value-type="string">
            <text:p>model train signal circuits</text:p>
          </table:table-cell>
          <table:table-cell table:number-columns-repeated="1022"/>
        </table:table-row>
        <table:table-row table:style-name="ro5">
          <table:table-cell office:value-type="float" office:value="212">
            <text:p>212</text:p>
          </table:table-cell>
          <table:table-cell office:value-type="string">
            <text:p>Ubertooth for bluetooth fun</text:p>
          </table:table-cell>
          <table:table-cell table:number-columns-repeated="1022"/>
        </table:table-row>
        <table:table-row table:style-name="ro5">
          <table:table-cell office:value-type="float" office:value="213">
            <text:p>213</text:p>
          </table:table-cell>
          <table:table-cell office:value-type="string">
            <text:p>I mostly use arduino-based hardware. I use it in my personal (hobby) life, and at work in the design of exhibits.</text:p>
          </table:table-cell>
          <table:table-cell table:number-columns-repeated="1022"/>
        </table:table-row>
        <table:table-row table:style-name="ro5">
          <table:table-cell office:value-type="float" office:value="214">
            <text:p>214</text:p>
          </table:table-cell>
          <table:table-cell office:value-type="string">
            <text:p>I use the Esduino card from Technological Arts to develop and test software to support that platform.</text:p>
          </table:table-cell>
          <table:table-cell table:number-columns-repeated="1022"/>
        </table:table-row>
        <table:table-row table:style-name="ro25">
          <table:table-cell office:value-type="float" office:value="215">
            <text:p>215</text:p>
          </table:table-cell>
          <table:table-cell table:style-name="ce11" office:value-type="string">
            <text:p>I make one off devices for business and people.</text:p>
            <text:p>The use of open source makes this magnitudes easier.</text:p>
            <text:p>The licensing costs of standard hardware design are exorbitant which gives me a edge.</text:p>
            <text:p>I also offer back any changes or breakthroughs to give back to the community.</text:p>
          </table:table-cell>
          <table:table-cell table:number-columns-repeated="1022"/>
        </table:table-row>
        <table:table-row table:style-name="ro21">
          <table:table-cell table:style-name="ce9" office:value-type="float" office:value="216">
            <text:p>216</text:p>
          </table:table-cell>
          <table:table-cell table:style-name="ce13" office:value-type="string">
            <text:p>I design open source hardware <text:s/>[part of this response<text:span text:style-name="T3"> contained </text:span><text:span text:style-name="T3">information that may identify the respondent and was removed to protect </text:span><text:span text:style-name="T3">their anonymity]</text:span>, and I use open source hardware from other sources in the lab for research and development. <text:s/>I also do wireless communication security research, and it is important to me that others are able to reproduce my results. <text:s/>Using open source hardware and software ensure that such reproduction is possible and, in my opinion, are essential for scientific integrity.</text:p>
            <text:p/>
            <text:p>I learned electronics just so that I could build an open source Bluetooth sniffer. <text:s/>I went from nothing to <text:s/>[part of this response<text:span text:style-name="T1"> contained </text:span><text:span text:style-name="T1">information that may identify the respondent and was removed to </text:span><text:span text:style-name="T1">protect their anonymity</text:span><text:span text:style-name="T2">]</text:span> in two years, and I could not have done it without the support of the open source hardware community.</text:p>
          </table:table-cell>
          <table:table-cell table:style-name="ce12" table:number-columns-repeated="1022"/>
        </table:table-row>
        <table:table-row table:style-name="ro5">
          <table:table-cell office:value-type="float" office:value="217">
            <text:p>217</text:p>
          </table:table-cell>
          <table:table-cell office:value-type="string">
            <text:p>I mostly work with the Arduino Mega Pro Mini. Because of the open hardware I was able to quickly proto type a new "Ardunio Variant" that suited my needs better. I don't need to re-invent the wheel so to speak every time I develop a new project.</text:p>
          </table:table-cell>
          <table:table-cell table:number-columns-repeated="1022"/>
        </table:table-row>
        <table:table-row table:style-name="ro5">
          <table:table-cell office:value-type="float" office:value="218">
            <text:p>218</text:p>
          </table:table-cell>
          <table:table-cell office:value-type="string">
            <text:p>Arduino has probably open doors for me. If it wasn't for arduino I would just be a regular Mechanical Engineer with just a single set of skills.</text:p>
          </table:table-cell>
          <table:table-cell table:number-columns-repeated="1022"/>
        </table:table-row>
        <table:table-row table:style-name="ro5">
          <table:table-cell office:value-type="float" office:value="219">
            <text:p>219</text:p>
          </table:table-cell>
          <table:table-cell office:value-type="string">
            <text:p>I use the hardware to learn about electronics. I have a few projects in mind but haven't put in the time to get any of it done. There is so much to learn first.</text:p>
          </table:table-cell>
          <table:table-cell table:number-columns-repeated="1022"/>
        </table:table-row>
        <table:table-row table:style-name="ro5">
          <table:table-cell office:value-type="float" office:value="220">
            <text:p>220</text:p>
          </table:table-cell>
          <table:table-cell office:value-type="string">
            <text:p>I've used mainly Arduinos for both academic and personal projects. The open-source aspect to the entire product means that there are a bunch of resources where I can go for help when I encounter a problem or need some tips.</text:p>
          </table:table-cell>
          <table:table-cell table:number-columns-repeated="1022"/>
        </table:table-row>
        <table:table-row table:style-name="ro5">
          <table:table-cell office:value-type="float" office:value="221">
            <text:p>221</text:p>
          </table:table-cell>
          <table:table-cell office:value-type="string">
            <text:p>I'm creating an Arduino-based MIDI controller, which is technically programmable to the user's needs. I use open-source hardware for the simple fact that anyone can use source code readily found online and modify to their specific needs.</text:p>
          </table:table-cell>
          <table:table-cell table:number-columns-repeated="1022"/>
        </table:table-row>
        <table:table-row table:style-name="ro5">
          <table:table-cell office:value-type="float" office:value="222">
            <text:p>222</text:p>
          </table:table-cell>
          <table:table-cell office:value-type="string">
            <text:p>The open-source Arduino and Netduino microcontroller platforms have superior ease of use and community support with documentation, code, and shields. Finished hardware options such as the USBtinyISP programmer and DSO Nano oscilloscope still work as well as proprietary options but at a much cheaper price. For all of these options, having the schematics and code available contributes immensely to a deeper understanding of how the device works and as a guide for troubleshooting problems.</text:p>
          </table:table-cell>
          <table:table-cell table:number-columns-repeated="1022"/>
        </table:table-row>
        <table:table-row table:style-name="ro28">
          <table:table-cell office:value-type="float" office:value="223">
            <text:p>223</text:p>
          </table:table-cell>
          <table:table-cell table:style-name="ce11" office:value-type="string">
            <text:p>I am a computer scientist by education and perform computer security work by trade. <text:s/>I have been reading posts about hobby projects for years that make use of open source hardware on sites like slashdot. I have always been interested in electronics and having the ability to make my own physical extensions of the computer. <text:s text:c="2"/>I started with an arduino to make an alarm system for my house. <text:s/>I wanted a hobby project and the wife wanted security. <text:s/>Once I found an outlet for open source hardware, I found it was extremely beneficial to me for learning about electronics on my own time, much like open source software (linux) has done for me in my professional life since 1997. <text:s text:c="2"/>I wish I had the time to take formal classes in electrical engineering principals to learn more, but for now being able to review open source hardware documents, play with open source hardware and participate in the open source hardware on-line community have provided me with meager skills to accomplish some very functional and reliable projects. <text:s/></text:p>
            <text:p/>
            <text:p>long live open source!</text:p>
          </table:table-cell>
          <table:table-cell table:number-columns-repeated="1022"/>
        </table:table-row>
        <table:table-row table:style-name="ro19">
          <table:table-cell table:style-name="ce9" office:value-type="float" office:value="224">
            <text:p>224</text:p>
          </table:table-cell>
          <table:table-cell table:style-name="ce13" office:value-type="string">
            <text:p>Designed an automated biodiesel dispensing kiosk for the <text:s/>[part of this response<text:span text:style-name="T3"> contained information that may identify the respondent and </text:span><text:span text:style-name="T3">was removed to protect their anonymity]</text:span>. Takes credit-cards, meters fuel, controls access to the pump, sells on-the-spot coop memberships. Used AVR with GNU development toolchain, Embedded ARM/Linux. Custom circuit-board with AVR to control kiosk peripherals, communicates with ARM SBC via RS232.</text:p>
            <text:p/>
            <text:p>Building an autonomous ground vehicle with video-based location and mapping. <text:s/>Used Arduino for vehicle control, Beaglebone for networking/OpenCV/speech, etc.</text:p>
          </table:table-cell>
          <table:table-cell table:style-name="ce12" table:number-columns-repeated="1022"/>
        </table:table-row>
        <table:table-row table:style-name="ro5">
          <table:table-cell office:value-type="float" office:value="225">
            <text:p>225</text:p>
          </table:table-cell>
          <table:table-cell office:value-type="string">
            <text:p>Atduino. for home auromation</text:p>
          </table:table-cell>
          <table:table-cell table:number-columns-repeated="1022"/>
        </table:table-row>
        <table:table-row table:style-name="ro8">
          <table:table-cell office:value-type="float" office:value="226">
            <text:p>226</text:p>
          </table:table-cell>
          <table:table-cell table:style-name="ce11" office:value-type="string">
            <text:p>Programming devices</text:p>
            <text:p>Personalized JTAG programmer</text:p>
            <text:p>Mowing the lawn</text:p>
            <text:p>Avoiding stubbing my toes in the morning</text:p>
          </table:table-cell>
          <table:table-cell table:number-columns-repeated="1022"/>
        </table:table-row>
        <table:table-row table:style-name="ro5">
          <table:table-cell office:value-type="float" office:value="227">
            <text:p>227</text:p>
          </table:table-cell>
          <table:table-cell office:value-type="string">
            <text:p>Currently I am having a lot of fun learning about the arduino. However, I really want to learn more about electrical engineering so I can start developing my own custom pcbs and designs.</text:p>
          </table:table-cell>
          <table:table-cell table:number-columns-repeated="1022"/>
        </table:table-row>
        <table:table-row table:style-name="ro5">
          <table:table-cell office:value-type="float" office:value="228">
            <text:p>228</text:p>
          </table:table-cell>
          <table:table-cell office:value-type="string">
            <text:p>I use Arduino controllers to quickly develop data acquisition systems, process controls, and HMI interfaces. The Open nature of hardware makes modification of a device easy, in addition open-source, in general, is backed by large and diverse communities which allows for very fast improvement.</text:p>
          </table:table-cell>
          <table:table-cell table:number-columns-repeated="1022"/>
        </table:table-row>
        <table:table-row table:style-name="ro5">
          <table:table-cell office:value-type="float" office:value="229">
            <text:p>229</text:p>
          </table:table-cell>
          <table:table-cell office:value-type="string">
            <text:p>UBW</text:p>
          </table:table-cell>
          <table:table-cell table:number-columns-repeated="1022"/>
        </table:table-row>
        <table:table-row table:style-name="ro5">
          <table:table-cell office:value-type="float" office:value="230">
            <text:p>230</text:p>
          </table:table-cell>
          <table:table-cell office:value-type="string">
            <text:p>Teensylu for Repraps, Sensor modules for prototyping and easy migration from proto to design via included design files, foot prints etc...</text:p>
          </table:table-cell>
          <table:table-cell table:number-columns-repeated="1022"/>
        </table:table-row>
        <table:table-row table:style-name="ro5">
          <table:table-cell office:value-type="float" office:value="231">
            <text:p>231</text:p>
          </table:table-cell>
          <table:table-cell office:value-type="string">
            <text:p>I2C servo and other control projects</text:p>
          </table:table-cell>
          <table:table-cell table:number-columns-repeated="1022"/>
        </table:table-row>
        <table:table-row table:style-name="ro29">
          <table:table-cell office:value-type="float" office:value="232">
            <text:p>232</text:p>
          </table:table-cell>
          <table:table-cell table:style-name="ce11" office:value-type="string">
            <text:p>I use open-source hardware both professionally and personally. <text:s/>As an engineering technician at a U.S. Government research center, the scientists and other researchers often have need of custom devices but usually only one, or at most a handful, for a specific project or laboratory. <text:s/>The use of open-sorce hardware and software, with low-cost development boards (e.g. Arduinos and derivatives), and commercially available components enables me to provide what they need faster, and some times significantly cheaper, than going through the process of finding and buying a propretary commerical project. <text:s/>Furthermore, in those instances where a commercially sold open source hardware product is available, it allows for much easier modification and/or trouble-shooting because the entire design is freely available. <text:s/>This allows me use better and more efficiently use the funds entrusted to me as a civil servant.</text:p>
            <text:p/>
            <text:p>Outside of work, I am an electronics hobbiest and like to work on various projects. <text:s/>Therefore, the open source hardware community is an invaluable resource to me.</text:p>
          </table:table-cell>
          <table:table-cell table:number-columns-repeated="1022"/>
        </table:table-row>
        <table:table-row table:style-name="ro5">
          <table:table-cell office:value-type="float" office:value="233">
            <text:p>233</text:p>
          </table:table-cell>
          <table:table-cell office:value-type="string">
            <text:p>I use Arduino(s) and a few Adafruit and Sparkfun breakouts. <text:s/>Like I said in an earlier question, I'm just tinkering right now. <text:s/>Trying to figure things out before more ambitious projects.</text:p>
          </table:table-cell>
          <table:table-cell table:number-columns-repeated="1022"/>
        </table:table-row>
        <table:table-row table:style-name="ro5">
          <table:table-cell office:value-type="float" office:value="234">
            <text:p>234</text:p>
          </table:table-cell>
          <table:table-cell office:value-type="string">
            <text:p>I use a lot of Arduino based designs in my job as a test engineer. <text:s/>It allows me to use proven designs and technologies in development, while giving me the ability to incorporate new technologies quickly. <text:s/>It also allowed me to spend less time learning a new programming language, since I am responsible for both hardware and software design.</text:p>
          </table:table-cell>
          <table:table-cell table:number-columns-repeated="1022"/>
        </table:table-row>
        <table:table-row table:style-name="ro9">
          <table:table-cell office:value-type="float" office:value="235">
            <text:p>235</text:p>
          </table:table-cell>
          <table:table-cell table:style-name="ce11" office:value-type="string">
            <text:p>I am currently developing a turbine engine interface for personal size helicopters. On another vein I want to bring new life to older vehicles, especially to the early generation of on-board computer management systems. </text:p>
            <text:p>I am learning about micro-controllers and re-learning programming.</text:p>
          </table:table-cell>
          <table:table-cell table:number-columns-repeated="1022"/>
        </table:table-row>
        <table:table-row table:style-name="ro5">
          <table:table-cell office:value-type="float" office:value="236">
            <text:p>236</text:p>
          </table:table-cell>
          <table:table-cell office:value-type="string">
            <text:p>I co-founded <text:s/>[part of this response<text:span text:style-name="T1"> contained information that may </text:span><text:span text:style-name="T1">identify the respondent and was removed to protect their anonymity</text:span><text:span text:style-name="T2">]</text:span>, our env. monitoring tools are open hardware.</text:p>
          </table:table-cell>
          <table:table-cell table:number-columns-repeated="1022"/>
        </table:table-row>
        <table:table-row table:style-name="ro5">
          <table:table-cell office:value-type="float" office:value="237">
            <text:p>237</text:p>
          </table:table-cell>
          <table:table-cell office:value-type="string">
            <text:p>I use the arduino platform, but I am trying to get away from it into a more "mature" platform. <text:s/>As soon as I get my Mac dual booting *nix, I will use OSHW to program the devices that I will be using, and if there is any interest in them, I will publish the designs under a OSHW license.</text:p>
          </table:table-cell>
          <table:table-cell table:number-columns-repeated="1022"/>
        </table:table-row>
        <table:table-row table:style-name="ro5">
          <table:table-cell office:value-type="float" office:value="238">
            <text:p>238</text:p>
          </table:table-cell>
          <table:table-cell office:value-type="string">
            <text:p>I have not had a long time to take advantage of open source hardware, but I have enjoyed what little I have gotten to taste, and it works well for my projects almost every time.</text:p>
          </table:table-cell>
          <table:table-cell table:number-columns-repeated="1022"/>
        </table:table-row>
        <table:table-row table:style-name="ro5">
          <table:table-cell office:value-type="float" office:value="239">
            <text:p>239</text:p>
          </table:table-cell>
          <table:table-cell office:value-type="string">
            <text:p>I primarily use Arduino. Primary purpose is for sensor management, and interfacing unconventional hardware with a PC. I, also, I used it for teaching purposes.</text:p>
          </table:table-cell>
          <table:table-cell table:number-columns-repeated="1022"/>
        </table:table-row>
        <table:table-row table:style-name="ro27">
          <table:table-cell office:value-type="float" office:value="240">
            <text:p>240</text:p>
          </table:table-cell>
          <table:table-cell table:style-name="ce11" office:value-type="string">
            <text:p>I use Arduinos extensively - I use them at work to mockup prototypes and proof of concepts, for data logging, and for test automations. <text:s/>I am an engineer that design biological science microscopes, and a ME by trade.</text:p>
            <text:p/>
            <text:p>Open Sourced hardware, with the community support and excellent documentation and tutorials, allows me as a ME to do EE related tasks - often faster than the EE can do it through "Traditional means". <text:s/>Need a data logger? <text:s/>Well, that's a simple sketch and an Adafruit SD card shield. <text:s/>Need to automate a power cycle test? <text:s/>Same arduino, add a SSR module, and a few lines of code. <text:s/>Without thousands of dollars of specialized gear from National Instruments that'll take me 2 days to configure, only to have to deal with coding in Labview. </text:p>
            <text:p/>
            <text:p>At home, there are Arduinos controlling my BBQ, my sous vide machine, etc.</text:p>
          </table:table-cell>
          <table:table-cell table:number-columns-repeated="1022"/>
        </table:table-row>
        <table:table-row table:style-name="ro8">
          <table:table-cell office:value-type="float" office:value="241">
            <text:p>241</text:p>
          </table:table-cell>
          <table:table-cell table:style-name="ce11" office:value-type="string">
            <text:p>Arduino. </text:p>
            <text:p><text:span text:style-name="T4"><text:s/></text:span><text:span text:style-name="T4">[part of this response</text:span><text:span text:style-name="T5"> contained information that may identify the </text:span><text:span text:style-name="T5">respondent and was removed to protect their anonymity</text:span><text:span text:style-name="T6">]</text:span></text:p>
          </table:table-cell>
          <table:table-cell table:number-columns-repeated="1022"/>
        </table:table-row>
        <table:table-row table:style-name="ro5">
          <table:table-cell office:value-type="float" office:value="242">
            <text:p>242</text:p>
          </table:table-cell>
          <table:table-cell office:value-type="string">
            <text:p>Arduino. I have/will use it with a lot of school projects big and small. It can do just about anything I want!</text:p>
          </table:table-cell>
          <table:table-cell table:number-columns-repeated="1022"/>
        </table:table-row>
        <table:table-row table:style-name="ro17">
          <table:table-cell office:value-type="float" office:value="243">
            <text:p>243</text:p>
          </table:table-cell>
          <table:table-cell table:style-name="ce11" office:value-type="string">
            <text:p>Sensors</text:p>
            <text:p>MicroControllers</text:p>
          </table:table-cell>
          <table:table-cell table:number-columns-repeated="1022"/>
        </table:table-row>
        <table:table-row table:style-name="ro5">
          <table:table-cell office:value-type="float" office:value="244">
            <text:p>244</text:p>
          </table:table-cell>
          <table:table-cell office:value-type="string">
            <text:p>Currently arduino boards of two flavors, autonomous robotics.</text:p>
          </table:table-cell>
          <table:table-cell table:number-columns-repeated="1022"/>
        </table:table-row>
        <table:table-row table:style-name="ro24">
          <table:table-cell office:value-type="float" office:value="245">
            <text:p>245</text:p>
          </table:table-cell>
          <table:table-cell table:style-name="ce11" office:value-type="string">
            <text:p>I get design files from Thingiverse, I'm a Sparkfun &amp; SpikenzieLab customer, and I've done a fair share of open hardware CNC woodworking designs.</text:p>
            <text:p>I plan on using more, giving more and participating in the community with an eye toward the next steop: Open Factories, where tooling and machinery for making things can, for the first time in centuries be owned by individual and communities rather than being under corporate control.</text:p>
          </table:table-cell>
          <table:table-cell table:number-columns-repeated="1022"/>
        </table:table-row>
        <table:table-row table:style-name="ro5">
          <table:table-cell office:value-type="float" office:value="246">
            <text:p>246</text:p>
          </table:table-cell>
          <table:table-cell office:value-type="string">
            <text:p>I use Arduino a lot in my practice, going as far as hacking the IDE and adding unauthorized boards to better suit my needs. I design my own project-specific Arduino clones.</text:p>
          </table:table-cell>
          <table:table-cell table:number-columns-repeated="1022"/>
        </table:table-row>
        <table:table-row table:style-name="ro5">
          <table:table-cell office:value-type="float" office:value="247">
            <text:p>247</text:p>
          </table:table-cell>
          <table:table-cell office:value-type="string">
            <text:p>I use Arduino and my own boards derived from arduino for controlling my robots</text:p>
          </table:table-cell>
          <table:table-cell table:number-columns-repeated="1022"/>
        </table:table-row>
        <table:table-row table:style-name="ro5">
          <table:table-cell office:value-type="float" office:value="248">
            <text:p>248</text:p>
          </table:table-cell>
          <table:table-cell office:value-type="string">
            <text:p>Arduino</text:p>
          </table:table-cell>
          <table:table-cell table:number-columns-repeated="1022"/>
        </table:table-row>
        <table:table-row table:style-name="ro13">
          <table:table-cell office:value-type="float" office:value="249">
            <text:p>249</text:p>
          </table:table-cell>
          <table:table-cell table:style-name="ce11" office:value-type="string">
            <text:p>BeagleBoard, PandaBoard, Arduino</text:p>
            <text:p>Personal Projects</text:p>
            <text:p>Posibility to customise them</text:p>
          </table:table-cell>
          <table:table-cell table:number-columns-repeated="1022"/>
        </table:table-row>
        <table:table-row table:style-name="ro11">
          <table:table-cell office:value-type="float" office:value="250">
            <text:p>250</text:p>
          </table:table-cell>
          <table:table-cell table:style-name="ce11" office:value-type="string">
            <text:p>I work as a researcher/engineer on a university so sometimes I need only to prove concepts. For this open-hardware is the best because it is cheap and I can have access to all that is inside and change it. Maybe the "product" created is not at an industrial level but the concept can be proven worth of exploring. </text:p>
            <text:p>I use arduinos, chipkits, breakout boards for sensors, pirateBus and many other according to the project that I have in hands.</text:p>
          </table:table-cell>
          <table:table-cell table:number-columns-repeated="1022"/>
        </table:table-row>
        <table:table-row table:style-name="ro5">
          <table:table-cell office:value-type="float" office:value="251">
            <text:p>251</text:p>
          </table:table-cell>
          <table:table-cell office:value-type="string">
            <text:p>I am presently using the Arduino because it is a flexible and easy to use prototyping platform. I use for robotics and some other control system applications.</text:p>
          </table:table-cell>
          <table:table-cell table:number-columns-repeated="1022"/>
        </table:table-row>
        <table:table-row table:style-name="ro5">
          <table:table-cell table:style-name="ce9" office:value-type="float" office:value="252">
            <text:p>252</text:p>
          </table:table-cell>
          <table:table-cell table:style-name="ce12" office:value-type="string">
            <text:p>arduino platform, i build a lot of projects on it: [part of this response<text:span text:style-name="T1"> </text:span><text:span text:style-name="T1">contained information that may identify the respondent and was </text:span><text:span text:style-name="T1">removed to protect their anonymity</text:span><text:span text:style-name="T2">]</text:span></text:p>
          </table:table-cell>
          <table:table-cell table:style-name="ce12" table:number-columns-repeated="1022"/>
        </table:table-row>
        <table:table-row table:style-name="ro6">
          <table:table-cell office:value-type="float" office:value="253">
            <text:p>253</text:p>
          </table:table-cell>
          <table:table-cell table:style-name="ce11" office:value-type="string">
            <text:p>To engineer an improvement to a product or to add a device to a product it is critical to have electrical details either in the form of schematics or detailed interface instructions. <text:s/>Open source hardware is more important to me than software but I have used both. <text:s/>In the case of software having the code allows me to very quickly adapt the software to suit me. <text:s/>In the case of hardware; no piece of hardware off the shelf is ever 100% perfect for a given application and being open source I can easily spin it to make it so.</text:p>
            <text:p>At work, I built an inexpensive data acquisition system that became a permanent part of a test fixture. <text:s/>This allows me to keep the expensive labview equipment free for other specialized purposes.</text:p>
          </table:table-cell>
          <table:table-cell table:number-columns-repeated="1022"/>
        </table:table-row>
        <table:table-row table:style-name="ro5">
          <table:table-cell office:value-type="float" office:value="254">
            <text:p>254</text:p>
          </table:table-cell>
          <table:table-cell office:value-type="string">
            <text:p>often we need to solve a problem about something we know nothing about. OSH helps us learn about the things we need to know regarding the things we don't know about - if that makes sense :)</text:p>
          </table:table-cell>
          <table:table-cell table:number-columns-repeated="1022"/>
        </table:table-row>
        <table:table-row table:style-name="ro5">
          <table:table-cell office:value-type="float" office:value="255">
            <text:p>255</text:p>
          </table:table-cell>
          <table:table-cell office:value-type="string">
            <text:p>Mostly arduino projects. My 14 year old daughter and I build kits and assemble prototype board.</text:p>
          </table:table-cell>
          <table:table-cell table:number-columns-repeated="1022"/>
        </table:table-row>
        <table:table-row table:style-name="ro5">
          <table:table-cell office:value-type="float" office:value="256">
            <text:p>256</text:p>
          </table:table-cell>
          <table:table-cell office:value-type="string">
            <text:p>Shifting to Arduino (brand), "I use this $&amp;*^ for everything!" ;) Almost unlimited references/resources/projects on the internet, from companies, organizations and individuals. :)</text:p>
          </table:table-cell>
          <table:table-cell table:number-columns-repeated="1022"/>
        </table:table-row>
        <table:table-row table:style-name="ro5">
          <table:table-cell office:value-type="float" office:value="257">
            <text:p>257</text:p>
          </table:table-cell>
          <table:table-cell office:value-type="string">
            <text:p>Multicopter</text:p>
          </table:table-cell>
          <table:table-cell table:number-columns-repeated="1022"/>
        </table:table-row>
        <table:table-row table:style-name="ro5">
          <table:table-cell office:value-type="float" office:value="258">
            <text:p>258</text:p>
          </table:table-cell>
          <table:table-cell office:value-type="string">
            <text:p>Arduino as fast path to running CAN hardware</text:p>
          </table:table-cell>
          <table:table-cell table:number-columns-repeated="1022"/>
        </table:table-row>
        <table:table-row table:style-name="ro8">
          <table:table-cell office:value-type="float" office:value="259">
            <text:p>259</text:p>
          </table:table-cell>
          <table:table-cell table:style-name="ce11" office:value-type="string">
            <text:p>Arduino</text:p>
            <text:p>Some SparkFun Electronics Products.</text:p>
            <text:p>And modify and upgrade exiting designs of Arduino, Logic Level Converter, etc.</text:p>
          </table:table-cell>
          <table:table-cell table:number-columns-repeated="1022"/>
        </table:table-row>
        <table:table-row table:style-name="ro5">
          <table:table-cell office:value-type="float" office:value="260">
            <text:p>260</text:p>
          </table:table-cell>
          <table:table-cell office:value-type="string">
            <text:p>I use Arduino and the many shields available as the basis for prototyping and developing hobby projects for myself, as well as learning how to interface and use sensors and actuators. <text:s/>I also use several open projects from for example Adafruit and Sparkfun, as well as spend quite some time on sites like Instructables and Make for inspiration / ideas.</text:p>
          </table:table-cell>
          <table:table-cell table:number-columns-repeated="1022"/>
        </table:table-row>
        <table:table-row table:style-name="ro5">
          <table:table-cell office:value-type="float" office:value="261">
            <text:p>261</text:p>
          </table:table-cell>
          <table:table-cell office:value-type="string">
            <text:p>one example among other is the versaloon, I could add more serial protocols as I need them and it is very expandable.</text:p>
          </table:table-cell>
          <table:table-cell table:number-columns-repeated="1022"/>
        </table:table-row>
        <table:table-row table:style-name="ro5">
          <table:table-cell office:value-type="float" office:value="262">
            <text:p>262</text:p>
          </table:table-cell>
          <table:table-cell office:value-type="string">
            <text:p>When developing software libraries for embedded applications, it is great to be able to reference other libraries that are made for similar devices or platforms. This is especially true when getting into higher level applications such as TCP/IP (lwIP, uIP, etc). Also, if a quick module needs to be added to a board design I'm currently working on, it is very convenient to be able to pull up a schematic of a working part to supplement the board. This takes the risk out of unfamiliar part design.</text:p>
          </table:table-cell>
          <table:table-cell table:number-columns-repeated="1022"/>
        </table:table-row>
        <table:table-row table:style-name="ro5">
          <table:table-cell office:value-type="float" office:value="263">
            <text:p>263</text:p>
          </table:table-cell>
          <table:table-cell office:value-type="string">
            <text:p>I use the Arduino platform and I love it. That little device has taught me more about robotics than anything I have ever used previously.How do I take advantage of the fact that it is open source? Well, it saves me money, I dont have to rely on a specific brand of sensor or motor. Everything just works wonderfully. I love open source</text:p>
          </table:table-cell>
          <table:table-cell table:number-columns-repeated="1022"/>
        </table:table-row>
        <table:table-row table:style-name="ro5">
          <table:table-cell office:value-type="float" office:value="264">
            <text:p>264</text:p>
          </table:table-cell>
          <table:table-cell office:value-type="string">
            <text:p>I use arduino duemilanove and arduino UNO</text:p>
          </table:table-cell>
          <table:table-cell table:number-columns-repeated="1022"/>
        </table:table-row>
        <table:table-row table:style-name="ro5">
          <table:table-cell office:value-type="float" office:value="265">
            <text:p>265</text:p>
          </table:table-cell>
          <table:table-cell office:value-type="string">
            <text:p>Arduino uno, Beagle Board....</text:p>
          </table:table-cell>
          <table:table-cell table:number-columns-repeated="1022"/>
        </table:table-row>
        <table:table-row table:style-name="ro17">
          <table:table-cell office:value-type="float" office:value="266">
            <text:p>266</text:p>
          </table:table-cell>
          <table:table-cell table:style-name="ce11" office:value-type="string">
            <text:p>arduino, beagle bone (raspberry pi coming)</text:p>
            <text:p>for learning about working with hardware</text:p>
          </table:table-cell>
          <table:table-cell table:number-columns-repeated="1022"/>
        </table:table-row>
        <table:table-row table:style-name="ro5">
          <table:table-cell office:value-type="float" office:value="267">
            <text:p>267</text:p>
          </table:table-cell>
          <table:table-cell office:value-type="string">
            <text:p>RepRap printer</text:p>
          </table:table-cell>
          <table:table-cell table:number-columns-repeated="1022"/>
        </table:table-row>
        <table:table-row table:style-name="ro5">
          <table:table-cell office:value-type="float" office:value="268">
            <text:p>268</text:p>
          </table:table-cell>
          <table:table-cell office:value-type="string">
            <text:p>Open source logic analyzer to learn how FPGAs work and as a VHDL tutorial</text:p>
          </table:table-cell>
          <table:table-cell table:number-columns-repeated="1022"/>
        </table:table-row>
        <table:table-row table:style-name="ro5">
          <table:table-cell office:value-type="float" office:value="269">
            <text:p>269</text:p>
          </table:table-cell>
          <table:table-cell office:value-type="string">
            <text:p>Arduino, <text:s/>Led projects, hacking old radios, computers...</text:p>
          </table:table-cell>
          <table:table-cell table:number-columns-repeated="1022"/>
        </table:table-row>
        <table:table-row table:style-name="ro5">
          <table:table-cell office:value-type="float" office:value="270">
            <text:p>270</text:p>
          </table:table-cell>
          <table:table-cell office:value-type="string">
            <text:p>I use mostly Arduino and open hardware derivatives like Boarduino.</text:p>
          </table:table-cell>
          <table:table-cell table:number-columns-repeated="1022"/>
        </table:table-row>
        <table:table-row table:style-name="ro24">
          <table:table-cell office:value-type="float" office:value="271">
            <text:p>271</text:p>
          </table:table-cell>
          <table:table-cell table:style-name="ce11" office:value-type="string">
            <text:p>I use the RepRap Gen6 electronics (open source) to drive my Prusa 3D printer (open source).</text:p>
            <text:p/>
            <text:p>I am using fragments of the Gen6 design to produce another open source CNC controller.</text:p>
            <text:p/>
            <text:p>Also the ideas learnt from looking various open source project influence the design of my current one.</text:p>
          </table:table-cell>
          <table:table-cell table:number-columns-repeated="1022"/>
        </table:table-row>
        <table:table-row table:style-name="ro30">
          <table:table-cell office:value-type="float" office:value="272">
            <text:p>272</text:p>
          </table:table-cell>
          <table:table-cell table:style-name="ce11" office:value-type="string">
            <text:p>I mostly use Arduino stuff.</text:p>
            <text:p>I utilise the open-source nature of it to design custom PCBs that can be miniaturised by deleting things I don't need for certain projects therefore creating a smaller and more economical result.</text:p>
          </table:table-cell>
          <table:table-cell table:number-columns-repeated="1022"/>
        </table:table-row>
        <table:table-row table:style-name="ro5">
          <table:table-cell office:value-type="float" office:value="273">
            <text:p>273</text:p>
          </table:table-cell>
          <table:table-cell office:value-type="string">
            <text:p>Right now i'm using bus pirate v3.5c. planning to use for uart and jtag purposes of my phone. What i like about open-source hardware is the information available for the hardware is abundant. Not to mention the wide support for open-source hardware from all kinds of form like forum, blog and etc.</text:p>
          </table:table-cell>
          <table:table-cell table:number-columns-repeated="1022"/>
        </table:table-row>
        <table:table-row table:style-name="ro5">
          <table:table-cell office:value-type="float" office:value="274">
            <text:p>274</text:p>
          </table:table-cell>
          <table:table-cell office:value-type="string">
            <text:p>I use Arduinos and some of Sparkfun's products to create hobby projects such as robots and pieces of home automation.</text:p>
          </table:table-cell>
          <table:table-cell table:number-columns-repeated="1022"/>
        </table:table-row>
        <table:table-row table:style-name="ro5">
          <table:table-cell office:value-type="float" office:value="275">
            <text:p>275</text:p>
          </table:table-cell>
          <table:table-cell office:value-type="string">
            <text:p>I'm working with the Arduino Duemilenove to run an led array. <text:s/>My plan is to incorporate the led's into the side moldings of my car to run up and down the side of the car when that sides turn signal is activated. <text:s/>I've programmed the led's to cycle the way KITT did in Knight Rider.</text:p>
          </table:table-cell>
          <table:table-cell table:number-columns-repeated="1022"/>
        </table:table-row>
        <table:table-row table:style-name="ro14">
          <table:table-cell table:style-name="ce9" office:value-type="float" office:value="276">
            <text:p>276</text:p>
          </table:table-cell>
          <table:table-cell table:style-name="ce13" office:value-type="string">
            <text:p>Educating Students w/ it <text:s/>[part of this response<text:span text:style-name="T1"> contained information </text:span><text:span text:style-name="T1">that may identify the respondent and was removed to protect their </text:span><text:span text:style-name="T1">anonymity</text:span><text:span text:style-name="T2">]</text:span></text:p>
            <text:p>Using it in research projects (Found SparkFun products at the ISEF!)</text:p>
            <text:p>Easier to teach with, easier to share - modifying and applying new ideas and growing patterns - very easy</text:p>
          </table:table-cell>
          <table:table-cell table:style-name="ce12" table:number-columns-repeated="1022"/>
        </table:table-row>
        <table:table-row table:style-name="ro5">
          <table:table-cell office:value-type="float" office:value="277">
            <text:p>277</text:p>
          </table:table-cell>
          <table:table-cell office:value-type="string">
            <text:p>I have used Arduino Uno. <text:s/>I couldn't do the projects I do without open source hardware, since I know very little of the details making the things I use work.</text:p>
          </table:table-cell>
          <table:table-cell table:number-columns-repeated="1022"/>
        </table:table-row>
        <table:table-row table:style-name="ro5">
          <table:table-cell office:value-type="float" office:value="278">
            <text:p>278</text:p>
          </table:table-cell>
          <table:table-cell office:value-type="string">
            <text:p>I use Arduino, Beagleboard/bone, BusPirate and Open Logic Workbench Sniffer, and have adapted many OSH designs for my own use. I recently started quick2wire.com, which is developing a range of OSH add-ons for the Raspberry Pi and other hobbyist/eductional platforms.</text:p>
          </table:table-cell>
          <table:table-cell table:number-columns-repeated="1022"/>
        </table:table-row>
        <table:table-row table:style-name="ro5">
          <table:table-cell office:value-type="float" office:value="279">
            <text:p>279</text:p>
          </table:table-cell>
          <table:table-cell office:value-type="string">
            <text:p>o</text:p>
          </table:table-cell>
          <table:table-cell table:number-columns-repeated="1022"/>
        </table:table-row>
        <table:table-row table:style-name="ro5">
          <table:table-cell office:value-type="float" office:value="280">
            <text:p>280</text:p>
          </table:table-cell>
          <table:table-cell office:value-type="string">
            <text:p>Right now I''m basically dipping my toes in and testing the waters of open source hardware. I am an RC airplane/helicopter enthusiast, who's enthusiasm exceeds my skills as a pilot. I intend to use the hardware and software to reduce crashes, rebuilding, expenses, etc. Also, it's simply very interesting, and as a disabled person who is currently not employed, it's very important to me to be involved in a mentally stimulating activity and feel as If I'm making some contribution, no matter how small, to a community who's support I enjoy.</text:p>
          </table:table-cell>
          <table:table-cell table:number-columns-repeated="1022"/>
        </table:table-row>
        <table:table-row table:style-name="ro5">
          <table:table-cell office:value-type="float" office:value="281">
            <text:p>281</text:p>
          </table:table-cell>
          <table:table-cell office:value-type="string">
            <text:p>I enjoy using the Arduino to control all my projects, especially because I can buy the parts and build a custom Arduino for my projects. Can't do that with the Basic Stamp, which is what my school uses.</text:p>
          </table:table-cell>
          <table:table-cell table:number-columns-repeated="1022"/>
        </table:table-row>
        <table:table-row table:style-name="ro5">
          <table:table-cell office:value-type="float" office:value="282">
            <text:p>282</text:p>
          </table:table-cell>
          <table:table-cell office:value-type="string">
            <text:p>I use Arduino, Ruby, Ubuntu linux, and a plethora of open source programs (gimp, inkscape, etc..). I have been a builder most of my life, but never expanded any knowledge in electronics until after college at age 24. Got my first Arduino at a friends suggestion, then proceeded to build a remote controlled lawnmower from scratch (motor-controller and all, even the arduino) which was featured on the cover of MAKE magazine. I kept building all different things from a sun-activated automatic chicken-coop door-opener to a homemade Segway, until I ended up writing a book for Apress publishing, titled <text:s/>[part of this response<text:span text:style-name="T1"> contained information that may identify the respondent and </text:span><text:span text:style-name="T1">was removed to protect their anonymity</text:span><text:span text:style-name="T2">]</text:span> and featured a few chapters of introduction to electricity, electronics, the Arduino, and robotics before leading into 10 individual robotics projects that all use the Arduino. I am now a Ruby developer contributing to the open source ruby community as well as the Arduino community. I am also in the process of launching my new website, <text:s/>[part of this response<text:span text:style-name="T1"> contained information that may </text:span><text:span text:style-name="T1">identify the respondent and was removed to protect their anonymity</text:span><text:span text:style-name="T2">]</text:span>, which I will sell kits for my <text:s/>[part of this response<text:span text:style-name="T1"> contained information </text:span><text:span text:style-name="T1">that may identify the respondent and was removed to protect their </text:span><text:span text:style-name="T1">anonymity</text:span><text:span text:style-name="T2">]</text:span>.</text:p>
          </table:table-cell>
          <table:table-cell table:number-columns-repeated="1022"/>
        </table:table-row>
        <table:table-row table:style-name="ro14">
          <table:table-cell office:value-type="float" office:value="283">
            <text:p>283</text:p>
          </table:table-cell>
          <table:table-cell table:style-name="ce11" office:value-type="string">
            <text:p>Arduino and SparkFun have made electronics infinitely more accessible.</text:p>
            <text:p>It's simply remarkable what one can do building on the shoulders (or eagle files) of the open-source movement. <text:s/>There's a tremendous opportunity for niche technology that major manufacturers overlook with one-size-fits-all mass marketing approaches.</text:p>
          </table:table-cell>
          <table:table-cell table:number-columns-repeated="1022"/>
        </table:table-row>
        <table:table-row table:style-name="ro19">
          <table:table-cell office:value-type="float" office:value="284">
            <text:p>284</text:p>
          </table:table-cell>
          <table:table-cell table:style-name="ce11" office:value-type="string">
            <text:p>I have built several kits from sparkfun to teach myself soldering and get comfortable with the idea of building my own devices that interact with the world. <text:s/>I am now designing my own arduino based reef aquarium controller. <text:s/>I enjoy looking through the hundreds of examples of DIY controllers and LED lighting systems posted on various aquarium forums. <text:s/>This has allowed me to learn more about electronics and learn from other peoples mistakes.</text:p>
            <text:p/>
            <text:p>Once my system is reasonably stable I plan on making my design, software, and parts list available to the public. <text:s/>I also expect to give a tutorial on this to the look reef keep society (Baltimore area).</text:p>
          </table:table-cell>
          <table:table-cell table:number-columns-repeated="1022"/>
        </table:table-row>
        <table:table-row table:style-name="ro5">
          <table:table-cell office:value-type="float" office:value="285">
            <text:p>285</text:p>
          </table:table-cell>
          <table:table-cell office:value-type="string">
            <text:p>Cuando comencé mi actividad y no sabía como construir mis equipos electrónicos, no tenía a quién preguntar sobre lo que me gustaba. Hoy puedo transmitir mi experiencia y no quiero que existan personas que se queden sin descubrir el conocimiento</text:p>
          </table:table-cell>
          <table:table-cell table:number-columns-repeated="1022"/>
        </table:table-row>
        <table:table-row table:style-name="ro5">
          <table:table-cell office:value-type="float" office:value="286">
            <text:p>286</text:p>
          </table:table-cell>
          <table:table-cell office:value-type="string">
            <text:p>I used Arduino Pro Minis and Sparkfun-Nordic-Tranceivers to build a swarm like decentral building automation system for my phd. I designed an own pcb which carries the Arduino, the tranceiver and some sensors. The system nodes were build from this pcb and controlled the light and the air exchange by using servos to control flaps to open and close windows and air intakes. When the whole thing is ready to be released it will probably be open-source too.</text:p>
          </table:table-cell>
          <table:table-cell table:number-columns-repeated="1022"/>
        </table:table-row>
        <table:table-row table:style-name="ro5">
          <table:table-cell office:value-type="float" office:value="287">
            <text:p>287</text:p>
          </table:table-cell>
          <table:table-cell office:value-type="string">
            <text:p>So far I have been learning about micro controllers. <text:s/>I plan to build security systems. <text:s/>I</text:p>
          </table:table-cell>
          <table:table-cell table:number-columns-repeated="1022"/>
        </table:table-row>
        <table:table-row table:style-name="ro18">
          <table:table-cell office:value-type="float" office:value="288">
            <text:p>288</text:p>
          </table:table-cell>
          <table:table-cell table:style-name="ce11" office:value-type="string">
            <text:p>What I use: SPARKFUN!</text:p>
            <text:p>What for: making random stuff, working on projects to both learn more (still in high school, so I've never taken high level courses), and for a personal challenge</text:p>
            <text:p>How I take advantage: I can look at design files to look at how everything works, make any changes I would like, then often find public license code to make it work with more simplicity than if I did it without help from the open source community. While I have not contributed to the community yet, I hope to in the future</text:p>
          </table:table-cell>
          <table:table-cell table:number-columns-repeated="1022"/>
        </table:table-row>
        <table:table-row table:style-name="ro5">
          <table:table-cell office:value-type="float" office:value="289">
            <text:p>289</text:p>
          </table:table-cell>
          <table:table-cell office:value-type="string">
            <text:p>Arduino shields and breakout boards</text:p>
          </table:table-cell>
          <table:table-cell table:number-columns-repeated="1022"/>
        </table:table-row>
        <table:table-row table:style-name="ro5">
          <table:table-cell office:value-type="float" office:value="290">
            <text:p>290</text:p>
          </table:table-cell>
          <table:table-cell office:value-type="string">
            <text:p>The primary open source hardware is the Arduino. <text:s/>I use this guy almost exclusively because I am a software developer who is self teaching myself electronics/circuit design. <text:s/>Projects range form simple sensors for data logging to standalone devices. <text:s/>I like the open source environment because everything is open and there is no tape in the way from actually finding information I need. <text:s/>I also like the fact that if someone doesn't update their library I can do it myself easily.</text:p>
          </table:table-cell>
          <table:table-cell table:number-columns-repeated="1022"/>
        </table:table-row>
        <table:table-row table:style-name="ro5">
          <table:table-cell office:value-type="float" office:value="291">
            <text:p>291</text:p>
          </table:table-cell>
          <table:table-cell office:value-type="string">
            <text:p>I got into open source through Linux. All my PC's are now Ubuntu, except one dual boot for things I haven't switched over (or gotten rid of) yet. <text:s/>I am learning programming and electrical engineering with Arduino, which I can't say enough good things about. <text:s/>The only problem I have with the Arduino project is that it wasn't started earlier! <text:s/>I am confident that open source will save humanity. <text:s/>It is only a matter of time, and at this rate it won't be long.</text:p>
          </table:table-cell>
          <table:table-cell table:number-columns-repeated="1022"/>
        </table:table-row>
        <table:table-row table:style-name="ro5">
          <table:table-cell office:value-type="float" office:value="292">
            <text:p>292</text:p>
          </table:table-cell>
          <table:table-cell office:value-type="string">
            <text:p>Use it to benchmark my EDA tools.</text:p>
          </table:table-cell>
          <table:table-cell table:number-columns-repeated="1022"/>
        </table:table-row>
        <table:table-row table:style-name="ro17">
          <table:table-cell office:value-type="float" office:value="293">
            <text:p>293</text:p>
          </table:table-cell>
          <table:table-cell table:style-name="ce11" office:value-type="string">
            <text:p>Arduino </text:p>
            <text:p>OpenCV, python <text:s/>and linux</text:p>
          </table:table-cell>
          <table:table-cell table:number-columns-repeated="1022"/>
        </table:table-row>
        <table:table-row table:style-name="ro5">
          <table:table-cell office:value-type="float" office:value="294">
            <text:p>294</text:p>
          </table:table-cell>
          <table:table-cell office:value-type="string">
            <text:p>I use an open source buildlog.net laser cutter. <text:s/>The advantage of the open source part is that I could easily modify the designs to better suit my needs, and I have benefited immensely from other open source enthusiasts doing the same.</text:p>
          </table:table-cell>
          <table:table-cell table:number-columns-repeated="1022"/>
        </table:table-row>
        <table:table-row table:style-name="ro5">
          <table:table-cell office:value-type="float" office:value="295">
            <text:p>295</text:p>
          </table:table-cell>
          <table:table-cell office:value-type="string">
            <text:p>Beagleboard and Pandaboard are nice examples to learn how to build Android device.</text:p>
          </table:table-cell>
          <table:table-cell table:number-columns-repeated="1022"/>
        </table:table-row>
        <table:table-row table:style-name="ro5">
          <table:table-cell office:value-type="float" office:value="296">
            <text:p>296</text:p>
          </table:table-cell>
          <table:table-cell office:value-type="string">
            <text:p>Many of the arduino products Sparkfun sells I have redesigned to be smaller or better engineered.</text:p>
          </table:table-cell>
          <table:table-cell table:number-columns-repeated="1022"/>
        </table:table-row>
        <table:table-row table:style-name="ro5">
          <table:table-cell office:value-type="float" office:value="297">
            <text:p>297</text:p>
          </table:table-cell>
          <table:table-cell office:value-type="string">
            <text:p>Aurduino, learning and teaching my daughter</text:p>
          </table:table-cell>
          <table:table-cell table:number-columns-repeated="1022"/>
        </table:table-row>
        <table:table-row table:style-name="ro31">
          <table:table-cell office:value-type="float" office:value="298">
            <text:p>298</text:p>
          </table:table-cell>
          <table:table-cell table:style-name="ce11" office:value-type="string">
            <text:p>Started with Arduino and Netduino at the same time after taking a class on programming for a work related requirement that would only have me using the information on a hit and miss basis. I looked for a tool that would both use the skills learned in the class that was necessary for work and be engaging. I flew R/C aircraft as a hobby, so I set to work with both platforms to create the software for an autopilot purposefully not looking at how others had done it, but with just knowing that others had done the same with the hardware. Working parallel with both I soon found the Netduino had a better fit to the requirement but had multiple negative experiences with their community. The Arduino quickly let to hardware hacking and C++ and I was hooked on embedded design for both professional and personal projects. </text:p>
            <text:p>I like the C# buy am happier with the C++ community / open hardware. I plan to continue to pay back the resource as I go with improvements and ideas for those that started a year or two behind me.</text:p>
          </table:table-cell>
          <table:table-cell table:number-columns-repeated="1022"/>
        </table:table-row>
        <table:table-row table:style-name="ro5">
          <table:table-cell office:value-type="float" office:value="299">
            <text:p>299</text:p>
          </table:table-cell>
          <table:table-cell office:value-type="string">
            <text:p>I use a couple Microcontrollers for work projects and home projects. <text:s/>I am replacing some industrial PLC's on small projects with Microcontroller boards- arduino, avr, Coridium NXP. <text:s/>I work as a controls designer and programmer at a job where in the past pretty much everything has been "off-the-shelf" PLC hardware and some PC's and a variety of industrial PC motion cards.</text:p>
          </table:table-cell>
          <table:table-cell table:number-columns-repeated="1022"/>
        </table:table-row>
        <table:table-row table:style-name="ro5">
          <table:table-cell office:value-type="float" office:value="300">
            <text:p>300</text:p>
          </table:table-cell>
          <table:table-cell office:value-type="string">
            <text:p>I mostly use arduino to learn and teach my kids.</text:p>
          </table:table-cell>
          <table:table-cell table:number-columns-repeated="1022"/>
        </table:table-row>
        <table:table-row table:style-name="ro5">
          <table:table-cell office:value-type="float" office:value="301">
            <text:p>301</text:p>
          </table:table-cell>
          <table:table-cell office:value-type="string">
            <text:p>I use Arduino + arduino shields and BeagleBone in robotics and audio projects. The most important to me is that I can refer to the design files to understand how the hardware works.</text:p>
          </table:table-cell>
          <table:table-cell table:number-columns-repeated="1022"/>
        </table:table-row>
        <table:table-row table:style-name="ro5">
          <table:table-cell office:value-type="float" office:value="302">
            <text:p>302</text:p>
          </table:table-cell>
          <table:table-cell office:value-type="string">
            <text:p>At this point I mostly use open-source hardware designs to learn more about how a particular device works.</text:p>
          </table:table-cell>
          <table:table-cell table:number-columns-repeated="1022"/>
        </table:table-row>
        <table:table-row table:style-name="ro5">
          <table:table-cell office:value-type="float" office:value="303">
            <text:p>303</text:p>
          </table:table-cell>
          <table:table-cell office:value-type="string">
            <text:p>I use many open source products as initial references for more custom integrated designs down the road. <text:s/>For instance, I am using the OSMC to get a prototype working, and am integrating aspects of it as well as bits and pieces from other projects into a custom solution. <text:s/>The ability to just pull up the schematic and see what components were used and how they are hooked up has enabled me to speed up troubleshooting and learn the real limits of the hardware.</text:p>
          </table:table-cell>
          <table:table-cell table:number-columns-repeated="1022"/>
        </table:table-row>
        <table:table-row table:style-name="ro5">
          <table:table-cell office:value-type="float" office:value="304">
            <text:p>304</text:p>
          </table:table-cell>
          <table:table-cell office:value-type="string">
            <text:p>I have a MakerBot Thing-O-Matic! I mostly use it for fun.</text:p>
          </table:table-cell>
          <table:table-cell table:number-columns-repeated="1022"/>
        </table:table-row>
        <table:table-row table:style-name="ro5">
          <table:table-cell office:value-type="float" office:value="305">
            <text:p>305</text:p>
          </table:table-cell>
          <table:table-cell office:value-type="string">
            <text:p>Arduino and BusPirate</text:p>
          </table:table-cell>
          <table:table-cell table:number-columns-repeated="1022"/>
        </table:table-row>
        <table:table-row table:style-name="ro5">
          <table:table-cell office:value-type="float" office:value="306">
            <text:p>306</text:p>
          </table:table-cell>
          <table:table-cell office:value-type="string">
            <text:p>The Arduino platform has greatly simplified data collection and creating computer interfaces. <text:s/>The level-of-effort compared to what I previously did with parallel and serial ports has been reduced by at least a factor of 10. <text:s/>With less through-hole and more SMD available, the open source breakout boards with support components have simplified many projects that would have otherwise been much more difficult.</text:p>
          </table:table-cell>
          <table:table-cell table:number-columns-repeated="1022"/>
        </table:table-row>
        <table:table-row table:style-name="ro11">
          <table:table-cell office:value-type="float" office:value="307">
            <text:p>307</text:p>
          </table:table-cell>
          <table:table-cell table:style-name="ce11" office:value-type="string">
            <text:p>arduinos, sensors and actuators</text:p>
            <text:p>revamped old radios, toys, instruments</text:p>
            <text:p>old recorders, cameras, projectors,</text:p>
            <text:p>resonant objects,</text:p>
            <text:p>interactive systems for creativity and arts</text:p>
            <text:p>music, sound, video, kinetic art, installations</text:p>
            <text:p/>
            <text:p>i don't care about if it is open or closed, i use everything as i please and don't care about how it is comercialized. if i can aford it i buy it, if not i take old stuff from the garbage and recycle it.</text:p>
          </table:table-cell>
          <table:table-cell table:number-columns-repeated="1022"/>
        </table:table-row>
        <table:table-row table:style-name="ro5">
          <table:table-cell office:value-type="float" office:value="308">
            <text:p>308</text:p>
          </table:table-cell>
          <table:table-cell office:value-type="string">
            <text:p>i'm so glad that if i have an issue, I can talk to an amazing group of people for help</text:p>
          </table:table-cell>
          <table:table-cell table:number-columns-repeated="1022"/>
        </table:table-row>
        <table:table-row table:style-name="ro5">
          <table:table-cell office:value-type="float" office:value="309">
            <text:p>309</text:p>
          </table:table-cell>
          <table:table-cell office:value-type="string">
            <text:p>Arduino for learning programming microprocessors, tinkering and making personal projects around the house, etc.</text:p>
          </table:table-cell>
          <table:table-cell table:number-columns-repeated="1022"/>
        </table:table-row>
        <table:table-row table:style-name="ro5">
          <table:table-cell office:value-type="float" office:value="310">
            <text:p>310</text:p>
          </table:table-cell>
          <table:table-cell office:value-type="string">
            <text:p>Used Arduino for a graduation final project.</text:p>
          </table:table-cell>
          <table:table-cell table:number-columns-repeated="1022"/>
        </table:table-row>
        <table:table-row table:style-name="ro12">
          <table:table-cell office:value-type="float" office:value="311">
            <text:p>311</text:p>
          </table:table-cell>
          <table:table-cell table:style-name="ce11" office:value-type="string">
            <text:p>Arduino uno - its cheap since it doesn't have licensing fees associated with it. <text:s/>I was able to teach my kids physics and programming concepts by making interesting-to-them displays of physical properties controlled by electronics. <text:s/>The software and support for it is SO widespread that people are always making their devices work with the arduino.</text:p>
            <text:p/>
            <text:p>Additionally - since its open source - when you invest in taking the time to understand it - its an investment that will last beyond a corporate boardroom's fancy.</text:p>
          </table:table-cell>
          <table:table-cell table:number-columns-repeated="1022"/>
        </table:table-row>
        <table:table-row table:style-name="ro5">
          <table:table-cell office:value-type="float" office:value="312">
            <text:p>312</text:p>
          </table:table-cell>
          <table:table-cell office:value-type="string">
            <text:p>I don't often change hardware, but I do enjoy the ability to reference the board layout and schematics when I need to figure out what is wrong.</text:p>
          </table:table-cell>
          <table:table-cell table:number-columns-repeated="1022"/>
        </table:table-row>
        <table:table-row table:style-name="ro5">
          <table:table-cell office:value-type="float" office:value="313">
            <text:p>313</text:p>
          </table:table-cell>
          <table:table-cell office:value-type="string">
            <text:p>Arduino and BOB of Spark fun to evaluate idea for hobby projects.</text:p>
          </table:table-cell>
          <table:table-cell table:number-columns-repeated="1022"/>
        </table:table-row>
        <table:table-row table:style-name="ro5">
          <table:table-cell office:value-type="float" office:value="314">
            <text:p>314</text:p>
          </table:table-cell>
          <table:table-cell office:value-type="string">
            <text:p>So far it is finding out what is avaible; I expect to survey the projects each time I have any interest in a new design or technology.</text:p>
          </table:table-cell>
          <table:table-cell table:number-columns-repeated="1022"/>
        </table:table-row>
        <table:table-row table:style-name="ro11">
          <table:table-cell office:value-type="float" office:value="315">
            <text:p>315</text:p>
          </table:table-cell>
          <table:table-cell table:style-name="ce11" office:value-type="string">
            <text:p>Using parallax propeller to update/modify older tethered robotic platforms to arrive at an autonomous robot</text:p>
            <text:p>the open source paradigm has led me to several examples of previous work from other users on how to interface components into a system which I can use or modify to accomplish my specific goals. <text:s/>Many of the open source examples are accompanied by explicit details and real world examples which help interpreting often obscure code examples in other types of platform design.</text:p>
          </table:table-cell>
          <table:table-cell table:number-columns-repeated="1022"/>
        </table:table-row>
        <table:table-row table:style-name="ro5">
          <table:table-cell office:value-type="float" office:value="316">
            <text:p>316</text:p>
          </table:table-cell>
          <table:table-cell office:value-type="string">
            <text:p>Given that there is rarely anything new, particularly in the open hardware arena, the value of open hardware is access to design information for use and debugging. <text:s/>Open Design / Open Documentation is more important than open hardware. <text:s/>Most open hardware seems to be tweaks of manufacturers design examples so developing similar functionality from scratch is not really much of an issue. <text:s/>Using an off the shelf piece of hardware without open documentation is the problem.</text:p>
          </table:table-cell>
          <table:table-cell table:number-columns-repeated="1022"/>
        </table:table-row>
        <table:table-row table:style-name="ro5">
          <table:table-cell office:value-type="float" office:value="317">
            <text:p>317</text:p>
          </table:table-cell>
          <table:table-cell office:value-type="string">
            <text:p>Wherever possible I try and push a client or co-worker who either may not know or is not aware of open source hard/software to using the appropriate licences. Arduino is a big part of my OSHW life, as ae many of SparkFun's products, who's EAGLE files are often accesible.</text:p>
          </table:table-cell>
          <table:table-cell table:number-columns-repeated="1022"/>
        </table:table-row>
        <table:table-row table:style-name="ro22">
          <table:table-cell office:value-type="float" office:value="318">
            <text:p>318</text:p>
          </table:table-cell>
          <table:table-cell table:style-name="ce11" office:value-type="string">
            <text:p>uC/breakboard, wireless chip/breakboard, switch/button/breakboard</text:p>
            <text:p>avoid reinventing the wheel for every special part available</text:p>
            <text:p>possibility to modify and integrate design into larger project</text:p>
            <text:p>freedom</text:p>
          </table:table-cell>
          <table:table-cell table:number-columns-repeated="1022"/>
        </table:table-row>
        <table:table-row table:style-name="ro5">
          <table:table-cell office:value-type="float" office:value="319">
            <text:p>319</text:p>
          </table:table-cell>
          <table:table-cell office:value-type="string">
            <text:p>I use to build enviroment monitoring devices , toys for my son, personalized measurement devices, audio devices for my use. The great advantage of beig open-source is the possibility to customize and even create new uses for the project beyond its original purpose</text:p>
          </table:table-cell>
          <table:table-cell table:number-columns-repeated="1022"/>
        </table:table-row>
        <table:table-row table:style-name="ro5">
          <table:table-cell office:value-type="float" office:value="320">
            <text:p>320</text:p>
          </table:table-cell>
          <table:table-cell office:value-type="string">
            <text:p>Currently I am using Beagle board</text:p>
          </table:table-cell>
          <table:table-cell table:number-columns-repeated="1022"/>
        </table:table-row>
        <table:table-row table:style-name="ro5">
          <table:table-cell office:value-type="float" office:value="321">
            <text:p>321</text:p>
          </table:table-cell>
          <table:table-cell office:value-type="string">
            <text:p>To learn, understand and ability to modify for my own project</text:p>
          </table:table-cell>
          <table:table-cell table:number-columns-repeated="1022"/>
        </table:table-row>
        <table:table-row table:style-name="ro8">
          <table:table-cell office:value-type="float" office:value="322">
            <text:p>322</text:p>
          </table:table-cell>
          <table:table-cell table:style-name="ce11" office:value-type="string">
            <text:p>Freely available schematics mean that </text:p>
            <text:p>a) I can learn from it</text:p>
            <text:p>and</text:p>
            <text:p>b) I can fix or change it</text:p>
          </table:table-cell>
          <table:table-cell table:number-columns-repeated="1022"/>
        </table:table-row>
        <table:table-row table:style-name="ro5">
          <table:table-cell office:value-type="float" office:value="323">
            <text:p>323</text:p>
          </table:table-cell>
          <table:table-cell office:value-type="string">
            <text:p>I use the Bus Pirate, I am planning on using the Open Bench Logic Sniffer. I am also basing some of my hobby projects on projects like the OpenLog, the UAVDevBoard and the ArduPilot family.</text:p>
          </table:table-cell>
          <table:table-cell table:number-columns-repeated="1022"/>
        </table:table-row>
        <table:table-row table:style-name="ro5">
          <table:table-cell office:value-type="float" office:value="324">
            <text:p>324</text:p>
          </table:table-cell>
          <table:table-cell office:value-type="string">
            <text:p>I have built a number of custom Arduino based circuits for theater lighting and special effects use for a local high school theater program. The ability to quickly develop new circuits based on the well documented and community commented work of others then turn around and give back what I have learned is amazingly powerful. The wealth of freely available information and the innovation that it generates is only possible through this model.</text:p>
          </table:table-cell>
          <table:table-cell table:number-columns-repeated="1022"/>
        </table:table-row>
        <table:table-row table:style-name="ro18">
          <table:table-cell table:style-name="ce9" office:value-type="float" office:value="325">
            <text:p>325</text:p>
          </table:table-cell>
          <table:table-cell table:style-name="ce13" office:value-type="string">
            <text:p>I've run a successful kickstarter project based using an open hardware design. I used the Arduino environment and Atmega chips to create a small, cheap Arduino compatible for embedding in projects. I use Arduino boards all the time to prototype designs and do personal project. I documented how you can make one at home with the exact parts required. <text:s/>[part of this response<text:span text:style-name="T1"> contained information that may </text:span><text:span text:style-name="T1">identify the respondent and was removed to protect their anonymity</text:span><text:span text:style-name="T2">] </text:span>I also own and use a Makerbot for 3d modeling.</text:p>
          </table:table-cell>
          <table:table-cell table:style-name="ce12" table:number-columns-repeated="1022"/>
        </table:table-row>
        <table:table-row table:style-name="ro5">
          <table:table-cell office:value-type="float" office:value="326">
            <text:p>326</text:p>
          </table:table-cell>
          <table:table-cell office:value-type="string">
            <text:p>I work in a design agency and OSHW is used for the purposes of building interactive installations quickly. We can iterate designs quickly, we can repurpose existing projects to fit project timelines, we can give our projects back to the community, etc. We use all sorts of OS hardware, from Arduino, Makerbot, Beagle, and a few other projects…</text:p>
          </table:table-cell>
          <table:table-cell table:number-columns-repeated="1022"/>
        </table:table-row>
        <table:table-row table:style-name="ro19">
          <table:table-cell office:value-type="float" office:value="327">
            <text:p>327</text:p>
          </table:table-cell>
          <table:table-cell table:style-name="ce11" office:value-type="string">
            <text:p>I largely use the Arduino platform and many of SparkFun's variations on it. I've used it for personal projects (learning and tinkering, while still thinking about a potential awesome project) and for work projects (an RFID-enabled cabinet that will only unlock if you've passed through the proper training classes.)</text:p>
            <text:p/>
            <text:p>The open-source portion is awesome for two main reasons: 1) I can dig through libraries and pull up source whenever I need to dig deep at a problem (like the Ethernet stack getting funky in Arduino 1.0), and 2) there are no loyalties to worry about for any of my projects, work related or for personal use.</text:p>
          </table:table-cell>
          <table:table-cell table:number-columns-repeated="1022"/>
        </table:table-row>
        <table:table-row table:style-name="ro32">
          <table:table-cell table:style-name="ce9" office:value-type="float" office:value="328">
            <text:p>328</text:p>
          </table:table-cell>
          <table:table-cell table:style-name="ce13" office:value-type="string">
            <text:p>My most recent project is <text:s/>[part of this response<text:span text:style-name="T3"> contained information </text:span><text:span text:style-name="T3">that may identify the respondent and was removed to protect their </text:span><text:span text:style-name="T3">anonymity]</text:span>, it is open source hardware and software, and consists of the following parts: <text:s/>sparkfun mega-shield</text:p>
            <text:p>knjn.com flashy data capture board</text:p>
            <text:p>Android phone</text:p>
            <text:p>Random softwares that still need to be written</text:p>
            <text:p/>
            <text:p>The sparkfun mega-shield doesn't really work for me, because it is just a board with holes in it, if you want to do any type of bread boarding on the mega-shield, then you have to solder blob like crazy to get two holes to connect, I just don't understand how anyone could use it as an actual breadboard type shield. But it doesn't matter because I can download the design files load them into Eagle and change the design. I have already had my first rev of the board built at batchPCB and it works fine.</text:p>
            <text:p>The new design files can be found at:</text:p>
            <text:p/>
            <text:p><text:span text:style-name="T7"><text:s/></text:span><text:span text:style-name="T7">[part of this response</text:span><text:span text:style-name="T8"> contained information that may identify the </text:span><text:span text:style-name="T8">respondent and was removed to protect their anonymity]</text:span></text:p>
            <text:p/>
            <text:p>nice.</text:p>
            <text:p/>
            <text:p>I just wish the knjn board was also open source so I could melt it directly into the mega-shield schematics and build a data-capture shield... Unfortunately my hardware design abilities are not advanced enough to build my own data-capture card from scratch...</text:p>
          </table:table-cell>
          <table:table-cell table:style-name="ce12" table:number-columns-repeated="1022"/>
        </table:table-row>
        <table:table-row table:style-name="ro5">
          <table:table-cell office:value-type="float" office:value="329">
            <text:p>329</text:p>
          </table:table-cell>
          <table:table-cell office:value-type="string">
            <text:p>i use arduino, because it open source, i can make it by myself</text:p>
          </table:table-cell>
          <table:table-cell table:number-columns-repeated="1022"/>
        </table:table-row>
        <table:table-row table:style-name="ro5">
          <table:table-cell office:value-type="float" office:value="330">
            <text:p>330</text:p>
          </table:table-cell>
          <table:table-cell office:value-type="string">
            <text:p>Most of what I create with OSHW are personal projects. <text:s/>Occassionally, I build them to help solve unique problems for friends/family.</text:p>
          </table:table-cell>
          <table:table-cell table:number-columns-repeated="1022"/>
        </table:table-row>
        <table:table-row table:style-name="ro5">
          <table:table-cell office:value-type="float" office:value="331">
            <text:p>331</text:p>
          </table:table-cell>
          <table:table-cell office:value-type="string">
            <text:p>I am a student at UAHuntsville, in Huntsville, AL, and am a member of the Space Hardware Club. <text:s/>Our club frequently uses open-source hardware bought from Sparkfun in the design/prototyping of our flight hardware, and sometimes even in the final design. <text:s/>Frequently, I personally have used many of the breakout boards and the like to prototype a high-altitude balloon payload, or while designing the flight software for UAHuntsville's first CubeSat, ChargerSat-1. <text:s/>The fact that it is open-source allows me to easily ascertain the total functionality of the hardware, in addition to the datasheet of the device on the board, without having to reverse engineer anything. <text:s/>The total transparency of open-source is an invaluable tool to the entire club in similar ways.</text:p>
          </table:table-cell>
          <table:table-cell table:number-columns-repeated="1022"/>
        </table:table-row>
        <table:table-row table:style-name="ro5">
          <table:table-cell office:value-type="float" office:value="332">
            <text:p>332</text:p>
          </table:table-cell>
          <table:table-cell office:value-type="string">
            <text:p>Primary use is in Robotics projects using several Arduino's and lots of sensors. <text:s/>This lead to my involvement in 3d printing to avoid machine shop costs.</text:p>
          </table:table-cell>
          <table:table-cell table:number-columns-repeated="1022"/>
        </table:table-row>
        <table:table-row table:style-name="ro5">
          <table:table-cell office:value-type="float" office:value="333">
            <text:p>333</text:p>
          </table:table-cell>
          <table:table-cell office:value-type="string">
            <text:p>I use arduino and custom-made boards for electronic music applications.</text:p>
          </table:table-cell>
          <table:table-cell table:number-columns-repeated="1022"/>
        </table:table-row>
        <table:table-row table:style-name="ro5">
          <table:table-cell office:value-type="float" office:value="334">
            <text:p>334</text:p>
          </table:table-cell>
          <table:table-cell office:value-type="string">
            <text:p>Just started with Arduino and am very excited to have Sparkfun in the backyard! <text:s/>Easy to get parts. <text:s/>Excellent website. <text:s/>Well documented. <text:s/>Well done Sparkfun!</text:p>
          </table:table-cell>
          <table:table-cell table:number-columns-repeated="1022"/>
        </table:table-row>
        <table:table-row table:style-name="ro5">
          <table:table-cell office:value-type="float" office:value="335">
            <text:p>335</text:p>
          </table:table-cell>
          <table:table-cell office:value-type="string">
            <text:p>I use Arduino's as the backbone for most of my projects. I have been working on a thermal sensor data logger for research on Arctic sea ice. Using open-source components has given me flexibility to get things up and running so that theories could be tested with out too much investment of time and money. I hope to start an open source project soon using bits and pieces that I have borrowed from other OSHW projects to make a finished product that others could use for research or teaching.</text:p>
          </table:table-cell>
          <table:table-cell table:number-columns-repeated="1022"/>
        </table:table-row>
        <table:table-row table:style-name="ro5">
          <table:table-cell office:value-type="float" office:value="336">
            <text:p>336</text:p>
          </table:table-cell>
          <table:table-cell office:value-type="string">
            <text:p>I use open-source hardware in various projects, mostly art-related. I utilize a Makerbot Thing-o-Matic 3D printer in nearly all of my projects, as most everything I do is somehow realized in a physical manner. Arduino works well to that end, whether it is for controlling LEDs in a prop for film and television, or controling servos in a robotic platform, or even controlling entire installation art pieces. the flexibility and community associated with open source hardware makes ease of use far greater than that of a proprietary product, as my needs for most electronics generally deviate from the original intent; making it an extra step in the process to re-purpose existing tech. Most open-source hardware allows me to jump right into doing what I originally set out to do.</text:p>
          </table:table-cell>
          <table:table-cell table:number-columns-repeated="1022"/>
        </table:table-row>
        <table:table-row table:style-name="ro13">
          <table:table-cell office:value-type="float" office:value="337">
            <text:p>337</text:p>
          </table:table-cell>
          <table:table-cell table:style-name="ce11" office:value-type="string">
            <text:p>I have a Hughski ColorHug, which I use for display calibration.</text:p>
            <text:p>And I have two Arduino's I use for learning.</text:p>
          </table:table-cell>
          <table:table-cell table:number-columns-repeated="1022"/>
        </table:table-row>
        <table:table-row table:style-name="ro5">
          <table:table-cell office:value-type="float" office:value="338">
            <text:p>338</text:p>
          </table:table-cell>
          <table:table-cell office:value-type="string">
            <text:p>Ardruino</text:p>
          </table:table-cell>
          <table:table-cell table:number-columns-repeated="1022"/>
        </table:table-row>
        <table:table-row table:style-name="ro5">
          <table:table-cell office:value-type="float" office:value="339">
            <text:p>339</text:p>
          </table:table-cell>
          <table:table-cell office:value-type="string">
            <text:p>Mainly i use designs of open source hardware in order to learn electronics and is very important to me because i have discovered that i can make and distribute my designs, implementations and experience with others, i hope to be able to support other learners/students with open source projects (hardware and software) here in Mexico, because many engineering (or so ) students don't even know open source projects exist.</text:p>
          </table:table-cell>
          <table:table-cell table:number-columns-repeated="1022"/>
        </table:table-row>
        <table:table-row table:style-name="ro5">
          <table:table-cell office:value-type="float" office:value="340">
            <text:p>340</text:p>
          </table:table-cell>
          <table:table-cell office:value-type="string">
            <text:p>Arduino's for hobby projects. <text:s/>The ardunio platform offers a wide range of functionality and capabilities in multiple form factors at different price points so it is easy to find the specific hardware which is best suited for whatever I happen to be working on at the moment. <text:s/>I think that this range of options is due to its open-source nature. <text:s/>Also as a aerospace/mechanical engineer and hobbyist it is easy to use and very powerful, however it doesn't require a ton of coding or hardware knowledge to be productive with. (which can easily be a hobby within itself, one which I am not intested in becoming involved in.) <text:s/>Arduino's and related open-source hardware/software are simply tools for me, a means to an end, not an end in and of themselves.</text:p>
          </table:table-cell>
          <table:table-cell table:number-columns-repeated="1022"/>
        </table:table-row>
        <table:table-row table:style-name="ro5">
          <table:table-cell office:value-type="float" office:value="341">
            <text:p>341</text:p>
          </table:table-cell>
          <table:table-cell office:value-type="string">
            <text:p>I started with arduino to learn basic electronics. Also ended up learning a lot about programming. I have used what I learned to mod my car, my thermostat, get into rc helocopters and I hope to do the DIY drones thing. Leveraged the programming I was learning to create php websites.</text:p>
          </table:table-cell>
          <table:table-cell table:number-columns-repeated="1022"/>
        </table:table-row>
        <table:table-row table:style-name="ro11">
          <table:table-cell office:value-type="float" office:value="342">
            <text:p>342</text:p>
          </table:table-cell>
          <table:table-cell table:style-name="ce11" office:value-type="string">
            <text:p>I learn much better with examples. If I can see how someone has done something similar to what I want to do, it doesn't matter if they have done it well, I can learn something from it, i.e. you can learn from success and mistake. </text:p>
            <text:p/>
            <text:p>I also use and contribute to OSHW, because I believe sharing ideas helps innovation, growth, knowledge, overall happiness, and it makes me feel good about myself.</text:p>
          </table:table-cell>
          <table:table-cell table:number-columns-repeated="1022"/>
        </table:table-row>
        <table:table-row table:style-name="ro30">
          <table:table-cell office:value-type="float" office:value="343">
            <text:p>343</text:p>
          </table:table-cell>
          <table:table-cell table:style-name="ce11" office:value-type="string">
            <text:p>BeagleBone for experimentation and prototyping.</text:p>
            <text:p>Open source means ultimate hackability and I can "clone" the hardware when I am ready to make my prototype into a production product</text:p>
          </table:table-cell>
          <table:table-cell table:number-columns-repeated="1022"/>
        </table:table-row>
        <table:table-row table:style-name="ro5">
          <table:table-cell office:value-type="float" office:value="344">
            <text:p>344</text:p>
          </table:table-cell>
          <table:table-cell office:value-type="string">
            <text:p>Arduino, Texas Instruments, Sparkfun &amp; Gravitech products</text:p>
          </table:table-cell>
          <table:table-cell table:number-columns-repeated="1022"/>
        </table:table-row>
        <table:table-row table:style-name="ro5">
          <table:table-cell office:value-type="float" office:value="345">
            <text:p>345</text:p>
          </table:table-cell>
          <table:table-cell office:value-type="string">
            <text:p>arduino, school projects, data acquisition</text:p>
          </table:table-cell>
          <table:table-cell table:number-columns-repeated="1022"/>
        </table:table-row>
        <table:table-row table:style-name="ro5">
          <table:table-cell office:value-type="float" office:value="346">
            <text:p>346</text:p>
          </table:table-cell>
          <table:table-cell office:value-type="string">
            <text:p>I started out with an idea... and after months of googling I came to the choice of an Arduino... just because of the learning resources available and the community. <text:s text:c="2"/>That led me to Ardupilot and more complex open source projects out there. <text:s text:c="2"/>From there I found SparkFun as both a supplier and a go-to resource for all things electronics... be it hardware, software, tips and tricks, or just straight learning of concepts that are nebulous by nature. <text:s text:c="2"/>If not for having all of this knowledge spread across the table for all to see I would have had to have taken a EE course (or 20) to learn what I have. <text:s text:c="2"/>I'm not classically trained in EE... just ME... but I have learned that EE is a passion and and through open source (and places like SparkFun, DIYDrones, AdaFruit, etc) I have been able to expand my own knowledge, my business, and ultimately my own world in many many ways.</text:p>
          </table:table-cell>
          <table:table-cell table:number-columns-repeated="1022"/>
        </table:table-row>
        <table:table-row table:style-name="ro5">
          <table:table-cell office:value-type="float" office:value="347">
            <text:p>347</text:p>
          </table:table-cell>
          <table:table-cell office:value-type="string">
            <text:p>I use lots of little widgets and breakouts like those made by Sparkfun which allow me to solve problems easier, and see the underlying circuitry easily so I can modify it to work better.</text:p>
          </table:table-cell>
          <table:table-cell table:number-columns-repeated="1022"/>
        </table:table-row>
        <table:table-row table:style-name="ro14">
          <table:table-cell office:value-type="float" office:value="348">
            <text:p>348</text:p>
          </table:table-cell>
          <table:table-cell table:style-name="ce11" office:value-type="string">
            <text:p>I use a wide range of open source hardware. I tend to use a lot of sparkfun widgets in creating initial prototypes of my ideas. Then I can take the working idea and improve upon it/implement it on my own PCB using the documentation from the open source hardware.</text:p>
            <text:p>One great tool I use all the time is the bus pirate.</text:p>
          </table:table-cell>
          <table:table-cell table:number-columns-repeated="1022"/>
        </table:table-row>
        <table:table-row table:style-name="ro5">
          <table:table-cell office:value-type="float" office:value="349">
            <text:p>349</text:p>
          </table:table-cell>
          <table:table-cell office:value-type="string">
            <text:p>I'm just playing around, learning and trying out different things. I have most fun with different sensors to see how they respond to the environment and how the information is extracted and maybe how that information can be used. So far I'm mostly into Arduino but have been considering different directions.</text:p>
          </table:table-cell>
          <table:table-cell table:number-columns-repeated="1022"/>
        </table:table-row>
        <table:table-row table:style-name="ro5">
          <table:table-cell office:value-type="float" office:value="350">
            <text:p>350</text:p>
          </table:table-cell>
          <table:table-cell office:value-type="string">
            <text:p>Most of the hardware I used is based around FPGA development. I am part of the OpenCores community and I am planning on starting a few projects based around FPGA development to help the general hobbyist community understand the benefits and power of FPGAs.</text:p>
          </table:table-cell>
          <table:table-cell table:number-columns-repeated="1022"/>
        </table:table-row>
        <table:table-row table:style-name="ro5">
          <table:table-cell table:style-name="ce9" office:value-type="float" office:value="351">
            <text:p>351</text:p>
          </table:table-cell>
          <table:table-cell table:style-name="ce12" office:value-type="string">
            <text:p>I started selling opensource headphone amplifiers after building my first amp in 2006. This hobby grew into a business, which now distributes OSHW electronics. For example, we supply electronics to several prominent RepRap companies (Printrbot, Botmill, etc.). We utilize our own RepRap printers to generate enclosure prototypes and custom production components for our audio products: <text:s/>[part of this response<text:span text:style-name="T1"> </text:span><text:span text:style-name="T1">contained information that may identify the respondent and was </text:span><text:span text:style-name="T1">removed to protect their anonymity</text:span><text:span text:style-name="T2">]</text:span></text:p>
          </table:table-cell>
          <table:table-cell table:style-name="ce12" table:number-columns-repeated="1022"/>
        </table:table-row>
        <table:table-row table:style-name="ro5">
          <table:table-cell office:value-type="float" office:value="352">
            <text:p>352</text:p>
          </table:table-cell>
          <table:table-cell office:value-type="string">
            <text:p>I got an Arduino several years ago and quickly found myself interested in understanding the platform better so I started learning how to read schematics and built my own. <text:s/>These days I just build my own circuits from discreet parts and put most of my projects on Github. <text:s/>Having access to schematics of open source hardware has made it a lot easier to learn how to build my own circuits.</text:p>
          </table:table-cell>
          <table:table-cell table:number-columns-repeated="1022"/>
        </table:table-row>
        <table:table-row table:style-name="ro5">
          <table:table-cell office:value-type="float" office:value="353">
            <text:p>353</text:p>
          </table:table-cell>
          <table:table-cell office:value-type="string">
            <text:p>I use Sparkfun Arduino variants for personal hobby projects. The fact that the components are open source is incidental, I am just using them because they do what I need.</text:p>
          </table:table-cell>
          <table:table-cell table:number-columns-repeated="1022"/>
        </table:table-row>
        <table:table-row table:style-name="ro5">
          <table:table-cell office:value-type="float" office:value="354">
            <text:p>354</text:p>
          </table:table-cell>
          <table:table-cell office:value-type="string">
            <text:p>Professionally I have been developing a cutting edge technology for groups such as the airforce/NASA to support peripherals and simple controls. <text:s/>Most has been based on the Arduino platform.</text:p>
          </table:table-cell>
          <table:table-cell table:number-columns-repeated="1022"/>
        </table:table-row>
        <table:table-row table:style-name="ro5">
          <table:table-cell office:value-type="float" office:value="355">
            <text:p>355</text:p>
          </table:table-cell>
          <table:table-cell office:value-type="string">
            <text:p>I would always modify schematics like change the resistors to pots and all that to see what makes the device tick.</text:p>
          </table:table-cell>
          <table:table-cell table:number-columns-repeated="1022"/>
        </table:table-row>
        <table:table-row table:style-name="ro5">
          <table:table-cell office:value-type="float" office:value="356">
            <text:p>356</text:p>
          </table:table-cell>
          <table:table-cell office:value-type="string">
            <text:p>I use BeagleBoards for teaching about embedded Linux and to build web-based sensors and controls.</text:p>
          </table:table-cell>
          <table:table-cell table:number-columns-repeated="1022"/>
        </table:table-row>
        <table:table-row table:style-name="ro9">
          <table:table-cell office:value-type="float" office:value="357">
            <text:p>357</text:p>
          </table:table-cell>
          <table:table-cell table:style-name="ce11" office:value-type="string">
            <text:p>We are using Arduino in design related projects.</text:p>
            <text:p>Recently we started a small open design company i Poland and</text:p>
            <text:p>we hope that using widely available and widely known platform as a basis</text:p>
            <text:p>for our projects will benefit in more easily customization by our users.</text:p>
          </table:table-cell>
          <table:table-cell table:number-columns-repeated="1022"/>
        </table:table-row>
        <table:table-row table:style-name="ro5">
          <table:table-cell office:value-type="float" office:value="358">
            <text:p>358</text:p>
          </table:table-cell>
          <table:table-cell office:value-type="string">
            <text:p>Arduino and products made by adafruit.</text:p>
          </table:table-cell>
          <table:table-cell table:number-columns-repeated="1022"/>
        </table:table-row>
        <table:table-row table:style-name="ro5">
          <table:table-cell office:value-type="float" office:value="359">
            <text:p>359</text:p>
          </table:table-cell>
          <table:table-cell office:value-type="string">
            <text:p>eagle cad. arduino</text:p>
          </table:table-cell>
          <table:table-cell table:number-columns-repeated="1022"/>
        </table:table-row>
        <table:table-row table:style-name="ro5">
          <table:table-cell office:value-type="float" office:value="360">
            <text:p>360</text:p>
          </table:table-cell>
          <table:table-cell office:value-type="string">
            <text:p>RepRap &amp; Arduino.</text:p>
          </table:table-cell>
          <table:table-cell table:number-columns-repeated="1022"/>
        </table:table-row>
        <table:table-row table:style-name="ro5">
          <table:table-cell office:value-type="float" office:value="361">
            <text:p>361</text:p>
          </table:table-cell>
          <table:table-cell office:value-type="string">
            <text:p>Open source engine management (FreeEMS)</text:p>
          </table:table-cell>
          <table:table-cell table:number-columns-repeated="1022"/>
        </table:table-row>
        <table:table-row table:style-name="ro14">
          <table:table-cell office:value-type="float" office:value="362">
            <text:p>362</text:p>
          </table:table-cell>
          <table:table-cell table:style-name="ce11" office:value-type="string">
            <text:p>I have used Arduino, adafruit and sparkfun products (minty boost, picaxe programmer, breadboard power supply), etc. </text:p>
            <text:p>Products used in the process of learning, experimenting, and making small projects for fun. Being open source I have been able to clearly understand how they work and been able to combine designs into new designs that better suit my project ideas.</text:p>
          </table:table-cell>
          <table:table-cell table:number-columns-repeated="1022"/>
        </table:table-row>
        <table:table-row table:style-name="ro5">
          <table:table-cell office:value-type="float" office:value="363">
            <text:p>363</text:p>
          </table:table-cell>
          <table:table-cell office:value-type="string">
            <text:p>I use Arduino simply for personal tinkering projects. <text:s/>Nothing too practical, just mostly for fun.</text:p>
          </table:table-cell>
          <table:table-cell table:number-columns-repeated="1022"/>
        </table:table-row>
        <table:table-row table:style-name="ro10">
          <table:table-cell office:value-type="float" office:value="364">
            <text:p>364</text:p>
          </table:table-cell>
          <table:table-cell table:style-name="ce11" office:value-type="string">
            <text:p>Arduino, Maple, Netduino, </text:p>
            <text:p>schematics are open source, means i can build my own clones, which means i can strip the boards down to be small, portable and specialized.</text:p>
          </table:table-cell>
          <table:table-cell table:number-columns-repeated="1022"/>
        </table:table-row>
        <table:table-row table:style-name="ro5">
          <table:table-cell office:value-type="float" office:value="365">
            <text:p>365</text:p>
          </table:table-cell>
          <table:table-cell office:value-type="string">
            <text:p>Arduino, Arduino Mega, Arduino Pro Mini, JeeNode + Analog Plug. Many different hobby and professional test / measurement / prototyping applications.</text:p>
          </table:table-cell>
          <table:table-cell table:number-columns-repeated="1022"/>
        </table:table-row>
        <table:table-row table:style-name="ro5">
          <table:table-cell office:value-type="float" office:value="366">
            <text:p>366</text:p>
          </table:table-cell>
          <table:table-cell office:value-type="string">
            <text:p>Arduino and derivatives, Sparkfun, Parallax, Adafruit, Evil Mad Scientist Labs, and other independent developer products.</text:p>
          </table:table-cell>
          <table:table-cell table:number-columns-repeated="1022"/>
        </table:table-row>
        <table:table-row table:style-name="ro5">
          <table:table-cell office:value-type="float" office:value="367">
            <text:p>367</text:p>
          </table:table-cell>
          <table:table-cell office:value-type="string">
            <text:p>arduino, 3d printer</text:p>
          </table:table-cell>
          <table:table-cell table:number-columns-repeated="1022"/>
        </table:table-row>
        <table:table-row table:style-name="ro5">
          <table:table-cell office:value-type="float" office:value="368">
            <text:p>368</text:p>
          </table:table-cell>
          <table:table-cell office:value-type="string">
            <text:p>I use arduino for educational project involving electronics and mechanics elements.</text:p>
          </table:table-cell>
          <table:table-cell table:number-columns-repeated="1022"/>
        </table:table-row>
        <table:table-row table:style-name="ro5">
          <table:table-cell office:value-type="float" office:value="369">
            <text:p>369</text:p>
          </table:table-cell>
          <table:table-cell office:value-type="string">
            <text:p>I use arduino deuminalove as its easy to learn and teach.</text:p>
          </table:table-cell>
          <table:table-cell table:number-columns-repeated="1022"/>
        </table:table-row>
        <table:table-row table:style-name="ro5">
          <table:table-cell office:value-type="float" office:value="370">
            <text:p>370</text:p>
          </table:table-cell>
          <table:table-cell office:value-type="string">
            <text:p>Because its open source I can build on another persons project and change it completely to suit my needs and my project. The same can be done with my projects.</text:p>
          </table:table-cell>
          <table:table-cell table:number-columns-repeated="1022"/>
        </table:table-row>
        <table:table-row table:style-name="ro10">
          <table:table-cell office:value-type="float" office:value="371">
            <text:p>371</text:p>
          </table:table-cell>
          <table:table-cell table:style-name="ce11" office:value-type="string">
            <text:p>I buy shit that I see is accessable with my degree of working proficiency.</text:p>
            <text:p>I don't like to buy entertainment, software, or hardware that I can't see how to fiddle around with.</text:p>
          </table:table-cell>
          <table:table-cell table:number-columns-repeated="1022"/>
        </table:table-row>
        <table:table-row table:style-name="ro5">
          <table:table-cell office:value-type="float" office:value="372">
            <text:p>372</text:p>
          </table:table-cell>
          <table:table-cell office:value-type="string">
            <text:p>Arduino, Botanicalls</text:p>
          </table:table-cell>
          <table:table-cell table:number-columns-repeated="1022"/>
        </table:table-row>
        <table:table-row table:style-name="ro5">
          <table:table-cell office:value-type="float" office:value="373">
            <text:p>373</text:p>
          </table:table-cell>
          <table:table-cell office:value-type="string">
            <text:p>I have a couple Arduino boards and am waiting on the Raspberry Pi. <text:s/>I focus on anrdoid + arduino prototypes.</text:p>
          </table:table-cell>
          <table:table-cell table:number-columns-repeated="1022"/>
        </table:table-row>
        <table:table-row table:style-name="ro5">
          <table:table-cell office:value-type="float" office:value="374">
            <text:p>374</text:p>
          </table:table-cell>
          <table:table-cell office:value-type="string">
            <text:p>rainbowduino, arduino</text:p>
          </table:table-cell>
          <table:table-cell table:number-columns-repeated="1022"/>
        </table:table-row>
        <table:table-row table:style-name="ro8">
          <table:table-cell office:value-type="float" office:value="375">
            <text:p>375</text:p>
          </table:table-cell>
          <table:table-cell table:style-name="ce11" office:value-type="string">
            <text:p>Arduino, Adafruit kits, Sparkfun breakout boards.</text:p>
            <text:p>Mostly my own education and tinkering. </text:p>
            <text:p>The schematics are right there for study.</text:p>
          </table:table-cell>
          <table:table-cell table:number-columns-repeated="1022"/>
        </table:table-row>
        <table:table-row table:style-name="ro5">
          <table:table-cell office:value-type="float" office:value="376">
            <text:p>376</text:p>
          </table:table-cell>
          <table:table-cell office:value-type="string">
            <text:p>I have used Arduino, and produced custom Arduino boards for my own projects. I also regularly buy open source hardware products from Sparkfun.</text:p>
          </table:table-cell>
          <table:table-cell table:number-columns-repeated="1022"/>
        </table:table-row>
        <table:table-row table:style-name="ro5">
          <table:table-cell office:value-type="float" office:value="377">
            <text:p>377</text:p>
          </table:table-cell>
          <table:table-cell office:value-type="string">
            <text:p>I primarily work with the Arduino for personal projects and as an engineer for hire. <text:s/>I also teach artists/creatives how to work with the Arduino and how to program using Processing. <text:s/>I recently lead a workshop using Adafruit's Wave Shield, and because it is open and very well documented, I was able to explain what all of the components on the board did. <text:s/>As we're starting to get requests for workshops on programming for the iPhone, we're learning quickly how much easier it is to prepare education material with open source hardware and software.</text:p>
          </table:table-cell>
          <table:table-cell table:number-columns-repeated="1022"/>
        </table:table-row>
        <table:table-row table:style-name="ro5">
          <table:table-cell office:value-type="float" office:value="378">
            <text:p>378</text:p>
          </table:table-cell>
          <table:table-cell office:value-type="string">
            <text:p>I use Arduino to make 3D printers. The advantage is that I can modify the hardware and software to improve <text:s/>it even when the starter of the project leaves it. The average technology company didn't offer that chance even when you expend more money on them (and some times the product works worse, I had a Moto-shit experience with a Android Phone).</text:p>
          </table:table-cell>
          <table:table-cell table:number-columns-repeated="1022"/>
        </table:table-row>
        <table:table-row table:style-name="ro5">
          <table:table-cell office:value-type="float" office:value="379">
            <text:p>379</text:p>
          </table:table-cell>
          <table:table-cell office:value-type="string">
            <text:p>Mostly Arduino--I develop projects (personal and professional) that use Arduino, and have taught Arduino courses. The primary advantage I have found has been in the community communication and documentation, and the general cultural expectation that people will share their work and how they did it.</text:p>
          </table:table-cell>
          <table:table-cell table:number-columns-repeated="1022"/>
        </table:table-row>
        <table:table-row table:style-name="ro33">
          <table:table-cell table:style-name="ce9" office:value-type="float" office:value="380">
            <text:p>380</text:p>
          </table:table-cell>
          <table:table-cell table:style-name="ce13" office:value-type="string">
            <text:p>I use arduinos quite a bit -- and I use lots of different versions of it (uno/duemilanove/the basic default form factor, nano, lilypad, mega, and seeeduino film). I expect some of those specialized versions, particularly the lilypad and the film, would not exist if the platform wasn't open-source. I'm strongly considering getting a makerbot, reprap, or shapeoko in the near future, and I know there would be no affordable CNC fabrication options for me if it weren't for OSH.</text:p>
            <text:p/>
            <text:p>My design studio <text:s/>[part of this response<text:span text:style-name="T1"> contained information that may </text:span><text:span text:style-name="T1">identify the respondent and was removed to protect their anonymity</text:span><text:span text:style-name="T2">]</text:span> is currently developing some reconfigurable kits for household electronics. We're starting with simple lights as the easiest case but planning to move on to more complex and more interactive devices. We're doing it all open source because we've seen other projects achieve commercial success without being closed-off about their IP -- instead we figure that the sort of active community and the hardware permutations that OSH fosters will be an asset to us.</text:p>
          </table:table-cell>
          <table:table-cell table:style-name="ce12" table:number-columns-repeated="1022"/>
        </table:table-row>
        <table:table-row table:style-name="ro5">
          <table:table-cell office:value-type="float" office:value="381">
            <text:p>381</text:p>
          </table:table-cell>
          <table:table-cell office:value-type="string">
            <text:p>I used a makerbot machine <text:s/>to build my 3D device and I used a lillypad arduino for my wearable technology project</text:p>
          </table:table-cell>
          <table:table-cell table:number-columns-repeated="1022"/>
        </table:table-row>
        <table:table-row table:style-name="ro5">
          <table:table-cell office:value-type="float" office:value="382">
            <text:p>382</text:p>
          </table:table-cell>
          <table:table-cell office:value-type="string">
            <text:p>I use various forms of the Arduino board and have begun building my own modified version of the board. Also I have begun developing my own Open Source CNC/3D printer control board centered around one of my modified Arduinos.</text:p>
          </table:table-cell>
          <table:table-cell table:number-columns-repeated="1022"/>
        </table:table-row>
        <table:table-row table:style-name="ro5">
          <table:table-cell office:value-type="float" office:value="383">
            <text:p>383</text:p>
          </table:table-cell>
          <table:table-cell office:value-type="string">
            <text:p>Because I believe that we're not going to properly close the loop on industrial processes without sharing information about how things are made. <text:s/>And we're not going to stop filling landfills until we close that loop.</text:p>
          </table:table-cell>
          <table:table-cell table:number-columns-repeated="1022"/>
        </table:table-row>
        <table:table-row table:style-name="ro5">
          <table:table-cell office:value-type="float" office:value="384">
            <text:p>384</text:p>
          </table:table-cell>
          <table:table-cell office:value-type="string">
            <text:p>I work for a company that is radically open source and have often found occasion to contribute to projects within the company. I also teach several open-source hardware platforms.</text:p>
          </table:table-cell>
          <table:table-cell table:number-columns-repeated="1022"/>
        </table:table-row>
        <table:table-row table:style-name="ro5">
          <table:table-cell office:value-type="float" office:value="385">
            <text:p>385</text:p>
          </table:table-cell>
          <table:table-cell office:value-type="string">
            <text:p>My background is software, so I'm using lots of sparkfun and adafruit projects in order to learn about electronics in general. Starting with Arduino and related products, tinkering with other things like mintyboost, etc.</text:p>
          </table:table-cell>
          <table:table-cell table:number-columns-repeated="1022"/>
        </table:table-row>
        <table:table-row table:style-name="ro5">
          <table:table-cell office:value-type="float" office:value="386">
            <text:p>386</text:p>
          </table:table-cell>
          <table:table-cell office:value-type="string">
            <text:p>Mostly Arduino and supporting shields.</text:p>
          </table:table-cell>
          <table:table-cell table:number-columns-repeated="1022"/>
        </table:table-row>
        <table:table-row table:style-name="ro5">
          <table:table-cell office:value-type="float" office:value="387">
            <text:p>387</text:p>
          </table:table-cell>
          <table:table-cell office:value-type="string">
            <text:p>Currently, mostly arduino clones in an embedded environment. <text:s/>Schematics are very important, and associated software drivers for peripherals. <text:s/>The open-ness of the software allows me to purpose the hardware much easier than a proprietary manufacturer solution. <text:s/>The open hardware portion allows me to easily move to a functional implementation; using layout files, component footprints, known good schematics, etc.</text:p>
          </table:table-cell>
          <table:table-cell table:number-columns-repeated="1022"/>
        </table:table-row>
        <table:table-row table:style-name="ro5">
          <table:table-cell office:value-type="float" office:value="388">
            <text:p>388</text:p>
          </table:table-cell>
          <table:table-cell office:value-type="string">
            <text:p>Arduino Is the main open source hardware I use</text:p>
          </table:table-cell>
          <table:table-cell table:number-columns-repeated="1022"/>
        </table:table-row>
        <table:table-row table:style-name="ro5">
          <table:table-cell office:value-type="float" office:value="389">
            <text:p>389</text:p>
          </table:table-cell>
          <table:table-cell office:value-type="string">
            <text:p>I use various open source AVR and ARM development boards along with sensor and motor control boards for both personal and professional projects. <text:s/>The open source part allows me to better understand what's going on and modify something if I need to tailor it more to my own needs.</text:p>
          </table:table-cell>
          <table:table-cell table:number-columns-repeated="1022"/>
        </table:table-row>
        <table:table-row table:style-name="ro13">
          <table:table-cell office:value-type="float" office:value="390">
            <text:p>390</text:p>
          </table:table-cell>
          <table:table-cell table:style-name="ce11" office:value-type="string">
            <text:p>Arduino is my main OSH tool.</text:p>
            <text:p>Adafruits excellent tutorials are a massive reason to go OSH.</text:p>
          </table:table-cell>
          <table:table-cell table:number-columns-repeated="1022"/>
        </table:table-row>
        <table:table-row table:style-name="ro5">
          <table:table-cell office:value-type="float" office:value="391">
            <text:p>391</text:p>
          </table:table-cell>
          <table:table-cell office:value-type="string">
            <text:p>I own arduinos, bus pirates, worked on developing some software for bus pirate, used the bus pirate for countless projects, and have taken advantage of the community for support.</text:p>
          </table:table-cell>
          <table:table-cell table:number-columns-repeated="1022"/>
        </table:table-row>
        <table:table-row table:style-name="ro5">
          <table:table-cell office:value-type="float" office:value="392">
            <text:p>392</text:p>
          </table:table-cell>
          <table:table-cell office:value-type="string">
            <text:p>Open source hardware has allowed me to better understand embedded electronics. Starting in college I used OSH in my senior project and have continued to use it in every project afterwards. Most Arduinos and any Sparkfun board are always on the top of my list for choices of what to put into my next project. I love automating habitats, and have used OSH in a climate controlled terrarium as well as many other projects.</text:p>
          </table:table-cell>
          <table:table-cell table:number-columns-repeated="1022"/>
        </table:table-row>
        <table:table-row table:style-name="ro5">
          <table:table-cell office:value-type="float" office:value="393">
            <text:p>393</text:p>
          </table:table-cell>
          <table:table-cell office:value-type="string">
            <text:p>Can't describe it at the moment, but will soon.</text:p>
          </table:table-cell>
          <table:table-cell table:number-columns-repeated="1022"/>
        </table:table-row>
        <table:table-row table:style-name="ro9">
          <table:table-cell office:value-type="float" office:value="394">
            <text:p>394</text:p>
          </table:table-cell>
          <table:table-cell table:style-name="ce11" office:value-type="string">
            <text:p>I work with open source 3d printing; makerbot, reprap's etc.</text:p>
            <text:p>Also with other arduino based installations/projects.</text:p>
            <text:p>The fact that is open source means there is a big community around it, and it has helped me be a part of this growing community.</text:p>
          </table:table-cell>
          <table:table-cell table:number-columns-repeated="1022"/>
        </table:table-row>
        <table:table-row table:style-name="ro10">
          <table:table-cell office:value-type="float" office:value="395">
            <text:p>395</text:p>
          </table:table-cell>
          <table:table-cell table:style-name="ce11" office:value-type="string">
            <text:p>I prototype with an Arduino and then combine the Arduino electronics with my own on a single board.</text:p>
            <text:p/>
            <text:p>I also use a Makerbot to print useful parts.</text:p>
          </table:table-cell>
          <table:table-cell table:number-columns-repeated="1022"/>
        </table:table-row>
        <table:table-row table:style-name="ro5">
          <table:table-cell office:value-type="float" office:value="396">
            <text:p>396</text:p>
          </table:table-cell>
          <table:table-cell office:value-type="string">
            <text:p>Primarily Arduino and Adafruit products. <text:s/>I've been building projects to learn more about electronics (my background is software) as well as being able to build specific solutions from general parts (E.G. - I can build a light meter one week, then take it apart and use most pieces to solve a different problem the next week).</text:p>
          </table:table-cell>
          <table:table-cell table:number-columns-repeated="1022"/>
        </table:table-row>
        <table:table-row table:style-name="ro5">
          <table:table-cell office:value-type="float" office:value="397">
            <text:p>397</text:p>
          </table:table-cell>
          <table:table-cell office:value-type="string">
            <text:p>Arduino and shields, mostly. To create interesting projects that occupy my weekends and enlighten people around me. To ponder how others design a product when it comes to hardware.</text:p>
          </table:table-cell>
          <table:table-cell table:number-columns-repeated="1022"/>
        </table:table-row>
        <table:table-row table:style-name="ro5">
          <table:table-cell office:value-type="float" office:value="398">
            <text:p>398</text:p>
          </table:table-cell>
          <table:table-cell office:value-type="string">
            <text:p>Just getting started in electronics. <text:s/>Love more software stuff.</text:p>
          </table:table-cell>
          <table:table-cell table:number-columns-repeated="1022"/>
        </table:table-row>
        <table:table-row table:style-name="ro5">
          <table:table-cell office:value-type="float" office:value="399">
            <text:p>399</text:p>
          </table:table-cell>
          <table:table-cell office:value-type="string">
            <text:p>I'm going to buy an openworkbench logic analyzer, because it looks like it is the best for my needs and also payable for a hobby dev like me (not &gt;100$) :)</text:p>
          </table:table-cell>
          <table:table-cell table:number-columns-repeated="1022"/>
        </table:table-row>
        <table:table-row table:style-name="ro5">
          <table:table-cell office:value-type="float" office:value="400">
            <text:p>400</text:p>
          </table:table-cell>
          <table:table-cell office:value-type="string">
            <text:p>I develop open-source hardware. I depend heavily on existing open-source projects to develop them. My first products were nixie clocks. Now I am working on a Linux board.</text:p>
          </table:table-cell>
          <table:table-cell table:number-columns-repeated="1022"/>
        </table:table-row>
        <table:table-row table:style-name="ro5">
          <table:table-cell office:value-type="float" office:value="401">
            <text:p>401</text:p>
          </table:table-cell>
          <table:table-cell office:value-type="string">
            <text:p>I have an arduino that I'm using as the proof of concept for an open source light board (DMX512 host). <text:s/>I've also got an open source portable phone charger (minty boost). <text:s/>Most of my interest in open source hardware has to deal with the firmware, trying to figure out how to code for micro-controllers. <text:s/>I have looked into combining specialized projects into something more optimized yet generalized, but a lack of financing always gets in the way.</text:p>
          </table:table-cell>
          <table:table-cell table:number-columns-repeated="1022"/>
        </table:table-row>
        <table:table-row table:style-name="ro10">
          <table:table-cell office:value-type="float" office:value="402">
            <text:p>402</text:p>
          </table:table-cell>
          <table:table-cell table:style-name="ce11" office:value-type="string">
            <text:p>Ardunio</text:p>
            <text:p>Parallax stuff</text:p>
            <text:p>Robotics</text:p>
            <text:p>Modify as needed</text:p>
            <text:p>Kicks, grins and giggles</text:p>
          </table:table-cell>
          <table:table-cell table:number-columns-repeated="1022"/>
        </table:table-row>
        <table:table-row table:style-name="ro5">
          <table:table-cell office:value-type="float" office:value="403">
            <text:p>403</text:p>
          </table:table-cell>
          <table:table-cell office:value-type="string">
            <text:p>I use Arduino, Makerbot, Reprap ... I do lots of electronic, programming, woodworking.</text:p>
          </table:table-cell>
          <table:table-cell table:number-columns-repeated="1022"/>
        </table:table-row>
        <table:table-row table:style-name="ro5">
          <table:table-cell office:value-type="float" office:value="404">
            <text:p>404</text:p>
          </table:table-cell>
          <table:table-cell office:value-type="string">
            <text:p>Arduino type microcontrollers and sensors</text:p>
          </table:table-cell>
          <table:table-cell table:number-columns-repeated="1022"/>
        </table:table-row>
        <table:table-row table:style-name="ro22">
          <table:table-cell table:style-name="ce9" office:value-type="float" office:value="405">
            <text:p>405</text:p>
          </table:table-cell>
          <table:table-cell table:style-name="ce13" office:value-type="string">
            <text:p>open source driver board for laser cutters</text:p>
            <text:p><text:span text:style-name="T4"><text:s/></text:span><text:span text:style-name="T4">[part of this response</text:span><text:span text:style-name="T5"> contained information that may identify the </text:span><text:span text:style-name="T5">respondent and was removed to protect their anonymity</text:span><text:span text:style-name="T6">]</text:span></text:p>
            <text:p/>
            <text:p>all platforms, use a lasercutter as just another priner device</text:p>
          </table:table-cell>
          <table:table-cell table:style-name="ce12" table:number-columns-repeated="1022"/>
        </table:table-row>
        <table:table-row table:style-name="ro5">
          <table:table-cell office:value-type="float" office:value="406">
            <text:p>406</text:p>
          </table:table-cell>
          <table:table-cell office:value-type="string">
            <text:p>Using Arduino with shields ... Goût a Maketbot &amp; a Reprap. I mostly work on building kits.</text:p>
          </table:table-cell>
          <table:table-cell table:number-columns-repeated="1022"/>
        </table:table-row>
        <table:table-row table:style-name="ro5">
          <table:table-cell office:value-type="float" office:value="407">
            <text:p>407</text:p>
          </table:table-cell>
          <table:table-cell office:value-type="string">
            <text:p>I've used / worked with many Arduino devices &amp; arduino derivatives; built &amp; modified products like the tv-b-gone, and started a few of my own projects such as a networked thermostat and home automation control device.</text:p>
          </table:table-cell>
          <table:table-cell table:number-columns-repeated="1022"/>
        </table:table-row>
        <table:table-row table:style-name="ro22">
          <table:table-cell office:value-type="float" office:value="408">
            <text:p>408</text:p>
          </table:table-cell>
          <table:table-cell table:style-name="ce11" office:value-type="string">
            <text:p>Arduino, Adafruit products.</text:p>
            <text:p/>
            <text:p>Use: personal use. Also used on robotics projects. </text:p>
            <text:p/>
            <text:p>Advantage: full access to information for potential learning or reuse.</text:p>
          </table:table-cell>
          <table:table-cell table:number-columns-repeated="1022"/>
        </table:table-row>
        <table:table-row table:style-name="ro5">
          <table:table-cell office:value-type="float" office:value="409">
            <text:p>409</text:p>
          </table:table-cell>
          <table:table-cell office:value-type="string">
            <text:p>Arduino and GPS based open source components. <text:s/>I use GPS components and the co ordinates they provide to create interactive devices</text:p>
          </table:table-cell>
          <table:table-cell table:number-columns-repeated="1022"/>
        </table:table-row>
        <table:table-row table:style-name="ro5">
          <table:table-cell office:value-type="float" office:value="410">
            <text:p>410</text:p>
          </table:table-cell>
          <table:table-cell office:value-type="string">
            <text:p>I develop and sell open source hardware. <text:s/>The availablility of open hardware allowed me to learn about electronics late in life, find a new passion, and start my own successful business designing and selling electronics.</text:p>
          </table:table-cell>
          <table:table-cell table:number-columns-repeated="1022"/>
        </table:table-row>
        <table:table-row table:style-name="ro5">
          <table:table-cell office:value-type="float" office:value="411">
            <text:p>411</text:p>
          </table:table-cell>
          <table:table-cell office:value-type="string">
            <text:p>Arduino, Launchpad</text:p>
          </table:table-cell>
          <table:table-cell table:number-columns-repeated="1022"/>
        </table:table-row>
        <table:table-row table:style-name="ro5">
          <table:table-cell office:value-type="float" office:value="412">
            <text:p>412</text:p>
          </table:table-cell>
          <table:table-cell office:value-type="string">
            <text:p>I mostly etch my own circuit boards. I like the fact that I can build a whole hardware with just bits and pieces I gather.</text:p>
          </table:table-cell>
          <table:table-cell table:number-columns-repeated="1022"/>
        </table:table-row>
        <table:table-row table:style-name="ro5">
          <table:table-cell office:value-type="float" office:value="413">
            <text:p>413</text:p>
          </table:table-cell>
          <table:table-cell office:value-type="string">
            <text:p>Open-source hardware has helped me learn me more about electronics than my current 2 years of Beng study.</text:p>
          </table:table-cell>
          <table:table-cell table:number-columns-repeated="1022"/>
        </table:table-row>
        <table:table-row table:style-name="ro5">
          <table:table-cell office:value-type="float" office:value="414">
            <text:p>414</text:p>
          </table:table-cell>
          <table:table-cell office:value-type="string">
            <text:p>...</text:p>
          </table:table-cell>
          <table:table-cell table:number-columns-repeated="1022"/>
        </table:table-row>
        <table:table-row table:style-name="ro5">
          <table:table-cell office:value-type="float" office:value="415">
            <text:p>415</text:p>
          </table:table-cell>
          <table:table-cell office:value-type="string">
            <text:p>Arduino, mbed, application notes from NXP and examples form dangerous prototypes, sparkfun and adafruit</text:p>
          </table:table-cell>
          <table:table-cell table:number-columns-repeated="1022"/>
        </table:table-row>
        <table:table-row table:style-name="ro9">
          <table:table-cell office:value-type="float" office:value="416">
            <text:p>416</text:p>
          </table:table-cell>
          <table:table-cell table:style-name="ce11" office:value-type="string">
            <text:p>OBDII Can Bus Gas Gauge for my car. <text:s/>Used can bus controllers MCP2515 and designed my own PCB. <text:s/>First attempt.</text:p>
            <text:p>Currently working on a watch for self a daughter to wear. <text:s/>has to be small enough she does not feel embarrased to wear at school.</text:p>
            <text:p>Also working on some 'wearables' jewelery.</text:p>
          </table:table-cell>
          <table:table-cell table:number-columns-repeated="1022"/>
        </table:table-row>
        <table:table-row table:style-name="ro15">
          <table:table-cell table:style-name="ce10" office:value-type="float" office:value="417">
            <text:p>417</text:p>
          </table:table-cell>
          <table:table-cell table:style-name="ce11" office:value-type="string">
            <text:p>I run a 501c3 dedicated to developing open source spaceflight hardware <text:s/>[part of this response<text:span text:style-name="T1"> contained information that may identify the </text:span><text:span text:style-name="T1">respondent and was removed to protect their anonymity</text:span><text:span text:style-name="T2">]</text:span>. <text:s/>At present we are focusing on small scale projects such as small rocket test stands and high altitude balloons. <text:s/>We are looking into using an Arduino in the test stand project for data collection.</text:p>
            <text:p/>
            <text:p>At home, I have used an Arduino to link my exercise bike to my Star Wars The Old Republic account so I have to exercise when I want to play (pedaling equals walking in the game).</text:p>
          </table:table-cell>
          <table:table-cell table:style-name="ce20" table:number-columns-repeated="1022"/>
        </table:table-row>
        <table:table-row table:style-name="ro5">
          <table:table-cell office:value-type="float" office:value="418">
            <text:p>418</text:p>
          </table:table-cell>
          <table:table-cell office:value-type="string">
            <text:p>My primary exposure is through Sparkfun and Adafruit's open source devices, that work as reference designs for more complex devices, and as a prototyping platform for those.</text:p>
          </table:table-cell>
          <table:table-cell table:number-columns-repeated="1022"/>
        </table:table-row>
        <table:table-row table:style-name="ro8">
          <table:table-cell office:value-type="float" office:value="419">
            <text:p>419</text:p>
          </table:table-cell>
          <table:table-cell table:style-name="ce11" office:value-type="string">
            <text:p>Arduino</text:p>
            <text:p>Boarduino</text:p>
            <text:p>Adafruit motorshield</text:p>
            <text:p>Led shield</text:p>
          </table:table-cell>
          <table:table-cell table:number-columns-repeated="1022"/>
        </table:table-row>
        <table:table-row table:style-name="ro5">
          <table:table-cell office:value-type="float" office:value="420">
            <text:p>420</text:p>
          </table:table-cell>
          <table:table-cell office:value-type="string">
            <text:p>I used to buy a bunch of open source hardware, which is how I learned so much about electronics. <text:s/>However now I am a designer more so than a purchaser. <text:s/>So my involvement is almost purely contribution at this juncture.</text:p>
          </table:table-cell>
          <table:table-cell table:number-columns-repeated="1022"/>
        </table:table-row>
        <table:table-row table:style-name="ro13">
          <table:table-cell office:value-type="float" office:value="421">
            <text:p>421</text:p>
          </table:table-cell>
          <table:table-cell table:style-name="ce11" office:value-type="string">
            <text:p>Arduino: for lighting and robotic projects</text:p>
            <text:p>Netduino: for similar things, but also for network capabilities</text:p>
          </table:table-cell>
          <table:table-cell table:number-columns-repeated="1022"/>
        </table:table-row>
        <table:table-row table:style-name="ro5">
          <table:table-cell office:value-type="float" office:value="422">
            <text:p>422</text:p>
          </table:table-cell>
          <table:table-cell office:value-type="string">
            <text:p>microcontroller projects, use for measurement and control applications in research, I make the devices myself</text:p>
          </table:table-cell>
          <table:table-cell table:number-columns-repeated="1022"/>
        </table:table-row>
        <table:table-row table:style-name="ro5">
          <table:table-cell office:value-type="float" office:value="423">
            <text:p>423</text:p>
          </table:table-cell>
          <table:table-cell office:value-type="string">
            <text:p>I use the Arduino to prototype systems for my hobby projects. I also use existing open source hardware and software to integrate (copy and past) into design I was building.</text:p>
          </table:table-cell>
          <table:table-cell table:number-columns-repeated="1022"/>
        </table:table-row>
        <table:table-row table:style-name="ro5">
          <table:table-cell office:value-type="float" office:value="424">
            <text:p>424</text:p>
          </table:table-cell>
          <table:table-cell office:value-type="string">
            <text:p>My main interest is in using electronics to further the Automotive experience for the driver of the car. <text:s/>This is a bit if a niche interest however, it is, in my opinion, a beautiful combination of my two interests, electronics and cars, <text:s/>I have found a great deal of support from both Adafruit and Sparkfun and consider both to be great sources of product and educational material.</text:p>
          </table:table-cell>
          <table:table-cell table:number-columns-repeated="1022"/>
        </table:table-row>
        <table:table-row table:style-name="ro5">
          <table:table-cell office:value-type="float" office:value="425">
            <text:p>425</text:p>
          </table:table-cell>
          <table:table-cell office:value-type="string">
            <text:p>As an embedded software engineer, I'm restricted in my use of Open Source for work. <text:s/>All of my personal projects make use of open source hardware in some manner, though. <text:s/>In many cases, suitable closed-source solutions are less capable and more expensive than the open source alternative. <text:s/>Even in cases where this is not true, the premium is so small, and the benefits of support and access to design information so large that it would be foolish to select a closed solution.</text:p>
          </table:table-cell>
          <table:table-cell table:number-columns-repeated="1022"/>
        </table:table-row>
        <table:table-row table:style-name="ro5">
          <table:table-cell office:value-type="float" office:value="426">
            <text:p>426</text:p>
          </table:table-cell>
          <table:table-cell office:value-type="string">
            <text:p>I'm currently working on a home automation project using ZigBee communication for controlling the baby room environment.</text:p>
          </table:table-cell>
          <table:table-cell table:number-columns-repeated="1022"/>
        </table:table-row>
        <table:table-row table:style-name="ro6">
          <table:table-cell office:value-type="float" office:value="427">
            <text:p>427</text:p>
          </table:table-cell>
          <table:table-cell table:style-name="ce11" office:value-type="string">
            <text:p>Open-source development boards for 8-bits or 32-bits MCU (Arduino &amp;co). Can use schematics as reference designs for projects based on similar chips.</text:p>
            <text:p/>
            <text:p>Bus-pirate used for development, prototyping, programmer emulation. Can look at the source code when something does not behave as expected. Source code serves as documentation / reference implementation of some protocols otherwise badly documented.</text:p>
            <text:p/>
            <text:p>Arduino libraries for sensors, codecs, etc. breakout boards can be used as reference implementations.</text:p>
            <text:p/>
            <text:p>Some chips are better documented through drivers code than through their datasheet.</text:p>
          </table:table-cell>
          <table:table-cell table:number-columns-repeated="1022"/>
        </table:table-row>
        <table:table-row table:style-name="ro5">
          <table:table-cell office:value-type="float" office:value="428">
            <text:p>428</text:p>
          </table:table-cell>
          <table:table-cell office:value-type="string">
            <text:p>I use arduino's for temperature control in my brewing projects, pic processors at work for audio testing, having open source information makes it easy to develop by sharing. the learning process is very much streamlined.</text:p>
          </table:table-cell>
          <table:table-cell table:number-columns-repeated="1022"/>
        </table:table-row>
        <table:table-row table:style-name="ro5">
          <table:table-cell office:value-type="float" office:value="429">
            <text:p>429</text:p>
          </table:table-cell>
          <table:table-cell office:value-type="string">
            <text:p>Coobro geo - just for playing with geocaching <text:s/>I have played with the sketch to modify it for fun (and learning about arduino programing</text:p>
          </table:table-cell>
          <table:table-cell table:number-columns-repeated="1022"/>
        </table:table-row>
        <table:table-row table:style-name="ro5">
          <table:table-cell office:value-type="float" office:value="430">
            <text:p>430</text:p>
          </table:table-cell>
          <table:table-cell office:value-type="string">
            <text:p>arduino - everything</text:p>
          </table:table-cell>
          <table:table-cell table:number-columns-repeated="1022"/>
        </table:table-row>
        <table:table-row table:style-name="ro5">
          <table:table-cell office:value-type="float" office:value="431">
            <text:p>431</text:p>
          </table:table-cell>
          <table:table-cell office:value-type="string">
            <text:p>Arduino</text:p>
          </table:table-cell>
          <table:table-cell table:number-columns-repeated="1022"/>
        </table:table-row>
        <table:table-row table:style-name="ro30">
          <table:table-cell office:value-type="float" office:value="432">
            <text:p>432</text:p>
          </table:table-cell>
          <table:table-cell table:style-name="ce11" office:value-type="string">
            <text:p>I have tried Arduino a little, for very simple evaluation projects.</text:p>
            <text:p>At the moment I have downloaded reprap electronics schematics and I am redesigning it for building it with my available parts.</text:p>
          </table:table-cell>
          <table:table-cell table:number-columns-repeated="1022"/>
        </table:table-row>
        <table:table-row table:style-name="ro5">
          <table:table-cell office:value-type="float" office:value="433">
            <text:p>433</text:p>
          </table:table-cell>
          <table:table-cell office:value-type="string">
            <text:p>I usually use open source during prototyping and switch to something less expensive if I need to produce a group of something. I have used the lilypad, arduino, basic stamp, pic microcontrollers.</text:p>
          </table:table-cell>
          <table:table-cell table:number-columns-repeated="1022"/>
        </table:table-row>
        <table:table-row table:style-name="ro11">
          <table:table-cell office:value-type="float" office:value="434">
            <text:p>434</text:p>
          </table:table-cell>
          <table:table-cell table:style-name="ce11" office:value-type="string">
            <text:p>I have used Arduinos and various shields for personal and work projects.</text:p>
            <text:p>At work I had a custom device that I needed to quickly be able to control. I was able to quickly put together a control box that used an LCD, a few buttons, and I2C to interact with the device.</text:p>
            <text:p/>
            <text:p>Using an open source design gives confidence that any problems will be easy to fix since all aspects of the <text:s/>components are available.</text:p>
          </table:table-cell>
          <table:table-cell table:number-columns-repeated="1022"/>
        </table:table-row>
        <table:table-row table:style-name="ro5">
          <table:table-cell office:value-type="float" office:value="435">
            <text:p>435</text:p>
          </table:table-cell>
          <table:table-cell office:value-type="string">
            <text:p>Im much more comfortable buying a product when i know whats in it.</text:p>
          </table:table-cell>
          <table:table-cell table:number-columns-repeated="1022"/>
        </table:table-row>
        <table:table-row table:style-name="ro5">
          <table:table-cell office:value-type="float" office:value="436">
            <text:p>436</text:p>
          </table:table-cell>
          <table:table-cell office:value-type="string">
            <text:p>Arduino got me into open-source. Now I use lots of other stuff including Leaflabs Maple, Netduino and others.</text:p>
          </table:table-cell>
          <table:table-cell table:number-columns-repeated="1022"/>
        </table:table-row>
        <table:table-row table:style-name="ro10">
          <table:table-cell office:value-type="float" office:value="437">
            <text:p>437</text:p>
          </table:table-cell>
          <table:table-cell table:style-name="ce11" office:value-type="string">
            <text:p>Arduino</text:p>
            <text:p>Teensy</text:p>
            <text:p/>
            <text:p>asiting in development of OSHW at the FUBARLabs Hackerspace in NJ</text:p>
          </table:table-cell>
          <table:table-cell table:number-columns-repeated="1022"/>
        </table:table-row>
        <table:table-row table:style-name="ro5">
          <table:table-cell office:value-type="float" office:value="438">
            <text:p>438</text:p>
          </table:table-cell>
          <table:table-cell office:value-type="string">
            <text:p>Linux and old computers for every possible idea I can think of. Instead of spending hundreds on a product, I can spend far less and customize the built tools to my needs and learn as I go.</text:p>
          </table:table-cell>
          <table:table-cell table:number-columns-repeated="1022"/>
        </table:table-row>
        <table:table-row table:style-name="ro5">
          <table:table-cell office:value-type="float" office:value="439">
            <text:p>439</text:p>
          </table:table-cell>
          <table:table-cell office:value-type="string">
            <text:p>almost all OSHW is focused on digital electronics. I use it as a cheap and fast means of avoid spending too much time on digital and be able to focus on the more exciting analog electronics. OSHW for me is a tool which allows me to easily interface to a computer.</text:p>
          </table:table-cell>
          <table:table-cell table:number-columns-repeated="1022"/>
        </table:table-row>
        <table:table-row table:style-name="ro5">
          <table:table-cell office:value-type="float" office:value="440">
            <text:p>440</text:p>
          </table:table-cell>
          <table:table-cell office:value-type="string">
            <text:p>I use Arduino and BeagleBoard for implementation of "Internet of things" and control of electromechanical systems.</text:p>
          </table:table-cell>
          <table:table-cell table:number-columns-repeated="1022"/>
        </table:table-row>
        <table:table-row table:style-name="ro5">
          <table:table-cell office:value-type="float" office:value="441">
            <text:p>441</text:p>
          </table:table-cell>
          <table:table-cell office:value-type="string">
            <text:p>Arduino, Teensy.</text:p>
          </table:table-cell>
          <table:table-cell table:number-columns-repeated="1022"/>
        </table:table-row>
        <table:table-row table:style-name="ro5">
          <table:table-cell office:value-type="float" office:value="442">
            <text:p>442</text:p>
          </table:table-cell>
          <table:table-cell office:value-type="string">
            <text:p>I am a hardware and software developer, educator, maker, thinker who above all else enjoys making tools for other people to use. I share all of my designs and code always, and very often it is based on design or code that was repurposed or simply modified for more specific application. I have used several designs from Adafruit and Sparkfun to create my own PCBs for specific applications. I also use their eagleCAD libraries almost constantly.</text:p>
          </table:table-cell>
          <table:table-cell table:number-columns-repeated="1022"/>
        </table:table-row>
        <table:table-row table:style-name="ro5">
          <table:table-cell office:value-type="float" office:value="443">
            <text:p>443</text:p>
          </table:table-cell>
          <table:table-cell office:value-type="string">
            <text:p>Arduino and derivaded products in live shows controls ( for one mans shows) and in temperature and heather monitoring</text:p>
          </table:table-cell>
          <table:table-cell table:number-columns-repeated="1022"/>
        </table:table-row>
        <table:table-row table:style-name="ro25">
          <table:table-cell office:value-type="float" office:value="444">
            <text:p>444</text:p>
          </table:table-cell>
          <table:table-cell table:style-name="ce11" office:value-type="string">
            <text:p>I use ardunio as a "to-construct-from-platform" to experiment and try how things work.</text:p>
            <text:p>Since Im not anEE it helps me alot!</text:p>
            <text:p>The advantages are many, if you don't understand exactly how some thing works or how to connect a new part it's great to look into a design that have integrated your component.</text:p>
            <text:p>Also OSH inspires alot!</text:p>
          </table:table-cell>
          <table:table-cell table:number-columns-repeated="1022"/>
        </table:table-row>
        <table:table-row table:style-name="ro5">
          <table:table-cell office:value-type="float" office:value="445">
            <text:p>445</text:p>
          </table:table-cell>
          <table:table-cell office:value-type="string">
            <text:p>I was initially just a CS student but got into hardware by way of the arduino and kits from ada-fruit. When I graduated college I started my own hardware company instead of pursuing a career at traditional software firms.</text:p>
          </table:table-cell>
          <table:table-cell table:number-columns-repeated="1022"/>
        </table:table-row>
        <table:table-row table:style-name="ro5">
          <table:table-cell office:value-type="float" office:value="446">
            <text:p>446</text:p>
          </table:table-cell>
          <table:table-cell office:value-type="string">
            <text:p>electronic art installations. <text:s/>I use arduino + additional circuitry to complete the project. <text:s/>Often need to refer to the schematics of the arduino for additional information.</text:p>
          </table:table-cell>
          <table:table-cell table:number-columns-repeated="1022"/>
        </table:table-row>
        <table:table-row table:style-name="ro5">
          <table:table-cell office:value-type="float" office:value="447">
            <text:p>447</text:p>
          </table:table-cell>
          <table:table-cell office:value-type="string">
            <text:p>Arduino and variants, various communication shields. I build automation and sensor monitoring projects, try to connect 'things' together, develop software for monitoring/managing Arduino</text:p>
          </table:table-cell>
          <table:table-cell table:number-columns-repeated="1022"/>
        </table:table-row>
        <table:table-row table:style-name="ro5">
          <table:table-cell office:value-type="float" office:value="448">
            <text:p>448</text:p>
          </table:table-cell>
          <table:table-cell office:value-type="string">
            <text:p>I mostly use Arduino and Arduino derivatives. I use it mainly for prototyping, and when I start building a project that could be for resale, I strip it down to it's bare necessities for that project and move ahead with only the components needed, making it much less expensive and accessible for future users to change and strip down my product. I couldn't do this without the open source nature of the project or the documentation. I also learned electronics on the Arduino, so I very much benefited from open source in the documentation for my own education. The open source mindset of being a member of a hackerspace also helped my education tremendously because of the sharing of knowledge and resources that took place.</text:p>
          </table:table-cell>
          <table:table-cell table:number-columns-repeated="1022"/>
        </table:table-row>
        <table:table-row table:style-name="ro9">
          <table:table-cell office:value-type="float" office:value="449">
            <text:p>449</text:p>
          </table:table-cell>
          <table:table-cell table:style-name="ce11" office:value-type="string">
            <text:p>I've used and created open hardware projects for nasa scientist who are interested in surveying large areas of land on regular intervals to monitor microbial mats in death valley.</text:p>
            <text:p/>
            <text:p>I've used and created open hardware projects for art to share at events.</text:p>
          </table:table-cell>
          <table:table-cell table:number-columns-repeated="1022"/>
        </table:table-row>
        <table:table-row table:style-name="ro5">
          <table:table-cell office:value-type="float" office:value="450">
            <text:p>450</text:p>
          </table:table-cell>
          <table:table-cell office:value-type="string">
            <text:p>I use Arduino and I use it for create a motorbike unit for measure exaust temp, lambda value, air injet.. this project at the moment isn't meant for dialogue with the original unit of the motorbike. The advantage of the open source hardware is that I can use different type of sensor that i can found cheaply in the market.</text:p>
          </table:table-cell>
          <table:table-cell table:number-columns-repeated="1022"/>
        </table:table-row>
        <table:table-row table:style-name="ro5">
          <table:table-cell office:value-type="float" office:value="451">
            <text:p>451</text:p>
          </table:table-cell>
          <table:table-cell office:value-type="string">
            <text:p>I have created a couple of projects from various AVR development boards that are open-hardware, such as a controller I built for my University's High Efficiency Vehicle team. I have also referenced several open-source designs for a RS485-networked lighting project I am working on extra-curricularly. The availability to reference, learn from, and modify existing open-source hardware designs is both a great learning tool and a springboard to creating new open-source hardware designs.</text:p>
          </table:table-cell>
          <table:table-cell table:number-columns-repeated="1022"/>
        </table:table-row>
        <table:table-row table:style-name="ro25">
          <table:table-cell office:value-type="float" office:value="452">
            <text:p>452</text:p>
          </table:table-cell>
          <table:table-cell table:style-name="ce11" office:value-type="string">
            <text:p>I've used open hardware development boards (arduino, beaglebone, rfbee). </text:p>
            <text:p/>
            <text:p>I use open hardware projects from places like sparkfun as reference designs, and use open source eagle libraries.</text:p>
            <text:p/>
            <text:p>I have created open source hardware (an lna) for the rtl-sdr, and an open hardware radar.</text:p>
          </table:table-cell>
          <table:table-cell table:number-columns-repeated="1022"/>
        </table:table-row>
        <table:table-row table:style-name="ro5">
          <table:table-cell office:value-type="float" office:value="453">
            <text:p>453</text:p>
          </table:table-cell>
          <table:table-cell office:value-type="string">
            <text:p>Arduino Uno, University honours project.</text:p>
          </table:table-cell>
          <table:table-cell table:number-columns-repeated="1022"/>
        </table:table-row>
        <table:table-row table:style-name="ro10">
          <table:table-cell office:value-type="float" office:value="454">
            <text:p>454</text:p>
          </table:table-cell>
          <table:table-cell table:style-name="ce11" office:value-type="string">
            <text:p>arduino for prototyping, teaching and learning</text:p>
            <text:p>other kits for keeping my soldering skills up to snuff and providing inspiration and jumpoff points</text:p>
          </table:table-cell>
          <table:table-cell table:number-columns-repeated="1022"/>
        </table:table-row>
        <table:table-row table:style-name="ro5">
          <table:table-cell office:value-type="float" office:value="455">
            <text:p>455</text:p>
          </table:table-cell>
          <table:table-cell office:value-type="string">
            <text:p>Arduino-based datalogging and data-transmission for agricultural research: Diavolino microcontroller board (easy to modify for long-term, battery-powered operation), Sparksun microSD/prototyping shield (to add circuitry for interfacing sensors and to store data), various sensors (temperature, pressure, ultrasonic, moisture), Xbee and cellular communications</text:p>
          </table:table-cell>
          <table:table-cell table:number-columns-repeated="1022"/>
        </table:table-row>
        <table:table-row table:style-name="ro5">
          <table:table-cell office:value-type="float" office:value="456">
            <text:p>456</text:p>
          </table:table-cell>
          <table:table-cell office:value-type="string">
            <text:p>I use Arduinos to build stuff that I hope I'll be able to release in the open-source harware community once they'll be finished. So, I need only OSH or designed by me parts.</text:p>
          </table:table-cell>
          <table:table-cell table:number-columns-repeated="1022"/>
        </table:table-row>
        <table:table-row table:style-name="ro5">
          <table:table-cell office:value-type="float" office:value="457">
            <text:p>457</text:p>
          </table:table-cell>
          <table:table-cell office:value-type="string">
            <text:p>I use Arduino and Bus Pirate mostly.</text:p>
          </table:table-cell>
          <table:table-cell table:number-columns-repeated="1022"/>
        </table:table-row>
        <table:table-row table:style-name="ro13">
          <table:table-cell office:value-type="float" office:value="458">
            <text:p>458</text:p>
          </table:table-cell>
          <table:table-cell table:style-name="ce11" office:value-type="string">
            <text:p>Arduino</text:p>
            <text:p>uCurrent</text:p>
            <text:p>Bus Pirate</text:p>
          </table:table-cell>
          <table:table-cell table:number-columns-repeated="1022"/>
        </table:table-row>
        <table:table-row table:style-name="ro9">
          <table:table-cell office:value-type="float" office:value="459">
            <text:p>459</text:p>
          </table:table-cell>
          <table:table-cell table:style-name="ce11" office:value-type="string">
            <text:p>(professionally), Arduino &amp; Google ADK <text:s/>to android tablet over usb. Right now used as tablet based arduino programmer. Want to build community of device builders.</text:p>
            <text:p/>
            <text:p>(personally), Arduino for art, gardening. RaspberryPi, ...when it finally arrives, <text:s/>for personal cloud/server.</text:p>
          </table:table-cell>
          <table:table-cell table:number-columns-repeated="1022"/>
        </table:table-row>
        <table:table-row table:style-name="ro5">
          <table:table-cell office:value-type="float" office:value="460">
            <text:p>460</text:p>
          </table:table-cell>
          <table:table-cell office:value-type="string">
            <text:p>I mainly use Arduino OSHW.</text:p>
          </table:table-cell>
          <table:table-cell table:number-columns-repeated="1022"/>
        </table:table-row>
        <table:table-row table:style-name="ro5">
          <table:table-cell office:value-type="float" office:value="461">
            <text:p>461</text:p>
          </table:table-cell>
          <table:table-cell office:value-type="string">
            <text:p>I use open-source hardware when possible however this is not extremely often.</text:p>
          </table:table-cell>
          <table:table-cell table:number-columns-repeated="1022"/>
        </table:table-row>
        <table:table-row table:style-name="ro5">
          <table:table-cell office:value-type="float" office:value="462">
            <text:p>462</text:p>
          </table:table-cell>
          <table:table-cell office:value-type="string">
            <text:p>Control of industrial tests and multiple channel measurement and datalogging.</text:p>
          </table:table-cell>
          <table:table-cell table:number-columns-repeated="1022"/>
        </table:table-row>
        <table:table-row table:style-name="ro25">
          <table:table-cell office:value-type="float" office:value="463">
            <text:p>463</text:p>
          </table:table-cell>
          <table:table-cell table:style-name="ce11" office:value-type="string">
            <text:p>OSMC for motor drive - understanding these complex devices</text:p>
            <text:p>OSpid for kiln control - daily use, customisable programs and integration with my automation systems</text:p>
            <text:p>Openservo - for control over the many variables and making custom servos</text:p>
            <text:p>buspirate - for use as designed</text:p>
            <text:p>Opensniffer - for a 16 channel logic analyser</text:p>
          </table:table-cell>
          <table:table-cell table:number-columns-repeated="1022"/>
        </table:table-row>
        <table:table-row table:style-name="ro5">
          <table:table-cell office:value-type="float" office:value="464">
            <text:p>464</text:p>
          </table:table-cell>
          <table:table-cell office:value-type="string">
            <text:p>I find the Open Source community a great source of new ideas and creative talent. <text:s/>Those attributes stimulate my imagination for neat projects.</text:p>
          </table:table-cell>
          <table:table-cell table:number-columns-repeated="1022"/>
        </table:table-row>
        <table:table-row table:style-name="ro5">
          <table:table-cell office:value-type="float" office:value="465">
            <text:p>465</text:p>
          </table:table-cell>
          <table:table-cell office:value-type="string">
            <text:p>Built a data acquisition system for a seismometer around an arduino and a custom analog addon. <text:s/>Could have used closed-source system I suppose but I am much more confident of being able to solve problems in an open-source environment,</text:p>
          </table:table-cell>
          <table:table-cell table:number-columns-repeated="1022"/>
        </table:table-row>
        <table:table-row table:style-name="ro13">
          <table:table-cell table:style-name="ce9" office:value-type="float" office:value="466">
            <text:p>466</text:p>
          </table:table-cell>
          <table:table-cell table:style-name="ce14" office:value-type="string">
            <text:p><text:span text:style-name="T7"><text:s/></text:span><text:span text:style-name="T7">[this response</text:span><text:span text:style-name="T8"> contained information that may identify the respondent </text:span><text:span text:style-name="T8">and was removed to protect their anonymity]</text:span></text:p>
          </table:table-cell>
          <table:table-cell table:style-name="ce12" table:number-columns-repeated="1022"/>
        </table:table-row>
        <table:table-row table:style-name="ro12">
          <table:table-cell office:value-type="float" office:value="467">
            <text:p>467</text:p>
          </table:table-cell>
          <table:table-cell table:style-name="ce11" office:value-type="string">
            <text:p>Openmoko Freerunner</text:p>
            <text:p>Qi Hardware Ben NanoNote</text:p>
            <text:p>(soon: Goldelico GTA04 OpenPhoenux)</text:p>
            <text:p/>
            <text:p>all of the above: I can run any operating system I like and root access is available by default. If I want the latest kernel, it is available thanks to some very active community members.</text:p>
            <text:p/>
            <text:p/>
            <text:p>Arduino - you know the stories</text:p>
            <text:p>some seeedstudio.com and sparkfun.com products</text:p>
          </table:table-cell>
          <table:table-cell table:number-columns-repeated="1022"/>
        </table:table-row>
        <table:table-row table:style-name="ro5">
          <table:table-cell office:value-type="float" office:value="468">
            <text:p>468</text:p>
          </table:table-cell>
          <table:table-cell office:value-type="string">
            <text:p>I have been using the Arduino Uno and Mega as part of a hobbyist project. <text:s/>Important components of the project were open sourced and probably would not have been incorporated into the project had they not been freely available. <text:s/>I am thinking specifically of the IR Remote development done by Ken Shiriff. <text:s/>It allows you to quickly get something working and then implement your own ideas on top of it, often through simple code modifications.</text:p>
          </table:table-cell>
          <table:table-cell table:number-columns-repeated="1022"/>
        </table:table-row>
        <table:table-row table:style-name="ro6">
          <table:table-cell table:style-name="ce9" office:value-type="float" office:value="469">
            <text:p>469</text:p>
          </table:table-cell>
          <table:table-cell table:style-name="ce13" office:value-type="string">
            <text:p>Arduino's for interactive installations. <text:s/>[part of this response<text:span text:style-name="T1"> contained </text:span><text:span text:style-name="T1">information that may identify the respondent and was removed to </text:span><text:span text:style-name="T1">protect their anonymity</text:span><text:span text:style-name="T2">]</text:span></text:p>
            <text:p>I use a Ultimaker 3D printer that uses a Arduino Mega in Fablab Amersfoort. [part of this response<text:span text:style-name="T1"> contained information that may </text:span><text:span text:style-name="T1">identify the respondent and was removed to protect their anonymity</text:span><text:span text:style-name="T2">]</text:span></text:p>
            <text:p>Arduino Nano for physical interactive product prototype. <text:s/>[part of this response<text:span text:style-name="T1"> contained information that may identify the respondent and </text:span><text:span text:style-name="T1">was removed to protect their anonymity</text:span><text:span text:style-name="T2">]</text:span></text:p>
            <text:p>I use this hardware because it's free (libre) so I can do with it what I want (customization), I use it because of the big community and all of it's solutions. And because it's cheap.</text:p>
          </table:table-cell>
          <table:table-cell table:style-name="ce12" table:number-columns-repeated="1022"/>
        </table:table-row>
        <table:table-row table:style-name="ro5">
          <table:table-cell office:value-type="float" office:value="470">
            <text:p>470</text:p>
          </table:table-cell>
          <table:table-cell office:value-type="string">
            <text:p>I used the arduino to create the osPID: an (the?) open source PID controller. <text:s/>without oshw there is no way on earth I would have been able to pull something like that off.</text:p>
          </table:table-cell>
          <table:table-cell table:number-columns-repeated="1022"/>
        </table:table-row>
        <table:table-row table:style-name="ro5">
          <table:table-cell office:value-type="float" office:value="471">
            <text:p>471</text:p>
          </table:table-cell>
          <table:table-cell office:value-type="string">
            <text:p>Arduino, Sensors</text:p>
          </table:table-cell>
          <table:table-cell table:number-columns-repeated="1022"/>
        </table:table-row>
        <table:table-row table:style-name="ro5">
          <table:table-cell office:value-type="float" office:value="472">
            <text:p>472</text:p>
          </table:table-cell>
          <table:table-cell office:value-type="string">
            <text:p>I use the arduino platform for my experiments, mainly reading sensor data and displaying on web page. <text:s/>I take advantage of the fact that it is open source so I can look at the circuit diagram to find out how it works.</text:p>
          </table:table-cell>
          <table:table-cell table:number-columns-repeated="1022"/>
        </table:table-row>
        <table:table-row table:style-name="ro5">
          <table:table-cell office:value-type="float" office:value="473">
            <text:p>473</text:p>
          </table:table-cell>
          <table:table-cell office:value-type="string">
            <text:p>Aquaponics systems are widely documented, and are very important to reach food sovereignty. Both ancient and alternative building techniques are also documented and very important to solve the nucleus of many crises in the developing world.</text:p>
          </table:table-cell>
          <table:table-cell table:number-columns-repeated="1022"/>
        </table:table-row>
        <table:table-row table:style-name="ro22">
          <table:table-cell office:value-type="float" office:value="474">
            <text:p>474</text:p>
          </table:table-cell>
          <table:table-cell table:style-name="ce11" office:value-type="string">
            <text:p>Using reflow controller, various motor control devices, OSH allows various tweaks that other commercial devices have not.</text:p>
            <text:p>Being community driven allows many incremental improvements that otherwise would take much longer in most commercial products.</text:p>
          </table:table-cell>
          <table:table-cell table:number-columns-repeated="1022"/>
        </table:table-row>
        <table:table-row table:style-name="ro5">
          <table:table-cell office:value-type="float" office:value="475">
            <text:p>475</text:p>
          </table:table-cell>
          <table:table-cell office:value-type="string">
            <text:p>mainly arduino</text:p>
          </table:table-cell>
          <table:table-cell table:number-columns-repeated="1022"/>
        </table:table-row>
        <table:table-row table:style-name="ro5">
          <table:table-cell office:value-type="float" office:value="476">
            <text:p>476</text:p>
          </table:table-cell>
          <table:table-cell office:value-type="string">
            <text:p>I use many PCB and other design files to fold into my own projects, for example the reprap controller boards. I also use the open source bus pirate. Open source hardware has been an invaluable educational tool to familiarise myself with designing embedded systems I use ardunios, beagle, panda boards. Ithat is just the tip of a very large berg and I am not even going to include software.</text:p>
          </table:table-cell>
          <table:table-cell table:number-columns-repeated="1022"/>
        </table:table-row>
        <table:table-row table:style-name="ro5">
          <table:table-cell office:value-type="float" office:value="477">
            <text:p>477</text:p>
          </table:table-cell>
          <table:table-cell office:value-type="string">
            <text:p>arduino</text:p>
          </table:table-cell>
          <table:table-cell table:number-columns-repeated="1022"/>
        </table:table-row>
        <table:table-row table:style-name="ro5">
          <table:table-cell office:value-type="float" office:value="478">
            <text:p>478</text:p>
          </table:table-cell>
          <table:table-cell office:value-type="string">
            <text:p>Mostly Arduino, because it's a versatile tool for realising all kinds of projects and experiments. I had also a Dangerous Prototypes Usb infrared toy that I bricked, while trying to replace the ir-led :(. But it was fun before that.</text:p>
          </table:table-cell>
          <table:table-cell table:number-columns-repeated="1022"/>
        </table:table-row>
        <table:table-row table:style-name="ro5">
          <table:table-cell office:value-type="float" office:value="479">
            <text:p>479</text:p>
          </table:table-cell>
          <table:table-cell office:value-type="string">
            <text:p>Paparazzi UAVs; BiHuman biped humanoids; Arduino open-source platform for mobile robots; ROP robotic open platform;</text:p>
          </table:table-cell>
          <table:table-cell table:number-columns-repeated="1022"/>
        </table:table-row>
        <table:table-row table:style-name="ro5">
          <table:table-cell office:value-type="float" office:value="480">
            <text:p>480</text:p>
          </table:table-cell>
          <table:table-cell office:value-type="string">
            <text:p>I develop a lot with robotics. I used to use parallax, but needed a more open platform because I was going Mac/Ubuntu platforms and I couldn't find the micro controllers or interface development that worked for the open source programming. <text:s/>I even contacted Parallax about how disappointed we were to lose the development of the java-based javelin stamp... <text:s/>I've been open arc software and hardware ever since.</text:p>
          </table:table-cell>
          <table:table-cell table:number-columns-repeated="1022"/>
        </table:table-row>
        <table:table-row table:style-name="ro5">
          <table:table-cell office:value-type="float" office:value="481">
            <text:p>481</text:p>
          </table:table-cell>
          <table:table-cell office:value-type="string">
            <text:p>I use random stuff from seeed, adafruit, sparkfun, ebay and other vendors to build whatever happens to strike my fancy. Often inspired by what is available. The main advantage of open stuff has personally been the occasional need to check something out from the schematic or source code.</text:p>
          </table:table-cell>
          <table:table-cell table:number-columns-repeated="1022"/>
        </table:table-row>
        <table:table-row table:style-name="ro5">
          <table:table-cell office:value-type="float" office:value="482">
            <text:p>482</text:p>
          </table:table-cell>
          <table:table-cell office:value-type="string">
            <text:p>Mostly I'm using Arduino based stuff - home projects/artwork include the Makerbot and Lasersaur as well as some robotics and kinetic art. <text:s/>For work, I'm currently interfacing an Arduino as a monitoring system to keep a set of multilayer Si mirrors from smashing into each other while filtering X-Rays.</text:p>
          </table:table-cell>
          <table:table-cell table:number-columns-repeated="1022"/>
        </table:table-row>
        <table:table-row table:style-name="ro5">
          <table:table-cell office:value-type="float" office:value="483">
            <text:p>483</text:p>
          </table:table-cell>
          <table:table-cell office:value-type="string">
            <text:p>My first opensource hardware project was building a midibox in 2003.</text:p>
          </table:table-cell>
          <table:table-cell table:number-columns-repeated="1022"/>
        </table:table-row>
        <table:table-row table:style-name="ro5">
          <table:table-cell office:value-type="float" office:value="484">
            <text:p>484</text:p>
          </table:table-cell>
          <table:table-cell office:value-type="string">
            <text:p>I build different small light displays for parties and use open source hardware such as the arduino or similar, open source = free</text:p>
          </table:table-cell>
          <table:table-cell table:number-columns-repeated="1022"/>
        </table:table-row>
        <table:table-row table:style-name="ro5">
          <table:table-cell office:value-type="float" office:value="485">
            <text:p>485</text:p>
          </table:table-cell>
          <table:table-cell office:value-type="string">
            <text:p>I use arduino together with sensors and other periphery to build small devices, e.g. to control a digital camera, to measure elevation (using a differential barometric pressure setup), to log sensor measurementsto a memory card.</text:p>
          </table:table-cell>
          <table:table-cell table:number-columns-repeated="1022"/>
        </table:table-row>
        <table:table-row table:style-name="ro5">
          <table:table-cell office:value-type="float" office:value="486">
            <text:p>486</text:p>
          </table:table-cell>
          <table:table-cell office:value-type="string">
            <text:p>We designed and built several Arduino based boards for data acquisition on my schools FSAE team. I also own several Arduinos as well as many shields from SparkFun and use them often for personal projects. The fact that many of the products I but are open source has really allowed me to learn by examining how they work.</text:p>
          </table:table-cell>
          <table:table-cell table:number-columns-repeated="1022"/>
        </table:table-row>
        <table:table-row table:style-name="ro5">
          <table:table-cell office:value-type="float" office:value="487">
            <text:p>487</text:p>
          </table:table-cell>
          <table:table-cell office:value-type="string">
            <text:p>Just getting started learning electronics but open source hardware is making it much easier and more interesting and fun to learn.</text:p>
          </table:table-cell>
          <table:table-cell table:number-columns-repeated="1022"/>
        </table:table-row>
        <table:table-row table:style-name="ro5">
          <table:table-cell office:value-type="float" office:value="488">
            <text:p>488</text:p>
          </table:table-cell>
          <table:table-cell office:value-type="string">
            <text:p>Arduino -- because I just started and it seemed to have the largest community base.</text:p>
          </table:table-cell>
          <table:table-cell table:number-columns-repeated="1022"/>
        </table:table-row>
        <table:table-row table:style-name="ro5">
          <table:table-cell office:value-type="float" office:value="489">
            <text:p>489</text:p>
          </table:table-cell>
          <table:table-cell office:value-type="string">
            <text:p>The Bus Pirate is awesome tool. I have mostly used it as a serial bridge, but it has tons of features. It being open source, many people develope software on it and you can download different firmwares on it.</text:p>
          </table:table-cell>
          <table:table-cell table:number-columns-repeated="1022"/>
        </table:table-row>
        <table:table-row table:style-name="ro16">
          <table:table-cell office:value-type="float" office:value="490">
            <text:p>490</text:p>
          </table:table-cell>
          <table:table-cell table:style-name="ce11" office:value-type="string">
            <text:p>I use the Arduino (Mega, regular, Lilypad, mini etc) and related shields. I also use regular chips and typical parts such as resistors, capacitors etc. Whilst they do not have the label as being Open Hardware, ofte the schematics of basic chips are readily available (555 chips, amplifiers etc). As I only use free software - end I use Open Licenses for my work too, Open Hardware is a very logical step in the making process. </text:p>
            <text:p>I have ordered a Raspberry Pi, because it also just runs on Linux and it has the right in-and outputs. It brings the user closer to the code, something which is very important in this era of cloed shiny boxes...</text:p>
            <text:p>Without the generosity of people sharing their code, hardware lay-out, I just could not do what I do. The same goes for collectively resolving problems.</text:p>
            <text:p>I have written an article on this: <text:s/>[part of this response<text:span text:style-name="T1"> contained </text:span><text:span text:style-name="T1">information that may identify the respondent and was removed to </text:span><text:span text:style-name="T1">protect their anonymity</text:span><text:span text:style-name="T2">]</text:span></text:p>
          </table:table-cell>
          <table:table-cell table:number-columns-repeated="1022"/>
        </table:table-row>
        <table:table-row table:style-name="ro5">
          <table:table-cell office:value-type="float" office:value="491">
            <text:p>491</text:p>
          </table:table-cell>
          <table:table-cell office:value-type="string">
            <text:p>TelosB wireless sensor motes, it turned out great that they are open source because when a supplier discontinued them in the middle of a project, another picked up the design right away. I could probably have gotten them made somewhere if necessary.</text:p>
          </table:table-cell>
          <table:table-cell table:number-columns-repeated="1022"/>
        </table:table-row>
        <table:table-row table:style-name="ro5">
          <table:table-cell office:value-type="float" office:value="492">
            <text:p>492</text:p>
          </table:table-cell>
          <table:table-cell office:value-type="string">
            <text:p>Arduino based platform for PID control as it allows community to perform upgrade and fixes that we are not aware about.</text:p>
          </table:table-cell>
          <table:table-cell table:number-columns-repeated="1022"/>
        </table:table-row>
        <table:table-row table:style-name="ro5">
          <table:table-cell office:value-type="float" office:value="493">
            <text:p>493</text:p>
          </table:table-cell>
          <table:table-cell office:value-type="string">
            <text:p>Freetronics, Pappilo, Arduino</text:p>
          </table:table-cell>
          <table:table-cell table:number-columns-repeated="1022"/>
        </table:table-row>
        <table:table-row table:style-name="ro5">
          <table:table-cell office:value-type="float" office:value="494">
            <text:p>494</text:p>
          </table:table-cell>
          <table:table-cell office:value-type="string">
            <text:p>Using Arduino for a couple of projects (A sensor for telling me when my wood pellet storage is nearly empty)</text:p>
          </table:table-cell>
          <table:table-cell table:number-columns-repeated="1022"/>
        </table:table-row>
        <table:table-row table:style-name="ro5">
          <table:table-cell office:value-type="float" office:value="495">
            <text:p>495</text:p>
          </table:table-cell>
          <table:table-cell office:value-type="string">
            <text:p>use arduinos at work to teach kids programming</text:p>
          </table:table-cell>
          <table:table-cell table:number-columns-repeated="1022"/>
        </table:table-row>
        <table:table-row table:style-name="ro5">
          <table:table-cell office:value-type="float" office:value="496">
            <text:p>496</text:p>
          </table:table-cell>
          <table:table-cell office:value-type="string">
            <text:p>I'm using veriuos versions of Arduino (Diecimila, Mega and some derivative projects such as Seeduino). I use them to make some custom MIDI controllers for enjoy playing music, or to make experiments using devices such as keyboards, LCD disaplys, LED matrix, etc...</text:p>
          </table:table-cell>
          <table:table-cell table:number-columns-repeated="1022"/>
        </table:table-row>
        <table:table-row table:style-name="ro5">
          <table:table-cell office:value-type="float" office:value="497">
            <text:p>497</text:p>
          </table:table-cell>
          <table:table-cell office:value-type="string">
            <text:p>I use an arduino and some shields along with some closed source hardware for personal projects to increase my knowledge of electronics and have fun!</text:p>
          </table:table-cell>
          <table:table-cell table:number-columns-repeated="1022"/>
        </table:table-row>
        <table:table-row table:style-name="ro8">
          <table:table-cell office:value-type="float" office:value="498">
            <text:p>498</text:p>
          </table:table-cell>
          <table:table-cell table:style-name="ce11" office:value-type="string">
            <text:p>I use Arduino for personal and clients' projects</text:p>
            <text:p>Also I teach Arduino workshop and experiment with new technologies</text:p>
          </table:table-cell>
          <table:table-cell table:number-columns-repeated="1022"/>
        </table:table-row>
        <table:table-row table:style-name="ro5">
          <table:table-cell office:value-type="float" office:value="499">
            <text:p>499</text:p>
          </table:table-cell>
          <table:table-cell office:value-type="string">
            <text:p>arduino for interactive art</text:p>
          </table:table-cell>
          <table:table-cell table:number-columns-repeated="1022"/>
        </table:table-row>
        <table:table-row table:style-name="ro5">
          <table:table-cell office:value-type="float" office:value="500">
            <text:p>500</text:p>
          </table:table-cell>
          <table:table-cell office:value-type="string">
            <text:p>I use my 3d-priter to create parts for my robotics and pneumatic projects.</text:p>
          </table:table-cell>
          <table:table-cell table:number-columns-repeated="1022"/>
        </table:table-row>
        <table:table-row table:style-name="ro5">
          <table:table-cell office:value-type="float" office:value="501">
            <text:p>501</text:p>
          </table:table-cell>
          <table:table-cell office:value-type="string">
            <text:p>I'm using BusPirate, Adafruit AVR programmer, RAMPS electronics for REPRAP</text:p>
          </table:table-cell>
          <table:table-cell table:number-columns-repeated="1022"/>
        </table:table-row>
        <table:table-row table:style-name="ro5">
          <table:table-cell office:value-type="float" office:value="502">
            <text:p>502</text:p>
          </table:table-cell>
          <table:table-cell office:value-type="string">
            <text:p>I use mostly development boards, for example the Atmega32u4BB+ by Adafruit, the Arduino and the BeagleBoard. The cost of the official dev-boards are always prohibitively high when you don't know if your idea will work out. The fact that's it open-hardware is crucial at the stage when you have everything working and you want to re-spin everything into your own design.</text:p>
          </table:table-cell>
          <table:table-cell table:number-columns-repeated="1022"/>
        </table:table-row>
        <table:table-row table:style-name="ro5">
          <table:table-cell office:value-type="float" office:value="503">
            <text:p>503</text:p>
          </table:table-cell>
          <table:table-cell office:value-type="string">
            <text:p>I use primarily Arduino; I have developed several Arduino-compatible boards based on a different chip, the AT90CAN128. I use all of these platforms for developing electronics for model railroading for retail sale. Open-source allows me to leverage the hard work that others have done, so I don't have to re-invent the wheel. More importantly, it lets me embed my products in a well-founded community of users already familiar with Arduino.</text:p>
          </table:table-cell>
          <table:table-cell table:number-columns-repeated="1022"/>
        </table:table-row>
        <table:table-row table:style-name="ro5">
          <table:table-cell office:value-type="float" office:value="504">
            <text:p>504</text:p>
          </table:table-cell>
          <table:table-cell office:value-type="string">
            <text:p>When I was a kid I always wanted to know how electronics works. Somewhere I forgot that curiosity, but the arduino rekindled that fire! Coming from an open source software background open hardware just makes sense.</text:p>
          </table:table-cell>
          <table:table-cell table:number-columns-repeated="1022"/>
        </table:table-row>
        <table:table-row table:style-name="ro5">
          <table:table-cell office:value-type="float" office:value="505">
            <text:p>505</text:p>
          </table:table-cell>
          <table:table-cell office:value-type="string">
            <text:p>Ham radio is not really open source, but most schematics and plans are shared openly. It is polite to give attribution. Also i developed hardware from lilypad. Used sparkfun el sequencer and adafruit drawdio for classes.</text:p>
          </table:table-cell>
          <table:table-cell table:number-columns-repeated="1022"/>
        </table:table-row>
        <table:table-row table:style-name="ro5">
          <table:table-cell office:value-type="float" office:value="506">
            <text:p>506</text:p>
          </table:table-cell>
          <table:table-cell office:value-type="string">
            <text:p>I use Arduino based boards and shields, the variety of choices makes picking exactly the right version to support what I need much easier. For example, I will be using a RuggedDuino in my final project, but I can do all of my research and development using a cheaper/simpler board.</text:p>
          </table:table-cell>
          <table:table-cell table:number-columns-repeated="1022"/>
        </table:table-row>
        <table:table-row table:style-name="ro5">
          <table:table-cell office:value-type="float" office:value="507">
            <text:p>507</text:p>
          </table:table-cell>
          <table:table-cell office:value-type="string">
            <text:p>I've used both the Bliplace and the Pulse Sensor, and I've benefitted hugely from things like Arduino (including Sparkfun's Arduino Mini and the circuits for it).</text:p>
          </table:table-cell>
          <table:table-cell table:number-columns-repeated="1022"/>
        </table:table-row>
        <table:table-row table:style-name="ro5">
          <table:table-cell office:value-type="float" office:value="508">
            <text:p>508</text:p>
          </table:table-cell>
          <table:table-cell office:value-type="string">
            <text:p>I design items for handi-capable people. See a need fill a need. The fact that everything is do well documented and source code is available to learn from makes it the best!</text:p>
          </table:table-cell>
          <table:table-cell table:number-columns-repeated="1022"/>
        </table:table-row>
        <table:table-row table:style-name="ro5">
          <table:table-cell office:value-type="float" office:value="509">
            <text:p>509</text:p>
          </table:table-cell>
          <table:table-cell office:value-type="string">
            <text:p>Arduino for achademic projects at university level and use the community so as to get help, tutorials, libraries, designs, etc.</text:p>
          </table:table-cell>
          <table:table-cell table:number-columns-repeated="1022"/>
        </table:table-row>
        <table:table-row table:style-name="ro5">
          <table:table-cell office:value-type="float" office:value="510">
            <text:p>510</text:p>
          </table:table-cell>
          <table:table-cell office:value-type="string">
            <text:p>I use arduino a lot to make things for fun, mostly.</text:p>
          </table:table-cell>
          <table:table-cell table:number-columns-repeated="1022"/>
        </table:table-row>
        <table:table-row table:style-name="ro5">
          <table:table-cell office:value-type="float" office:value="511">
            <text:p>511</text:p>
          </table:table-cell>
          <table:table-cell office:value-type="string">
            <text:p>arduino -different projects (even overkill ones -for EEs perspective- because of the fact that I don't have an EE background). I think that what I checked as very important at 6 says it all.</text:p>
          </table:table-cell>
          <table:table-cell table:number-columns-repeated="1022"/>
        </table:table-row>
        <table:table-row table:style-name="ro5">
          <table:table-cell office:value-type="float" office:value="512">
            <text:p>512</text:p>
          </table:table-cell>
          <table:table-cell office:value-type="string">
            <text:p>I have used Arduino for the basis of many of my projects, but the beauty of it is that I can use my own stuff, but make use of the IDE, which saves me development headaches. I still use GCC sometimes, but mostly, if I don't care about keeping my firmware super lightweight, I'll just fire up my modified version of the Arduino IDE and use it to program my AVR chips on the breadboard (I've only recently bought an actual Arduino Uno).</text:p>
          </table:table-cell>
          <table:table-cell table:number-columns-repeated="1022"/>
        </table:table-row>
        <table:table-row table:style-name="ro5">
          <table:table-cell office:value-type="float" office:value="513">
            <text:p>513</text:p>
          </table:table-cell>
          <table:table-cell office:value-type="string">
            <text:p>I use Arduino IDE and ATmega328s with a STK500 bootloader for all my projects. I enjoy learning the basic building blocks from other people's projects and mashing them together to make my own work. 90% of what I do has been done before - it's great to be able to stand on the shoulders of others.</text:p>
          </table:table-cell>
          <table:table-cell table:number-columns-repeated="1022"/>
        </table:table-row>
        <table:table-row table:style-name="ro5">
          <table:table-cell office:value-type="float" office:value="514">
            <text:p>514</text:p>
          </table:table-cell>
          <table:table-cell office:value-type="string">
            <text:p>I am presently learning to expand my use of the Arduino as I want to create an intrusion detection system taylor made for my home; including ways to make it looked lived in while away. The fact that software that is useful as was as adaptable for the Arduino makes it most attractive.</text:p>
          </table:table-cell>
          <table:table-cell table:number-columns-repeated="1022"/>
        </table:table-row>
        <table:table-row table:style-name="ro5">
          <table:table-cell office:value-type="float" office:value="515">
            <text:p>515</text:p>
          </table:table-cell>
          <table:table-cell office:value-type="string">
            <text:p>When I see some part of an OHW design that I think is really enlightened or slick, I can look at it, see how they did it and learn to incorporate it in my own designs. I learn better practices myself and then give back with my own OHW designs to disseminate that same knowledge.</text:p>
          </table:table-cell>
          <table:table-cell table:number-columns-repeated="1022"/>
        </table:table-row>
        <table:table-row table:style-name="ro5">
          <table:table-cell office:value-type="float" office:value="516">
            <text:p>516</text:p>
          </table:table-cell>
          <table:table-cell office:value-type="string">
            <text:p>Arduinos helped rekindle my intrest in electronics, and made it affordable to explore the field again. The community has helped me solve problems in programming my own, similar projects, Open Source design documents like Adafruit's MintyBoost documentation combined with Sparkfun's LiIon charger information, and an instructable that combined the two (mightymintyboost) gave me information I needed to learn about PCB design so I could work on making a SMT project without having to guess about the electronics components involved.</text:p>
          </table:table-cell>
          <table:table-cell table:number-columns-repeated="1022"/>
        </table:table-row>
        <table:table-row table:style-name="ro24">
          <table:table-cell office:value-type="float" office:value="517">
            <text:p>517</text:p>
          </table:table-cell>
          <table:table-cell table:style-name="ce11" office:value-type="string">
            <text:p>The design is out in the open and this often results in a superior design.</text:p>
            <text:p>( "The boss wanted it done by Friday and the company name is on it not mine" </text:p>
            <text:p><text:s text:c="38"/>vs </text:p>
            <text:p>"My reputation is on the line it had better be good or I'll never hear the end of it")</text:p>
            <text:p><text:s/></text:p>
            <text:p>The community support makes it many times more useful.( Aurduino: it is about the support)</text:p>
          </table:table-cell>
          <table:table-cell table:number-columns-repeated="1022"/>
        </table:table-row>
        <table:table-row table:style-name="ro5">
          <table:table-cell office:value-type="float" office:value="518">
            <text:p>518</text:p>
          </table:table-cell>
          <table:table-cell office:value-type="string">
            <text:p>PINGUINO MX220 for education</text:p>
          </table:table-cell>
          <table:table-cell table:number-columns-repeated="1022"/>
        </table:table-row>
        <table:table-row table:style-name="ro5">
          <table:table-cell office:value-type="float" office:value="519">
            <text:p>519</text:p>
          </table:table-cell>
          <table:table-cell office:value-type="string">
            <text:p>I use open source hardware for creating sensors that can be used in conjunction with off the shelf mobile devices as a science and robotics laboratory. I chose open source because it was easy to integrate multiple systems and allow end users to customize the kits to their own needs.</text:p>
          </table:table-cell>
          <table:table-cell table:number-columns-repeated="1022"/>
        </table:table-row>
        <table:table-row table:style-name="ro5">
          <table:table-cell office:value-type="float" office:value="520">
            <text:p>520</text:p>
          </table:table-cell>
          <table:table-cell office:value-type="string">
            <text:p>Open source design is my launchpad or starting point for my design - cuts out a lot of trial and error. The result is something that I have offered back to the community in the sense of constant improvement. It is sort of funny to find a design you offered pop up in unexpected reference! Arduino is one of the open source hardware/software that I have used as well as a fan bracket that I have used, improved and made available for my motorcycle.</text:p>
          </table:table-cell>
          <table:table-cell table:number-columns-repeated="1022"/>
        </table:table-row>
        <table:table-row table:style-name="ro14">
          <table:table-cell office:value-type="float" office:value="521">
            <text:p>521</text:p>
          </table:table-cell>
          <table:table-cell table:style-name="ce11" office:value-type="string">
            <text:p>Arduino - naturally.</text:p>
            <text:p>Arduino Shields - ditto.</text:p>
            <text:p/>
            <text:p>Meeblip the OSH synth. <text:s/>Love everything about this. <text:s/>The design, the sound and the community.</text:p>
            <text:p>Drone Lab from Caspar Electronics.</text:p>
            <text:p>Oomlout. <text:s/>I like that they blog some of the tools they made to help run their business.</text:p>
          </table:table-cell>
          <table:table-cell table:number-columns-repeated="1022"/>
        </table:table-row>
        <table:table-row table:style-name="ro24">
          <table:table-cell office:value-type="float" office:value="522">
            <text:p>522</text:p>
          </table:table-cell>
          <table:table-cell table:style-name="ce11" office:value-type="string">
            <text:p>Arduino (and derivatives), bus pirate, papilio.</text:p>
            <text:p/>
            <text:p>The papilio is an extremely cheap and easy way to learn FPGA/VHDL.</text:p>
            <text:p/>
            <text:p>The bus pirate, being open, has lots of things for which it can be used. Also it is possible for me to program it to do what I'd like it to do without relying on a closed system for information/programs/data/etc.</text:p>
          </table:table-cell>
          <table:table-cell table:number-columns-repeated="1022"/>
        </table:table-row>
        <table:table-row table:style-name="ro5">
          <table:table-cell office:value-type="float" office:value="523">
            <text:p>523</text:p>
          </table:table-cell>
          <table:table-cell office:value-type="string">
            <text:p>I could go on forever. I use or have used an incredible amount of open hardware products from all sorts of different open hardware manufacturers. I use open source hardware for rapid prototyping of solutions to social, environmental, humanitarian and conservation challenges and use open hardware to design custom solutions that allow for complete understanding of the system as well as complete customization. It also lower cost of production and maintenance compared to proprietary solutions.</text:p>
          </table:table-cell>
          <table:table-cell table:number-columns-repeated="1022"/>
        </table:table-row>
        <table:table-row table:style-name="ro30">
          <table:table-cell office:value-type="float" office:value="524">
            <text:p>524</text:p>
          </table:table-cell>
          <table:table-cell table:style-name="ce11" office:value-type="string">
            <text:p>I started with the midibox project, and have stayed with it as I mostly do DIY midi controllers.</text:p>
            <text:p/>
            <text:p>Have also used aduino, and looking at arduino for some non midi projects</text:p>
          </table:table-cell>
          <table:table-cell table:number-columns-repeated="1022"/>
        </table:table-row>
        <table:table-row table:style-name="ro15">
          <table:table-cell office:value-type="float" office:value="525">
            <text:p>525</text:p>
          </table:table-cell>
          <table:table-cell table:style-name="ce11" office:value-type="string">
            <text:p>I've built several personal project based on Arduino hardware, as well as kits with simple circuits microcontrollers. As a learning tool, the documentation and online community makes open source hardware a must. If the tools were proprietary or closed, it would make learning difficult or pointless, since it would be impossible to share discoveries and ideas freely.</text:p>
            <text:p/>
            <text:p>As a result of my self-education, I've also developed my own open source project, and once it's complete, plan to give away the schematics, design files and other information for others to continue to improve it.</text:p>
          </table:table-cell>
          <table:table-cell table:number-columns-repeated="1022"/>
        </table:table-row>
        <table:table-row table:style-name="ro5">
          <table:table-cell office:value-type="float" office:value="526">
            <text:p>526</text:p>
          </table:table-cell>
          <table:table-cell office:value-type="string">
            <text:p>I don't use that much open source harware</text:p>
          </table:table-cell>
          <table:table-cell table:number-columns-repeated="1022"/>
        </table:table-row>
        <table:table-row table:style-name="ro5">
          <table:table-cell office:value-type="float" office:value="527">
            <text:p>527</text:p>
          </table:table-cell>
          <table:table-cell office:value-type="string">
            <text:p>I use arduinos in a project right now that people have a lot of interest in. <text:s/>I like it because I can sell this project not only as just what I make it, but as fully customizable. <text:s/>The end user can become familiar with arduino programming, and add sensors and lights and make other things happen with the project I build. <text:s/>It's also most likely that without the community support and documentation, I would not know how to use arduino. <text:s/>I do plan to open source my project when I'm done, so that people can build it themselves, because it's already arduino based.</text:p>
          </table:table-cell>
          <table:table-cell table:number-columns-repeated="1022"/>
        </table:table-row>
        <table:table-row table:style-name="ro5">
          <table:table-cell office:value-type="float" office:value="528">
            <text:p>528</text:p>
          </table:table-cell>
          <table:table-cell office:value-type="string">
            <text:p>Arduino</text:p>
          </table:table-cell>
          <table:table-cell table:number-columns-repeated="1022"/>
        </table:table-row>
        <table:table-row table:style-name="ro5">
          <table:table-cell office:value-type="float" office:value="529">
            <text:p>529</text:p>
          </table:table-cell>
          <table:table-cell office:value-type="string">
            <text:p>I'm using Arduino UNO. I really like it because I can understand how some device works, I can modify or reproduce the behaviour of some not-open device. One of the most important thing is the easiness of the IDE.</text:p>
          </table:table-cell>
          <table:table-cell table:number-columns-repeated="1022"/>
        </table:table-row>
        <table:table-row table:style-name="ro30">
          <table:table-cell office:value-type="float" office:value="530">
            <text:p>530</text:p>
          </table:table-cell>
          <table:table-cell table:style-name="ce11" office:value-type="string">
            <text:p>Only discovered recently. I used an arduino UNO to set up a little solar tracker. Easy programming of a hardware device was really enjoyable : just plug and code !</text:p>
            <text:p>Plus the community wrote a lot of tips about it, howto's, etc....</text:p>
          </table:table-cell>
          <table:table-cell table:number-columns-repeated="1022"/>
        </table:table-row>
        <table:table-row table:style-name="ro5">
          <table:table-cell office:value-type="float" office:value="531">
            <text:p>531</text:p>
          </table:table-cell>
          <table:table-cell office:value-type="string">
            <text:p>I basically use it to keep from having to buy more stuff. I repair what I have and look at what other people do with it so see if I can find a way to fix my stuff. I want to use it for making things I couldn't other wise afford, laser cutters, 3d printer, etc. but I haven't tackled any of those projects yet.</text:p>
          </table:table-cell>
          <table:table-cell table:number-columns-repeated="1022"/>
        </table:table-row>
        <table:table-row table:style-name="ro5">
          <table:table-cell office:value-type="float" office:value="532">
            <text:p>532</text:p>
          </table:table-cell>
          <table:table-cell office:value-type="string">
            <text:p>Arduino, breakout boards from SparkFun and Adafruit. <text:s/>I've mostly used OSH for my own hobby projects -- various toys, gadgets, home automation, etc. <text:s/>The primary benefits to OSH from my perspective is the ability to learn from the work of others, and to ensure that a given piece of hardware can have a lifetime beyond the interest/viability of the creators.</text:p>
          </table:table-cell>
          <table:table-cell table:number-columns-repeated="1022"/>
        </table:table-row>
        <table:table-row table:style-name="ro28">
          <table:table-cell office:value-type="float" office:value="533">
            <text:p>533</text:p>
          </table:table-cell>
          <table:table-cell table:style-name="ce11" office:value-type="string">
            <text:p>As mentioned earlier, I used open source Wishbone and I2C modules at a previous job to help kickstart my design of similar modules. I could not simply reuse the existing designs, unfortunately, but they were still a huge help in getting me started.</text:p>
            <text:p/>
            <text:p>Future use will be mostly along these lines:</text:p>
            <text:p>1. pulling together multiple existing open source modules to design an application specific system</text:p>
            <text:p>2. adding missing modules needed for the system to meet the needs of my application</text:p>
            <text:p/>
            <text:p>My immediate goal is to use/create open source hardware modules and connect them into a single system to control, monitor, and report on a small craft beer brewery. I also hope to include mechanical designs for the brewery itself with models for printing parts via 3D printers where applicable. </text:p>
            <text:p/>
            <text:p>This will be a 1+ year project and has not yet started. I'm brewing beer already, and defining the specs of the brew station before starting the detailed designs.</text:p>
          </table:table-cell>
          <table:table-cell table:number-columns-repeated="1022"/>
        </table:table-row>
        <table:table-row table:style-name="ro6">
          <table:table-cell office:value-type="float" office:value="534">
            <text:p>534</text:p>
          </table:table-cell>
          <table:table-cell table:style-name="ce11" office:value-type="string">
            <text:p>Most of all is probably the Arduino. <text:s/>I use it for some professional work as well as personal projects. <text:s/>It works wonderfully and has the benefit of being accessible enough that my clients can tweak the software if they like by themselves. <text:s/>It also spares me from the re-inventing the wheel parts of (re)designing and embedding microcontrollers - I used to almost exclusively embed Atmel microcontrollers anyway.</text:p>
            <text:p/>
            <text:p>I benefit from the fact that it's open by 1) benefiting from the development and additional libraries people make, 2) benefiting from derivative hardware like mini versions which can suit some of my needs better, and 3) multiple vendors, making sourcing easy.</text:p>
          </table:table-cell>
          <table:table-cell table:number-columns-repeated="1022"/>
        </table:table-row>
        <table:table-row table:style-name="ro5">
          <table:table-cell office:value-type="float" office:value="535">
            <text:p>535</text:p>
          </table:table-cell>
          <table:table-cell office:value-type="string">
            <text:p>mostly just tinker down in the shop - making blinky things and taking pictures</text:p>
          </table:table-cell>
          <table:table-cell table:number-columns-repeated="1022"/>
        </table:table-row>
        <table:table-row table:style-name="ro5">
          <table:table-cell office:value-type="float" office:value="536">
            <text:p>536</text:p>
          </table:table-cell>
          <table:table-cell office:value-type="string">
            <text:p>Lots of electronics via SparkFun and Adafruit. <text:s/>I built a Makerbot Cupcake derivative (custom z-stage, modified enclosure). <text:s/>Getting ready to start another 3D printer (custom design built around RAMPS electronics) to increase performance with an eye towards making a mid-range design with controlled costs and more open publication of specs than the Makerbot Replicator.</text:p>
          </table:table-cell>
          <table:table-cell table:number-columns-repeated="1022"/>
        </table:table-row>
        <table:table-row table:style-name="ro5">
          <table:table-cell office:value-type="float" office:value="537">
            <text:p>537</text:p>
          </table:table-cell>
          <table:table-cell office:value-type="string">
            <text:p>I am interested in automated chemical analysis/synthesis as well as geological core mineralogical analysis. I work with arduinos with C and Process; robotic arms; automated microscopes and stages, 3D printers and 4 axis CNC machines with AutoCAD, SolidWorks, and SketchUp; pick and place for chemical analysis, parts handling, and sample handling, EDA with fritzing. I couldn't afford this stuff unless it were open source. It also allows me to warehouse stock only, creating finished parts as needed for a particular project.</text:p>
          </table:table-cell>
          <table:table-cell table:number-columns-repeated="1022"/>
        </table:table-row>
        <table:table-row table:style-name="ro5">
          <table:table-cell office:value-type="float" office:value="538">
            <text:p>538</text:p>
          </table:table-cell>
          <table:table-cell office:value-type="string">
            <text:p>I have extensively used the Arduino to make temperature control systems for the garden and plants. <text:s/>The great community is the best advantage of open source hardware.</text:p>
          </table:table-cell>
          <table:table-cell table:number-columns-repeated="1022"/>
        </table:table-row>
        <table:table-row table:style-name="ro5">
          <table:table-cell office:value-type="float" office:value="539">
            <text:p>539</text:p>
          </table:table-cell>
          <table:table-cell office:value-type="string">
            <text:p>i use arduino for my hobby projects. i use it simply because i can stand on somebody's shoulders and others can stand on my shoulders by collaboration of open source work.</text:p>
          </table:table-cell>
          <table:table-cell table:number-columns-repeated="1022"/>
        </table:table-row>
        <table:table-row table:style-name="ro5">
          <table:table-cell office:value-type="float" office:value="540">
            <text:p>540</text:p>
          </table:table-cell>
          <table:table-cell office:value-type="string">
            <text:p>Im building a RepRap and I always read about new stuff added to it etc.</text:p>
          </table:table-cell>
          <table:table-cell table:number-columns-repeated="1022"/>
        </table:table-row>
        <table:table-row table:style-name="ro5">
          <table:table-cell office:value-type="float" office:value="541">
            <text:p>541</text:p>
          </table:table-cell>
          <table:table-cell office:value-type="string">
            <text:p>I'm just starting. <text:s/>I wanted to make a DC power supply so my computer would be quieter and more efficient. <text:s/>That's where the rabbit went down the hole. <text:s/>I am at the Rube Goldberg stage, just trying to learn how to do something simple.</text:p>
          </table:table-cell>
          <table:table-cell table:number-columns-repeated="1022"/>
        </table:table-row>
        <table:table-row table:style-name="ro10">
          <table:table-cell office:value-type="float" office:value="542">
            <text:p>542</text:p>
          </table:table-cell>
          <table:table-cell table:style-name="ce11" office:value-type="string">
            <text:p>Arduino and other variants, USBTinyISP, Open Bench Logic Sniffer, Bus Pirate.</text:p>
            <text:p/>
            <text:p>And I use them all mostly for playing around.</text:p>
          </table:table-cell>
          <table:table-cell table:number-columns-repeated="1022"/>
        </table:table-row>
        <table:table-row table:style-name="ro30">
          <table:table-cell office:value-type="float" office:value="543">
            <text:p>543</text:p>
          </table:table-cell>
          <table:table-cell table:style-name="ce11" office:value-type="string">
            <text:p>Arduino for all kinds of art projects, as the brains and network connection of sensors and displays.</text:p>
            <text:p/>
            <text:p>I'm getting a Replicator, which I'll use with Free models for projects.</text:p>
          </table:table-cell>
          <table:table-cell table:number-columns-repeated="1022"/>
        </table:table-row>
        <table:table-row table:style-name="ro33">
          <table:table-cell office:value-type="float" office:value="544">
            <text:p>544</text:p>
          </table:table-cell>
          <table:table-cell table:style-name="ce11" office:value-type="string">
            <text:p>Used for Fun, learning, creating/sharing with others in the community. Used mainly as workshop tools and for prototyping. </text:p>
            <text:p/>
            <text:p>A partial list of what I have bought: is</text:p>
            <text:p>- bus pirate + pirate pic adapter</text:p>
            <text:p>- BusBlaster</text:p>
            <text:p>- CPLD dev boards</text:p>
            <text:p>- LCD board</text:p>
            <text:p>- OLS </text:p>
            <text:p/>
            <text:p>Arduino + heaps of sensors &amp; shields (mostly Seeed Grove)</text:p>
            <text:p/>
            <text:p>UsNooBie</text:p>
            <text:p>LED8 </text:p>
            <text:p/>
            <text:p>several uP breakout boards from various sources</text:p>
            <text:p/>
            <text:p>Only "end user" item is the InfraRedToy.</text:p>
            <text:p/>
            <text:p>Mostly my OSHW is from DangerousPrototypes, but some from other sites.</text:p>
            <text:p/>
            <text:p>Just starting to get (back into) designing &amp; building own hardware.</text:p>
          </table:table-cell>
          <table:table-cell table:number-columns-repeated="1022"/>
        </table:table-row>
        <table:table-row table:style-name="ro5">
          <table:table-cell office:value-type="float" office:value="545">
            <text:p>545</text:p>
          </table:table-cell>
          <table:table-cell office:value-type="string">
            <text:p>Arduino, then many things from Make Magazine. <text:s/>I use it for all sorts of design projects in the home, <text:s/>Mostly invisible tech, and also for teaching in the community</text:p>
          </table:table-cell>
          <table:table-cell table:number-columns-repeated="1022"/>
        </table:table-row>
        <table:table-row table:style-name="ro5">
          <table:table-cell table:style-name="ce9" office:value-type="float" office:value="546">
            <text:p>546</text:p>
          </table:table-cell>
          <table:table-cell table:style-name="ce15" office:value-type="string">
            <text:p><text:span text:style-name="T4"><text:s/></text:span><text:span text:style-name="T4">[this response</text:span><text:span text:style-name="T5"> contained information that may identify the respondent </text:span><text:span text:style-name="T5">and was removed to protect their anonymity</text:span><text:span text:style-name="T6">]</text:span></text:p>
          </table:table-cell>
          <table:table-cell table:style-name="ce12" table:number-columns-repeated="1022"/>
        </table:table-row>
        <table:table-row table:style-name="ro5">
          <table:table-cell office:value-type="float" office:value="547">
            <text:p>547</text:p>
          </table:table-cell>
          <table:table-cell office:value-type="string">
            <text:p>I have been using only the Arduino for a month now, and am awaiting a Raspberry Pi. <text:s/>But I've been following Make:Magazine for over a year now and have been intrigued by the projects and possibilities of open source hardware.</text:p>
          </table:table-cell>
          <table:table-cell table:number-columns-repeated="1022"/>
        </table:table-row>
        <table:table-row table:style-name="ro5">
          <table:table-cell office:value-type="float" office:value="548">
            <text:p>548</text:p>
          </table:table-cell>
          <table:table-cell office:value-type="string">
            <text:p>cnc</text:p>
          </table:table-cell>
          <table:table-cell table:number-columns-repeated="1022"/>
        </table:table-row>
        <table:table-row table:style-name="ro5">
          <table:table-cell office:value-type="float" office:value="549">
            <text:p>549</text:p>
          </table:table-cell>
          <table:table-cell office:value-type="string">
            <text:p>I mainly use OSHW to make my embedded system and do my academic and research work. I use existing OSHW projects to learn new concepts and design methods in electronics and embedded software.</text:p>
          </table:table-cell>
          <table:table-cell table:number-columns-repeated="1022"/>
        </table:table-row>
        <table:table-row table:style-name="ro5">
          <table:table-cell office:value-type="float" office:value="550">
            <text:p>550</text:p>
          </table:table-cell>
          <table:table-cell office:value-type="string">
            <text:p>Often use Arduino and associated open source hardware like shields or modules to make things I find interesting. <text:s/>I find myself learning a lot along the way.</text:p>
          </table:table-cell>
          <table:table-cell table:number-columns-repeated="1022"/>
        </table:table-row>
        <table:table-row table:style-name="ro10">
          <table:table-cell office:value-type="float" office:value="551">
            <text:p>551</text:p>
          </table:table-cell>
          <table:table-cell table:style-name="ce11" office:value-type="string">
            <text:p>RepRap</text:p>
            <text:p>ShapeOko</text:p>
            <text:p>ORDbot</text:p>
            <text:p>Arduino</text:p>
            <text:p>RAMPS 1.4</text:p>
          </table:table-cell>
          <table:table-cell table:number-columns-repeated="1022"/>
        </table:table-row>
        <table:table-row table:style-name="ro8">
          <table:table-cell office:value-type="float" office:value="552">
            <text:p>552</text:p>
          </table:table-cell>
          <table:table-cell table:style-name="ce11" office:value-type="string">
            <text:p>Currently Arduino + various shield designs </text:p>
            <text:p>Historically, in the 1980's I collaborated with a number of companies on a range of boards.</text:p>
          </table:table-cell>
          <table:table-cell table:number-columns-repeated="1022"/>
        </table:table-row>
        <table:table-row table:style-name="ro30">
          <table:table-cell office:value-type="float" office:value="553">
            <text:p>553</text:p>
          </table:table-cell>
          <table:table-cell table:style-name="ce11" office:value-type="string">
            <text:p>using Dollyshield, Arduino, BeagleBoard / BeagleBone, ...</text:p>
            <text:p>Mostly used for fun or educational purposes. The open-source aspect is very interesting to learn how the device works and how to possibly improve the design.</text:p>
          </table:table-cell>
          <table:table-cell table:number-columns-repeated="1022"/>
        </table:table-row>
        <table:table-row table:style-name="ro5">
          <table:table-cell office:value-type="float" office:value="554">
            <text:p>554</text:p>
          </table:table-cell>
          <table:table-cell office:value-type="string">
            <text:p>I use Arduino for make simple test equipments (drive motors, ....) for the mechanical systems I develop. Advantages are: simple and easy available hw, low cost, many examples and fw available.</text:p>
          </table:table-cell>
          <table:table-cell table:number-columns-repeated="1022"/>
        </table:table-row>
        <table:table-row table:style-name="ro5">
          <table:table-cell office:value-type="float" office:value="555">
            <text:p>555</text:p>
          </table:table-cell>
          <table:table-cell office:value-type="string">
            <text:p>I'm currently building a project in the FabAcademy course, and I'm modifying a Fabduino (an Arduino-compatible board, since in FabAcademy we are supposed to create all the boards we use)</text:p>
          </table:table-cell>
          <table:table-cell table:number-columns-repeated="1022"/>
        </table:table-row>
        <table:table-row table:style-name="ro5">
          <table:table-cell office:value-type="float" office:value="556">
            <text:p>556</text:p>
          </table:table-cell>
          <table:table-cell office:value-type="string">
            <text:p>To be honest I don't think much about whether something is open source or not. <text:s/>I use what ever I can get that will do the job I need done. <text:s/>Open source most often has a good choice that I can find affordable.</text:p>
          </table:table-cell>
          <table:table-cell table:number-columns-repeated="1022"/>
        </table:table-row>
        <table:table-row table:style-name="ro5">
          <table:table-cell office:value-type="float" office:value="557">
            <text:p>557</text:p>
          </table:table-cell>
          <table:table-cell office:value-type="string">
            <text:p>Mainly Arduino.</text:p>
          </table:table-cell>
          <table:table-cell table:number-columns-repeated="1022"/>
        </table:table-row>
        <table:table-row table:style-name="ro5">
          <table:table-cell office:value-type="float" office:value="558">
            <text:p>558</text:p>
          </table:table-cell>
          <table:table-cell office:value-type="string">
            <text:p>Usually, Arduinos as MCU's, and a variety of web sources to fish for other people experiences and try to improve upon them.</text:p>
          </table:table-cell>
          <table:table-cell table:number-columns-repeated="1022"/>
        </table:table-row>
        <table:table-row table:style-name="ro5">
          <table:table-cell office:value-type="float" office:value="559">
            <text:p>559</text:p>
          </table:table-cell>
          <table:table-cell office:value-type="string">
            <text:p>I run a hackerspace, and try to make all my projects open hardware. Also use many other open source hardware and software projects in the course of both work and play.</text:p>
          </table:table-cell>
          <table:table-cell table:number-columns-repeated="1022"/>
        </table:table-row>
        <table:table-row table:style-name="ro5">
          <table:table-cell office:value-type="float" office:value="560">
            <text:p>560</text:p>
          </table:table-cell>
          <table:table-cell office:value-type="string">
            <text:p>Yay Arduino and it's helping forward so many great projects!</text:p>
          </table:table-cell>
          <table:table-cell table:number-columns-repeated="1022"/>
        </table:table-row>
        <table:table-row table:style-name="ro5">
          <table:table-cell office:value-type="float" office:value="561">
            <text:p>561</text:p>
          </table:table-cell>
          <table:table-cell office:value-type="string">
            <text:p>I design hardware for the ArduPilot and ArduCopter projects :)</text:p>
          </table:table-cell>
          <table:table-cell table:number-columns-repeated="1022"/>
        </table:table-row>
        <table:table-row table:style-name="ro10">
          <table:table-cell office:value-type="float" office:value="562">
            <text:p>562</text:p>
          </table:table-cell>
          <table:table-cell table:style-name="ce11" office:value-type="string">
            <text:p>Arduino, openPower, OpenEnergy, Raspberry PI, </text:p>
            <text:p>I try and keep everything as transparent and fast moving as i can, for others to contribute and the product to grow</text:p>
          </table:table-cell>
          <table:table-cell table:number-columns-repeated="1022"/>
        </table:table-row>
        <table:table-row table:style-name="ro5">
          <table:table-cell office:value-type="float" office:value="563">
            <text:p>563</text:p>
          </table:table-cell>
          <table:table-cell office:value-type="string">
            <text:p>arduino mostly, will soon use some makerbot circuits as well for 3d printing. I am going to develop my own open source hardware project that will implement these.</text:p>
          </table:table-cell>
          <table:table-cell table:number-columns-repeated="1022"/>
        </table:table-row>
        <table:table-row table:style-name="ro5">
          <table:table-cell office:value-type="float" office:value="564">
            <text:p>564</text:p>
          </table:table-cell>
          <table:table-cell office:value-type="string">
            <text:p>I use arduinos for many little projects, I run an arduino course occasionally to introduce new people to it. I use an arduino to drive my reprap 3d printer.</text:p>
          </table:table-cell>
          <table:table-cell table:number-columns-repeated="1022"/>
        </table:table-row>
        <table:table-row table:style-name="ro5">
          <table:table-cell office:value-type="float" office:value="565">
            <text:p>565</text:p>
          </table:table-cell>
          <table:table-cell office:value-type="string">
            <text:p>arduino and shields</text:p>
          </table:table-cell>
          <table:table-cell table:number-columns-repeated="1022"/>
        </table:table-row>
        <table:table-row table:style-name="ro5">
          <table:table-cell office:value-type="float" office:value="566">
            <text:p>566</text:p>
          </table:table-cell>
          <table:table-cell office:value-type="string">
            <text:p>Mainly in the development and provision of electronics clinics for high schoolers and university undergrads, leveraging arduino. Also founded an artist-technologist group developing projects for nuit blanche toronto.</text:p>
          </table:table-cell>
          <table:table-cell table:number-columns-repeated="1022"/>
        </table:table-row>
        <table:table-row table:style-name="ro13">
          <table:table-cell table:style-name="ce9" office:value-type="float" office:value="567">
            <text:p>567</text:p>
          </table:table-cell>
          <table:table-cell table:style-name="ce14" office:value-type="string">
            <text:p><text:span text:style-name="T4"><text:s/></text:span><text:span text:style-name="T4">[this response</text:span><text:span text:style-name="T5"> contained information that may identify the respondent </text:span><text:span text:style-name="T5">and was removed to protect their anonymity</text:span><text:span text:style-name="T6">]</text:span></text:p>
          </table:table-cell>
          <table:table-cell table:style-name="ce12" table:number-columns-repeated="1022"/>
        </table:table-row>
        <table:table-row table:style-name="ro5">
          <table:table-cell office:value-type="float" office:value="568">
            <text:p>568</text:p>
          </table:table-cell>
          <table:table-cell office:value-type="string">
            <text:p>I use the OpenRisc processor form OpenCores during a course on hardware design. In the course the students should modify the instruction set of the processor and add a few features to it which wouldn't be possible using a closed-source solution.</text:p>
          </table:table-cell>
          <table:table-cell table:number-columns-repeated="1022"/>
        </table:table-row>
        <table:table-row table:style-name="ro5">
          <table:table-cell office:value-type="float" office:value="569">
            <text:p>569</text:p>
          </table:table-cell>
          <table:table-cell office:value-type="string">
            <text:p>I use an arduino nano because it plugs directly into a proto board yet I can still run the software IDE</text:p>
          </table:table-cell>
          <table:table-cell table:number-columns-repeated="1022"/>
        </table:table-row>
        <table:table-row table:style-name="ro10">
          <table:table-cell office:value-type="float" office:value="570">
            <text:p>570</text:p>
          </table:table-cell>
          <table:table-cell table:style-name="ce11" office:value-type="string">
            <text:p>Teaching design course, own PhD research. </text:p>
            <text:p/>
            <text:p>Hardware: many flavours of Arduinos, Adafruits boards, Sparkfun boards,</text:p>
          </table:table-cell>
          <table:table-cell table:number-columns-repeated="1022"/>
        </table:table-row>
        <table:table-row table:style-name="ro20">
          <table:table-cell office:value-type="float" office:value="571">
            <text:p>571</text:p>
          </table:table-cell>
          <table:table-cell table:style-name="ce11" office:value-type="string">
            <text:p>I was linked here from the Arduino blog. I recently purchased their Mega 2560 R3 board to use with my electronics related hobbies, primarily for use as the "brains" in programmable semi-autonomous RC robots and drones.</text:p>
            <text:p/>
            <text:p>I first heard about Arduino from the EEVblog channel on YouTube, then noticed my local RadioShacks were selling the boards, so I decided to pick one up. I got one of the more capable and costly boards because I'm likely to need the additional I/O pins and higher memory on it for use with high servo channel count applications.</text:p>
            <text:p/>
            <text:p>It being open-source hardware was also a desirable attribute for me because I feel that it is more likely to be designed for the end user by end users and not primarily for a seller to make money. I am more able to collaborate, comparing notes with others. They can help me out, and in turn I am more than willing to contribute what I can for the benefit of everyone involved.</text:p>
          </table:table-cell>
          <table:table-cell table:number-columns-repeated="1022"/>
        </table:table-row>
        <table:table-row table:style-name="ro5">
          <table:table-cell office:value-type="float" office:value="572">
            <text:p>572</text:p>
          </table:table-cell>
          <table:table-cell office:value-type="string">
            <text:p>AVR Studio, WinAVR, Arduino, Processing, Python, Sparkfun <text:s/>Products, Adafruit Industries Products; I take advantage of having access to the source code, PCB layout, wiring diagrams and notes to modify and make my own designs. <text:s/>I think the major thing I get out of it is that I learn different methods of design by reviewing and modifying existing designs.</text:p>
          </table:table-cell>
          <table:table-cell table:number-columns-repeated="1022"/>
        </table:table-row>
        <table:table-row table:style-name="ro5">
          <table:table-cell office:value-type="float" office:value="573">
            <text:p>573</text:p>
          </table:table-cell>
          <table:table-cell office:value-type="string">
            <text:p>beagle board, custom hardware projects.</text:p>
          </table:table-cell>
          <table:table-cell table:number-columns-repeated="1022"/>
        </table:table-row>
        <table:table-row table:style-name="ro5">
          <table:table-cell office:value-type="float" office:value="574">
            <text:p>574</text:p>
          </table:table-cell>
          <table:table-cell office:value-type="string">
            <text:p>I work for a gentleman who sells modified retro gaming consoles. I was able to utilize a schematic created by the Longhorn Engineer, to design a circuit board for a console mod that we needed to offer our customers. We were able to find a lot of helpful information and enthusiastic people.</text:p>
          </table:table-cell>
          <table:table-cell table:number-columns-repeated="1022"/>
        </table:table-row>
        <table:table-row table:style-name="ro5">
          <table:table-cell office:value-type="float" office:value="575">
            <text:p>575</text:p>
          </table:table-cell>
          <table:table-cell office:value-type="string">
            <text:p>I don't have time to do what I want to do so I enjoy the work of others remotely through the documentation. <text:s/>I will look at a design and mentally evaluate it to learn from, asking lots of "why did they do that" and "how did they accommodate this principle" type questions.</text:p>
          </table:table-cell>
          <table:table-cell table:number-columns-repeated="1022"/>
        </table:table-row>
        <table:table-row table:style-name="ro5">
          <table:table-cell office:value-type="float" office:value="576">
            <text:p>576</text:p>
          </table:table-cell>
          <table:table-cell office:value-type="string">
            <text:p>Arduino - standard connectors fro shields</text:p>
          </table:table-cell>
          <table:table-cell table:number-columns-repeated="1022"/>
        </table:table-row>
        <table:table-row table:style-name="ro22">
          <table:table-cell table:style-name="ce9" office:value-type="float" office:value="577">
            <text:p>577</text:p>
          </table:table-cell>
          <table:table-cell table:style-name="ce13" office:value-type="string">
            <text:p>Every saturday morning i teach people how to make breadboard arduinos to introduce them to the open hardware concept in our hackerspace in Sao Paulo Brasil. <text:s/>[part of this response<text:span text:style-name="T1"> contained </text:span><text:span text:style-name="T1">information that may identify the respondent and was removed to </text:span><text:span text:style-name="T1">protect their anonymity</text:span><text:span text:style-name="T2">]</text:span></text:p>
          </table:table-cell>
          <table:table-cell table:style-name="ce12" table:number-columns-repeated="1022"/>
        </table:table-row>
        <table:table-row table:style-name="ro5">
          <table:table-cell office:value-type="float" office:value="578">
            <text:p>578</text:p>
          </table:table-cell>
          <table:table-cell office:value-type="string">
            <text:p>currently I am in use of an Arduino RAMPS board for control of my RepRap Prusa Mendel. In addition I have tinkered with the idea of doing processing on an Arduino. Love site like MAKE that have nice open source projects. Found a makerspace in my area and plan to check it out soon. Also the Raspberry Pie looks very interesting as something to tinker with.</text:p>
          </table:table-cell>
          <table:table-cell table:number-columns-repeated="1022"/>
        </table:table-row>
        <table:table-row table:style-name="ro5">
          <table:table-cell office:value-type="float" office:value="579">
            <text:p>579</text:p>
          </table:table-cell>
          <table:table-cell office:value-type="string">
            <text:p>Mostly Arduino-derived projects</text:p>
          </table:table-cell>
          <table:table-cell table:number-columns-repeated="1022"/>
        </table:table-row>
        <table:table-row table:style-name="ro5">
          <table:table-cell office:value-type="float" office:value="580">
            <text:p>580</text:p>
          </table:table-cell>
          <table:table-cell office:value-type="string">
            <text:p>A homegrown solution to track livestock movements and pasture regrowth</text:p>
          </table:table-cell>
          <table:table-cell table:number-columns-repeated="1022"/>
        </table:table-row>
        <table:table-row table:style-name="ro5">
          <table:table-cell office:value-type="float" office:value="581">
            <text:p>581</text:p>
          </table:table-cell>
          <table:table-cell office:value-type="string">
            <text:p>open source hardware allows me to understand just why that quadcopter i built flies. it allows me to build something i previously did not know how to build and allows me the chance to one day make it superior so others can do the same.</text:p>
          </table:table-cell>
          <table:table-cell table:number-columns-repeated="1022"/>
        </table:table-row>
        <table:table-row table:style-name="ro10">
          <table:table-cell office:value-type="float" office:value="582">
            <text:p>582</text:p>
          </table:table-cell>
          <table:table-cell table:style-name="ce11" office:value-type="string">
            <text:p>I'm working on the ShapeOko CNC project. <text:s/>It's the only CNC in a price range I could afford to just try it out.</text:p>
            <text:p>There is a great community of guys playing with it and sharing their experience.</text:p>
          </table:table-cell>
          <table:table-cell table:number-columns-repeated="1022"/>
        </table:table-row>
        <table:table-row table:style-name="ro5">
          <table:table-cell table:style-name="ce9" office:value-type="float" office:value="583">
            <text:p>583</text:p>
          </table:table-cell>
          <table:table-cell table:style-name="ce12" office:value-type="string">
            <text:p>I use the Arduino. I also use several shields which are OSH. <text:s/>I have created the <text:s/>[part of this response<text:span text:style-name="T1"> contained information that may </text:span><text:span text:style-name="T1">identify the respondent and was removed to protect their anonymity</text:span><text:span text:style-name="T2">] </text:span>to teach people how to use the XBee module for simple home automation tasks.</text:p>
          </table:table-cell>
          <table:table-cell table:style-name="ce12" table:number-columns-repeated="1022"/>
        </table:table-row>
        <table:table-row table:style-name="ro5">
          <table:table-cell table:style-name="ce9" office:value-type="float" office:value="584">
            <text:p>584</text:p>
          </table:table-cell>
          <table:table-cell table:style-name="ce12" office:value-type="string">
            <text:p>I developed the <text:s/>[part of this response<text:span text:style-name="T1"> contained information that may </text:span><text:span text:style-name="T1">identify the respondent and was removed to protect their anonymity</text:span><text:span text:style-name="T2">]</text:span> open-source CNC gantry router because I was dissatisfied with current closed-source offerings.</text:p>
          </table:table-cell>
          <table:table-cell table:style-name="ce12" table:number-columns-repeated="1022"/>
        </table:table-row>
        <table:table-row table:style-name="ro5">
          <table:table-cell office:value-type="float" office:value="585">
            <text:p>585</text:p>
          </table:table-cell>
          <table:table-cell office:value-type="string">
            <text:p>environmental monitoring. <text:s/>agriculture. cool toys for my seven year old</text:p>
          </table:table-cell>
          <table:table-cell table:number-columns-repeated="1022"/>
        </table:table-row>
        <table:table-row table:style-name="ro5">
          <table:table-cell office:value-type="float" office:value="586">
            <text:p>586</text:p>
          </table:table-cell>
          <table:table-cell office:value-type="string">
            <text:p>I am very involved with the High Performance Software Defined Radio (OpenHPSDR) project as a member of the manufacturing team. <text:s/>I am also a partner in a business that sells some of the component pieces. The individual OpenHPSDR projects are the components pieces (controller, receiver, transmitter) of a complete Software Defined Radio that can be used by amateur radio operators or shortwave listeners.</text:p>
          </table:table-cell>
          <table:table-cell table:number-columns-repeated="1022"/>
        </table:table-row>
        <table:table-row table:style-name="ro5">
          <table:table-cell office:value-type="float" office:value="587">
            <text:p>587</text:p>
          </table:table-cell>
          <table:table-cell office:value-type="string">
            <text:p>So far, my oshw experience is limited to Arduino based projects using home built Arduino based boards. <text:s text:c="2"/>Currently I am designing a portable, solar powered laser etcher based on open source designs, for public education on oshw, diy cnc &amp; laser technology.</text:p>
          </table:table-cell>
          <table:table-cell table:number-columns-repeated="1022"/>
        </table:table-row>
        <table:table-row table:style-name="ro5">
          <table:table-cell office:value-type="float" office:value="588">
            <text:p>588</text:p>
          </table:table-cell>
          <table:table-cell office:value-type="string">
            <text:p>I use and work on many of the Dangerous Prototypes hardware.</text:p>
          </table:table-cell>
          <table:table-cell table:number-columns-repeated="1022"/>
        </table:table-row>
        <table:table-row table:style-name="ro5">
          <table:table-cell office:value-type="float" office:value="589">
            <text:p>589</text:p>
          </table:table-cell>
          <table:table-cell office:value-type="string">
            <text:p>Very little electronics, mostly pure hardware. Gardening, Small Farm work and the teaching of.</text:p>
          </table:table-cell>
          <table:table-cell table:number-columns-repeated="1022"/>
        </table:table-row>
        <table:table-row table:style-name="ro5">
          <table:table-cell office:value-type="float" office:value="590">
            <text:p>590</text:p>
          </table:table-cell>
          <table:table-cell office:value-type="string">
            <text:p>I mainly use Arduino-centric projects in my projects, in my learning, and in my teaching. The fact that there is such a great community for it makes it much easier to get started on the learning side of things, makes for faster implementation of hardware within your project ideas, and can be built upon and improved once understood well enough.</text:p>
          </table:table-cell>
          <table:table-cell table:number-columns-repeated="1022"/>
        </table:table-row>
        <table:table-row table:style-name="ro5">
          <table:table-cell office:value-type="float" office:value="591">
            <text:p>591</text:p>
          </table:table-cell>
          <table:table-cell office:value-type="string">
            <text:p>Started w arduino. <text:s/>Now make my own.</text:p>
          </table:table-cell>
          <table:table-cell table:number-columns-repeated="1022"/>
        </table:table-row>
        <table:table-row table:style-name="ro17">
          <table:table-cell office:value-type="float" office:value="592">
            <text:p>592</text:p>
          </table:table-cell>
          <table:table-cell table:style-name="ce11" office:value-type="string">
            <text:p>arduino</text:p>
            <text:p>open source digital design</text:p>
          </table:table-cell>
          <table:table-cell table:number-columns-repeated="1022"/>
        </table:table-row>
        <table:table-row table:style-name="ro5">
          <table:table-cell office:value-type="float" office:value="593">
            <text:p>593</text:p>
          </table:table-cell>
          <table:table-cell office:value-type="string">
            <text:p>None but may buy for thousand of dollars of open source hardware per year soon ... ;)</text:p>
          </table:table-cell>
          <table:table-cell table:number-columns-repeated="1022"/>
        </table:table-row>
        <table:table-row table:style-name="ro5">
          <table:table-cell office:value-type="float" office:value="594">
            <text:p>594</text:p>
          </table:table-cell>
          <table:table-cell office:value-type="string">
            <text:p>It actually makes little difference to me that it's open source, as I can design anything I need by myself, but I strongly agree with the concept and will support anything that weakens the idea of closed source and protected intellectual property.</text:p>
          </table:table-cell>
          <table:table-cell table:number-columns-repeated="1022"/>
        </table:table-row>
        <table:table-row table:style-name="ro5">
          <table:table-cell office:value-type="float" office:value="595">
            <text:p>595</text:p>
          </table:table-cell>
          <table:table-cell office:value-type="string">
            <text:p>As a graduate designer open-source hardware such as the Arduino have created a professional platform in which to design and build products for relatively low cost. I am currently in the process of designing an upgradable bee-hive monitor that can be brought in kit form or made by scratch by makers.</text:p>
          </table:table-cell>
          <table:table-cell table:number-columns-repeated="1022"/>
        </table:table-row>
        <table:table-row table:style-name="ro12">
          <table:table-cell office:value-type="float" office:value="596">
            <text:p>596</text:p>
          </table:table-cell>
          <table:table-cell table:style-name="ce11" office:value-type="string">
            <text:p>I like to tinker with &amp; hack inexpensive consumer devices &amp; toys. I enjoy both hardware &amp; software (relatively simple software like what is suitable for an Arduino). My greatest pleasure is to dream up &amp; build a novel use case, something I haven't seen done before (or perhaps a modification or variation).</text:p>
            <text:p/>
            <text:p>Unquestionably the Arduino is the center of the electronics universe I like to be part of. The outstanding tutorials &amp; how-to support available for this is invaluable. I particularly appreciate the efforts of the Adafruit team.</text:p>
          </table:table-cell>
          <table:table-cell table:number-columns-repeated="1022"/>
        </table:table-row>
        <table:table-row table:style-name="ro5">
          <table:table-cell office:value-type="float" office:value="597">
            <text:p>597</text:p>
          </table:table-cell>
          <table:table-cell office:value-type="string">
            <text:p>reprap, makerbot, arduino, breakout boards for various components</text:p>
          </table:table-cell>
          <table:table-cell table:number-columns-repeated="1022"/>
        </table:table-row>
        <table:table-row table:style-name="ro5">
          <table:table-cell office:value-type="float" office:value="598">
            <text:p>598</text:p>
          </table:table-cell>
          <table:table-cell office:value-type="string">
            <text:p>Reprap project, because 3D printing rocks!</text:p>
          </table:table-cell>
          <table:table-cell table:number-columns-repeated="1022"/>
        </table:table-row>
        <table:table-row table:style-name="ro5">
          <table:table-cell office:value-type="float" office:value="599">
            <text:p>599</text:p>
          </table:table-cell>
          <table:table-cell office:value-type="string">
            <text:p>I use arduino for research and develope of prototypes</text:p>
          </table:table-cell>
          <table:table-cell table:number-columns-repeated="1022"/>
        </table:table-row>
        <table:table-row table:style-name="ro5">
          <table:table-cell office:value-type="float" office:value="600">
            <text:p>600</text:p>
          </table:table-cell>
          <table:table-cell office:value-type="string">
            <text:p>I use the Arduino for nearly everything. Controlling, sensing and automation</text:p>
          </table:table-cell>
          <table:table-cell table:number-columns-repeated="1022"/>
        </table:table-row>
        <table:table-row table:style-name="ro5">
          <table:table-cell office:value-type="float" office:value="601">
            <text:p>601</text:p>
          </table:table-cell>
          <table:table-cell office:value-type="string">
            <text:p>I mostly use Arduino for learning electronics and building simple projects, as wella s in autopilot (Ardupilot) and Rapid Prototyping machines (RepRap). I enjoy using open-source hardware (and software) mostly because there are usually many other peope who are using, developing, or improving it at the same time and are willing to share their experiences.</text:p>
          </table:table-cell>
          <table:table-cell table:number-columns-repeated="1022"/>
        </table:table-row>
        <table:table-row table:style-name="ro5">
          <table:table-cell office:value-type="float" office:value="602">
            <text:p>602</text:p>
          </table:table-cell>
          <table:table-cell office:value-type="string">
            <text:p>I use Arduino for implementing gadgets to shot my DSLR. Interested in everything else thats posible with Arduino. Every day learning something more.</text:p>
          </table:table-cell>
          <table:table-cell table:number-columns-repeated="1022"/>
        </table:table-row>
        <table:table-row table:style-name="ro5">
          <table:table-cell office:value-type="float" office:value="603">
            <text:p>603</text:p>
          </table:table-cell>
          <table:table-cell office:value-type="string">
            <text:p>Arduino for home automation.</text:p>
          </table:table-cell>
          <table:table-cell table:number-columns-repeated="1022"/>
        </table:table-row>
        <table:table-row table:style-name="ro5">
          <table:table-cell office:value-type="float" office:value="604">
            <text:p>604</text:p>
          </table:table-cell>
          <table:table-cell office:value-type="string">
            <text:p>Use of arduino and similar for development, and use of other designs as a reference point to create exactly what I need whether its just for practice or to be designed as a product.</text:p>
          </table:table-cell>
          <table:table-cell table:number-columns-repeated="1022"/>
        </table:table-row>
        <table:table-row table:style-name="ro5">
          <table:table-cell office:value-type="float" office:value="605">
            <text:p>605</text:p>
          </table:table-cell>
          <table:table-cell office:value-type="string">
            <text:p>Bus Pirate for general purpose I/O; presently selecting an open source 3D printer (reprap, makerbot) for employer which will be used to print parts for an open source laser cutter (lasersaur); studying the Global Village Construction Kit but chose not to participate in Kickstarter</text:p>
          </table:table-cell>
          <table:table-cell table:number-columns-repeated="1022"/>
        </table:table-row>
        <table:table-row table:style-name="ro5">
          <table:table-cell office:value-type="float" office:value="606">
            <text:p>606</text:p>
          </table:table-cell>
          <table:table-cell office:value-type="string">
            <text:p>Arduino, Ultimaker, I use them for prototyping ideas and learning</text:p>
          </table:table-cell>
          <table:table-cell table:number-columns-repeated="1022"/>
        </table:table-row>
        <table:table-row table:style-name="ro5">
          <table:table-cell office:value-type="float" office:value="607">
            <text:p>607</text:p>
          </table:table-cell>
          <table:table-cell office:value-type="string">
            <text:p>Arduino is frequent. PCB footprints and libraries. Various special projects, mostly in robotics and lighting. I generally expand on the concepts found in these to create something unique / specialized.</text:p>
          </table:table-cell>
          <table:table-cell table:number-columns-repeated="1022"/>
        </table:table-row>
        <table:table-row table:style-name="ro10">
          <table:table-cell office:value-type="float" office:value="608">
            <text:p>608</text:p>
          </table:table-cell>
          <table:table-cell table:style-name="ce11" office:value-type="string">
            <text:p>Arduino and Arduino products, misc open-source hardware, used for experimenting, learning, playing.</text:p>
            <text:p>Processing, Java, JavaScript. etc. used for experimenting, learning and playing.</text:p>
          </table:table-cell>
          <table:table-cell table:number-columns-repeated="1022"/>
        </table:table-row>
        <table:table-row table:style-name="ro5">
          <table:table-cell office:value-type="float" office:value="609">
            <text:p>609</text:p>
          </table:table-cell>
          <table:table-cell office:value-type="string">
            <text:p>Ardiuno, Inkshield, RAMPS - for designing 3D printers and parts. <text:s/>Used so I can learn more about how the things actually work.</text:p>
          </table:table-cell>
          <table:table-cell table:number-columns-repeated="1022"/>
        </table:table-row>
        <table:table-row table:style-name="ro5">
          <table:table-cell office:value-type="float" office:value="610">
            <text:p>610</text:p>
          </table:table-cell>
          <table:table-cell office:value-type="string">
            <text:p>arduino platform mostly on teaching my children about electronics, programming, and the art of creation.</text:p>
          </table:table-cell>
          <table:table-cell table:number-columns-repeated="1022"/>
        </table:table-row>
        <table:table-row table:style-name="ro5">
          <table:table-cell office:value-type="float" office:value="611">
            <text:p>611</text:p>
          </table:table-cell>
          <table:table-cell office:value-type="string">
            <text:p>Basically looking for hardware modules.</text:p>
          </table:table-cell>
          <table:table-cell table:number-columns-repeated="1022"/>
        </table:table-row>
        <table:table-row table:style-name="ro5">
          <table:table-cell office:value-type="float" office:value="612">
            <text:p>612</text:p>
          </table:table-cell>
          <table:table-cell office:value-type="string">
            <text:p>Mostly Arduino boards and shields designed for it. I use them to learn, to tinker, to teach, and to automate or improve some tasks around the house. I use it also for artwork projects and connected to my laptop to create and experiment new devices. Arduino has a big community, it's a pleasure to be part of it. I never feel alone or lost. It's an italian creation (I'm from Italy) and it joined so many people all around the world. I'm proud of it.</text:p>
          </table:table-cell>
          <table:table-cell table:number-columns-repeated="1022"/>
        </table:table-row>
        <table:table-row table:style-name="ro5">
          <table:table-cell office:value-type="float" office:value="613">
            <text:p>613</text:p>
          </table:table-cell>
          <table:table-cell office:value-type="string">
            <text:p>Arduino, 1-Wire and DMX adapters, Ethernet (for 1-Wire to Ethernet and DMX to Ethernet Adapters) with open source control. OSHW allows to learn HW and designs but also allows to BUY actual professional built components but still be indepentent of the supplier.</text:p>
          </table:table-cell>
          <table:table-cell table:number-columns-repeated="1022"/>
        </table:table-row>
        <table:table-row table:style-name="ro5">
          <table:table-cell office:value-type="float" office:value="614">
            <text:p>614</text:p>
          </table:table-cell>
          <table:table-cell office:value-type="string">
            <text:p>I have 5 Arduinos, a Forebrain, a Bus Pirate, a Makerbot Cupcake, 2 minty boosts, 2 wavebubbles, a tvBgone as well as other things. It's interesting seeing how others do things as well as fun to build things designed by someone in another country. It's also rather fun to try and improve their designs.</text:p>
          </table:table-cell>
          <table:table-cell table:number-columns-repeated="1022"/>
        </table:table-row>
        <table:table-row table:style-name="ro5">
          <table:table-cell table:style-name="ce9" office:value-type="float" office:value="615">
            <text:p>615</text:p>
          </table:table-cell>
          <table:table-cell table:style-name="ce12" office:value-type="string">
            <text:p>I designed <text:s/>[part of this response<text:span text:style-name="T1"> contained information that may identify </text:span><text:span text:style-name="T1">the respondent and was removed to protect their anonymity</text:span><text:span text:style-name="T2">]</text:span>, and we use this Hardware along with Arduino to begin liberating ourselves from the dehumanizing self-destructive system we have been brought under (New World Order; Global Government; whatever you call the oligarchical neo-fuedalalist system). We want Independence and Openness in future greater human destiny.</text:p>
          </table:table-cell>
          <table:table-cell table:style-name="ce12" table:number-columns-repeated="1022"/>
        </table:table-row>
        <table:table-row table:style-name="ro5">
          <table:table-cell office:value-type="float" office:value="616">
            <text:p>616</text:p>
          </table:table-cell>
          <table:table-cell office:value-type="string">
            <text:p>mostly arduino based hardware for fun projects</text:p>
          </table:table-cell>
          <table:table-cell table:number-columns-repeated="1022"/>
        </table:table-row>
        <table:table-row table:style-name="ro25">
          <table:table-cell table:style-name="ce9" office:value-type="float" office:value="617">
            <text:p>617</text:p>
          </table:table-cell>
          <table:table-cell table:style-name="ce13" office:value-type="string">
            <text:p>Co-founder of Open Lab Idaho, a community hackerspace</text:p>
            <text:p>-use of Arduino in community education workshops throughout my locale, and as an official distributor.</text:p>
            <text:p>-Develop and release of Open hardware kits on both my website, <text:s/>[part of this response<text:span text:style-name="T1"> contained information that may identify the respondent </text:span><text:span text:style-name="T1">and was removed to protect their anonymity</text:span><text:span text:style-name="T2">]</text:span></text:p>
          </table:table-cell>
          <table:table-cell table:style-name="ce12" table:number-columns-repeated="1022"/>
        </table:table-row>
        <table:table-row table:style-name="ro5">
          <table:table-cell office:value-type="float" office:value="618">
            <text:p>618</text:p>
          </table:table-cell>
          <table:table-cell office:value-type="string">
            <text:p>Arduino</text:p>
          </table:table-cell>
          <table:table-cell table:number-columns-repeated="1022"/>
        </table:table-row>
        <table:table-row table:style-name="ro5">
          <table:table-cell office:value-type="float" office:value="619">
            <text:p>619</text:p>
          </table:table-cell>
          <table:table-cell office:value-type="string">
            <text:p>I use arduino stock products supplemented by shields from suppliers far and wide. <text:s/>In general I use the open source hardware offerings to operationalise the open ended projects that we develop in the programmes that I offer. <text:s/>I am keen for the students that I work with to become makers/produces not simply users.</text:p>
          </table:table-cell>
          <table:table-cell table:number-columns-repeated="1022"/>
        </table:table-row>
        <table:table-row table:style-name="ro18">
          <table:table-cell office:value-type="float" office:value="620">
            <text:p>620</text:p>
          </table:table-cell>
          <table:table-cell table:style-name="ce11" office:value-type="string">
            <text:p>I switched from PIC to Arduino because of the wide availability of shields and online resources. I generally start every project with an Arduino. I use Protoshields instead of breadboards most of the time now. The wide availability of information about open-source hardware makes it easy to prototype a design I have in mind.</text:p>
            <text:p/>
            <text:p>The fact that nearly everything is compatible with the FTDI USB-to-serial cable makes integrating a new gizmo a cinch!</text:p>
          </table:table-cell>
          <table:table-cell table:number-columns-repeated="1022"/>
        </table:table-row>
        <table:table-row table:style-name="ro5">
          <table:table-cell office:value-type="float" office:value="621">
            <text:p>621</text:p>
          </table:table-cell>
          <table:table-cell office:value-type="string">
            <text:p>Arduino, mostly. Used it as a student, now I use it to prototype projects at work.</text:p>
          </table:table-cell>
          <table:table-cell table:number-columns-repeated="1022"/>
        </table:table-row>
        <table:table-row table:style-name="ro5">
          <table:table-cell office:value-type="float" office:value="622">
            <text:p>622</text:p>
          </table:table-cell>
          <table:table-cell office:value-type="string">
            <text:p>Arduino for small projects.</text:p>
          </table:table-cell>
          <table:table-cell table:number-columns-repeated="1022"/>
        </table:table-row>
        <table:table-row table:style-name="ro5">
          <table:table-cell office:value-type="float" office:value="623">
            <text:p>623</text:p>
          </table:table-cell>
          <table:table-cell office:value-type="string">
            <text:p>Using Gadgeteer products from GHI. Allows me to re-purpose existing designs to generate my own as needed. Community support is absolutely crucial for this.</text:p>
          </table:table-cell>
          <table:table-cell table:number-columns-repeated="1022"/>
        </table:table-row>
        <table:table-row table:style-name="ro5">
          <table:table-cell table:style-name="ce9" office:value-type="float" office:value="624">
            <text:p>624</text:p>
          </table:table-cell>
          <table:table-cell table:style-name="ce12" office:value-type="string">
            <text:p>I manage the <text:s/>[part of this response<text:span text:style-name="T1"> contained information that may </text:span><text:span text:style-name="T1">identify the respondent and was removed to protect their anonymity</text:span><text:span text:style-name="T2">]</text:span> project and use it for educational purpose. I think Open software and Open hardware is the best way to give the ability to the user to use tools without money. Another purpose is to limit software and hardware patent and make available for everybody good tools.</text:p>
          </table:table-cell>
          <table:table-cell table:style-name="ce12" table:number-columns-repeated="1022"/>
        </table:table-row>
        <table:table-row table:style-name="ro5">
          <table:table-cell office:value-type="float" office:value="625">
            <text:p>625</text:p>
          </table:table-cell>
          <table:table-cell office:value-type="string">
            <text:p>I based a recent POV project of one on the net which used tri-state latches. It gave me some guidance as to how I could attack the problem. I ended up making an RGB POV with enough memory to store a few frames. I'm currently working on getting the interface software working.</text:p>
          </table:table-cell>
          <table:table-cell table:number-columns-repeated="1022"/>
        </table:table-row>
        <table:table-row table:style-name="ro5">
          <table:table-cell office:value-type="float" office:value="626">
            <text:p>626</text:p>
          </table:table-cell>
          <table:table-cell office:value-type="string">
            <text:p>Arduino mega 2560 R3. Trying to make a robot=)</text:p>
          </table:table-cell>
          <table:table-cell table:number-columns-repeated="1022"/>
        </table:table-row>
        <table:table-row table:style-name="ro5">
          <table:table-cell office:value-type="float" office:value="627">
            <text:p>627</text:p>
          </table:table-cell>
          <table:table-cell office:value-type="string">
            <text:p>I use the buspirate and arduino a lot, have other stuff on my bench. I use it for work (buspirate, arduino) and education (arduino). I modified a few things and/or adapted the designs for my purposes.</text:p>
          </table:table-cell>
          <table:table-cell table:number-columns-repeated="1022"/>
        </table:table-row>
        <table:table-row table:style-name="ro5">
          <table:table-cell office:value-type="float" office:value="628">
            <text:p>628</text:p>
          </table:table-cell>
          <table:table-cell office:value-type="string">
            <text:p>Arduino with Macs and iOS.</text:p>
          </table:table-cell>
          <table:table-cell table:number-columns-repeated="1022"/>
        </table:table-row>
        <table:table-row table:style-name="ro34">
          <table:table-cell office:value-type="float" office:value="629">
            <text:p>629</text:p>
          </table:table-cell>
          <table:table-cell table:style-name="ce11" office:value-type="string">
            <text:p>We're building <text:s/>[part of this response<text:span text:style-name="T1"> contained information that may </text:span><text:span text:style-name="T1">identify the respondent and was removed to protect their anonymity</text:span><text:span text:style-name="T2">]</text:span>--a different type of sensor network--that is at the price point that's available to the masses, but still has the flexibility and low-power requirements necessary to make them useful. <text:s/>There would be no way we'd be able to design these sensors without reviewing a *lot* of open-source hardware docs, mostly from SparkFun, Adafruit, and Arduino. <text:s/>They truly have been the shoulders upon which we've stood in getting this project prototyped and working.</text:p>
            <text:p/>
            <text:p>I feel it's thus just as important that <text:s/>[part of this response<text:span text:style-name="T1"> contained </text:span><text:span text:style-name="T1">information that may identify the respondent and was removed to </text:span><text:span text:style-name="T1">protect their anonymity</text:span><text:span text:style-name="T2">]</text:span> is open-source as well. <text:s/>The power of change that this can have is enormous, but it's important to us to keep it open-source so that it can't get swallowed up by some patent-dazed corporate silo. </text:p>
            <text:p/>
            <text:p>We're also partnering with Singly, creators of the Locker Project, to have a personal data locker in which to store all of this sensor data. <text:s/>The Locker Project is open-source as well, so it's serendipitous and advantageous to have a completely open stack, from Eagle files and BOMs all the way up to the node.js web interface.</text:p>
            <text:p/>
            <text:p>Our site isn't quite ready yet, but should be soon. <text:s text:c="2"/>[part of this response<text:span text:style-name="T1"> </text:span><text:span text:style-name="T1">contained information that may identify the respondent and was </text:span><text:span text:style-name="T1">removed to protect their anonymity</text:span><text:span text:style-name="T2">]</text:span></text:p>
          </table:table-cell>
          <table:table-cell table:number-columns-repeated="1022"/>
        </table:table-row>
        <table:table-row table:style-name="ro5">
          <table:table-cell office:value-type="float" office:value="630">
            <text:p>630</text:p>
          </table:table-cell>
          <table:table-cell office:value-type="string">
            <text:p>Arduino boards mostly. Cheap and effective with lots of ideas and code I can learn from.</text:p>
          </table:table-cell>
          <table:table-cell table:number-columns-repeated="1022"/>
        </table:table-row>
        <table:table-row table:style-name="ro17">
          <table:table-cell office:value-type="float" office:value="631">
            <text:p>631</text:p>
          </table:table-cell>
          <table:table-cell table:style-name="ce11" office:value-type="string">
            <text:p>Arduino hobby</text:p>
            <text:p>Easy to get code snips</text:p>
          </table:table-cell>
          <table:table-cell table:number-columns-repeated="1022"/>
        </table:table-row>
        <table:table-row table:style-name="ro11">
          <table:table-cell office:value-type="float" office:value="632">
            <text:p>632</text:p>
          </table:table-cell>
          <table:table-cell table:style-name="ce11" office:value-type="string">
            <text:p>1. <text:s/>Arduino </text:p>
            <text:p>2. <text:s/>Gadgetfactory Papilio</text:p>
            <text:p>3. <text:s/>bitscope oscilloscope</text:p>
            <text:p>4. <text:s/>ExpEYES - phoenix board from http://expeyes.in</text:p>
            <text:p>All the above (and other ones) for instrumentation related to an astronomical observatory. <text:s/>Generally to read out different sensors for weather and other parameters. <text:s/>Monitoring telescope and instrument parameters and interfacing with the network etc.</text:p>
          </table:table-cell>
          <table:table-cell table:number-columns-repeated="1022"/>
        </table:table-row>
        <table:table-row table:style-name="ro5">
          <table:table-cell office:value-type="float" office:value="633">
            <text:p>633</text:p>
          </table:table-cell>
          <table:table-cell office:value-type="string">
            <text:p>I am a fan of the Arduino and many of the open source projects found on numerous websites. I use these as jumping-off points that help spark my creativity.</text:p>
          </table:table-cell>
          <table:table-cell table:number-columns-repeated="1022"/>
        </table:table-row>
        <table:table-row table:style-name="ro5">
          <table:table-cell office:value-type="float" office:value="634">
            <text:p>634</text:p>
          </table:table-cell>
          <table:table-cell office:value-type="string">
            <text:p>Don't believe in "too many cooks spoil the broth". The broth can only get better with using a genetic algorithm of the "best tasting survives"! (Hrm, does that apply to yummy little mammals too? Suppose not... I.e. Poplars)</text:p>
          </table:table-cell>
          <table:table-cell table:number-columns-repeated="1022"/>
        </table:table-row>
        <table:table-row table:style-name="ro13">
          <table:table-cell office:value-type="float" office:value="635">
            <text:p>635</text:p>
          </table:table-cell>
          <table:table-cell table:style-name="ce11" office:value-type="string">
            <text:p>So far, arduino.</text:p>
            <text:p>Need to get both KiCAD and geda to the status of working tools for me.</text:p>
          </table:table-cell>
          <table:table-cell table:number-columns-repeated="1022"/>
        </table:table-row>
        <table:table-row table:style-name="ro5">
          <table:table-cell office:value-type="float" office:value="636">
            <text:p>636</text:p>
          </table:table-cell>
          <table:table-cell office:value-type="string">
            <text:p>I use ArduPlilot from 3D Robotics</text:p>
          </table:table-cell>
          <table:table-cell table:number-columns-repeated="1022"/>
        </table:table-row>
        <table:table-row table:style-name="ro5">
          <table:table-cell office:value-type="float" office:value="637">
            <text:p>637</text:p>
          </table:table-cell>
          <table:table-cell office:value-type="string">
            <text:p>so far, just small experiments leds, internet and internet of things, \iPhone/iPad &lt;-&gt; microprocessor connections. <text:s/>I have a couple or Arduinos and a Lego Minstorm NXT. <text:s/>Hardware and sopport pieces are small, inexpensive, easy to modify, easy to progam. <text:s/>Fun to play with. <text:s/>Lots of online help, projects, ideas. <text:s/>Very enjoyable hobby!</text:p>
          </table:table-cell>
          <table:table-cell table:number-columns-repeated="1022"/>
        </table:table-row>
        <table:table-row table:style-name="ro5">
          <table:table-cell office:value-type="float" office:value="638">
            <text:p>638</text:p>
          </table:table-cell>
          <table:table-cell office:value-type="string">
            <text:p>I use a little bit of everything. <text:s/>If it will work for my project, I'm happy to spend the money and get the job done. <text:s/>I've used arduinos, the os-pid, and a bunch of other products from Sparkfun primarily. <text:s/>In the case of the arduino, I really like its dual purpose nature as both an arduino and an Atmel based microcontroller platform. <text:s/>I can choose to go for the low level hardware if and when I need to.</text:p>
          </table:table-cell>
          <table:table-cell table:number-columns-repeated="1022"/>
        </table:table-row>
        <table:table-row table:style-name="ro12">
          <table:table-cell office:value-type="float" office:value="639">
            <text:p>639</text:p>
          </table:table-cell>
          <table:table-cell table:style-name="ce11" office:value-type="string">
            <text:p>Open source hardware <text:s/>in use: Arduino, Gadget Factory Papilio One and Papilio Plus.</text:p>
            <text:p/>
            <text:p>I also develop an open-source SoC (System-on-a-Chip) based on ZPU ISA <text:s/>[part of this response<text:span text:style-name="T1"> contained information that may identify the </text:span><text:span text:style-name="T1">respondent and was removed to protect their anonymity</text:span><text:span text:style-name="T2">]</text:span></text:p>
            <text:p/>
            <text:p>Without open-source FPGA designs and open-source CPU I probably would not be able to make this a real opensource product.</text:p>
          </table:table-cell>
          <table:table-cell table:number-columns-repeated="1022"/>
        </table:table-row>
        <table:table-row table:style-name="ro5">
          <table:table-cell office:value-type="float" office:value="640">
            <text:p>640</text:p>
          </table:table-cell>
          <table:table-cell office:value-type="string">
            <text:p>Our primary product is descended from other OSH projects and is OSH itself.</text:p>
          </table:table-cell>
          <table:table-cell table:number-columns-repeated="1022"/>
        </table:table-row>
        <table:table-row table:style-name="ro5">
          <table:table-cell office:value-type="float" office:value="641">
            <text:p>641</text:p>
          </table:table-cell>
          <table:table-cell office:value-type="string">
            <text:p>Currently only open-source hardware I use is Arduino.</text:p>
          </table:table-cell>
          <table:table-cell table:number-columns-repeated="1022"/>
        </table:table-row>
        <table:table-row table:style-name="ro5">
          <table:table-cell office:value-type="float" office:value="642">
            <text:p>642</text:p>
          </table:table-cell>
          <table:table-cell office:value-type="string">
            <text:p>LilyPad etextiles components, for work and personal projects. There is wider availability of competing, but compatible products, that I think would not be available if the product weren't open source.</text:p>
          </table:table-cell>
          <table:table-cell table:number-columns-repeated="1022"/>
        </table:table-row>
        <table:table-row table:style-name="ro5">
          <table:table-cell office:value-type="float" office:value="643">
            <text:p>643</text:p>
          </table:table-cell>
          <table:table-cell office:value-type="string">
            <text:p>I am building an open source arduino based multicopter. I am using the mintduino design to build a breadboard system.</text:p>
          </table:table-cell>
          <table:table-cell table:number-columns-repeated="1022"/>
        </table:table-row>
        <table:table-row table:style-name="ro5">
          <table:table-cell office:value-type="float" office:value="644">
            <text:p>644</text:p>
          </table:table-cell>
          <table:table-cell office:value-type="string">
            <text:p>I mostly use Arduino, Netduino, Sparkfun, and Adafruit developed items. I like being able to fine tune things for my needs and to be able to reverse engineer them to understand how they work and tailor them for my exact application.</text:p>
          </table:table-cell>
          <table:table-cell table:number-columns-repeated="1022"/>
        </table:table-row>
        <table:table-row table:style-name="ro5">
          <table:table-cell office:value-type="float" office:value="645">
            <text:p>645</text:p>
          </table:table-cell>
          <table:table-cell office:value-type="string">
            <text:p>Arduino - teaching engineering/programming</text:p>
          </table:table-cell>
          <table:table-cell table:number-columns-repeated="1022"/>
        </table:table-row>
        <table:table-row table:style-name="ro22">
          <table:table-cell office:value-type="float" office:value="646">
            <text:p>646</text:p>
          </table:table-cell>
          <table:table-cell table:style-name="ce11" office:value-type="string">
            <text:p>I use basically Arduino, original and cloned version, plus a great variety of shield already finished or builded from scratch (from eagle design to toner transfer).</text:p>
            <text:p>OpenSource means collaboration between activists, source of inspiration, opportunities of teach something to other</text:p>
          </table:table-cell>
          <table:table-cell table:number-columns-repeated="1022"/>
        </table:table-row>
        <table:table-row table:style-name="ro10">
          <table:table-cell office:value-type="float" office:value="647">
            <text:p>647</text:p>
          </table:table-cell>
          <table:table-cell table:style-name="ce11" office:value-type="string">
            <text:p>Arduino for prototyping other projects.</text:p>
            <text:p>Other oshw projects for the fun of making stuff, sometimes reaaaally cool stuff.</text:p>
            <text:p>Having the 'source' is like having the DNA and playing God...</text:p>
          </table:table-cell>
          <table:table-cell table:number-columns-repeated="1022"/>
        </table:table-row>
        <table:table-row table:style-name="ro5">
          <table:table-cell office:value-type="float" office:value="648">
            <text:p>648</text:p>
          </table:table-cell>
          <table:table-cell office:value-type="string">
            <text:p>I use Arduino in teaching a college electronics course, and I use a variety of OSHW projects in my optics and photonics research lab (mostly electronics that support data collection, hardware interfacing, and machine automation).</text:p>
          </table:table-cell>
          <table:table-cell table:number-columns-repeated="1022"/>
        </table:table-row>
        <table:table-row table:style-name="ro5">
          <table:table-cell office:value-type="float" office:value="649">
            <text:p>649</text:p>
          </table:table-cell>
          <table:table-cell office:value-type="string">
            <text:p>using arduino uno plus some attiny chips. Im 25 years old and never studied electronics in my life (studied and working on finances), learning how something works and how its made helped a lot!. Sorry for my lame english (Buenos Aires, Argentina)</text:p>
          </table:table-cell>
          <table:table-cell table:number-columns-repeated="1022"/>
        </table:table-row>
        <table:table-row table:style-name="ro35">
          <table:table-cell office:value-type="float" office:value="650">
            <text:p>650</text:p>
          </table:table-cell>
          <table:table-cell table:style-name="ce11" office:value-type="string">
            <text:p>I use adafruits tinyISP as a programmer. </text:p>
            <text:p/>
            <text:p>My own open source hardware projects include:</text:p>
            <text:p>YATC - Temperature Controller {Sous-vide, Fermentations and Chest Freezer Conversions}</text:p>
            <text:p>Da Pimp - Battery {Tester, Charger, Desulfator}</text:p>
            <text:p>Greasy Mon - Waste Veggie Oil Fuel Temperature Monitor</text:p>
            <text:p>SEPT - Super Efficient Photosynthesis</text:p>
            <text:p>POV - Super POV, Mega POV, Tiny POV</text:p>
            <text:p>LED Jumpsuit</text:p>
            <text:p>EL Wire Pants</text:p>
          </table:table-cell>
          <table:table-cell table:number-columns-repeated="1022"/>
        </table:table-row>
        <table:table-row table:style-name="ro15">
          <table:table-cell table:style-name="ce9" office:value-type="float" office:value="651">
            <text:p>651</text:p>
          </table:table-cell>
          <table:table-cell table:style-name="ce13" office:value-type="string">
            <text:p>Use: Several Sparkfun products</text:p>
            <text:p>Repurpose: Toshiba TCM8230MD breakout board from sigalrm.blogspot.com -- was a huge help in getting started on that camera; I redesigned the power supply and shrunk the layout.</text:p>
            <text:p>Design: All circuit boards on Data Bus mini Autonomous Ground Vehicle were made open source before there was even an official OSHW logo! :) <text:s/>My ARM LPC210x breakout board. I try to open source hardware for nearly everything of interest that I post about on my [part of this response<text:span text:style-name="T3"> contained information that may identify the respondent and </text:span><text:span text:style-name="T3">was removed to protect their anonymity]</text:span></text:p>
          </table:table-cell>
          <table:table-cell table:style-name="ce12" table:number-columns-repeated="1022"/>
        </table:table-row>
        <table:table-row table:style-name="ro29">
          <table:table-cell office:value-type="float" office:value="652">
            <text:p>652</text:p>
          </table:table-cell>
          <table:table-cell table:style-name="ce11" office:value-type="string">
            <text:p>USE: <text:s/>Arduino Duemilanove &amp; Uno boards with motor control shields to teach physical computing to high school students. <text:s/>They learn Java as a matter of course and understand the foundations of structured programming. What's missing from the curriculum is how Comp Sci can perform other real-world tasks - not just manipulate data &amp; images on a screen.</text:p>
            <text:p/>
            <text:p>WHY ARDUINO: <text:s/>It's about 1) Simplicity, and 2) the Community. </text:p>
            <text:p/>
            <text:p>Simplicity: <text:s/>Try leading a class through the AVR Studio to program a uC to control a motor. <text:s/>It's a nightmare, unless they are professional engineers, which they aren't. <text:s/>Limited USB ports, confusing terminology, multiple windows/debuggers, etc. Very easy to get lost, even for me! <text:s/>Arduino is simple to install and use. <text:s/>And 1.0 finally has a one button compile/load function! <text:s/>It is perfect? No, far from it.</text:p>
            <text:p/>
            <text:p>Community: <text:s/>E.g., I can ask a technical question on the Arduino forum and get a dozen responses within a day. <text:s/>Try the same thing with Atmel, and you'll wait weeks. The examples are terrific for teaching non programmers.</text:p>
          </table:table-cell>
          <table:table-cell table:number-columns-repeated="1022"/>
        </table:table-row>
        <table:table-row table:style-name="ro12">
          <table:table-cell table:style-name="ce9" office:value-type="float" office:value="653">
            <text:p>653</text:p>
          </table:table-cell>
          <table:table-cell table:style-name="ce13" office:value-type="string">
            <text:p>Arduino, Zigbee, maple (leaflabs), tons of sensors (ie products sold by adafruit, sparkfun...designed by various people / orgs.)</text:p>
            <text:p>Developing open source hardware units / kits for Protei (protei.org) remote control hobby boats, as well as using it for research for larger boats to be implemented for nuclear testing <text:s/>[part of this response<text:span text:style-name="T3"> </text:span><text:span text:style-name="T3">contained information that may identify the respondent and was </text:span><text:span text:style-name="T3">removed to protect their anonymity]</text:span>... to sell electronics kits for the boats, as well as publish designs for making your own</text:p>
          </table:table-cell>
          <table:table-cell table:style-name="ce12" table:number-columns-repeated="1022"/>
        </table:table-row>
        <table:table-row table:style-name="ro5">
          <table:table-cell office:value-type="float" office:value="654">
            <text:p>654</text:p>
          </table:table-cell>
          <table:table-cell office:value-type="string">
            <text:p>Have several projects on the go, all based on Arduino or prototyped on Arduino with a view to being standalone ATmega or ATTiny circuits in the final stage</text:p>
          </table:table-cell>
          <table:table-cell table:number-columns-repeated="1022"/>
        </table:table-row>
        <table:table-row table:style-name="ro5">
          <table:table-cell office:value-type="float" office:value="655">
            <text:p>655</text:p>
          </table:table-cell>
          <table:table-cell office:value-type="string">
            <text:p>BusPirate, MiniLA - measurement devices used for developing other devices.</text:p>
          </table:table-cell>
          <table:table-cell table:number-columns-repeated="1022"/>
        </table:table-row>
        <table:table-row table:style-name="ro5">
          <table:table-cell office:value-type="float" office:value="656">
            <text:p>656</text:p>
          </table:table-cell>
          <table:table-cell office:value-type="string">
            <text:p>Arduino and arduino compatibles are the number 1 product that I use for personal projects, mostly for environmental temperature sensors with web interfaces. I also beginning to use the Arduino platform in education with a high school afterschool club. I have also worked with CEE, a SMU (source measurement unit) from nonolith labs, to test and measure electronic components. I have used the adafruit isptiny to program AVR microcontrollers, as well as the Buspirate from Seeedstudios. The fact that these are open source devices and code allow me access to resources that would be otherwise out of my reach financially as well as conceptually. The community support for documentation and education has been a major influence in my interests and hobbies related to open source.</text:p>
          </table:table-cell>
          <table:table-cell table:number-columns-repeated="1022"/>
        </table:table-row>
        <table:table-row table:style-name="ro13">
          <table:table-cell office:value-type="float" office:value="657">
            <text:p>657</text:p>
          </table:table-cell>
          <table:table-cell table:style-name="ce11" office:value-type="string">
            <text:p>Arduino, </text:p>
            <text:p>prototyping</text:p>
            <text:p>free tools &amp; resources</text:p>
          </table:table-cell>
          <table:table-cell table:number-columns-repeated="1022"/>
        </table:table-row>
        <table:table-row table:style-name="ro5">
          <table:table-cell office:value-type="float" office:value="658">
            <text:p>658</text:p>
          </table:table-cell>
          <table:table-cell office:value-type="string">
            <text:p>If given a choice between closed and open hardware when each will get the job done, I generally choose the open hardware even if it's a little more work.</text:p>
          </table:table-cell>
          <table:table-cell table:number-columns-repeated="1022"/>
        </table:table-row>
        <table:table-row table:style-name="ro24">
          <table:table-cell office:value-type="float" office:value="659">
            <text:p>659</text:p>
          </table:table-cell>
          <table:table-cell table:style-name="ce11" office:value-type="string">
            <text:p>Arduino, lots of Adafruit products, MightyOhm HV rescue shield. I use the Arduino, enhanced by various shields, for all sorts of things -- anytime I need to add a little embedded aspect to a project, or because I want to log data, or just for fun!</text:p>
            <text:p/>
            <text:p>Having all the designs be open-source means that I can utilize circuits and designs which are already proven to build my own custom gadgets.</text:p>
          </table:table-cell>
          <table:table-cell table:number-columns-repeated="1022"/>
        </table:table-row>
        <table:table-row table:style-name="ro5">
          <table:table-cell table:style-name="ce9" office:value-type="float" office:value="660">
            <text:p>660</text:p>
          </table:table-cell>
          <table:table-cell table:style-name="ce12" office:value-type="string">
            <text:p>I have a number of projects listed on my blog <text:s/>[part of this response<text:span text:style-name="T1"> </text:span><text:span text:style-name="T1">contained information that may identify the respondent and was </text:span><text:span text:style-name="T1">removed to protect their anonymity</text:span><text:span text:style-name="T2">]</text:span>, but I am now selling my first project, an open source LEd controller. I also use the Arduino to teach electronics, as it is a great tool to get someone introduced to physical computing as well as open source hardware.</text:p>
          </table:table-cell>
          <table:table-cell table:style-name="ce12" table:number-columns-repeated="1022"/>
        </table:table-row>
        <table:table-row table:style-name="ro5">
          <table:table-cell office:value-type="float" office:value="661">
            <text:p>661</text:p>
          </table:table-cell>
          <table:table-cell office:value-type="string">
            <text:p>Arduino &amp; attiny standalones running arduino firmware for timelapse photography and other hobby projects. Some of these make it into a primary school.</text:p>
          </table:table-cell>
          <table:table-cell table:number-columns-repeated="1022"/>
        </table:table-row>
        <table:table-row table:style-name="ro5">
          <table:table-cell office:value-type="float" office:value="662">
            <text:p>662</text:p>
          </table:table-cell>
          <table:table-cell office:value-type="string">
            <text:p>I mostly use arduino.and have biut several different things from sprinkler controls to 3 phase eletric motor monitors</text:p>
          </table:table-cell>
          <table:table-cell table:number-columns-repeated="1022"/>
        </table:table-row>
        <table:table-row table:style-name="ro5">
          <table:table-cell office:value-type="float" office:value="663">
            <text:p>663</text:p>
          </table:table-cell>
          <table:table-cell office:value-type="string">
            <text:p>Arduino (at least 5 variations), MakerBot, RepRap, and a few others around the house.</text:p>
          </table:table-cell>
          <table:table-cell table:number-columns-repeated="1022"/>
        </table:table-row>
        <table:table-row table:style-name="ro5">
          <table:table-cell office:value-type="float" office:value="664">
            <text:p>664</text:p>
          </table:table-cell>
          <table:table-cell office:value-type="string">
            <text:p>I'm half of <text:s/>[part of this response<text:span text:style-name="T1"> contained information that may identify </text:span><text:span text:style-name="T1">the respondent and was removed to protect their anonymity</text:span><text:span text:style-name="T2">]</text:span>, we make OSHW kits and projects. We use OSS and OSHW whenever we can (linux, open logic analyzer, etc) for all our operations.</text:p>
          </table:table-cell>
          <table:table-cell table:number-columns-repeated="1022"/>
        </table:table-row>
        <table:table-row table:style-name="ro36">
          <table:table-cell office:value-type="float" office:value="665">
            <text:p>665</text:p>
          </table:table-cell>
          <table:table-cell table:style-name="ce11" office:value-type="string">
            <text:p>At day, I'm a professional HW developer and all of our</text:p>
            <text:p>products are patented and sold world-wide.</text:p>
            <text:p/>
            <text:p>All my personal stuff was, is and will be free, it's all published</text:p>
            <text:p>and everyone can take it, use it or learn.</text:p>
            <text:p/>
            <text:p>But sometimes, I'm really getting pissed off by all this folks that</text:p>
            <text:p>take our designs and make money of it.</text:p>
            <text:p/>
            <text:p>And this is excatly why "Open HW" is so damn important to you:</text:p>
            <text:p>We pay your bill...</text:p>
            <text:p/>
            <text:p>Additionally, you obviously are not aware of other countries' laws or</text:p>
            <text:p>regulation. It seems like Americans can build, sell and earn whatever they like.</text:p>
            <text:p>Try the same in Europe:</text:p>
            <text:p>Employment contract, taxes, CE, WEEE (a real killer), RoHS, and a LOT more</text:p>
            <text:p>are real showstoppers and require an incredible investment before you can sell a</text:p>
            <text:p>single piece of HW.</text:p>
            <text:p/>
            <text:p>And even more: Show us your professional, EM compliant designs ;-)</text:p>
            <text:p/>
            <text:p>"Open-HW" is only useful for:</text:p>
            <text:p>a) hobbyists</text:p>
            <text:p>b) people that lack the skill to do it on their own</text:p>
            <text:p>c) American maker companies</text:p>
            <text:p>d) Chinese and Indian companies</text:p>
          </table:table-cell>
          <table:table-cell table:number-columns-repeated="1022"/>
        </table:table-row>
        <table:table-row table:style-name="ro14">
          <table:table-cell office:value-type="float" office:value="666">
            <text:p>666</text:p>
          </table:table-cell>
          <table:table-cell table:style-name="ce11" office:value-type="string">
            <text:p>Arduino platform in various forms.</text:p>
            <text:p/>
            <text:p>I make use of the wealth of semi- to well-documented projects and the expertise of the community. The central piece of any project, the Arduino, might be open-source and standard, the things I connect to it are not. And the community is open and helpful with advice on parts and development.</text:p>
          </table:table-cell>
          <table:table-cell table:number-columns-repeated="1022"/>
        </table:table-row>
        <table:table-row table:style-name="ro37">
          <table:table-cell office:value-type="float" office:value="667">
            <text:p>667</text:p>
          </table:table-cell>
          <table:table-cell table:style-name="ce11" office:value-type="string">
            <text:p>I use Arduino (Uno R2, Uno R3, Mega 2560, LilyPad, Micro Pro) and I did my own "Arduino-programmable system" using ATmega8, ATmega328 and ATtiny85 on breadboards/pcbs but connecting them to program with Arduino software by Arduino-turned-ICSP or "FTDI friend". I used quite a few official and unofficial shields (GPS, GSM, Ethernet/SD, 2,8"TFT, CharLCD, OSD, etc.) and breakout boards (accelerometer, gyro, magnetometer, pressure sensor etc.).</text:p>
            <text:p/>
            <text:p>I learned about OSHW last November when I learned about Arduino - I tried to learn doing electronics myself a few times (first time umpteen years ago), but back then it was slow (you know, taking chips out to program them, UV light), semi-permanent (soldering or wiring with tools, where I live I got access to breadboards just recently) and unfriendly - not exactly nice environment. I'm a programmer: change a thing, recompile, it works in a new way in seconds. Arduino and the whole ecosystem (breadboards, shields, breakout-boards) upgraded prototyping electronics to the level of programming - easiness, speed, possibilities. It's where quantity meets quality - if you can prototype tens or hundreds of different approaches, you may get something better than trying once. You don't "believe" it's the best way to do your project - you KNOW that, because you checked other possibilities.</text:p>
            <text:p/>
            <text:p>I use OSHW for different small and not-so-small projects: I made a few small standalone devices (like ultrasonic distance meter, scrolling displays, weather station, small gadgets) and a few bigger projects in different stages and with a number of prototypes - sensors displaying useful data on OSD on camera feed, line-follower robot built from ground up (every part sourced separately). I learned how to etch PCBs and solder, so some of the prototyped designs are now more or less premanent.</text:p>
            <text:p/>
            <text:p>OSHW gives its users not only the documentation, but a starting point and both good and bad examples. By starting point I mean a configuration and software that works, and even if you want it to work differently, you may modify/extend/rework it, not starting from figuring out every little detail - almost no datasheet/appnote gives you something like this. Good examples are what works, what may be followed, what gives you ideas and inspiration. Bad examples (when somebody says what did not work for them) are lessons you may learn on other people's mistakes, standing on the shoulders of giants.</text:p>
            <text:p/>
            <text:p>I take advantage of the fact that OSHW has all the documentation - you can recreate and extend something to suit your needs (e.g. my Arduino-programmable ATmega8 ICSP-programming was based on Arduino NG public schematic, then I modified it, then extended to ATmega328 and ATtiny85 etc.). You can take good design and make it even better. You can check all the "what-ifs". You can take the library and make your own, extended, optimized and easier to use library. And if you can republish them, somebody will take it to the new level.</text:p>
          </table:table-cell>
          <table:table-cell table:number-columns-repeated="1022"/>
        </table:table-row>
        <table:table-row table:style-name="ro5">
          <table:table-cell office:value-type="float" office:value="668">
            <text:p>668</text:p>
          </table:table-cell>
          <table:table-cell office:value-type="string">
            <text:p>Use Arduino to teach robotics at school and develop projects for indutrial porpouses.</text:p>
          </table:table-cell>
          <table:table-cell table:number-columns-repeated="1022"/>
        </table:table-row>
        <table:table-row table:style-name="ro5">
          <table:table-cell office:value-type="float" office:value="669">
            <text:p>669</text:p>
          </table:table-cell>
          <table:table-cell office:value-type="string">
            <text:p>This question requires an essay to answer. I use the Nanode, and many, others (Including Arduino).</text:p>
          </table:table-cell>
          <table:table-cell table:number-columns-repeated="1022"/>
        </table:table-row>
        <table:table-row table:style-name="ro5">
          <table:table-cell office:value-type="float" office:value="670">
            <text:p>670</text:p>
          </table:table-cell>
          <table:table-cell office:value-type="string">
            <text:p>arudino, lasersaur, reprap and linux</text:p>
          </table:table-cell>
          <table:table-cell table:number-columns-repeated="1022"/>
        </table:table-row>
        <table:table-row table:style-name="ro5">
          <table:table-cell office:value-type="float" office:value="671">
            <text:p>671</text:p>
          </table:table-cell>
          <table:table-cell office:value-type="string">
            <text:p>Arduino Uno as a hobby, trying different things and examples. It gives a great idea of what is possible in this sphere first, then you start thinking of how it could be possible to use it.</text:p>
          </table:table-cell>
          <table:table-cell table:number-columns-repeated="1022"/>
        </table:table-row>
        <table:table-row table:style-name="ro5">
          <table:table-cell office:value-type="float" office:value="672">
            <text:p>672</text:p>
          </table:table-cell>
          <table:table-cell office:value-type="string">
            <text:p>I have used Arduino's. Most of it was for fun. One project was to run a set of Rail Road Crossing Lights. I showed a proof of concept for a Wake-on-LAN at work.</text:p>
          </table:table-cell>
          <table:table-cell table:number-columns-repeated="1022"/>
        </table:table-row>
        <table:table-row table:style-name="ro5">
          <table:table-cell office:value-type="float" office:value="673">
            <text:p>673</text:p>
          </table:table-cell>
          <table:table-cell office:value-type="string">
            <text:p>Arduino. Main advantage is that different companies produce arduino (compatible) boards and the community is something I can rely on.</text:p>
          </table:table-cell>
          <table:table-cell table:number-columns-repeated="1022"/>
        </table:table-row>
        <table:table-row table:style-name="ro5">
          <table:table-cell office:value-type="float" office:value="674">
            <text:p>674</text:p>
          </table:table-cell>
          <table:table-cell office:value-type="string">
            <text:p>mostly Arduini, for learning electronics, building installations, study robotics and home automation</text:p>
          </table:table-cell>
          <table:table-cell table:number-columns-repeated="1022"/>
        </table:table-row>
        <table:table-row table:style-name="ro5">
          <table:table-cell office:value-type="float" office:value="675">
            <text:p>675</text:p>
          </table:table-cell>
          <table:table-cell office:value-type="string">
            <text:p>I use Arduino, which allowed me to learn about electronics, and from then on to consider electronic devices as "configurable" debices and not black-boxes. I made a POV device and a drawbot. I take advantage of the fact that it's open source in that I can get a deep knowledge of how thing works and can be tweaked, and also that I can refer to a very helpful community.</text:p>
          </table:table-cell>
          <table:table-cell table:number-columns-repeated="1022"/>
        </table:table-row>
        <table:table-row table:style-name="ro18">
          <table:table-cell office:value-type="float" office:value="676">
            <text:p>676</text:p>
          </table:table-cell>
          <table:table-cell table:style-name="ce11" office:value-type="string">
            <text:p>Usually I use Arduino Boards and its expansion shields. I think it is an incredibly fast way of prototyping with many possibilities due to the following points:</text:p>
            <text:p>- good design, easy IDE, high level programming</text:p>
            <text:p>- many off the shielf expansion boards</text:p>
            <text:p>- easy to build my own expansion board to fit my needs</text:p>
            <text:p>- easy to interface it with computers through different programming languages (in most of the cases you can find open source libraries)</text:p>
          </table:table-cell>
          <table:table-cell table:number-columns-repeated="1022"/>
        </table:table-row>
        <table:table-row table:style-name="ro9">
          <table:table-cell office:value-type="float" office:value="677">
            <text:p>677</text:p>
          </table:table-cell>
          <table:table-cell table:style-name="ce11" office:value-type="string">
            <text:p>I have used OS micro controllers and 3D printers. For me, it has first been software, then electronics, then tools used to make things. I would like to use all of these to make something that is one step further.</text:p>
            <text:p/>
            <text:p>software -&gt; electronics -&gt; physical tools -&gt; END PRODUCT</text:p>
          </table:table-cell>
          <table:table-cell table:number-columns-repeated="1022"/>
        </table:table-row>
        <table:table-row table:style-name="ro5">
          <table:table-cell office:value-type="float" office:value="678">
            <text:p>678</text:p>
          </table:table-cell>
          <table:table-cell office:value-type="string">
            <text:p>Using Arduino UNO for process control purposes in laboratory research.</text:p>
          </table:table-cell>
          <table:table-cell table:number-columns-repeated="1022"/>
        </table:table-row>
        <table:table-row table:style-name="ro5">
          <table:table-cell office:value-type="float" office:value="679">
            <text:p>679</text:p>
          </table:table-cell>
          <table:table-cell office:value-type="string">
            <text:p>Arduino for small lighting systems, multimedia installations</text:p>
          </table:table-cell>
          <table:table-cell table:number-columns-repeated="1022"/>
        </table:table-row>
        <table:table-row table:style-name="ro14">
          <table:table-cell office:value-type="float" office:value="680">
            <text:p>680</text:p>
          </table:table-cell>
          <table:table-cell table:style-name="ce11" office:value-type="string">
            <text:p>i own an arduino, but it wasn't my first involvement with OHW, i use it for quick and dirty prototypes, when i need ADC reads or some PWM output, </text:p>
            <text:p/>
            <text:p>i've modified and built microbuilder.eu LPC1343 paltform, i use it to build devices that i or my community needs - a car battery charger, ceramics furnace controller</text:p>
          </table:table-cell>
          <table:table-cell table:number-columns-repeated="1022"/>
        </table:table-row>
        <table:table-row table:style-name="ro5">
          <table:table-cell office:value-type="float" office:value="681">
            <text:p>681</text:p>
          </table:table-cell>
          <table:table-cell office:value-type="string">
            <text:p>I mainly use arduinos for robotics project. It's easy to use and understand.</text:p>
          </table:table-cell>
          <table:table-cell table:number-columns-repeated="1022"/>
        </table:table-row>
        <table:table-row table:style-name="ro5">
          <table:table-cell office:value-type="float" office:value="682">
            <text:p>682</text:p>
          </table:table-cell>
          <table:table-cell office:value-type="string">
            <text:p>For the moment, a lot of my use of OSHW has been through Aduino and its variants. <text:s/>By understanding the way they work, I have been able to learn a lot about electronics, enough to start making my own variants and even things that do not branch off of that source.</text:p>
          </table:table-cell>
          <table:table-cell table:number-columns-repeated="1022"/>
        </table:table-row>
        <table:table-row table:style-name="ro8">
          <table:table-cell office:value-type="float" office:value="683">
            <text:p>683</text:p>
          </table:table-cell>
          <table:table-cell table:style-name="ce11" office:value-type="string">
            <text:p>Mostly Arduinos as of now.</text:p>
            <text:p>Built a meteo station with several inputs (wind speed &amp; direction, inside &amp; outside temp), transmitting results on ethernet.</text:p>
          </table:table-cell>
          <table:table-cell table:number-columns-repeated="1022"/>
        </table:table-row>
        <table:table-row table:style-name="ro5">
          <table:table-cell office:value-type="float" office:value="684">
            <text:p>684</text:p>
          </table:table-cell>
          <table:table-cell office:value-type="string">
            <text:p>I use plenty of open hardware, but now I'm working in a modular robot (that is opensource) controlled by an Arduino-based board, the Skymega, (opensource) and programmed with Arduino IDE (opensource).</text:p>
          </table:table-cell>
          <table:table-cell table:number-columns-repeated="1022"/>
        </table:table-row>
        <table:table-row table:style-name="ro9">
          <table:table-cell office:value-type="float" office:value="685">
            <text:p>685</text:p>
          </table:table-cell>
          <table:table-cell table:style-name="ce11" office:value-type="string">
            <text:p>I'm building home automation with the arduino platform for lights, temperature, pressure, motion detection</text:p>
            <text:p>Great documentation, runs on Linux and has a lot of reference projects from other makers</text:p>
            <text:p>I'm planning to set up a blog about my experiences with it</text:p>
          </table:table-cell>
          <table:table-cell table:number-columns-repeated="1022"/>
        </table:table-row>
        <table:table-row table:style-name="ro5">
          <table:table-cell office:value-type="float" office:value="686">
            <text:p>686</text:p>
          </table:table-cell>
          <table:table-cell office:value-type="string">
            <text:p>I'm using Gadgeteer .NET MF mostly prototyping and make some hardware interface card</text:p>
          </table:table-cell>
          <table:table-cell table:number-columns-repeated="1022"/>
        </table:table-row>
        <table:table-row table:style-name="ro5">
          <table:table-cell office:value-type="float" office:value="687">
            <text:p>687</text:p>
          </table:table-cell>
          <table:table-cell office:value-type="string">
            <text:p>I use the for VSCP from http://www.grodansparadis.com and Carambola from http://www.8devices.com and also some stuff from Olimex http://www.olimex.com</text:p>
          </table:table-cell>
          <table:table-cell table:number-columns-repeated="1022"/>
        </table:table-row>
        <table:table-row table:style-name="ro5">
          <table:table-cell office:value-type="float" office:value="688">
            <text:p>688</text:p>
          </table:table-cell>
          <table:table-cell office:value-type="string">
            <text:p>I use an arduino mega to build a panoramic/Timelapse photo robot.</text:p>
          </table:table-cell>
          <table:table-cell table:number-columns-repeated="1022"/>
        </table:table-row>
        <table:table-row table:style-name="ro5">
          <table:table-cell office:value-type="float" office:value="689">
            <text:p>689</text:p>
          </table:table-cell>
          <table:table-cell office:value-type="string">
            <text:p>I use Arduino for my work because it's very simply platform for learning</text:p>
          </table:table-cell>
          <table:table-cell table:number-columns-repeated="1022"/>
        </table:table-row>
        <table:table-row table:style-name="ro5">
          <table:table-cell office:value-type="float" office:value="690">
            <text:p>690</text:p>
          </table:table-cell>
          <table:table-cell office:value-type="string">
            <text:p>Was a free software dev, got in the adventure by discovering arduino, then moved to reprap, and now develloping the next generation of reprap boards ( ARM based ).</text:p>
          </table:table-cell>
          <table:table-cell table:number-columns-repeated="1022"/>
        </table:table-row>
        <table:table-row table:style-name="ro22">
          <table:table-cell office:value-type="float" office:value="691">
            <text:p>691</text:p>
          </table:table-cell>
          <table:table-cell table:style-name="ce11" office:value-type="string">
            <text:p>I use the Netduino for my motor bike project, getting and displaying telemtric data.</text:p>
            <text:p>I also use the IOIO for Android to build a remote control for several devices to control. Unfortunitaly my mobile don't have IR.</text:p>
          </table:table-cell>
          <table:table-cell table:number-columns-repeated="1022"/>
        </table:table-row>
        <table:table-row table:style-name="ro5">
          <table:table-cell office:value-type="float" office:value="692">
            <text:p>692</text:p>
          </table:table-cell>
          <table:table-cell office:value-type="string">
            <text:p>I'm using the arduino platform as a starting base for my projects and later move them to a stand alone avr chip with the arduino bootloader. but only if the project turns out to be worth the effort the keep. I also like the idea to use an opto-coupler, an op-amp and a shift register to use an audio source as device controller.</text:p>
          </table:table-cell>
          <table:table-cell table:number-columns-repeated="1022"/>
        </table:table-row>
        <table:table-row table:style-name="ro18">
          <table:table-cell office:value-type="float" office:value="693">
            <text:p>693</text:p>
          </table:table-cell>
          <table:table-cell table:style-name="ce11" office:value-type="string">
            <text:p>I've used a range of open-source hardware - mostly Arduino and related shields, but also the Chumby hackerboard and Beaglebone.</text:p>
            <text:p/>
            <text:p>I use them to build connected devices - products that are the early steps on the Internet of Things. <text:s/>The open-source approach means that I can quickly prototype with an Arduino, say, and then just rework the design - rather than design from scratch - when scaling up to production.</text:p>
          </table:table-cell>
          <table:table-cell table:number-columns-repeated="1022"/>
        </table:table-row>
        <table:table-row table:style-name="ro5">
          <table:table-cell office:value-type="float" office:value="694">
            <text:p>694</text:p>
          </table:table-cell>
          <table:table-cell office:value-type="string">
            <text:p>arduino : an easy way for me to learn electronic (I'm novice) with a lot of different experiences</text:p>
          </table:table-cell>
          <table:table-cell table:number-columns-repeated="1022"/>
        </table:table-row>
        <table:table-row table:style-name="ro5">
          <table:table-cell office:value-type="float" office:value="695">
            <text:p>695</text:p>
          </table:table-cell>
          <table:table-cell office:value-type="string">
            <text:p>buspirate,</text:p>
          </table:table-cell>
          <table:table-cell table:number-columns-repeated="1022"/>
        </table:table-row>
        <table:table-row table:style-name="ro5">
          <table:table-cell office:value-type="float" office:value="696">
            <text:p>696</text:p>
          </table:table-cell>
          <table:table-cell office:value-type="string">
            <text:p>Bus Pirate, Open Bench Logic Sniffer, ChronoDot, MSP Launchpad, Arduino</text:p>
          </table:table-cell>
          <table:table-cell table:number-columns-repeated="1022"/>
        </table:table-row>
        <table:table-row table:style-name="ro5">
          <table:table-cell office:value-type="float" office:value="697">
            <text:p>697</text:p>
          </table:table-cell>
          <table:table-cell office:value-type="string">
            <text:p>I've used the open moko phone to learn about telephones and writing software for it. To understand its fundamentals and inner workings, it being open source helps a lot. Furthermore, I coach students to develop educational materials for teaching with/about the arduino. Open source means that it accessible for a larger community in price, in resources, and, more importantly, in enthusiasm. Finally, I try to get my hands on a Raspberry Pi to make some devices for in and around the home. I think that being open source there will be a huge community springing up around it wherein I can develop my ideas better.</text:p>
          </table:table-cell>
          <table:table-cell table:number-columns-repeated="1022"/>
        </table:table-row>
        <table:table-row table:style-name="ro18">
          <table:table-cell office:value-type="float" office:value="698">
            <text:p>698</text:p>
          </table:table-cell>
          <table:table-cell table:style-name="ce11" office:value-type="string">
            <text:p>Oopen Source Hardware : </text:p>
            <text:p>Arduino Uno</text:p>
            <text:p>USB Shield (circuit@home)</text:p>
            <text:p>MIDI Shield</text:p>
            <text:p>Motor Shield (Adafruit)</text:p>
            <text:p>and soon ARM based board with embedded linux.</text:p>
            <text:p/>
            <text:p>To do : </text:p>
            <text:p>- canon eos timer/control</text:p>
            <text:p>- home power monitoring </text:p>
            <text:p>- XY plotter (just because i'd to do this since i'm 7 :-)) with grbl</text:p>
          </table:table-cell>
          <table:table-cell table:number-columns-repeated="1022"/>
        </table:table-row>
        <table:table-row table:style-name="ro5">
          <table:table-cell office:value-type="float" office:value="699">
            <text:p>699</text:p>
          </table:table-cell>
          <table:table-cell office:value-type="string">
            <text:p>Several Arduino's, used for Home automation and teaching (highschool) purposes. Because of it being Open Source, lot's of variants are available suiting the goal and for a good price.</text:p>
          </table:table-cell>
          <table:table-cell table:number-columns-repeated="1022"/>
        </table:table-row>
        <table:table-row table:style-name="ro15">
          <table:table-cell office:value-type="float" office:value="700">
            <text:p>700</text:p>
          </table:table-cell>
          <table:table-cell table:style-name="ce11" office:value-type="string">
            <text:p>There are 3 different areas where I use open source hardware, especialliy components around the arduino and opendcc project:</text:p>
            <text:p>daily work (research of alternate energy): building all sorts of small controllers and checkequipment;hobby: model railway;</text:p>
            <text:p>teaching: basic electronics. But there is one word which can be used for all of my projects: rapid prototyping. The most important points about the used hardware are: modular, robust and transparent in function, tested by a wide audience. This means I use original build parts from the constructor and only if necessary I am modifying and using own layouts.</text:p>
          </table:table-cell>
          <table:table-cell table:number-columns-repeated="1022"/>
        </table:table-row>
        <table:table-row table:style-name="ro5">
          <table:table-cell office:value-type="float" office:value="701">
            <text:p>701</text:p>
          </table:table-cell>
          <table:table-cell office:value-type="string">
            <text:p>Arduino UNO. For teaching and making own hobby projects. Peace of mind</text:p>
          </table:table-cell>
          <table:table-cell table:number-columns-repeated="1022"/>
        </table:table-row>
        <table:table-row table:style-name="ro10">
          <table:table-cell office:value-type="float" office:value="702">
            <text:p>702</text:p>
          </table:table-cell>
          <table:table-cell table:style-name="ce11" office:value-type="string">
            <text:p>I use arduinos and shields to make interactive objects, to drive tiny process controls an so one. </text:p>
            <text:p>Now i research facts for a motional Objekt to imagine to much noise.</text:p>
          </table:table-cell>
          <table:table-cell table:number-columns-repeated="1022"/>
        </table:table-row>
        <table:table-row table:style-name="ro5">
          <table:table-cell office:value-type="float" office:value="703">
            <text:p>703</text:p>
          </table:table-cell>
          <table:table-cell office:value-type="string">
            <text:p>I run several arduinos for monitoring home-automation devices and acting as servers. Will probably convert to raspberry pi for increased power &amp; programability</text:p>
          </table:table-cell>
          <table:table-cell table:number-columns-repeated="1022"/>
        </table:table-row>
        <table:table-row table:style-name="ro5">
          <table:table-cell office:value-type="float" office:value="704">
            <text:p>704</text:p>
          </table:table-cell>
          <table:table-cell office:value-type="string">
            <text:p>We mainly focus on security issues related to embeded systems. So we used Open Source hardware tools (Buspirate for example) to achieve our audit and to teach our customer about embeded system security issues</text:p>
          </table:table-cell>
          <table:table-cell table:number-columns-repeated="1022"/>
        </table:table-row>
        <table:table-row table:style-name="ro22">
          <table:table-cell table:style-name="ce9" office:value-type="float" office:value="705">
            <text:p>705</text:p>
          </table:table-cell>
          <table:table-cell table:style-name="ce13" office:value-type="string">
            <text:p>I am <text:s/>[part of this response<text:span text:style-name="T1"> contained information that may identify the </text:span><text:span text:style-name="T1">respondent and was removed to protect their anonymity</text:span><text:span text:style-name="T2">]</text:span>.com co-founder</text:p>
            <text:p>We create really Open Hardware products, we share eagle files not only screenshot of the design files like some do.</text:p>
          </table:table-cell>
          <table:table-cell table:style-name="ce12" table:number-columns-repeated="1022"/>
        </table:table-row>
        <table:table-row table:style-name="ro5">
          <table:table-cell office:value-type="float" office:value="706">
            <text:p>706</text:p>
          </table:table-cell>
          <table:table-cell office:value-type="string">
            <text:p>arduino</text:p>
          </table:table-cell>
          <table:table-cell table:number-columns-repeated="1022"/>
        </table:table-row>
        <table:table-row table:style-name="ro38">
          <table:table-cell office:value-type="float" office:value="707">
            <text:p>707</text:p>
          </table:table-cell>
          <table:table-cell table:style-name="ce11" office:value-type="string">
            <text:p>I started, back in 2001, being interested in open source, back then being Linux. It came from suddenly realising how expensive software was, which I found silly seeing as Windows is on 95% of the world's computers. Back then, Linux was to tricky for me and I left it for a few years. </text:p>
            <text:p/>
            <text:p>In 2008 I went 100% Linux on my personal computer. Then I started working with open source software, the likes of Inkscape and The Gimp etc. Loved it, it works well.</text:p>
            <text:p/>
            <text:p>In round about 2010, I wanted to somehow, interact with electronics...somehow I discovered Arduino. Been playing with it off-an-on. Made a little project, few others. The idea was, is, to start using Arduino to create commercial, open source solutions. It allows me to hopefully start some kind of business, including that I find it fun to work on this approach to electronics. I get the electronics correct, then the problem solving starts at the coding level which I enjoy. I enjoy the tangible side that the coding allows through Arduino.</text:p>
            <text:p/>
            <text:p>The other reason I like open source is since more and more real world problems are being commercilised, which is fine. Many people just don't have the time to create a solution to a problem they have, hence they buy a solution. Perfect, no problem with that. But like Windows, the solution is now belongs to someone, and that solution may not be improved upon or even learned from. That I do not approve of. I have no problem making a living out of their products and knowledge, but knowledge should be freely available. It is a very tight line to walk, however if we look at he current status quo, Chine copies whatever it can get it's hands on, and they sell it as original equipment. With open hardware, I believe, society will start to support the originator of a solution. But the important thing is, to move forward, every solution doesn't need to be to be reinvented all over again only to be able to move forward. </text:p>
            <text:p/>
            <text:p>We see this for example with leather working. The art of working with leather, how to work with it, is freely available for anyone to learn, from payed for structured classes to books to simply asking on forums. So the art of leather working is open-source, yet people are still making a living, and new people are entering the leather working world and are starting to make a living with available knowledge. </text:p>
            <text:p/>
            <text:p>Consumerism is taking new knowledge and keeping it from the world....that is what I think, open-hardware is promoting ultimately.</text:p>
            <text:p/>
            <text:p>I have babbled enough. Thanks for the survey.</text:p>
          </table:table-cell>
          <table:table-cell table:number-columns-repeated="1022"/>
        </table:table-row>
        <table:table-row table:style-name="ro5">
          <table:table-cell office:value-type="float" office:value="708">
            <text:p>708</text:p>
          </table:table-cell>
          <table:table-cell office:value-type="string">
            <text:p>I use as replacement for propieraty scada systems, HMI and PLC like siemens, wich I have suffered for a long time.</text:p>
          </table:table-cell>
          <table:table-cell table:number-columns-repeated="1022"/>
        </table:table-row>
        <table:table-row table:style-name="ro5">
          <table:table-cell office:value-type="float" office:value="709">
            <text:p>709</text:p>
          </table:table-cell>
          <table:table-cell office:value-type="string">
            <text:p>I am an artist and teacher that develop curriculum to teach electronics <text:s/>to kids and art students. I use open Source hardware because there is a great online community and because I support <text:s/>the democratization of technology as a freedom path for a better education.</text:p>
          </table:table-cell>
          <table:table-cell table:number-columns-repeated="1022"/>
        </table:table-row>
        <table:table-row table:style-name="ro5">
          <table:table-cell office:value-type="float" office:value="710">
            <text:p>710</text:p>
          </table:table-cell>
          <table:table-cell office:value-type="string">
            <text:p>arduino,for led shops controller</text:p>
          </table:table-cell>
          <table:table-cell table:number-columns-repeated="1022"/>
        </table:table-row>
        <table:table-row table:style-name="ro5">
          <table:table-cell office:value-type="float" office:value="711">
            <text:p>711</text:p>
          </table:table-cell>
          <table:table-cell office:value-type="string">
            <text:p>I'm preparing to build reprap, going to use it for rapid prototyping of enclosure designs. Open sourced hardware let's me actually learn something new in progress instead of pluggin 'n' playing.</text:p>
          </table:table-cell>
          <table:table-cell table:number-columns-repeated="1022"/>
        </table:table-row>
        <table:table-row table:style-name="ro5">
          <table:table-cell office:value-type="float" office:value="712">
            <text:p>712</text:p>
          </table:table-cell>
          <table:table-cell office:value-type="string">
            <text:p>Arduino helps to speed up designs</text:p>
          </table:table-cell>
          <table:table-cell table:number-columns-repeated="1022"/>
        </table:table-row>
        <table:table-row table:style-name="ro5">
          <table:table-cell office:value-type="float" office:value="713">
            <text:p>713</text:p>
          </table:table-cell>
          <table:table-cell office:value-type="string">
            <text:p>Arduino Duemillanove and Mega, MSP430</text:p>
          </table:table-cell>
          <table:table-cell table:number-columns-repeated="1022"/>
        </table:table-row>
        <table:table-row table:style-name="ro5">
          <table:table-cell office:value-type="float" office:value="714">
            <text:p>714</text:p>
          </table:table-cell>
          <table:table-cell office:value-type="string">
            <text:p>Used Arduino and BeagleBone to prototype commercial ideas</text:p>
          </table:table-cell>
          <table:table-cell table:number-columns-repeated="1022"/>
        </table:table-row>
        <table:table-row table:style-name="ro5">
          <table:table-cell table:style-name="ce9" office:value-type="float" office:value="715">
            <text:p>715</text:p>
          </table:table-cell>
          <table:table-cell table:style-name="ce12" office:value-type="string">
            <text:p>We are developing open source energy monitoring tools as part of the <text:s/>[part of this response<text:span text:style-name="T1"> contained information that may identify the </text:span><text:span text:style-name="T1">respondent and was removed to protect their anonymity</text:span><text:span text:style-name="T2">]</text:span> project, we have built upon the work of arduino, jeelabs and others in developing the hardware and software. Being able to build upon the work of others and be continuously inspired by what others are doing is the great thing about open hardware.</text:p>
          </table:table-cell>
          <table:table-cell table:style-name="ce12" table:number-columns-repeated="1022"/>
        </table:table-row>
        <table:table-row table:style-name="ro5">
          <table:table-cell office:value-type="float" office:value="716">
            <text:p>716</text:p>
          </table:table-cell>
          <table:table-cell office:value-type="string">
            <text:p>The only thing I've used is the Arduino, although I have a long list of projects that I'm going to take up working on which all involve the Arduino somehow. One of the best part of the Arduino (an the fact that it is Open-source Hardware) is that since you've got access to the design files, it's easy to modify to a specific projects needs.</text:p>
          </table:table-cell>
          <table:table-cell table:number-columns-repeated="1022"/>
        </table:table-row>
        <table:table-row table:style-name="ro12">
          <table:table-cell office:value-type="float" office:value="717">
            <text:p>717</text:p>
          </table:table-cell>
          <table:table-cell table:style-name="ce11" office:value-type="string">
            <text:p>I am using Arduino UNO,Mega ,Chipkit32Max ,and mbed. I am using it to build professional and work . I am a Mechatronics Engineer which is the combination of the Mechanics,Electronics and Computer Sciences, so that in a project </text:p>
            <text:p>I have to join all steps of project,shortly you have to know embedded systems,mechanics and software. </text:p>
            <text:p/>
            <text:p>Open-source provide lots of documents and tutorials to develop your knowledge in your profession life and You do not feel lonely , while developing an project :D</text:p>
          </table:table-cell>
          <table:table-cell table:number-columns-repeated="1022"/>
        </table:table-row>
        <table:table-row table:style-name="ro5">
          <table:table-cell office:value-type="float" office:value="718">
            <text:p>718</text:p>
          </table:table-cell>
          <table:table-cell office:value-type="string">
            <text:p>Bus Pirate and Open Bench Logic Sniffer. Used as cheap tools for hobby electronics hacking.</text:p>
          </table:table-cell>
          <table:table-cell table:number-columns-repeated="1022"/>
        </table:table-row>
        <table:table-row table:style-name="ro5">
          <table:table-cell office:value-type="float" office:value="719">
            <text:p>719</text:p>
          </table:table-cell>
          <table:table-cell office:value-type="string">
            <text:p>arduino, ease of use, community,</text:p>
          </table:table-cell>
          <table:table-cell table:number-columns-repeated="1022"/>
        </table:table-row>
        <table:table-row table:style-name="ro5">
          <table:table-cell office:value-type="float" office:value="720">
            <text:p>720</text:p>
          </table:table-cell>
          <table:table-cell office:value-type="string">
            <text:p>I'm using Arduino for small personal experiments or projects and I'm planning to build a quadrotor from the ground up based on Arduino.</text:p>
          </table:table-cell>
          <table:table-cell table:number-columns-repeated="1022"/>
        </table:table-row>
        <table:table-row table:style-name="ro8">
          <table:table-cell office:value-type="float" office:value="721">
            <text:p>721</text:p>
          </table:table-cell>
          <table:table-cell table:style-name="ce11" office:value-type="string">
            <text:p>Hawkboard - Its a pity it died after memory issues, though i have a working board.</text:p>
            <text:p>Beaglebone - Great power, little cost.</text:p>
            <text:p>Arduino - Because everyone was doing it.</text:p>
          </table:table-cell>
          <table:table-cell table:number-columns-repeated="1022"/>
        </table:table-row>
        <table:table-row table:style-name="ro5">
          <table:table-cell office:value-type="float" office:value="722">
            <text:p>722</text:p>
          </table:table-cell>
          <table:table-cell office:value-type="string">
            <text:p>I use Arduino and different shields. Currently I have only used the shields, and not desinged any new hardware based on this. I have a few times looked at the design to understand something</text:p>
          </table:table-cell>
          <table:table-cell table:number-columns-repeated="1022"/>
        </table:table-row>
        <table:table-row table:style-name="ro5">
          <table:table-cell office:value-type="float" office:value="723">
            <text:p>723</text:p>
          </table:table-cell>
          <table:table-cell office:value-type="string">
            <text:p>http://www.ghielectronics.com/catalog/</text:p>
          </table:table-cell>
          <table:table-cell table:number-columns-repeated="1022"/>
        </table:table-row>
        <table:table-row table:style-name="ro5">
          <table:table-cell office:value-type="float" office:value="724">
            <text:p>724</text:p>
          </table:table-cell>
          <table:table-cell office:value-type="string">
            <text:p>I'm using Arduino and Processing for a varity of projects, from Wordclocks to ParkDistanceControls or Ultrasonic Picture Makers.</text:p>
          </table:table-cell>
          <table:table-cell table:number-columns-repeated="1022"/>
        </table:table-row>
        <table:table-row table:style-name="ro5">
          <table:table-cell office:value-type="float" office:value="725">
            <text:p>725</text:p>
          </table:table-cell>
          <table:table-cell office:value-type="string">
            <text:p>Arduino Hardware for energy monitoring my private household, making roots and so on. I get cheap hardware which is well documented or can derive my own circuits from the public design files. My knowledge will be sharde on my private website with the community (german language)</text:p>
          </table:table-cell>
          <table:table-cell table:number-columns-repeated="1022"/>
        </table:table-row>
        <table:table-row table:style-name="ro5">
          <table:table-cell office:value-type="float" office:value="726">
            <text:p>726</text:p>
          </table:table-cell>
          <table:table-cell office:value-type="string">
            <text:p>LED Cube, RepRap</text:p>
          </table:table-cell>
          <table:table-cell table:number-columns-repeated="1022"/>
        </table:table-row>
        <table:table-row table:style-name="ro5">
          <table:table-cell office:value-type="float" office:value="727">
            <text:p>727</text:p>
          </table:table-cell>
          <table:table-cell office:value-type="string">
            <text:p>I suppose that what I use now is mostly Arduino related. <text:s/>I use Arduino, Sanguino, ChipKit, BBB, and others, mostly for experimental purposes. <text:s/>But I've used or lusted after "open source" hardware (if not necessarily by that name) such as manufactured-provided "reference designs" and projects published in hobbyist and professional magazines since the early 1970s. <text:s/>Not to mention 'serviceable' electronics that had the schematics pasted to the insides of the cabinets and the like. <text:s/>And Heathkits. <text:s/>Then there was the "Sun-1" processor board that was instrumental in powering several startups in the mid-1980s, including the one I worked at. <text:s/>"Open Source Hardware" is now a formal label with some definitions attached, benefited greatly by internet communications and widespread computing power and common applications, but it's not really all that "new" of a concept.</text:p>
          </table:table-cell>
          <table:table-cell table:number-columns-repeated="1022"/>
        </table:table-row>
        <table:table-row table:style-name="ro5">
          <table:table-cell office:value-type="float" office:value="728">
            <text:p>728</text:p>
          </table:table-cell>
          <table:table-cell office:value-type="string">
            <text:p>I want to encourage people to build on each other's work.</text:p>
          </table:table-cell>
          <table:table-cell table:number-columns-repeated="1022"/>
        </table:table-row>
        <table:table-row table:style-name="ro24">
          <table:table-cell office:value-type="float" office:value="729">
            <text:p>729</text:p>
          </table:table-cell>
          <table:table-cell table:style-name="ce11" office:value-type="string">
            <text:p>Right now, I'm using the Mitch Altman's TV-b-gone, Jeff Kaiser's Geiger counter, Lady Ada's Mintyboost, different versions of Arduino, and a few others.</text:p>
            <text:p>I like the fact that I can look at the schematics and the firmware source code to get a better undertanding of how the thing works.</text:p>
            <text:p>I've been an open-source proponent for decades now, and I find it natural to apply the same principals to hardware.</text:p>
          </table:table-cell>
          <table:table-cell table:number-columns-repeated="1022"/>
        </table:table-row>
        <table:table-row table:style-name="ro5">
          <table:table-cell office:value-type="float" office:value="730">
            <text:p>730</text:p>
          </table:table-cell>
          <table:table-cell office:value-type="string">
            <text:p>Arduino based project and arduino homemade board.</text:p>
          </table:table-cell>
          <table:table-cell table:number-columns-repeated="1022"/>
        </table:table-row>
        <table:table-row table:style-name="ro5">
          <table:table-cell office:value-type="float" office:value="731">
            <text:p>731</text:p>
          </table:table-cell>
          <table:table-cell office:value-type="string">
            <text:p>arduino and reprap</text:p>
          </table:table-cell>
          <table:table-cell table:number-columns-repeated="1022"/>
        </table:table-row>
        <table:table-row table:style-name="ro5">
          <table:table-cell office:value-type="float" office:value="732">
            <text:p>732</text:p>
          </table:table-cell>
          <table:table-cell office:value-type="string">
            <text:p>Right now i use an arduino mosly besause of its low cost and easy useability. I hopento soon be developing on android, linux and beagle bone.</text:p>
          </table:table-cell>
          <table:table-cell table:number-columns-repeated="1022"/>
        </table:table-row>
        <table:table-row table:style-name="ro5">
          <table:table-cell office:value-type="float" office:value="733">
            <text:p>733</text:p>
          </table:table-cell>
          <table:table-cell office:value-type="string">
            <text:p>my build room (in text) would not fit into this box</text:p>
          </table:table-cell>
          <table:table-cell table:number-columns-repeated="1022"/>
        </table:table-row>
        <table:table-row table:style-name="ro5">
          <table:table-cell office:value-type="float" office:value="734">
            <text:p>734</text:p>
          </table:table-cell>
          <table:table-cell office:value-type="string">
            <text:p>When I use the arduno for example I appreciate the availability of a schematic so I can see how theyvimplemented certain features and hoe things are connected. So if i want things a little different I can easily change them to suit my needs.</text:p>
          </table:table-cell>
          <table:table-cell table:number-columns-repeated="1022"/>
        </table:table-row>
        <table:table-row table:style-name="ro33">
          <table:table-cell office:value-type="float" office:value="735">
            <text:p>735</text:p>
          </table:table-cell>
          <table:table-cell table:style-name="ce11" office:value-type="string">
            <text:p>I've learned everything I know about low-level digital electronics from Open Source hardware. I got involved in it when a my neighbor, an industrial design student, handed me an Arduino Mini and asked me to help him build a prototype. Since then I've designed research devices, build with Sparkfun parts, that have been used to, among other things, study treatment-resistant TB in Peru. I'm nearly finished with an full-body inertial motion capture system (look for a Kickstarter soon) that has a custom Arduino-compatible board at its core. Of course I'll be releasing the design when I think it's up to snuff. I'm basically living out my childhood dreams because the Arduino lowered the barriers to entry into electronics development. And now I make a healthy living almost entirely on projects derived from Open Source hardware and software.</text:p>
            <text:p/>
            <text:p>Of course I'd love to be a member of a hackerspace, but was rejected by my local one. Go figure. A shame really, because I very much like the people there and would love to pursue my projects in a more social environment. C'est la vie.</text:p>
          </table:table-cell>
          <table:table-cell table:number-columns-repeated="1022"/>
        </table:table-row>
        <table:table-row table:style-name="ro5">
          <table:table-cell office:value-type="float" office:value="736">
            <text:p>736</text:p>
          </table:table-cell>
          <table:table-cell office:value-type="string">
            <text:p>Arduino based DiY projects (www.wyolum.com)</text:p>
          </table:table-cell>
          <table:table-cell table:number-columns-repeated="1022"/>
        </table:table-row>
        <table:table-row table:style-name="ro13">
          <table:table-cell office:value-type="float" office:value="737">
            <text:p>737</text:p>
          </table:table-cell>
          <table:table-cell table:style-name="ce11" office:value-type="string">
            <text:p>Arduino, beagleboard</text:p>
            <text:p>Arduino: ntp to dcf77 gateway ... but currently not released as open source</text:p>
          </table:table-cell>
          <table:table-cell table:number-columns-repeated="1022"/>
        </table:table-row>
        <table:table-row table:style-name="ro5">
          <table:table-cell office:value-type="float" office:value="738">
            <text:p>738</text:p>
          </table:table-cell>
          <table:table-cell office:value-type="string">
            <text:p>I use large collections like AdaFruit and Dangerous Prototypes to learn by example how to implement individual sub-sections, which I then take from several different designs to build my own entirely different product.</text:p>
          </table:table-cell>
          <table:table-cell table:number-columns-repeated="1022"/>
        </table:table-row>
        <table:table-row table:style-name="ro5">
          <table:table-cell office:value-type="float" office:value="739">
            <text:p>739</text:p>
          </table:table-cell>
          <table:table-cell office:value-type="string">
            <text:p>I have created two opensource hardware products being sold through SeeedStudio with two more to be launched soon.</text:p>
          </table:table-cell>
          <table:table-cell table:number-columns-repeated="1022"/>
        </table:table-row>
        <table:table-row table:style-name="ro5">
          <table:table-cell office:value-type="float" office:value="740">
            <text:p>740</text:p>
          </table:table-cell>
          <table:table-cell office:value-type="string">
            <text:p>Arduinos, adafruit breakout boards etc. Began as a learning experience no mostly make small projects, tinker etc.</text:p>
          </table:table-cell>
          <table:table-cell table:number-columns-repeated="1022"/>
        </table:table-row>
        <table:table-row table:style-name="ro5">
          <table:table-cell office:value-type="float" office:value="741">
            <text:p>741</text:p>
          </table:table-cell>
          <table:table-cell office:value-type="string">
            <text:p>I've tried to inspire others to build practical OSH projects, particularly for monitoring energy use inexpensively. I'd love to do this, but my TAPR Open Hardware projects are game changers for construction, data centers, boating etc if/when they succeed</text:p>
          </table:table-cell>
          <table:table-cell table:number-columns-repeated="1022"/>
        </table:table-row>
        <table:table-row table:style-name="ro5">
          <table:table-cell office:value-type="float" office:value="742">
            <text:p>742</text:p>
          </table:table-cell>
          <table:table-cell office:value-type="string">
            <text:p>Using Arduino for my pet projects. Now trying to use just ATMEGA328P.</text:p>
          </table:table-cell>
          <table:table-cell table:number-columns-repeated="1022"/>
        </table:table-row>
        <table:table-row table:style-name="ro5">
          <table:table-cell office:value-type="float" office:value="743">
            <text:p>743</text:p>
          </table:table-cell>
          <table:table-cell office:value-type="string">
            <text:p>When a recent work project was going to require that we had some way to control an SPI device directly from a PC, I was thrilled to realize that just that weekend I had been looking over the documentation for the BusPirate on AdaFruit. I think one of the things that the open-source hardware community is providing back up to the professional space is that projects that weren't worth any of the big players making because they were never going to be able to charge their usual thousands of dollars, but I couldn't justify doing myself just for a one-off, are now available.</text:p>
          </table:table-cell>
          <table:table-cell table:number-columns-repeated="1022"/>
        </table:table-row>
        <table:table-row table:style-name="ro5">
          <table:table-cell office:value-type="float" office:value="744">
            <text:p>744</text:p>
          </table:table-cell>
          <table:table-cell office:value-type="string">
            <text:p>I use open source hardware to use, teach, and learn hobby robotics. I take advantage of the reasonable cost of open source hardware and the free open source software IDE that accompanies it.</text:p>
          </table:table-cell>
          <table:table-cell table:number-columns-repeated="1022"/>
        </table:table-row>
        <table:table-row table:style-name="ro5">
          <table:table-cell office:value-type="float" office:value="745">
            <text:p>745</text:p>
          </table:table-cell>
          <table:table-cell office:value-type="string">
            <text:p>arduino, various shields- motor shield, ethernet shield , data logger, RTC . I'm an electrician that enjoys interation and control problems at work. I have a long term plan to make a circuit troubleshooting tool using real timeclock for trapping events and sequences. and a few usefull troubleshooting tasks. Meanwhile I want to build something that will squirt water on my cat when she is on my counter (easy). Build a monitor that will log temperature and tweet morning and afternoon max temps and alarm if out of range.I am helping my son build various robots .Being open source makes it cheeper and configurable to my needs(custom built) I find that products are designed to fulfill a money making dependancy scheme - more and more things are designed for constant renewal or replacement or subscription or some other hook to keep you dependant. Things that do not do that are often not built - not enough money to be made. Being open souce means I'm not locked out on 'how it works'(for example a library for ethernt for arduino) If I understand it well enough I can change that too. There is no equivelent to Arduino in the corporate owned world - if it weren't open source we'd all be waiting for them to determine if something would be profitable enough to develope for it . and we'd all have to put up with its idiosycracies and hope they fix it etc. With open source new ideas are used and improved on all the time . Open source IS the advantage.</text:p>
          </table:table-cell>
          <table:table-cell table:number-columns-repeated="1022"/>
        </table:table-row>
        <table:table-row table:style-name="ro5">
          <table:table-cell office:value-type="float" office:value="746">
            <text:p>746</text:p>
          </table:table-cell>
          <table:table-cell office:value-type="string">
            <text:p>Arduino and derivatives primarily.</text:p>
          </table:table-cell>
          <table:table-cell table:number-columns-repeated="1022"/>
        </table:table-row>
        <table:table-row table:style-name="ro5">
          <table:table-cell table:style-name="ce9" office:value-type="float" office:value="747">
            <text:p>747</text:p>
          </table:table-cell>
          <table:table-cell table:style-name="ce12" office:value-type="string">
            <text:p>I use Arduino boards and Teensy boards from PJRC extensively in prototypes for my <text:s/>[part of this response<text:span text:style-name="T1"> contained information that may </text:span><text:span text:style-name="T1">identify the respondent and was removed to protect their anonymity</text:span><text:span text:style-name="T2">]</text:span> design. I have benefited from the fact that both are open-source, because the open circuit designs have been very helpful for creating my own more complicated projects. The openness of these projects has inspired me to make my own projects open as well, both hardware and software.</text:p>
          </table:table-cell>
          <table:table-cell table:style-name="ce12" table:number-columns-repeated="1022"/>
        </table:table-row>
        <table:table-row table:style-name="ro5">
          <table:table-cell office:value-type="float" office:value="748">
            <text:p>748</text:p>
          </table:table-cell>
          <table:table-cell office:value-type="string">
            <text:p>I based a lot of my home automation devices on arduino.</text:p>
          </table:table-cell>
          <table:table-cell table:number-columns-repeated="1022"/>
        </table:table-row>
        <table:table-row table:style-name="ro5">
          <table:table-cell office:value-type="float" office:value="749">
            <text:p>749</text:p>
          </table:table-cell>
          <table:table-cell office:value-type="string">
            <text:p>Arduino, various shields, TV-b-gone. I copy, riff on, etc.</text:p>
          </table:table-cell>
          <table:table-cell table:number-columns-repeated="1022"/>
        </table:table-row>
        <table:table-row table:style-name="ro11">
          <table:table-cell office:value-type="float" office:value="750">
            <text:p>750</text:p>
          </table:table-cell>
          <table:table-cell table:style-name="ce11" office:value-type="string">
            <text:p>I use Arduino, various shields &amp; custom hardware (proto shield and other methods) to build the components I need. I would not use proprietary hardware for these purposes, although I occasionally have to build something totally from scratch (one-off, not worth starting an OSHW project).</text:p>
            <text:p/>
            <text:p>I teach middle-schoolers (and their parents) about what can be done with an Open Source environment (Arduino, Arduino IDE, Processing, etc.)</text:p>
          </table:table-cell>
          <table:table-cell table:number-columns-repeated="1022"/>
        </table:table-row>
        <table:table-row table:style-name="ro5">
          <table:table-cell office:value-type="float" office:value="751">
            <text:p>751</text:p>
          </table:table-cell>
          <table:table-cell office:value-type="string">
            <text:p>I use the avr-gcc toolchain to create many projects, including the products for my open source hardware amateur radio kit business. Some of my favorite OSHW tools include: Bus Pirate, AVRtinyISP, and Logic Sniffer.</text:p>
          </table:table-cell>
          <table:table-cell table:number-columns-repeated="1022"/>
        </table:table-row>
        <table:table-row table:style-name="ro5">
          <table:table-cell office:value-type="float" office:value="752">
            <text:p>752</text:p>
          </table:table-cell>
          <table:table-cell office:value-type="string">
            <text:p>Arduino! I didn't know how to connect software with hardware before Arduino. Now I teach it. It's been amazing to learn from the community while I develop my own skills and pass them on.</text:p>
          </table:table-cell>
          <table:table-cell table:number-columns-repeated="1022"/>
        </table:table-row>
        <table:table-row table:style-name="ro5">
          <table:table-cell office:value-type="float" office:value="753">
            <text:p>753</text:p>
          </table:table-cell>
          <table:table-cell office:value-type="string">
            <text:p>I generally just use OSHW as reference for creating my own designs. <text:s/>There is usually not a product available for my hobby projects that would be cheaper or more effective than making it myself, so I use OSHW to familiarize myself with different chips and circuits.</text:p>
          </table:table-cell>
          <table:table-cell table:number-columns-repeated="1022"/>
        </table:table-row>
        <table:table-row table:style-name="ro5">
          <table:table-cell office:value-type="float" office:value="754">
            <text:p>754</text:p>
          </table:table-cell>
          <table:table-cell office:value-type="string">
            <text:p>I use Arduino , fabulous and reduced my time of implementation and over heads .</text:p>
          </table:table-cell>
          <table:table-cell table:number-columns-repeated="1022"/>
        </table:table-row>
        <table:table-row table:style-name="ro5">
          <table:table-cell office:value-type="float" office:value="755">
            <text:p>755</text:p>
          </table:table-cell>
          <table:table-cell office:value-type="string">
            <text:p>Arduino, Dangerous Prototypes -- learning, teaching and hobby projects</text:p>
          </table:table-cell>
          <table:table-cell table:number-columns-repeated="1022"/>
        </table:table-row>
        <table:table-row table:style-name="ro5">
          <table:table-cell office:value-type="float" office:value="756">
            <text:p>756</text:p>
          </table:table-cell>
          <table:table-cell office:value-type="string">
            <text:p>I use Arduino, RepRap, various shields, Adafruit minty boost, Open Bench Logic Sniffer, and more. <text:s/>I have used all of these to learn from and develop my own projects and kits. <text:s/>The fact these projects are open allows me to learn from others and give back to other projects.</text:p>
          </table:table-cell>
          <table:table-cell table:number-columns-repeated="1022"/>
        </table:table-row>
        <table:table-row table:style-name="ro10">
          <table:table-cell table:style-name="ce9" office:value-type="float" office:value="757">
            <text:p>757</text:p>
          </table:table-cell>
          <table:table-cell table:style-name="ce13" office:value-type="string">
            <text:p>Arduino USB Oscilloscope; <text:s/>Arduino rotary encoder driving a slide show in Processing</text:p>
            <text:p><text:span text:style-name="T4"><text:s/></text:span><text:span text:style-name="T4">[part of this response</text:span><text:span text:style-name="T5"> contained information that may identify the </text:span><text:span text:style-name="T5">respondent and was removed to protect their anonymity</text:span><text:span text:style-name="T6">]</text:span></text:p>
          </table:table-cell>
          <table:table-cell table:style-name="ce12" table:number-columns-repeated="1022"/>
        </table:table-row>
        <table:table-row table:style-name="ro5">
          <table:table-cell office:value-type="float" office:value="758">
            <text:p>758</text:p>
          </table:table-cell>
          <table:table-cell office:value-type="string">
            <text:p>I own a small business that does product development and technology development for the US government and industrial clients. <text:s/>Our job is to prove feasible a product concept or reduce to practice an novel instrument or device. <text:s/>We use open source hardware a lot in the concept and prototyping stage. <text:s/>The ability to get up and running quickly and then reference the designs for new projects in awesome. <text:s/>We use a lot of products from Sparkfun including processors, wireless modules, and sensor boards.</text:p>
          </table:table-cell>
          <table:table-cell table:number-columns-repeated="1022"/>
        </table:table-row>
        <table:table-row table:style-name="ro5">
          <table:table-cell office:value-type="float" office:value="759">
            <text:p>759</text:p>
          </table:table-cell>
          <table:table-cell office:value-type="string">
            <text:p>I am currently mostly participating in the OSH Gadgeteer mainboards &amp; modules. <text:s/>I like OSH because it allows me to understand better how the device works which then enables me to customize the product if I have a purpose that would be better suited by a custom solution. <text:s/>Also, the price is often much lower than a similar commercial product.</text:p>
          </table:table-cell>
          <table:table-cell table:number-columns-repeated="1022"/>
        </table:table-row>
        <table:table-row table:style-name="ro13">
          <table:table-cell office:value-type="float" office:value="760">
            <text:p>760</text:p>
          </table:table-cell>
          <table:table-cell table:style-name="ce11" office:value-type="string">
            <text:p>Arduino Boards Mega, Unos... Pro mini...</text:p>
            <text:p>I'll design my own for embedded solution for a professional project.</text:p>
          </table:table-cell>
          <table:table-cell table:number-columns-repeated="1022"/>
        </table:table-row>
        <table:table-row table:style-name="ro33">
          <table:table-cell office:value-type="float" office:value="761">
            <text:p>761</text:p>
          </table:table-cell>
          <table:table-cell table:style-name="ce11" office:value-type="string">
            <text:p>Arduino for near everything. Arduino being Open Hardware means that I can use boards of every shape and size to fit the target application and still have compatible software without needing complex reworking.</text:p>
            <text:p>AVR micros by themselves (which are closed hardware, but the heart of many open hardware projects).</text:p>
            <text:p>IOIO for Android tinkering.</text:p>
            <text:p>RepRap for 3D printing. Being open and tied to an open community means that I can upgrade parts of it incrementally and experiment with new, improved ways of using the hardware I already have.</text:p>
            <text:p/>
            <text:p>Tons of other random open hardware projects from Seeed Studio and SparkFun for inspiration ("How do I do that?"), clarification of design/documentation ("This pin is unlabeled, what does it do?").</text:p>
            <text:p/>
            <text:p>I recentely bought a Seeed Studio Grove Relay Twig which has a convenient package for what I wanted and was inexpensive. Were it tied to a closed system I probably wouldn't have been able to use it for a non-Grove project.</text:p>
          </table:table-cell>
          <table:table-cell table:number-columns-repeated="1022"/>
        </table:table-row>
        <table:table-row table:style-name="ro5">
          <table:table-cell office:value-type="float" office:value="762">
            <text:p>762</text:p>
          </table:table-cell>
          <table:table-cell office:value-type="string">
            <text:p>Originally used arduino, it was so easy, allowed me to learn and explore electronics, it could do things that I had no idea how to do any other way.</text:p>
          </table:table-cell>
          <table:table-cell table:number-columns-repeated="1022"/>
        </table:table-row>
        <table:table-row table:style-name="ro5">
          <table:table-cell office:value-type="float" office:value="763">
            <text:p>763</text:p>
          </table:table-cell>
          <table:table-cell office:value-type="string">
            <text:p>I use Arduino a lot, and because it is open source I was able to customize my own Arduino and today is a finalizaed Open-Hardware project</text:p>
          </table:table-cell>
          <table:table-cell table:number-columns-repeated="1022"/>
        </table:table-row>
        <table:table-row table:style-name="ro5">
          <table:table-cell office:value-type="float" office:value="764">
            <text:p>764</text:p>
          </table:table-cell>
          <table:table-cell office:value-type="string">
            <text:p>Netduino</text:p>
          </table:table-cell>
          <table:table-cell table:number-columns-repeated="1022"/>
        </table:table-row>
        <table:table-row table:style-name="ro5">
          <table:table-cell office:value-type="float" office:value="765">
            <text:p>765</text:p>
          </table:table-cell>
          <table:table-cell office:value-type="string">
            <text:p>Building NMEA 2000 / CAN Bus devices and sensors for my boat.</text:p>
          </table:table-cell>
          <table:table-cell table:number-columns-repeated="1022"/>
        </table:table-row>
        <table:table-row table:style-name="ro5">
          <table:table-cell office:value-type="float" office:value="766">
            <text:p>766</text:p>
          </table:table-cell>
          <table:table-cell office:value-type="string">
            <text:p>I make and sell open source hardware kits and projects, some of which are based on other open source hardware projects.</text:p>
          </table:table-cell>
          <table:table-cell table:number-columns-repeated="1022"/>
        </table:table-row>
        <table:table-row table:style-name="ro5">
          <table:table-cell office:value-type="float" office:value="767">
            <text:p>767</text:p>
          </table:table-cell>
          <table:table-cell office:value-type="string">
            <text:p>I use Arduino. <text:s/>I have an uno and a mega. <text:s/>Arduino has great linux support, so it has quickly surpassed my msp430 as my preffered platform for my projects. <text:s/>Support for other open and industry standard tools and languages. <text:s/>Great online community for help.</text:p>
          </table:table-cell>
          <table:table-cell table:number-columns-repeated="1022"/>
        </table:table-row>
        <table:table-row table:style-name="ro5">
          <table:table-cell office:value-type="float" office:value="768">
            <text:p>768</text:p>
          </table:table-cell>
          <table:table-cell office:value-type="string">
            <text:p>On the hardware side I mostly use the arduino. I use it to learn electronics and build some tools. I have built an installation with light's/controllers and an interface to connect a foot pedal to my computer/loopstation.</text:p>
          </table:table-cell>
          <table:table-cell table:number-columns-repeated="1022"/>
        </table:table-row>
        <table:table-row table:style-name="ro5">
          <table:table-cell office:value-type="float" office:value="769">
            <text:p>769</text:p>
          </table:table-cell>
          <table:table-cell office:value-type="string">
            <text:p>Use arduino based hardware for protypes and as basis for custom board designs. Could not learn how to do this without open source designs being available.</text:p>
          </table:table-cell>
          <table:table-cell table:number-columns-repeated="1022"/>
        </table:table-row>
        <table:table-row table:style-name="ro5">
          <table:table-cell office:value-type="float" office:value="770">
            <text:p>770</text:p>
          </table:table-cell>
          <table:table-cell office:value-type="string">
            <text:p>My use of open source hardware has mostly been with Arduino. When I was building Arduino projects frequently, I found it very helpful to be able to dig into firmware source to see the names of certain timing flags and see which ones were available on which devices.</text:p>
          </table:table-cell>
          <table:table-cell table:number-columns-repeated="1022"/>
        </table:table-row>
        <table:table-row table:style-name="ro24">
          <table:table-cell office:value-type="float" office:value="771">
            <text:p>771</text:p>
          </table:table-cell>
          <table:table-cell table:style-name="ce11" office:value-type="string">
            <text:p>Hardware used: Arduino &amp; various shields</text:p>
            <text:p>Purpose: Building robotic bird characters (RoboBrrd!), and learning electronics</text:p>
            <text:p>Open source: Able to create an Arduino derivative that is customized specifically for this robot, so a different layout but based off of the Arduino. It allows for a fine tuned experience of wiring and modifying the robot with a familiar platform. This would otherwise be impossible if the Arduino wasn't open source.</text:p>
          </table:table-cell>
          <table:table-cell table:number-columns-repeated="1022"/>
        </table:table-row>
        <table:table-row table:style-name="ro5">
          <table:table-cell office:value-type="float" office:value="772">
            <text:p>772</text:p>
          </table:table-cell>
          <table:table-cell office:value-type="string">
            <text:p>Ubertooth, ThingSpeak - testing bluetooth and data logging Arduino based hardware to the internet</text:p>
          </table:table-cell>
          <table:table-cell table:number-columns-repeated="1022"/>
        </table:table-row>
        <table:table-row table:style-name="ro5">
          <table:table-cell office:value-type="float" office:value="773">
            <text:p>773</text:p>
          </table:table-cell>
          <table:table-cell office:value-type="string">
            <text:p>arduino uno for crazy artsy projects and prototyping weird ideas</text:p>
          </table:table-cell>
          <table:table-cell table:number-columns-repeated="1022"/>
        </table:table-row>
        <table:table-row table:style-name="ro5">
          <table:table-cell office:value-type="float" office:value="774">
            <text:p>774</text:p>
          </table:table-cell>
          <table:table-cell office:value-type="string">
            <text:p>I use arduinos for several things: MIDI controllers, robotics, and, most importantly, education. <text:s/>I'm a Computer Science professor and my students, who mostly study software in college, are hungry to know more about hardware and how they can incorporate it in their projects. <text:s/>In all of these uses, the Arduino community and documentation have been the most important aspect.</text:p>
          </table:table-cell>
          <table:table-cell table:number-columns-repeated="1022"/>
        </table:table-row>
        <table:table-row table:style-name="ro5">
          <table:table-cell office:value-type="float" office:value="775">
            <text:p>775</text:p>
          </table:table-cell>
          <table:table-cell office:value-type="string">
            <text:p>Most of my open-source work is design/art, and part of the audience/user experience is being informed about the technology... Open-source fits well into this part of the work.</text:p>
          </table:table-cell>
          <table:table-cell table:number-columns-repeated="1022"/>
        </table:table-row>
        <table:table-row table:style-name="ro5">
          <table:table-cell office:value-type="float" office:value="776">
            <text:p>776</text:p>
          </table:table-cell>
          <table:table-cell office:value-type="string">
            <text:p>Arduino, everything, I use the best version for the task.</text:p>
          </table:table-cell>
          <table:table-cell table:number-columns-repeated="1022"/>
        </table:table-row>
        <table:table-row table:style-name="ro5">
          <table:table-cell office:value-type="float" office:value="777">
            <text:p>777</text:p>
          </table:table-cell>
          <table:table-cell office:value-type="string">
            <text:p>Netduino, Meeblip, various Gadgeteer modules.</text:p>
          </table:table-cell>
          <table:table-cell table:number-columns-repeated="1022"/>
        </table:table-row>
        <table:table-row table:style-name="ro5">
          <table:table-cell office:value-type="float" office:value="778">
            <text:p>778</text:p>
          </table:table-cell>
          <table:table-cell office:value-type="string">
            <text:p>I use the Arduino's and a custom shield to controll a timelapse camera rig, with the personal touch of using a camera that normally wouldnt be possible to use.</text:p>
          </table:table-cell>
          <table:table-cell table:number-columns-repeated="1022"/>
        </table:table-row>
        <table:table-row table:style-name="ro5">
          <table:table-cell office:value-type="float" office:value="779">
            <text:p>779</text:p>
          </table:table-cell>
          <table:table-cell office:value-type="string">
            <text:p>Love the arduino, and the leaf labs maple. participated in the Ardupilot/arducopter projects. love sparkfun's documentation and explanations.</text:p>
          </table:table-cell>
          <table:table-cell table:number-columns-repeated="1022"/>
        </table:table-row>
        <table:table-row table:style-name="ro5">
          <table:table-cell office:value-type="float" office:value="780">
            <text:p>780</text:p>
          </table:table-cell>
          <table:table-cell office:value-type="string">
            <text:p>Have done a couple of small Arduino projects, and like the flexibility I get from all the different form factors and packaging options (e.g., for wearables).</text:p>
          </table:table-cell>
          <table:table-cell table:number-columns-repeated="1022"/>
        </table:table-row>
        <table:table-row table:style-name="ro5">
          <table:table-cell office:value-type="float" office:value="781">
            <text:p>781</text:p>
          </table:table-cell>
          <table:table-cell office:value-type="string">
            <text:p>mostly Arduino Projects for personal use, the best advantage is i can fix things much easier and can adjust a project to my needs.</text:p>
          </table:table-cell>
          <table:table-cell table:number-columns-repeated="1022"/>
        </table:table-row>
        <table:table-row table:style-name="ro5">
          <table:table-cell office:value-type="float" office:value="782">
            <text:p>782</text:p>
          </table:table-cell>
          <table:table-cell office:value-type="string">
            <text:p>mostly arduino</text:p>
          </table:table-cell>
          <table:table-cell table:number-columns-repeated="1022"/>
        </table:table-row>
        <table:table-row table:style-name="ro5">
          <table:table-cell office:value-type="float" office:value="783">
            <text:p>783</text:p>
          </table:table-cell>
          <table:table-cell office:value-type="string">
            <text:p>Ardunio</text:p>
          </table:table-cell>
          <table:table-cell table:number-columns-repeated="1022"/>
        </table:table-row>
        <table:table-row table:style-name="ro22">
          <table:table-cell office:value-type="float" office:value="784">
            <text:p>784</text:p>
          </table:table-cell>
          <table:table-cell table:style-name="ce11" office:value-type="string">
            <text:p>arduino</text:p>
            <text:p/>
            <text:p>prototyping some potential product lines I am working on.</text:p>
            <text:p/>
            <text:p>finding the easily interfaced hardware with sample code to copy and/or learn from.</text:p>
          </table:table-cell>
          <table:table-cell table:number-columns-repeated="1022"/>
        </table:table-row>
        <table:table-row table:style-name="ro5">
          <table:table-cell office:value-type="float" office:value="785">
            <text:p>785</text:p>
          </table:table-cell>
          <table:table-cell office:value-type="string">
            <text:p>Arduino for home and automotive projects.</text:p>
          </table:table-cell>
          <table:table-cell table:number-columns-repeated="1022"/>
        </table:table-row>
        <table:table-row table:style-name="ro5">
          <table:table-cell office:value-type="float" office:value="786">
            <text:p>786</text:p>
          </table:table-cell>
          <table:table-cell office:value-type="string">
            <text:p>Arduino. I2C. Sensors and home automation.</text:p>
          </table:table-cell>
          <table:table-cell table:number-columns-repeated="1022"/>
        </table:table-row>
        <table:table-row table:style-name="ro5">
          <table:table-cell office:value-type="float" office:value="787">
            <text:p>787</text:p>
          </table:table-cell>
          <table:table-cell office:value-type="string">
            <text:p>I'm Arduino estudent and I also buy a Beaglebone.</text:p>
          </table:table-cell>
          <table:table-cell table:number-columns-repeated="1022"/>
        </table:table-row>
        <table:table-row table:style-name="ro5">
          <table:table-cell office:value-type="float" office:value="788">
            <text:p>788</text:p>
          </table:table-cell>
          <table:table-cell office:value-type="string">
            <text:p>Arduino, develop hardware using Arduino as reference design.</text:p>
          </table:table-cell>
          <table:table-cell table:number-columns-repeated="1022"/>
        </table:table-row>
        <table:table-row table:style-name="ro5">
          <table:table-cell office:value-type="float" office:value="789">
            <text:p>789</text:p>
          </table:table-cell>
          <table:table-cell office:value-type="string">
            <text:p>Arduino and LCD shields we have designed</text:p>
          </table:table-cell>
          <table:table-cell table:number-columns-repeated="1022"/>
        </table:table-row>
        <table:table-row table:style-name="ro5">
          <table:table-cell office:value-type="float" office:value="790">
            <text:p>790</text:p>
          </table:table-cell>
          <table:table-cell office:value-type="string">
            <text:p>Arduino. <text:s/>Jeenode. <text:s/>Other stuff. <text:s text:c="2"/>For personal projects I need to write and load my own code, hence the desire for open programmable hardware.</text:p>
          </table:table-cell>
          <table:table-cell table:number-columns-repeated="1022"/>
        </table:table-row>
        <table:table-row table:style-name="ro22">
          <table:table-cell office:value-type="float" office:value="791">
            <text:p>791</text:p>
          </table:table-cell>
          <table:table-cell table:style-name="ce11" office:value-type="string">
            <text:p>Arduino. Lot's of knowing people that are well informed about hardware and can project viable expectations.</text:p>
            <text:p>Easier to repair, limitations are well known and understood.</text:p>
            <text:p>Most important - it's free from monopoly, thus promising independence.</text:p>
          </table:table-cell>
          <table:table-cell table:number-columns-repeated="1022"/>
        </table:table-row>
        <table:table-row table:style-name="ro5">
          <table:table-cell office:value-type="float" office:value="792">
            <text:p>792</text:p>
          </table:table-cell>
          <table:table-cell office:value-type="string">
            <text:p>I use arduino and some kits as pure hobby items. <text:s/>As a end-user, today I take little to no direct advantage of the open source aspects.</text:p>
          </table:table-cell>
          <table:table-cell table:number-columns-repeated="1022"/>
        </table:table-row>
        <table:table-row table:style-name="ro5">
          <table:table-cell office:value-type="float" office:value="793">
            <text:p>793</text:p>
          </table:table-cell>
          <table:table-cell office:value-type="string">
            <text:p>I use Arduino</text:p>
          </table:table-cell>
          <table:table-cell table:number-columns-repeated="1022"/>
        </table:table-row>
        <table:table-row table:style-name="ro39">
          <table:table-cell table:style-name="ce9" office:value-type="float" office:value="794">
            <text:p>794</text:p>
          </table:table-cell>
          <table:table-cell table:style-name="ce13" office:value-type="string">
            <text:p>My first big dive into Open Source Hardware was with Arduino-compatible boards (what a shocker, I know). As a part of a long-term internship at Brown University, I've helped teach mobile Robotics to high school students. For a long time, the students had to build control boards using 3 breadboards of discrete logic chips, which always confused them to no end. I convinced the professor to use an Arduino-based control solution, and created an Open Hardware remote control for it. <text:s/>[part of this response<text:span text:style-name="T1"> contained information that may identify the </text:span><text:span text:style-name="T1">respondent and was removed to protect their anonymity</text:span><text:span text:style-name="T2">]</text:span></text:p>
            <text:p/>
            <text:p>For another example, see here: <text:s/>[part of this response<text:span text:style-name="T1"> contained </text:span><text:span text:style-name="T1">information that may identify the respondent and was removed to </text:span><text:span text:style-name="T1">protect their anonymity</text:span><text:span text:style-name="T2">]</text:span></text:p>
          </table:table-cell>
          <table:table-cell table:style-name="ce12" table:number-columns-repeated="1022"/>
        </table:table-row>
        <table:table-row table:style-name="ro5">
          <table:table-cell office:value-type="float" office:value="795">
            <text:p>795</text:p>
          </table:table-cell>
          <table:table-cell office:value-type="string">
            <text:p>I used the Arduino to create prototype and for personal projects. <text:s/>I like that I can create modified boards to fill different form factors and that the community has a variety of solutions that are shared in an open collaborative environment.</text:p>
          </table:table-cell>
          <table:table-cell table:number-columns-repeated="1022"/>
        </table:table-row>
        <table:table-row table:style-name="ro5">
          <table:table-cell office:value-type="float" office:value="796">
            <text:p>796</text:p>
          </table:table-cell>
          <table:table-cell office:value-type="string">
            <text:p>Arduino, wireless sensor networks, compare open source nodes, low cost education platform</text:p>
          </table:table-cell>
          <table:table-cell table:number-columns-repeated="1022"/>
        </table:table-row>
        <table:table-row table:style-name="ro5">
          <table:table-cell office:value-type="float" office:value="797">
            <text:p>797</text:p>
          </table:table-cell>
          <table:table-cell office:value-type="string">
            <text:p>I got started through involvement in reprap. I've designed stepper driver carriers when they weren't available as a finished product and sold them to others as a kit. I've since made other designs and published and productized them as well. The arduino has been central to many of the designs.</text:p>
          </table:table-cell>
          <table:table-cell table:number-columns-repeated="1022"/>
        </table:table-row>
        <table:table-row table:style-name="ro33">
          <table:table-cell office:value-type="float" office:value="798">
            <text:p>798</text:p>
          </table:table-cell>
          <table:table-cell table:style-name="ce11" office:value-type="string">
            <text:p>I actively use open-source hardware and software professionally in my research. <text:s/>I think its the best way to make sure that your work gets propogated and becomes useful -- make it so that its easy to understand and straightforward for other people to build and replicate your experiments/apparatus.</text:p>
            <text:p/>
            <text:p>My projects have mostly been in making cheaper alternatives to professional hardware. <text:s/>For the purposes of my experiments, I don't often need the accuracy and precision that professional hardware forces me to purchase for the extra dollars -- a hacked-together $10,000 microscope serves all of my needs as well as the $100,000 one. <text:s/>Sure, it doesn't have all of the bells and whistles -- /but I don't even use most of them!/. <text:s/>It also enables me to know everything about my equipment -- I find that through design and construction, you really come to understand something far better than if you were just a user.</text:p>
            <text:p/>
            <text:p>I share my designs to help others achieve the same goals -- great hardware at a cheap cost.</text:p>
          </table:table-cell>
          <table:table-cell table:number-columns-repeated="1022"/>
        </table:table-row>
        <table:table-row table:style-name="ro5">
          <table:table-cell office:value-type="float" office:value="799">
            <text:p>799</text:p>
          </table:table-cell>
          <table:table-cell office:value-type="string">
            <text:p>I've used the arduino hardware to make various projects. I am excited to see other hardware coming to market.</text:p>
          </table:table-cell>
          <table:table-cell table:number-columns-repeated="1022"/>
        </table:table-row>
        <table:table-row table:style-name="ro5">
          <table:table-cell office:value-type="float" office:value="800">
            <text:p>800</text:p>
          </table:table-cell>
          <table:table-cell office:value-type="string">
            <text:p>I contribute to the ArduPilot project.</text:p>
          </table:table-cell>
          <table:table-cell table:number-columns-repeated="1022"/>
        </table:table-row>
        <table:table-row table:style-name="ro5">
          <table:table-cell office:value-type="float" office:value="801">
            <text:p>801</text:p>
          </table:table-cell>
          <table:table-cell office:value-type="string">
            <text:p>I use arduino at home and make some shields.</text:p>
          </table:table-cell>
          <table:table-cell table:number-columns-repeated="1022"/>
        </table:table-row>
        <table:table-row table:style-name="ro5">
          <table:table-cell office:value-type="float" office:value="802">
            <text:p>802</text:p>
          </table:table-cell>
          <table:table-cell office:value-type="string">
            <text:p>Arduino, NFC reader, and USB/serial to interact with real-world objects</text:p>
          </table:table-cell>
          <table:table-cell table:number-columns-repeated="1022"/>
        </table:table-row>
        <table:table-row table:style-name="ro30">
          <table:table-cell office:value-type="float" office:value="803">
            <text:p>803</text:p>
          </table:table-cell>
          <table:table-cell table:style-name="ce11" office:value-type="string">
            <text:p>Basically arduino and clones.</text:p>
            <text:p>I develop open source electricity consumption devices, and with the existing code and designs + the community I could achieve in months what I would have to learn in years</text:p>
          </table:table-cell>
          <table:table-cell table:number-columns-repeated="1022"/>
        </table:table-row>
        <table:table-row table:style-name="ro24">
          <table:table-cell office:value-type="float" office:value="804">
            <text:p>804</text:p>
          </table:table-cell>
          <table:table-cell table:style-name="ce11" office:value-type="string">
            <text:p>Hardware wise, things are pretty rudimentary. I use the Arduino Uno and Arduino Mega. Order lots of components through SparkFun. Nothing out of the ordinary.</text:p>
            <text:p/>
            <text:p>On the software side, I make extensive use of Opensource projects such as Maxuino to interface between Max and the Arduino. It's highly unlikely any of it would be possible without Opensource initiatives.</text:p>
          </table:table-cell>
          <table:table-cell table:number-columns-repeated="1022"/>
        </table:table-row>
        <table:table-row table:style-name="ro5">
          <table:table-cell office:value-type="float" office:value="805">
            <text:p>805</text:p>
          </table:table-cell>
          <table:table-cell office:value-type="string">
            <text:p>Arduino</text:p>
          </table:table-cell>
          <table:table-cell table:number-columns-repeated="1022"/>
        </table:table-row>
        <table:table-row table:style-name="ro5">
          <table:table-cell office:value-type="float" office:value="806">
            <text:p>806</text:p>
          </table:table-cell>
          <table:table-cell office:value-type="string">
            <text:p>I produce open-source hardware for the film industry based on arduino and related projects</text:p>
          </table:table-cell>
          <table:table-cell table:number-columns-repeated="1022"/>
        </table:table-row>
        <table:table-row table:style-name="ro5">
          <table:table-cell office:value-type="float" office:value="807">
            <text:p>807</text:p>
          </table:table-cell>
          <table:table-cell office:value-type="string">
            <text:p>My best implementation was a temperature control with arduino and our own shield for rapid prototyping. We did it in about a month while the old-school design would take at least 3 months. This was for high-end industrial machine.</text:p>
          </table:table-cell>
          <table:table-cell table:number-columns-repeated="1022"/>
        </table:table-row>
        <table:table-row table:style-name="ro8">
          <table:table-cell office:value-type="float" office:value="808">
            <text:p>808</text:p>
          </table:table-cell>
          <table:table-cell table:style-name="ce11" office:value-type="string">
            <text:p>use: hosting workshops about arduino, digital fabrication, 3d printing, DIY electronics</text:p>
            <text:p>advantages: community support</text:p>
          </table:table-cell>
          <table:table-cell table:number-columns-repeated="1022"/>
        </table:table-row>
        <table:table-row table:style-name="ro18">
          <table:table-cell office:value-type="float" office:value="809">
            <text:p>809</text:p>
          </table:table-cell>
          <table:table-cell table:style-name="ce11" office:value-type="string">
            <text:p>The Arduino platform is the OSHW I use the most. <text:s/>I use it for initial development on projects, before (sometimes) moving to a bare AVR, when cost and/or size are a factor. <text:s/>Other projects have used an Arduino in the finished product. <text:s/>The majority of my projects are one-off, and the cost of an Arduino is usually only a fraction of the cost of the other materials.</text:p>
            <text:p>I also use a few Adafruit and Sparkfun projects for development, such as the adjustable breadboard power supply, and various breakout boards.</text:p>
          </table:table-cell>
          <table:table-cell table:number-columns-repeated="1022"/>
        </table:table-row>
        <table:table-row table:style-name="ro5">
          <table:table-cell office:value-type="float" office:value="810">
            <text:p>810</text:p>
          </table:table-cell>
          <table:table-cell office:value-type="string">
            <text:p>I use open hardware products from Arduino, SparkFun, Pololu and others for my own hobby contraptions. For most of them I don't really care that they are open hardware. The only thing when open hardware helps is where you see a product but feel that it can be enhanced with some extra functionality or it can be adapted to fit a particular project. As an electronics hobby designer I look at the product schematic, sometimes at the PCB artwork for reference and design my own board with the necessary modifications. I feel that this helps me improve my skills instead of just copying someone else's design identically.</text:p>
          </table:table-cell>
          <table:table-cell table:number-columns-repeated="1022"/>
        </table:table-row>
        <table:table-row table:style-name="ro5">
          <table:table-cell office:value-type="float" office:value="811">
            <text:p>811</text:p>
          </table:table-cell>
          <table:table-cell office:value-type="string">
            <text:p>I use thing like Arduino and stuff like that. I just love the fact that you can do what ever you want with it and see all the things happening in the background and modify it to your needs.</text:p>
          </table:table-cell>
          <table:table-cell table:number-columns-repeated="1022"/>
        </table:table-row>
        <table:table-row table:style-name="ro5">
          <table:table-cell office:value-type="float" office:value="812">
            <text:p>812</text:p>
          </table:table-cell>
          <table:table-cell office:value-type="string">
            <text:p>I've used a lot of SparkFun modules to prototype projects for which I've then designed custom PCBs. <text:s/>Having the SparkFun Eagle files to start from makes it much easier to make my own circuits. <text:s/>It's also convenient to be able to look at the schematics for a piece of hardware to understand how it's put together.</text:p>
          </table:table-cell>
          <table:table-cell table:number-columns-repeated="1022"/>
        </table:table-row>
        <table:table-row table:style-name="ro5">
          <table:table-cell office:value-type="float" office:value="813">
            <text:p>813</text:p>
          </table:table-cell>
          <table:table-cell office:value-type="string">
            <text:p>I've released over a dozen open source hardware projects, and used many others. <text:s/>This is pretty vague!</text:p>
          </table:table-cell>
          <table:table-cell table:number-columns-repeated="1022"/>
        </table:table-row>
        <table:table-row table:style-name="ro5">
          <table:table-cell office:value-type="float" office:value="814">
            <text:p>814</text:p>
          </table:table-cell>
          <table:table-cell office:value-type="string">
            <text:p>I do custom logging and test for my motorcycle as well as automobiles and other vehicles. <text:s/>Most of the development is under Linux, and I've used Arduinos and AVR/Atmel processors a lot. <text:s/>I use a lot of things from Adafruit and Sparkfun - as a base and because they are easy to adapt to my needs. <text:s/>There is still no "makerbot" for circuit boards, so it is easier to grab a bunch of things off-the-ehelf and wire them, particularly the things which are surface-mount, require careful layout for RF or decoupling (noise, e.g. sensors), or are otherwise hard to use without producing a full custom circuit board. <text:s/>I eventually do, but only after lots of experimenting, and having large blocks of known working hardware makes things much easier, and because it is open, I can adapt it.</text:p>
          </table:table-cell>
          <table:table-cell table:number-columns-repeated="1022"/>
        </table:table-row>
        <table:table-row table:style-name="ro5">
          <table:table-cell office:value-type="float" office:value="815">
            <text:p>815</text:p>
          </table:table-cell>
          <table:table-cell office:value-type="string">
            <text:p>The only software you can really own is either free software or the software you do. Hardware is no different: you can only be sure of how it works if it is open.</text:p>
          </table:table-cell>
          <table:table-cell table:number-columns-repeated="1022"/>
        </table:table-row>
        <table:table-row table:style-name="ro5">
          <table:table-cell office:value-type="float" office:value="816">
            <text:p>816</text:p>
          </table:table-cell>
          <table:table-cell office:value-type="string">
            <text:p>I use Arduino, Pinguino and assorted designs to develop little robotics and practical devices. I also use them to interface with a computer on realtime music processing for performances.... I am a musicians. I also gave some time ago workshops about interfacing arduino with puredata.</text:p>
          </table:table-cell>
          <table:table-cell table:number-columns-repeated="1022"/>
        </table:table-row>
        <table:table-row table:style-name="ro5">
          <table:table-cell office:value-type="float" office:value="817">
            <text:p>817</text:p>
          </table:table-cell>
          <table:table-cell office:value-type="string">
            <text:p>i have begun to dabble with arduino, but have been involved with 8051 for years and the lack of 8051 based open hardware i am working on a large series of open hardware for 8051.</text:p>
          </table:table-cell>
          <table:table-cell table:number-columns-repeated="1022"/>
        </table:table-row>
        <table:table-row table:style-name="ro5">
          <table:table-cell office:value-type="float" office:value="818">
            <text:p>818</text:p>
          </table:table-cell>
          <table:table-cell office:value-type="string">
            <text:p>arduino, reprap, and makerbot hardware. Mostly used for rapid prototyping and teaching</text:p>
          </table:table-cell>
          <table:table-cell table:number-columns-repeated="1022"/>
        </table:table-row>
        <table:table-row table:style-name="ro5">
          <table:table-cell office:value-type="float" office:value="819">
            <text:p>819</text:p>
          </table:table-cell>
          <table:table-cell office:value-type="string">
            <text:p>MakerBot Cupcake, MakerBot Thing-O-Matic, Egg-Bot, Polargraph drawing robot. <text:s/>All used for tinkering and making.</text:p>
          </table:table-cell>
          <table:table-cell table:number-columns-repeated="1022"/>
        </table:table-row>
        <table:table-row table:style-name="ro5">
          <table:table-cell office:value-type="float" office:value="820">
            <text:p>820</text:p>
          </table:table-cell>
          <table:table-cell office:value-type="string">
            <text:p>I use numerous Open Source hardware products and modules in my projects. <text:s/>From Arduino microcontroller platforms to various sensor and I/O modules, I find that open-source hardware and software is generally easier to work with because there is so much information out there about it. <text:s/>From the basic design files through completed projects, it is easy to find what I need to know about the hardware and software, be it the wiring of the boards or the implementation of the code.</text:p>
          </table:table-cell>
          <table:table-cell table:number-columns-repeated="1022"/>
        </table:table-row>
        <table:table-row table:style-name="ro5">
          <table:table-cell office:value-type="float" office:value="821">
            <text:p>821</text:p>
          </table:table-cell>
          <table:table-cell office:value-type="string">
            <text:p>I use the arduino for prototyping ideas, and for stimulating the creativity and engagement of my students. the open source nature of this platform is an advantage for the documentation and access cost to this docs and know how, and also because it lets me plug things coming from different sources / manufacturers more easily or in an understandable manner.</text:p>
          </table:table-cell>
          <table:table-cell table:number-columns-repeated="1022"/>
        </table:table-row>
        <table:table-row table:style-name="ro5">
          <table:table-cell office:value-type="float" office:value="822">
            <text:p>822</text:p>
          </table:table-cell>
          <table:table-cell office:value-type="string">
            <text:p>Arduino. I like having the security of not being locked into someone else's environment even if the need to take advantage of that factor never arises.</text:p>
          </table:table-cell>
          <table:table-cell table:number-columns-repeated="1022"/>
        </table:table-row>
        <table:table-row table:style-name="ro5">
          <table:table-cell office:value-type="float" office:value="823">
            <text:p>823</text:p>
          </table:table-cell>
          <table:table-cell office:value-type="string">
            <text:p>I work in a research group working in HCI.. we develop different kind of interaction devices and use OHW as base for most of them.. when something is not available we design it from scratch basing on similar OHW projects.</text:p>
          </table:table-cell>
          <table:table-cell table:number-columns-repeated="1022"/>
        </table:table-row>
        <table:table-row table:style-name="ro5">
          <table:table-cell office:value-type="float" office:value="824">
            <text:p>824</text:p>
          </table:table-cell>
          <table:table-cell office:value-type="string">
            <text:p>I've used an Arduino board.</text:p>
          </table:table-cell>
          <table:table-cell table:number-columns-repeated="1022"/>
        </table:table-row>
        <table:table-row table:style-name="ro5">
          <table:table-cell office:value-type="float" office:value="825">
            <text:p>825</text:p>
          </table:table-cell>
          <table:table-cell office:value-type="string">
            <text:p>I am interested in 3D printing and the most afordable and flexible 3D printers are open source hardware.</text:p>
          </table:table-cell>
          <table:table-cell table:number-columns-repeated="102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2" svg:font-family="Arial" style:font-family-generic="swiss"/>
    <style:font-face style:name="Microsoft Sans Serif" svg:font-family="'Microsoft Sans Serif'" style:font-family-generic="swiss"/>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pt" fo:country="PT" style:font-name-asian="Arial1"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Microsoft Sans Serif"/>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25">02/25/2013</text:date>, <text:time>13:13:36</text:time></text:p>
        </style:region-right>
      </style:header>
      <style:header-left style:display="false"/>
      <style:footer>
        <text:p>Page <text:page-number>1</text:page-number> / <text:page-count>99</text:page-count></text:p>
      </style:footer>
      <style:footer-left style:display="false"/>
    </style:master-page>
    <style:master-page style:name="PageStyle_5f_Question_20_1" style:display-name="PageStyle_Question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Catarina Mota</dc:creator>
    <dc:date>2013-02-25T13:13:36</dc:date>
    <meta:editing-cycles>24</meta:editing-cycles>
    <meta:editing-duration>PT02H07M21S</meta:editing-duration>
    <meta:generator>NeoOffice/3.3$Unix OpenOffice.org_project/Patch 0</meta:generator>
    <meta:document-statistic meta:table-count="1" meta:cell-count="1669" meta:object-count="0"/>
  </office:meta>
</office:document-meta>
</file>